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5ee47" officeooo:paragraph-rsid="0025ee47"/>
    </style:style>
    <style:style style:name="P2" style:family="paragraph" style:parent-style-name="Standard">
      <style:text-properties officeooo:rsid="0027ecb9" officeooo:paragraph-rsid="0027ec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3DPOLY</text:p>
      <text:p text:style-name="P2">557974.631687 , 5111446.1291 , 950.2679</text:p>
      <text:p text:style-name="P2">557974.631687 , 5111547.18173 , 954.3484</text:p>
      <text:p text:style-name="P2">557974.631687 , 5111648.23437 , 1008.63</text:p>
      <text:p text:style-name="P2">557974.631687 , 5111749.287 , 1005.364</text:p>
      <text:p text:style-name="P2">557974.631687 , 5111850.33963 , 1009.342</text:p>
      <text:p text:style-name="P2">557974.631687 , 5111951.39226 , 1010.104</text:p>
      <text:p text:style-name="P2">557974.631687 , 5112052.44489 , 1015.683</text:p>
      <text:p text:style-name="P2">557974.631687 , 5112153.49752 , 1015.225</text:p>
      <text:p text:style-name="P2">557974.631687 , 5112254.55015 , 1010.498</text:p>
      <text:p text:style-name="P2">557974.631687 , 5112355.60279 , 1018.549</text:p>
      <text:p text:style-name="P2">557974.631687 , 5112456.65542 , 1017.762</text:p>
      <text:p text:style-name="P2">557974.631687 , 5112557.70805 , 1021.812</text:p>
      <text:p text:style-name="P2">557974.631687 , 5112658.76068 , 1027.009</text:p>
      <text:p text:style-name="P2">557974.631687 , 5112759.81331 , 1022.567</text:p>
      <text:p text:style-name="P2">557974.631687 , 5112860.86594 , 1034.352</text:p>
      <text:p text:style-name="P2">557974.631687 , 5112961.91858 , 1064.917</text:p>
      <text:p text:style-name="P2">557974.631687 , 5113062.97121 , 1100.696</text:p>
      <text:p text:style-name="P2">557974.631687 , 5113164.02384 , 1166.496</text:p>
      <text:p text:style-name="P2">557974.631687 , 5113265.07647 , 1235.203</text:p>
      <text:p text:style-name="P2">557974.631687 , 5113366.1291 , 1262.661</text:p>
      <text:p text:style-name="P2">557974.631687 , 5113467.18173 , 1231.758</text:p>
      <text:p text:style-name="P2">557974.631687 , 5113568.23437 , 1213.684</text:p>
      <text:p text:style-name="P2">557974.631687 , 5113669.287 , 1182.015</text:p>
      <text:p text:style-name="P2">557974.631687 , 5113770.33963 , 1108.177</text:p>
      <text:p text:style-name="P2">557974.631687 , 5113871.39226 , 1108.652</text:p>
      <text:p text:style-name="P2">557974.631687 , 5113972.44489 , 1126.399</text:p>
      <text:p text:style-name="P2">557974.631687 , 5114073.49752 , 1158.919</text:p>
      <text:p text:style-name="P2">557974.631687 , 5114174.55015 , 1175.61</text:p>
      <text:p text:style-name="P2">557974.631687 , 5114275.60279 , 1167.787</text:p>
      <text:p text:style-name="P2">557974.631687 , 5114376.65542 , 1181.277</text:p>
      <text:p text:style-name="P2">557974.631687 , 5114477.70805 , 1147.267</text:p>
      <text:p text:style-name="P2">557974.631687 , 5114578.76068 , 1150.172</text:p>
      <text:p text:style-name="P2">557974.631687 , 5114679.81331 , 1114.552</text:p>
      <text:p text:style-name="P2">557974.631687 , 5114780.86594 , 1157.251</text:p>
      <text:p text:style-name="P2">557974.631687 , 5114881.91858 , 1135.251</text:p>
      <text:p text:style-name="P2">557974.631687 , 5114982.97121 , 1148.715</text:p>
      <text:p text:style-name="P2">557974.631687 , 5115084.02384 , 1159.485</text:p>
      <text:p text:style-name="P2">557974.631687 , 5115185.07647 , 1159.654</text:p>
      <text:p text:style-name="P2">557974.631687 , 5115286.1291 , 1163.021</text:p>
      <text:p text:style-name="P2">557974.631687 , 5115387.18173 , 1168.133</text:p>
      <text:p text:style-name="P2">557974.631687 , 5115488.23437 , 1174.497</text:p>
      <text:p text:style-name="P2">557974.631687 , 5115589.287 , 1177.509</text:p>
      <text:p text:style-name="P2">557974.631687 , 5115690.33963 , 1185.179</text:p>
      <text:p text:style-name="P2">557974.631687 , 5115791.39226 , 1187.343</text:p>
      <text:p text:style-name="P2">557974.631687 , 5115892.44489 , 1185.353</text:p>
      <text:p text:style-name="P2">557974.631687 , 5115993.49752 , 1191.472</text:p>
      <text:p text:style-name="P2">557974.631687 , 5116094.55015 , 1188.655</text:p>
      <text:p text:style-name="P2">557974.631687 , 5116195.60279 , 1194.629</text:p>
      <text:p text:style-name="P2">557974.631687 , 5116296.65542 , 1193.465</text:p>
      <text:p text:style-name="P2">557974.631687 , 5116397.70805 , 1183.757</text:p>
      <text:p text:style-name="P2">557974.631687 , 5116498.76068 , 1193.593</text:p>
      <text:p text:style-name="P2"><text:soft-page-break/>557974.631687 , 5116599.81331 , 1191.658</text:p>
      <text:p text:style-name="P2">557974.631687 , 5116700.86594 , 1191.533</text:p>
      <text:p text:style-name="P2">557974.631687 , 5116801.91858 , 1190.752</text:p>
      <text:p text:style-name="P2">557974.631687 , 5116902.97121 , 1176.461</text:p>
      <text:p text:style-name="P2">557974.631687 , 5117004.02384 , 1186.188</text:p>
      <text:p text:style-name="P2">557974.631687 , 5117105.07647 , 1189.612</text:p>
      <text:p text:style-name="P2">557974.631687 , 5117206.1291 , 1186.991</text:p>
      <text:p text:style-name="P2">557974.631687 , 5117307.18173 , 1192.723</text:p>
      <text:p text:style-name="P2">557974.631687 , 5117408.23437 , 1200.934</text:p>
      <text:p text:style-name="P2">557974.631687 , 5117509.287 , 1190.072</text:p>
      <text:p text:style-name="P2">557974.631687 , 5117610.33963 , 1199.794</text:p>
      <text:p text:style-name="P2">557974.631687 , 5117711.39226 , 1201.885</text:p>
      <text:p text:style-name="P2">557974.631687 , 5117812.44489 , 1208.614</text:p>
      <text:p text:style-name="P2">557974.631687 , 5117913.49752 , 1211.356</text:p>
      <text:p text:style-name="P2">557974.631687 , 5118014.55015 , 1210.881</text:p>
      <text:p text:style-name="P2">557974.631687 , 5118115.60279 , 1204.423</text:p>
      <text:p text:style-name="P2">557974.631687 , 5118216.65542 , 1212.913</text:p>
      <text:p text:style-name="P2">557974.631687 , 5118317.70805 , 1203.937</text:p>
      <text:p text:style-name="P2">557974.631687 , 5118418.76068 , 1185.923</text:p>
      <text:p text:style-name="P2">557974.631687 , 5118519.81331 , 1180.809</text:p>
      <text:p text:style-name="P2">557974.631687 , 5118620.86594 , 1176.694</text:p>
      <text:p text:style-name="P2">557974.631687 , 5118721.91858 , 1192.415</text:p>
      <text:p text:style-name="P2">557974.631687 , 5118822.97121 , 1219.566</text:p>
      <text:p text:style-name="P2">557974.631687 , 5118924.02384 , 1264.582</text:p>
      <text:p text:style-name="P2">557974.631687 , 5119025.07647 , 1320.978</text:p>
      <text:p text:style-name="P2">557974.631687 , 5119126.1291 , 1296.486</text:p>
      <text:p text:style-name="P2">557974.631687 , 5119227.18173 , 1260.887</text:p>
      <text:p text:style-name="P2">557974.631687 , 5119328.23437 , 1256.771</text:p>
      <text:p text:style-name="P2">557974.631687 , 5119429.287 , 1259.158</text:p>
      <text:p text:style-name="P2">557974.631687 , 5119530.33963 , 1245.089</text:p>
      <text:p text:style-name="P2">557974.631687 , 5119631.39226 , 1175.98</text:p>
      <text:p text:style-name="P2">557974.631687 , 5119732.44489 , 1202.17</text:p>
      <text:p text:style-name="P2">557974.631687 , 5119833.49752 , 1214.297</text:p>
      <text:p text:style-name="P2">557974.631687 , 5119934.55015 , 1212.357</text:p>
      <text:p text:style-name="P2">557974.631687 , 5120035.60279 , 1186.797</text:p>
      <text:p text:style-name="P2">557974.631687 , 5120136.65542 , 1155.906</text:p>
      <text:p text:style-name="P2">557974.631687 , 5120237.70805 , 1092.901</text:p>
      <text:p text:style-name="P2">557974.631687 , 5120338.76068 , 1046.432</text:p>
      <text:p text:style-name="P2">557974.631687 , 5120439.81331 , 1001.663</text:p>
      <text:p text:style-name="P2">557974.631687 , 5120540.86594 , 986.1525</text:p>
      <text:p text:style-name="P2">557974.631687 , 5120641.91858 , 941.7155</text:p>
      <text:p text:style-name="P2">557974.631687 , 5120742.97121 , 914.5626</text:p>
      <text:p text:style-name="P2">557974.631687 , 5120844.02384 , 881.2762</text:p>
      <text:p text:style-name="P2">557974.631687 , 5120945.07647 , 848.3268</text:p>
      <text:p text:style-name="P2">557974.631687 , 5121046.1291 , 900.0</text:p>
      <text:p text:style-name="P2">558075.742798 , 5111446.1291 , 958.0488</text:p>
      <text:p text:style-name="P2">558075.742798 , 5111547.18173 , 961.4271</text:p>
      <text:p text:style-name="P2">558075.742798 , 5111648.23437 , 1014.83</text:p>
      <text:p text:style-name="P2">558075.742798 , 5111749.287 , 1020.795</text:p>
      <text:p text:style-name="P2">558075.742798 , 5111850.33963 , 1018.986</text:p>
      <text:p text:style-name="P2">558075.742798 , 5111951.39226 , 1016.861</text:p>
      <text:p text:style-name="P2">558075.742798 , 5112052.44489 , 1016.05</text:p>
      <text:p text:style-name="P2"><text:soft-page-break/>558075.742798 , 5112153.49752 , 1012.512</text:p>
      <text:p text:style-name="P2">558075.742798 , 5112254.55015 , 1013.779</text:p>
      <text:p text:style-name="P2">558075.742798 , 5112355.60279 , 1020.14</text:p>
      <text:p text:style-name="P2">558075.742798 , 5112456.65542 , 1024.29</text:p>
      <text:p text:style-name="P2">558075.742798 , 5112557.70805 , 1028.014</text:p>
      <text:p text:style-name="P2">558075.742798 , 5112658.76068 , 1031.145</text:p>
      <text:p text:style-name="P2">558075.742798 , 5112759.81331 , 1042.286</text:p>
      <text:p text:style-name="P2">558075.742798 , 5112860.86594 , 1047.464</text:p>
      <text:p text:style-name="P2">558075.742798 , 5112961.91858 , 1073.586</text:p>
      <text:p text:style-name="P2">558075.742798 , 5113062.97121 , 1111.188</text:p>
      <text:p text:style-name="P2">558075.742798 , 5113164.02384 , 1161.808</text:p>
      <text:p text:style-name="P2">558075.742798 , 5113265.07647 , 1218.415</text:p>
      <text:p text:style-name="P2">558075.742798 , 5113366.1291 , 1252.882</text:p>
      <text:p text:style-name="P2">558075.742798 , 5113467.18173 , 1214.651</text:p>
      <text:p text:style-name="P2">558075.742798 , 5113568.23437 , 1185.909</text:p>
      <text:p text:style-name="P2">558075.742798 , 5113669.287 , 1135.223</text:p>
      <text:p text:style-name="P2">558075.742798 , 5113770.33963 , 1100.678</text:p>
      <text:p text:style-name="P2">558075.742798 , 5113871.39226 , 1114.34</text:p>
      <text:p text:style-name="P2">558075.742798 , 5113972.44489 , 1129.019</text:p>
      <text:p text:style-name="P2">558075.742798 , 5114073.49752 , 1165.978</text:p>
      <text:p text:style-name="P2">558075.742798 , 5114174.55015 , 1184.482</text:p>
      <text:p text:style-name="P2">558075.742798 , 5114275.60279 , 1188.535</text:p>
      <text:p text:style-name="P2">558075.742798 , 5114376.65542 , 1198.275</text:p>
      <text:p text:style-name="P2">558075.742798 , 5114477.70805 , 1194.088</text:p>
      <text:p text:style-name="P2">558075.742798 , 5114578.76068 , 1168.383</text:p>
      <text:p text:style-name="P2">558075.742798 , 5114679.81331 , 1125.486</text:p>
      <text:p text:style-name="P2">558075.742798 , 5114780.86594 , 1173.612</text:p>
      <text:p text:style-name="P2">558075.742798 , 5114881.91858 , 1151.867</text:p>
      <text:p text:style-name="P2">558075.742798 , 5114982.97121 , 1164.822</text:p>
      <text:p text:style-name="P2">558075.742798 , 5115084.02384 , 1170.361</text:p>
      <text:p text:style-name="P2">558075.742798 , 5115185.07647 , 1177.42</text:p>
      <text:p text:style-name="P2">558075.742798 , 5115286.1291 , 1180.326</text:p>
      <text:p text:style-name="P2">558075.742798 , 5115387.18173 , 1188.764</text:p>
      <text:p text:style-name="P2">558075.742798 , 5115488.23437 , 1195.31</text:p>
      <text:p text:style-name="P2">558075.742798 , 5115589.287 , 1202.203</text:p>
      <text:p text:style-name="P2">558075.742798 , 5115690.33963 , 1204.895</text:p>
      <text:p text:style-name="P2">558075.742798 , 5115791.39226 , 1199.429</text:p>
      <text:p text:style-name="P2">558075.742798 , 5115892.44489 , 1206.777</text:p>
      <text:p text:style-name="P2">558075.742798 , 5115993.49752 , 1207.089</text:p>
      <text:p text:style-name="P2">558075.742798 , 5116094.55015 , 1208.631</text:p>
      <text:p text:style-name="P2">558075.742798 , 5116195.60279 , 1210.65</text:p>
      <text:p text:style-name="P2">558075.742798 , 5116296.65542 , 1208.966</text:p>
      <text:p text:style-name="P2">558075.742798 , 5116397.70805 , 1193.519</text:p>
      <text:p text:style-name="P2">558075.742798 , 5116498.76068 , 1205.683</text:p>
      <text:p text:style-name="P2">558075.742798 , 5116599.81331 , 1206.518</text:p>
      <text:p text:style-name="P2">558075.742798 , 5116700.86594 , 1213.413</text:p>
      <text:p text:style-name="P2">558075.742798 , 5116801.91858 , 1202.245</text:p>
      <text:p text:style-name="P2">558075.742798 , 5116902.97121 , 1199.175</text:p>
      <text:p text:style-name="P2">558075.742798 , 5117004.02384 , 1211.884</text:p>
      <text:p text:style-name="P2">558075.742798 , 5117105.07647 , 1206.96</text:p>
      <text:p text:style-name="P2">558075.742798 , 5117206.1291 , 1199.911</text:p>
      <text:p text:style-name="P2">558075.742798 , 5117307.18173 , 1210.644</text:p>
      <text:p text:style-name="P2"><text:soft-page-break/>558075.742798 , 5117408.23437 , 1212.426</text:p>
      <text:p text:style-name="P2">558075.742798 , 5117509.287 , 1206.067</text:p>
      <text:p text:style-name="P2">558075.742798 , 5117610.33963 , 1215.549</text:p>
      <text:p text:style-name="P2">558075.742798 , 5117711.39226 , 1215.847</text:p>
      <text:p text:style-name="P2">558075.742798 , 5117812.44489 , 1222.343</text:p>
      <text:p text:style-name="P2">558075.742798 , 5117913.49752 , 1224.13</text:p>
      <text:p text:style-name="P2">558075.742798 , 5118014.55015 , 1222.628</text:p>
      <text:p text:style-name="P2">558075.742798 , 5118115.60279 , 1225.238</text:p>
      <text:p text:style-name="P2">558075.742798 , 5118216.65542 , 1221.643</text:p>
      <text:p text:style-name="P2">558075.742798 , 5118317.70805 , 1223.046</text:p>
      <text:p text:style-name="P2">558075.742798 , 5118418.76068 , 1214.213</text:p>
      <text:p text:style-name="P2">558075.742798 , 5118519.81331 , 1211.964</text:p>
      <text:p text:style-name="P2">558075.742798 , 5118620.86594 , 1182.704</text:p>
      <text:p text:style-name="P2">558075.742798 , 5118721.91858 , 1180.226</text:p>
      <text:p text:style-name="P2">558075.742798 , 5118822.97121 , 1190.046</text:p>
      <text:p text:style-name="P2">558075.742798 , 5118924.02384 , 1229.221</text:p>
      <text:p text:style-name="P2">558075.742798 , 5119025.07647 , 1290.572</text:p>
      <text:p text:style-name="P2">558075.742798 , 5119126.1291 , 1266.314</text:p>
      <text:p text:style-name="P2">558075.742798 , 5119227.18173 , 1244.168</text:p>
      <text:p text:style-name="P2">558075.742798 , 5119328.23437 , 1200.557</text:p>
      <text:p text:style-name="P2">558075.742798 , 5119429.287 , 1214.169</text:p>
      <text:p text:style-name="P2">558075.742798 , 5119530.33963 , 1209.733</text:p>
      <text:p text:style-name="P2">558075.742798 , 5119631.39226 , 1121.188</text:p>
      <text:p text:style-name="P2">558075.742798 , 5119732.44489 , 1127.705</text:p>
      <text:p text:style-name="P2">558075.742798 , 5119833.49752 , 1146.177</text:p>
      <text:p text:style-name="P2">558075.742798 , 5119934.55015 , 1136.128</text:p>
      <text:p text:style-name="P2">558075.742798 , 5120035.60279 , 1130.336</text:p>
      <text:p text:style-name="P2">558075.742798 , 5120136.65542 , 1086.045</text:p>
      <text:p text:style-name="P2">558075.742798 , 5120237.70805 , 1053.077</text:p>
      <text:p text:style-name="P2">558075.742798 , 5120338.76068 , 1019.48</text:p>
      <text:p text:style-name="P2">558075.742798 , 5120439.81331 , 967.3996</text:p>
      <text:p text:style-name="P2">558075.742798 , 5120540.86594 , 911.468</text:p>
      <text:p text:style-name="P2">558075.742798 , 5120641.91858 , 868.4983</text:p>
      <text:p text:style-name="P2">558075.742798 , 5120742.97121 , 844.4336</text:p>
      <text:p text:style-name="P2">558075.742798 , 5120844.02384 , 822.7961</text:p>
      <text:p text:style-name="P2">558075.742798 , 5120945.07647 , 801.4907</text:p>
      <text:p text:style-name="P2">558075.742798 , 5121046.1291 , 900.0</text:p>
      <text:p text:style-name="P2">558176.853909 , 5111446.1291 , 972.327</text:p>
      <text:p text:style-name="P2">558176.853909 , 5111547.18173 , 971.7813</text:p>
      <text:p text:style-name="P2">558176.853909 , 5111648.23437 , 996.9572</text:p>
      <text:p text:style-name="P2">558176.853909 , 5111749.287 , 1041.421</text:p>
      <text:p text:style-name="P2">558176.853909 , 5111850.33963 , 1029.844</text:p>
      <text:p text:style-name="P2">558176.853909 , 5111951.39226 , 1033.345</text:p>
      <text:p text:style-name="P2">558176.853909 , 5112052.44489 , 1031.922</text:p>
      <text:p text:style-name="P2">558176.853909 , 5112153.49752 , 1036.328</text:p>
      <text:p text:style-name="P2">558176.853909 , 5112254.55015 , 1038.5</text:p>
      <text:p text:style-name="P2">558176.853909 , 5112355.60279 , 1039.462</text:p>
      <text:p text:style-name="P2">558176.853909 , 5112456.65542 , 1039.516</text:p>
      <text:p text:style-name="P2">558176.853909 , 5112557.70805 , 1044.089</text:p>
      <text:p text:style-name="P2">558176.853909 , 5112658.76068 , 1049.7</text:p>
      <text:p text:style-name="P2">558176.853909 , 5112759.81331 , 1047.344</text:p>
      <text:p text:style-name="P2">558176.853909 , 5112860.86594 , 1051.883</text:p>
      <text:p text:style-name="P2"><text:soft-page-break/>558176.853909 , 5112961.91858 , 1076.138</text:p>
      <text:p text:style-name="P2">558176.853909 , 5113062.97121 , 1113.688</text:p>
      <text:p text:style-name="P2">558176.853909 , 5113164.02384 , 1161.429</text:p>
      <text:p text:style-name="P2">558176.853909 , 5113265.07647 , 1221.157</text:p>
      <text:p text:style-name="P2">558176.853909 , 5113366.1291 , 1263.234</text:p>
      <text:p text:style-name="P2">558176.853909 , 5113467.18173 , 1210.688</text:p>
      <text:p text:style-name="P2">558176.853909 , 5113568.23437 , 1162.079</text:p>
      <text:p text:style-name="P2">558176.853909 , 5113669.287 , 1140.438</text:p>
      <text:p text:style-name="P2">558176.853909 , 5113770.33963 , 1109.45</text:p>
      <text:p text:style-name="P2">558176.853909 , 5113871.39226 , 1120.795</text:p>
      <text:p text:style-name="P2">558176.853909 , 5113972.44489 , 1131.781</text:p>
      <text:p text:style-name="P2">558176.853909 , 5114073.49752 , 1174.484</text:p>
      <text:p text:style-name="P2">558176.853909 , 5114174.55015 , 1191.517</text:p>
      <text:p text:style-name="P2">558176.853909 , 5114275.60279 , 1193.516</text:p>
      <text:p text:style-name="P2">558176.853909 , 5114376.65542 , 1210.303</text:p>
      <text:p text:style-name="P2">558176.853909 , 5114477.70805 , 1217.161</text:p>
      <text:p text:style-name="P2">558176.853909 , 5114578.76068 , 1189.375</text:p>
      <text:p text:style-name="P2">558176.853909 , 5114679.81331 , 1150.482</text:p>
      <text:p text:style-name="P2">558176.853909 , 5114780.86594 , 1194.981</text:p>
      <text:p text:style-name="P2">558176.853909 , 5114881.91858 , 1169.547</text:p>
      <text:p text:style-name="P2">558176.853909 , 5114982.97121 , 1178.444</text:p>
      <text:p text:style-name="P2">558176.853909 , 5115084.02384 , 1185.406</text:p>
      <text:p text:style-name="P2">558176.853909 , 5115185.07647 , 1188.938</text:p>
      <text:p text:style-name="P2">558176.853909 , 5115286.1291 , 1196.865</text:p>
      <text:p text:style-name="P2">558176.853909 , 5115387.18173 , 1201.916</text:p>
      <text:p text:style-name="P2">558176.853909 , 5115488.23437 , 1210.063</text:p>
      <text:p text:style-name="P2">558176.853909 , 5115589.287 , 1217.155</text:p>
      <text:p text:style-name="P2">558176.853909 , 5115690.33963 , 1223.856</text:p>
      <text:p text:style-name="P2">558176.853909 , 5115791.39226 , 1219.859</text:p>
      <text:p text:style-name="P2">558176.853909 , 5115892.44489 , 1230.67</text:p>
      <text:p text:style-name="P2">558176.853909 , 5115993.49752 , 1230.254</text:p>
      <text:p text:style-name="P2">558176.853909 , 5116094.55015 , 1225.328</text:p>
      <text:p text:style-name="P2">558176.853909 , 5116195.60279 , 1224.876</text:p>
      <text:p text:style-name="P2">558176.853909 , 5116296.65542 , 1221.613</text:p>
      <text:p text:style-name="P2">558176.853909 , 5116397.70805 , 1211.953</text:p>
      <text:p text:style-name="P2">558176.853909 , 5116498.76068 , 1223.724</text:p>
      <text:p text:style-name="P2">558176.853909 , 5116599.81331 , 1217.231</text:p>
      <text:p text:style-name="P2">558176.853909 , 5116700.86594 , 1222.578</text:p>
      <text:p text:style-name="P2">558176.853909 , 5116801.91858 , 1212.263</text:p>
      <text:p text:style-name="P2">558176.853909 , 5116902.97121 , 1214.458</text:p>
      <text:p text:style-name="P2">558176.853909 , 5117004.02384 , 1218.781</text:p>
      <text:p text:style-name="P2">558176.853909 , 5117105.07647 , 1215.705</text:p>
      <text:p text:style-name="P2">558176.853909 , 5117206.1291 , 1221.109</text:p>
      <text:p text:style-name="P2">558176.853909 , 5117307.18173 , 1221.406</text:p>
      <text:p text:style-name="P2">558176.853909 , 5117408.23437 , 1224.985</text:p>
      <text:p text:style-name="P2">558176.853909 , 5117509.287 , 1219.822</text:p>
      <text:p text:style-name="P2">558176.853909 , 5117610.33963 , 1228.172</text:p>
      <text:p text:style-name="P2">558176.853909 , 5117711.39226 , 1228.649</text:p>
      <text:p text:style-name="P2">558176.853909 , 5117812.44489 , 1234.42</text:p>
      <text:p text:style-name="P2">558176.853909 , 5117913.49752 , 1236.766</text:p>
      <text:p text:style-name="P2">558176.853909 , 5118014.55015 , 1228.175</text:p>
      <text:p text:style-name="P2">558176.853909 , 5118115.60279 , 1228.531</text:p>
      <text:p text:style-name="P2"><text:soft-page-break/>558176.853909 , 5118216.65542 , 1231.328</text:p>
      <text:p text:style-name="P2">558176.853909 , 5118317.70805 , 1228.365</text:p>
      <text:p text:style-name="P2">558176.853909 , 5118418.76068 , 1227.412</text:p>
      <text:p text:style-name="P2">558176.853909 , 5118519.81331 , 1219.047</text:p>
      <text:p text:style-name="P2">558176.853909 , 5118620.86594 , 1191.946</text:p>
      <text:p text:style-name="P2">558176.853909 , 5118721.91858 , 1192.539</text:p>
      <text:p text:style-name="P2">558176.853909 , 5118822.97121 , 1195</text:p>
      <text:p text:style-name="P2">558176.853909 , 5118924.02384 , 1206.492</text:p>
      <text:p text:style-name="P2">558176.853909 , 5119025.07647 , 1261.17</text:p>
      <text:p text:style-name="P2">558176.853909 , 5119126.1291 , 1260.469</text:p>
      <text:p text:style-name="P2">558176.853909 , 5119227.18173 , 1183.898</text:p>
      <text:p text:style-name="P2">558176.853909 , 5119328.23437 , 1170.672</text:p>
      <text:p text:style-name="P2">558176.853909 , 5119429.287 , 1158.484</text:p>
      <text:p text:style-name="P2">558176.853909 , 5119530.33963 , 1149.673</text:p>
      <text:p text:style-name="P2">558176.853909 , 5119631.39226 , 1097.046</text:p>
      <text:p text:style-name="P2">558176.853909 , 5119732.44489 , 1060.594</text:p>
      <text:p text:style-name="P2">558176.853909 , 5119833.49752 , 1070.776</text:p>
      <text:p text:style-name="P2">558176.853909 , 5119934.55015 , 1069.678</text:p>
      <text:p text:style-name="P2">558176.853909 , 5120035.60279 , 1060.25</text:p>
      <text:p text:style-name="P2">558176.853909 , 5120136.65542 , 1050.496</text:p>
      <text:p text:style-name="P2">558176.853909 , 5120237.70805 , 1032.073</text:p>
      <text:p text:style-name="P2">558176.853909 , 5120338.76068 , 987.1719</text:p>
      <text:p text:style-name="P2">558176.853909 , 5120439.81331 , 940.8767</text:p>
      <text:p text:style-name="P2">558176.853909 , 5120540.86594 , 880.0278</text:p>
      <text:p text:style-name="P2">558176.853909 , 5120641.91858 , 826.1875</text:p>
      <text:p text:style-name="P2">558176.853909 , 5120742.97121 , 810.2026</text:p>
      <text:p text:style-name="P2">558176.853909 , 5120844.02384 , 794.4809</text:p>
      <text:p text:style-name="P2">558176.853909 , 5120945.07647 , 771.9861</text:p>
      <text:p text:style-name="P2">558176.853909 , 5121046.1291 , 900.0</text:p>
      <text:p text:style-name="P2">558277.96502 , 5111446.1291 , 977.8392</text:p>
      <text:p text:style-name="P2">558277.96502 , 5111547.18173 , 979.4543</text:p>
      <text:p text:style-name="P2">558277.96502 , 5111648.23437 , 988.1952</text:p>
      <text:p text:style-name="P2">558277.96502 , 5111749.287 , 1047.295</text:p>
      <text:p text:style-name="P2">558277.96502 , 5111850.33963 , 1046.076</text:p>
      <text:p text:style-name="P2">558277.96502 , 5111951.39226 , 1042.628</text:p>
      <text:p text:style-name="P2">558277.96502 , 5112052.44489 , 1047.686</text:p>
      <text:p text:style-name="P2">558277.96502 , 5112153.49752 , 1032.752</text:p>
      <text:p text:style-name="P2">558277.96502 , 5112254.55015 , 1041.984</text:p>
      <text:p text:style-name="P2">558277.96502 , 5112355.60279 , 1035.43</text:p>
      <text:p text:style-name="P2">558277.96502 , 5112456.65542 , 1049.954</text:p>
      <text:p text:style-name="P2">558277.96502 , 5112557.70805 , 1054.413</text:p>
      <text:p text:style-name="P2">558277.96502 , 5112658.76068 , 1062.341</text:p>
      <text:p text:style-name="P2">558277.96502 , 5112759.81331 , 1054.437</text:p>
      <text:p text:style-name="P2">558277.96502 , 5112860.86594 , 1060.893</text:p>
      <text:p text:style-name="P2">558277.96502 , 5112961.91858 , 1085.427</text:p>
      <text:p text:style-name="P2">558277.96502 , 5113062.97121 , 1125.421</text:p>
      <text:p text:style-name="P2">558277.96502 , 5113164.02384 , 1172.274</text:p>
      <text:p text:style-name="P2">558277.96502 , 5113265.07647 , 1237.78</text:p>
      <text:p text:style-name="P2">558277.96502 , 5113366.1291 , 1269.769</text:p>
      <text:p text:style-name="P2">558277.96502 , 5113467.18173 , 1212.083</text:p>
      <text:p text:style-name="P2">558277.96502 , 5113568.23437 , 1168.808</text:p>
      <text:p text:style-name="P2">558277.96502 , 5113669.287 , 1159.016</text:p>
      <text:p text:style-name="P2"><text:soft-page-break/>558277.96502 , 5113770.33963 , 1121.434</text:p>
      <text:p text:style-name="P2">558277.96502 , 5113871.39226 , 1118.424</text:p>
      <text:p text:style-name="P2">558277.96502 , 5113972.44489 , 1142.642</text:p>
      <text:p text:style-name="P2">558277.96502 , 5114073.49752 , 1180.62</text:p>
      <text:p text:style-name="P2">558277.96502 , 5114174.55015 , 1197.472</text:p>
      <text:p text:style-name="P2">558277.96502 , 5114275.60279 , 1209.112</text:p>
      <text:p text:style-name="P2">558277.96502 , 5114376.65542 , 1216.324</text:p>
      <text:p text:style-name="P2">558277.96502 , 5114477.70805 , 1221.868</text:p>
      <text:p text:style-name="P2">558277.96502 , 5114578.76068 , 1209.446</text:p>
      <text:p text:style-name="P2">558277.96502 , 5114679.81331 , 1176.498</text:p>
      <text:p text:style-name="P2">558277.96502 , 5114780.86594 , 1196.213</text:p>
      <text:p text:style-name="P2">558277.96502 , 5114881.91858 , 1185.621</text:p>
      <text:p text:style-name="P2">558277.96502 , 5114982.97121 , 1191.945</text:p>
      <text:p text:style-name="P2">558277.96502 , 5115084.02384 , 1200.068</text:p>
      <text:p text:style-name="P2">558277.96502 , 5115185.07647 , 1206.108</text:p>
      <text:p text:style-name="P2">558277.96502 , 5115286.1291 , 1216.007</text:p>
      <text:p text:style-name="P2">558277.96502 , 5115387.18173 , 1229.4</text:p>
      <text:p text:style-name="P2">558277.96502 , 5115488.23437 , 1235.56</text:p>
      <text:p text:style-name="P2">558277.96502 , 5115589.287 , 1239.047</text:p>
      <text:p text:style-name="P2">558277.96502 , 5115690.33963 , 1246.32</text:p>
      <text:p text:style-name="P2">558277.96502 , 5115791.39226 , 1240.363</text:p>
      <text:p text:style-name="P2">558277.96502 , 5115892.44489 , 1249.942</text:p>
      <text:p text:style-name="P2">558277.96502 , 5115993.49752 , 1244.976</text:p>
      <text:p text:style-name="P2">558277.96502 , 5116094.55015 , 1240.891</text:p>
      <text:p text:style-name="P2">558277.96502 , 5116195.60279 , 1237.03</text:p>
      <text:p text:style-name="P2">558277.96502 , 5116296.65542 , 1237.44</text:p>
      <text:p text:style-name="P2">558277.96502 , 5116397.70805 , 1225.455</text:p>
      <text:p text:style-name="P2">558277.96502 , 5116498.76068 , 1223.432</text:p>
      <text:p text:style-name="P2">558277.96502 , 5116599.81331 , 1234.026</text:p>
      <text:p text:style-name="P2">558277.96502 , 5116700.86594 , 1233.398</text:p>
      <text:p text:style-name="P2">558277.96502 , 5116801.91858 , 1215.731</text:p>
      <text:p text:style-name="P2">558277.96502 , 5116902.97121 , 1237.3</text:p>
      <text:p text:style-name="P2">558277.96502 , 5117004.02384 , 1235.536</text:p>
      <text:p text:style-name="P2">558277.96502 , 5117105.07647 , 1232.073</text:p>
      <text:p text:style-name="P2">558277.96502 , 5117206.1291 , 1235.839</text:p>
      <text:p text:style-name="P2">558277.96502 , 5117307.18173 , 1232.153</text:p>
      <text:p text:style-name="P2">558277.96502 , 5117408.23437 , 1242.098</text:p>
      <text:p text:style-name="P2">558277.96502 , 5117509.287 , 1230.38</text:p>
      <text:p text:style-name="P2">558277.96502 , 5117610.33963 , 1240.924</text:p>
      <text:p text:style-name="P2">558277.96502 , 5117711.39226 , 1240.066</text:p>
      <text:p text:style-name="P2">558277.96502 , 5117812.44489 , 1243.597</text:p>
      <text:p text:style-name="P2">558277.96502 , 5117913.49752 , 1247.032</text:p>
      <text:p text:style-name="P2">558277.96502 , 5118014.55015 , 1234.998</text:p>
      <text:p text:style-name="P2">558277.96502 , 5118115.60279 , 1236.905</text:p>
      <text:p text:style-name="P2">558277.96502 , 5118216.65542 , 1238.429</text:p>
      <text:p text:style-name="P2">558277.96502 , 5118317.70805 , 1237.848</text:p>
      <text:p text:style-name="P2">558277.96502 , 5118418.76068 , 1235.782</text:p>
      <text:p text:style-name="P2">558277.96502 , 5118519.81331 , 1228.448</text:p>
      <text:p text:style-name="P2">558277.96502 , 5118620.86594 , 1205.038</text:p>
      <text:p text:style-name="P2">558277.96502 , 5118721.91858 , 1203.965</text:p>
      <text:p text:style-name="P2">558277.96502 , 5118822.97121 , 1193.905</text:p>
      <text:p text:style-name="P2">558277.96502 , 5118924.02384 , 1204.609</text:p>
      <text:p text:style-name="P2"><text:soft-page-break/>558277.96502 , 5119025.07647 , 1234.517</text:p>
      <text:p text:style-name="P2">558277.96502 , 5119126.1291 , 1264.716</text:p>
      <text:p text:style-name="P2">558277.96502 , 5119227.18173 , 1182.316</text:p>
      <text:p text:style-name="P2">558277.96502 , 5119328.23437 , 1138.428</text:p>
      <text:p text:style-name="P2">558277.96502 , 5119429.287 , 1108.42</text:p>
      <text:p text:style-name="P2">558277.96502 , 5119530.33963 , 1078.504</text:p>
      <text:p text:style-name="P2">558277.96502 , 5119631.39226 , 1066.894</text:p>
      <text:p text:style-name="P2">558277.96502 , 5119732.44489 , 1016.241</text:p>
      <text:p text:style-name="P2">558277.96502 , 5119833.49752 , 1001.226</text:p>
      <text:p text:style-name="P2">558277.96502 , 5119934.55015 , 997.9306</text:p>
      <text:p text:style-name="P2">558277.96502 , 5120035.60279 , 993.522</text:p>
      <text:p text:style-name="P2">558277.96502 , 5120136.65542 , 991.8792</text:p>
      <text:p text:style-name="P2">558277.96502 , 5120237.70805 , 976.2859</text:p>
      <text:p text:style-name="P2">558277.96502 , 5120338.76068 , 936.9925</text:p>
      <text:p text:style-name="P2">558277.96502 , 5120439.81331 , 887.6598</text:p>
      <text:p text:style-name="P2">558277.96502 , 5120540.86594 , 838.3195</text:p>
      <text:p text:style-name="P2">558277.96502 , 5120641.91858 , 810.4051</text:p>
      <text:p text:style-name="P2">558277.96502 , 5120742.97121 , 778.6781</text:p>
      <text:p text:style-name="P2">558277.96502 , 5120844.02384 , 770.423</text:p>
      <text:p text:style-name="P2">558277.96502 , 5120945.07647 , 743.2767</text:p>
      <text:p text:style-name="P2">558277.96502 , 5121046.1291 , 900.0</text:p>
      <text:p text:style-name="P2">558379.076131 , 5111446.1291 , 986.4683</text:p>
      <text:p text:style-name="P2">558379.076131 , 5111547.18173 , 992.5452</text:p>
      <text:p text:style-name="P2">558379.076131 , 5111648.23437 , 998.5279</text:p>
      <text:p text:style-name="P2">558379.076131 , 5111749.287 , 1001.354</text:p>
      <text:p text:style-name="P2">558379.076131 , 5111850.33963 , 1062.244</text:p>
      <text:p text:style-name="P2">558379.076131 , 5111951.39226 , 1053.514</text:p>
      <text:p text:style-name="P2">558379.076131 , 5112052.44489 , 1059.542</text:p>
      <text:p text:style-name="P2">558379.076131 , 5112153.49752 , 1061.246</text:p>
      <text:p text:style-name="P2">558379.076131 , 5112254.55015 , 1055.358</text:p>
      <text:p text:style-name="P2">558379.076131 , 5112355.60279 , 1052.032</text:p>
      <text:p text:style-name="P2">558379.076131 , 5112456.65542 , 1057.697</text:p>
      <text:p text:style-name="P2">558379.076131 , 5112557.70805 , 1063.898</text:p>
      <text:p text:style-name="P2">558379.076131 , 5112658.76068 , 1066.814</text:p>
      <text:p text:style-name="P2">558379.076131 , 5112759.81331 , 1070.221</text:p>
      <text:p text:style-name="P2">558379.076131 , 5112860.86594 , 1080.507</text:p>
      <text:p text:style-name="P2">558379.076131 , 5112961.91858 , 1096.128</text:p>
      <text:p text:style-name="P2">558379.076131 , 5113062.97121 , 1137.157</text:p>
      <text:p text:style-name="P2">558379.076131 , 5113164.02384 , 1190.425</text:p>
      <text:p text:style-name="P2">558379.076131 , 5113265.07647 , 1244.813</text:p>
      <text:p text:style-name="P2">558379.076131 , 5113366.1291 , 1267.151</text:p>
      <text:p text:style-name="P2">558379.076131 , 5113467.18173 , 1213.7</text:p>
      <text:p text:style-name="P2">558379.076131 , 5113568.23437 , 1224.026</text:p>
      <text:p text:style-name="P2">558379.076131 , 5113669.287 , 1200.039</text:p>
      <text:p text:style-name="P2">558379.076131 , 5113770.33963 , 1154.954</text:p>
      <text:p text:style-name="P2">558379.076131 , 5113871.39226 , 1130.514</text:p>
      <text:p text:style-name="P2">558379.076131 , 5113972.44489 , 1176.553</text:p>
      <text:p text:style-name="P2">558379.076131 , 5114073.49752 , 1202.226</text:p>
      <text:p text:style-name="P2">558379.076131 , 5114174.55015 , 1209.218</text:p>
      <text:p text:style-name="P2">558379.076131 , 5114275.60279 , 1225.549</text:p>
      <text:p text:style-name="P2">558379.076131 , 5114376.65542 , 1222.109</text:p>
      <text:p text:style-name="P2">558379.076131 , 5114477.70805 , 1229.502</text:p>
      <text:p text:style-name="P2"><text:soft-page-break/>558379.076131 , 5114578.76068 , 1225.608</text:p>
      <text:p text:style-name="P2">558379.076131 , 5114679.81331 , 1197.606</text:p>
      <text:p text:style-name="P2">558379.076131 , 5114780.86594 , 1213.925</text:p>
      <text:p text:style-name="P2">558379.076131 , 5114881.91858 , 1208.575</text:p>
      <text:p text:style-name="P2">558379.076131 , 5114982.97121 , 1208.669</text:p>
      <text:p text:style-name="P2">558379.076131 , 5115084.02384 , 1219.03</text:p>
      <text:p text:style-name="P2">558379.076131 , 5115185.07647 , 1224.106</text:p>
      <text:p text:style-name="P2">558379.076131 , 5115286.1291 , 1235.38</text:p>
      <text:p text:style-name="P2">558379.076131 , 5115387.18173 , 1245.526</text:p>
      <text:p text:style-name="P2">558379.076131 , 5115488.23437 , 1254.459</text:p>
      <text:p text:style-name="P2">558379.076131 , 5115589.287 , 1267.04</text:p>
      <text:p text:style-name="P2">558379.076131 , 5115690.33963 , 1268.883</text:p>
      <text:p text:style-name="P2">558379.076131 , 5115791.39226 , 1261.483</text:p>
      <text:p text:style-name="P2">558379.076131 , 5115892.44489 , 1267.797</text:p>
      <text:p text:style-name="P2">558379.076131 , 5115993.49752 , 1268.077</text:p>
      <text:p text:style-name="P2">558379.076131 , 5116094.55015 , 1260.285</text:p>
      <text:p text:style-name="P2">558379.076131 , 5116195.60279 , 1255.444</text:p>
      <text:p text:style-name="P2">558379.076131 , 5116296.65542 , 1252.33</text:p>
      <text:p text:style-name="P2">558379.076131 , 5116397.70805 , 1236.798</text:p>
      <text:p text:style-name="P2">558379.076131 , 5116498.76068 , 1242.961</text:p>
      <text:p text:style-name="P2">558379.076131 , 5116599.81331 , 1254.259</text:p>
      <text:p text:style-name="P2">558379.076131 , 5116700.86594 , 1254.58</text:p>
      <text:p text:style-name="P2">558379.076131 , 5116801.91858 , 1246.26</text:p>
      <text:p text:style-name="P2">558379.076131 , 5116902.97121 , 1248.792</text:p>
      <text:p text:style-name="P2">558379.076131 , 5117004.02384 , 1245.313</text:p>
      <text:p text:style-name="P2">558379.076131 , 5117105.07647 , 1248.765</text:p>
      <text:p text:style-name="P2">558379.076131 , 5117206.1291 , 1241.99</text:p>
      <text:p text:style-name="P2">558379.076131 , 5117307.18173 , 1253.696</text:p>
      <text:p text:style-name="P2">558379.076131 , 5117408.23437 , 1257.808</text:p>
      <text:p text:style-name="P2">558379.076131 , 5117509.287 , 1247.8</text:p>
      <text:p text:style-name="P2">558379.076131 , 5117610.33963 , 1258.698</text:p>
      <text:p text:style-name="P2">558379.076131 , 5117711.39226 , 1256.953</text:p>
      <text:p text:style-name="P2">558379.076131 , 5117812.44489 , 1252.239</text:p>
      <text:p text:style-name="P2">558379.076131 , 5117913.49752 , 1261.03</text:p>
      <text:p text:style-name="P2">558379.076131 , 5118014.55015 , 1246.663</text:p>
      <text:p text:style-name="P2">558379.076131 , 5118115.60279 , 1248.914</text:p>
      <text:p text:style-name="P2">558379.076131 , 5118216.65542 , 1249.956</text:p>
      <text:p text:style-name="P2">558379.076131 , 5118317.70805 , 1250.236</text:p>
      <text:p text:style-name="P2">558379.076131 , 5118418.76068 , 1248.813</text:p>
      <text:p text:style-name="P2">558379.076131 , 5118519.81331 , 1246.417</text:p>
      <text:p text:style-name="P2">558379.076131 , 5118620.86594 , 1207.667</text:p>
      <text:p text:style-name="P2">558379.076131 , 5118721.91858 , 1212.578</text:p>
      <text:p text:style-name="P2">558379.076131 , 5118822.97121 , 1200.811</text:p>
      <text:p text:style-name="P2">558379.076131 , 5118924.02384 , 1209.663</text:p>
      <text:p text:style-name="P2">558379.076131 , 5119025.07647 , 1222.958</text:p>
      <text:p text:style-name="P2">558379.076131 , 5119126.1291 , 1273.541</text:p>
      <text:p text:style-name="P2">558379.076131 , 5119227.18173 , 1209.908</text:p>
      <text:p text:style-name="P2">558379.076131 , 5119328.23437 , 1145.928</text:p>
      <text:p text:style-name="P2">558379.076131 , 5119429.287 , 1092.734</text:p>
      <text:p text:style-name="P2">558379.076131 , 5119530.33963 , 1049.278</text:p>
      <text:p text:style-name="P2">558379.076131 , 5119631.39226 , 997.0538</text:p>
      <text:p text:style-name="P2">558379.076131 , 5119732.44489 , 988.8878</text:p>
      <text:p text:style-name="P2"><text:soft-page-break/>558379.076131 , 5119833.49752 , 960.8582</text:p>
      <text:p text:style-name="P2">558379.076131 , 5119934.55015 , 940.2233</text:p>
      <text:p text:style-name="P2">558379.076131 , 5120035.60279 , 910.6505</text:p>
      <text:p text:style-name="P2">558379.076131 , 5120136.65542 , 904.2928</text:p>
      <text:p text:style-name="P2">558379.076131 , 5120237.70805 , 903.5316</text:p>
      <text:p text:style-name="P2">558379.076131 , 5120338.76068 , 895.702</text:p>
      <text:p text:style-name="P2">558379.076131 , 5120439.81331 , 861.5038</text:p>
      <text:p text:style-name="P2">558379.076131 , 5120540.86594 , 815.2599</text:p>
      <text:p text:style-name="P2">558379.076131 , 5120641.91858 , 787.1696</text:p>
      <text:p text:style-name="P2">558379.076131 , 5120742.97121 , 783.1008</text:p>
      <text:p text:style-name="P2">558379.076131 , 5120844.02384 , 750.426</text:p>
      <text:p text:style-name="P2">558379.076131 , 5120945.07647 , 788.8231</text:p>
      <text:p text:style-name="P2">558379.076131 , 5121046.1291 , 900.0</text:p>
      <text:p text:style-name="P2">558480.187243 , 5111446.1291 , 1002.824</text:p>
      <text:p text:style-name="P2">558480.187243 , 5111547.18173 , 1000.031</text:p>
      <text:p text:style-name="P2">558480.187243 , 5111648.23437 , 1018.684</text:p>
      <text:p text:style-name="P2">558480.187243 , 5111749.287 , 1009.718</text:p>
      <text:p text:style-name="P2">558480.187243 , 5111850.33963 , 1031</text:p>
      <text:p text:style-name="P2">558480.187243 , 5111951.39226 , 1071.95</text:p>
      <text:p text:style-name="P2">558480.187243 , 5112052.44489 , 1068.395</text:p>
      <text:p text:style-name="P2">558480.187243 , 5112153.49752 , 1068.063</text:p>
      <text:p text:style-name="P2">558480.187243 , 5112254.55015 , 1069.931</text:p>
      <text:p text:style-name="P2">558480.187243 , 5112355.60279 , 1060.762</text:p>
      <text:p text:style-name="P2">558480.187243 , 5112456.65542 , 1074.844</text:p>
      <text:p text:style-name="P2">558480.187243 , 5112557.70805 , 1069.006</text:p>
      <text:p text:style-name="P2">558480.187243 , 5112658.76068 , 1076.244</text:p>
      <text:p text:style-name="P2">558480.187243 , 5112759.81331 , 1077.828</text:p>
      <text:p text:style-name="P2">558480.187243 , 5112860.86594 , 1093.521</text:p>
      <text:p text:style-name="P2">558480.187243 , 5112961.91858 , 1112.437</text:p>
      <text:p text:style-name="P2">558480.187243 , 5113062.97121 , 1147.672</text:p>
      <text:p text:style-name="P2">558480.187243 , 5113164.02384 , 1203.388</text:p>
      <text:p text:style-name="P2">558480.187243 , 5113265.07647 , 1244.424</text:p>
      <text:p text:style-name="P2">558480.187243 , 5113366.1291 , 1260.484</text:p>
      <text:p text:style-name="P2">558480.187243 , 5113467.18173 , 1252.842</text:p>
      <text:p text:style-name="P2">558480.187243 , 5113568.23437 , 1215.776</text:p>
      <text:p text:style-name="P2">558480.187243 , 5113669.287 , 1220.438</text:p>
      <text:p text:style-name="P2">558480.187243 , 5113770.33963 , 1191.542</text:p>
      <text:p text:style-name="P2">558480.187243 , 5113871.39226 , 1178.214</text:p>
      <text:p text:style-name="P2">558480.187243 , 5113972.44489 , 1210.797</text:p>
      <text:p text:style-name="P2">558480.187243 , 5114073.49752 , 1210.8</text:p>
      <text:p text:style-name="P2">558480.187243 , 5114174.55015 , 1220.45</text:p>
      <text:p text:style-name="P2">558480.187243 , 5114275.60279 , 1232.938</text:p>
      <text:p text:style-name="P2">558480.187243 , 5114376.65542 , 1238.428</text:p>
      <text:p text:style-name="P2">558480.187243 , 5114477.70805 , 1233.395</text:p>
      <text:p text:style-name="P2">558480.187243 , 5114578.76068 , 1238.5</text:p>
      <text:p text:style-name="P2">558480.187243 , 5114679.81331 , 1212.297</text:p>
      <text:p text:style-name="P2">558480.187243 , 5114780.86594 , 1233.521</text:p>
      <text:p text:style-name="P2">558480.187243 , 5114881.91858 , 1219.672</text:p>
      <text:p text:style-name="P2">558480.187243 , 5114982.97121 , 1220.249</text:p>
      <text:p text:style-name="P2">558480.187243 , 5115084.02384 , 1229.558</text:p>
      <text:p text:style-name="P2">558480.187243 , 5115185.07647 , 1241.422</text:p>
      <text:p text:style-name="P2">558480.187243 , 5115286.1291 , 1246.257</text:p>
      <text:p text:style-name="P2"><text:soft-page-break/>558480.187243 , 5115387.18173 , 1264.892</text:p>
      <text:p text:style-name="P2">558480.187243 , 5115488.23437 , 1271.797</text:p>
      <text:p text:style-name="P2">558480.187243 , 5115589.287 , 1282.274</text:p>
      <text:p text:style-name="P2">558480.187243 , 5115690.33963 , 1284.457</text:p>
      <text:p text:style-name="P2">558480.187243 , 5115791.39226 , 1287.906</text:p>
      <text:p text:style-name="P2">558480.187243 , 5115892.44489 , 1284.699</text:p>
      <text:p text:style-name="P2">558480.187243 , 5115993.49752 , 1285.164</text:p>
      <text:p text:style-name="P2">558480.187243 , 5116094.55015 , 1275.516</text:p>
      <text:p text:style-name="P2">558480.187243 , 5116195.60279 , 1272.35</text:p>
      <text:p text:style-name="P2">558480.187243 , 5116296.65542 , 1268.729</text:p>
      <text:p text:style-name="P2">558480.187243 , 5116397.70805 , 1262.688</text:p>
      <text:p text:style-name="P2">558480.187243 , 5116498.76068 , 1262.964</text:p>
      <text:p text:style-name="P2">558480.187243 , 5116599.81331 , 1271.406</text:p>
      <text:p text:style-name="P2">558480.187243 , 5116700.86594 , 1270.938</text:p>
      <text:p text:style-name="P2">558480.187243 , 5116801.91858 , 1273.995</text:p>
      <text:p text:style-name="P2">558480.187243 , 5116902.97121 , 1252.888</text:p>
      <text:p text:style-name="P2">558480.187243 , 5117004.02384 , 1267.031</text:p>
      <text:p text:style-name="P2">558480.187243 , 5117105.07647 , 1266.762</text:p>
      <text:p text:style-name="P2">558480.187243 , 5117206.1291 , 1259.597</text:p>
      <text:p text:style-name="P2">558480.187243 , 5117307.18173 , 1268.391</text:p>
      <text:p text:style-name="P2">558480.187243 , 5117408.23437 , 1268.85</text:p>
      <text:p text:style-name="P2">558480.187243 , 5117509.287 , 1261.694</text:p>
      <text:p text:style-name="P2">558480.187243 , 5117610.33963 , 1271.438</text:p>
      <text:p text:style-name="P2">558480.187243 , 5117711.39226 , 1268.509</text:p>
      <text:p text:style-name="P2">558480.187243 , 5117812.44489 , 1264.513</text:p>
      <text:p text:style-name="P2">558480.187243 , 5117913.49752 , 1265</text:p>
      <text:p text:style-name="P2">558480.187243 , 5118014.55015 , 1262.993</text:p>
      <text:p text:style-name="P2">558480.187243 , 5118115.60279 , 1254.447</text:p>
      <text:p text:style-name="P2">558480.187243 , 5118216.65542 , 1259.688</text:p>
      <text:p text:style-name="P2">558480.187243 , 5118317.70805 , 1258.045</text:p>
      <text:p text:style-name="P2">558480.187243 , 5118418.76068 , 1255.428</text:p>
      <text:p text:style-name="P2">558480.187243 , 5118519.81331 , 1245.172</text:p>
      <text:p text:style-name="P2">558480.187243 , 5118620.86594 , 1220.936</text:p>
      <text:p text:style-name="P2">558480.187243 , 5118721.91858 , 1221.749</text:p>
      <text:p text:style-name="P2">558480.187243 , 5118822.97121 , 1213.766</text:p>
      <text:p text:style-name="P2">558480.187243 , 5118924.02384 , 1209.042</text:p>
      <text:p text:style-name="P2">558480.187243 , 5119025.07647 , 1213.924</text:p>
      <text:p text:style-name="P2">558480.187243 , 5119126.1291 , 1228.453</text:p>
      <text:p text:style-name="P2">558480.187243 , 5119227.18173 , 1254.862</text:p>
      <text:p text:style-name="P2">558480.187243 , 5119328.23437 , 1192.012</text:p>
      <text:p text:style-name="P2">558480.187243 , 5119429.287 , 1133.984</text:p>
      <text:p text:style-name="P2">558480.187243 , 5119530.33963 , 1086.384</text:p>
      <text:p text:style-name="P2">558480.187243 , 5119631.39226 , 1054.246</text:p>
      <text:p text:style-name="P2">558480.187243 , 5119732.44489 , 1022.172</text:p>
      <text:p text:style-name="P2">558480.187243 , 5119833.49752 , 1001.286</text:p>
      <text:p text:style-name="P2">558480.187243 , 5119934.55015 , 990.6632</text:p>
      <text:p text:style-name="P2">558480.187243 , 5120035.60279 , 948.8125</text:p>
      <text:p text:style-name="P2">558480.187243 , 5120136.65542 , 896.7216</text:p>
      <text:p text:style-name="P2">558480.187243 , 5120237.70805 , 839.5886</text:p>
      <text:p text:style-name="P2">558480.187243 , 5120338.76068 , 838.625</text:p>
      <text:p text:style-name="P2">558480.187243 , 5120439.81331 , 826.1279</text:p>
      <text:p text:style-name="P2">558480.187243 , 5120540.86594 , 797.2251</text:p>
      <text:p text:style-name="P2"><text:soft-page-break/>558480.187243 , 5120641.91858 , 780.2969</text:p>
      <text:p text:style-name="P2">558480.187243 , 5120742.97121 , 753.3571</text:p>
      <text:p text:style-name="P2">558480.187243 , 5120844.02384 , 784.0046</text:p>
      <text:p text:style-name="P2">558480.187243 , 5120945.07647 , 795.3195</text:p>
      <text:p text:style-name="P2">558480.187243 , 5121046.1291 , 900.0</text:p>
      <text:p text:style-name="P2">558581.298354 , 5111446.1291 , 1008.751</text:p>
      <text:p text:style-name="P2">558581.298354 , 5111547.18173 , 1004.905</text:p>
      <text:p text:style-name="P2">558581.298354 , 5111648.23437 , 1046.731</text:p>
      <text:p text:style-name="P2">558581.298354 , 5111749.287 , 1031.562</text:p>
      <text:p text:style-name="P2">558581.298354 , 5111850.33963 , 1014.771</text:p>
      <text:p text:style-name="P2">558581.298354 , 5111951.39226 , 1078.446</text:p>
      <text:p text:style-name="P2">558581.298354 , 5112052.44489 , 1075.22</text:p>
      <text:p text:style-name="P2">558581.298354 , 5112153.49752 , 1079.194</text:p>
      <text:p text:style-name="P2">558581.298354 , 5112254.55015 , 1079.384</text:p>
      <text:p text:style-name="P2">558581.298354 , 5112355.60279 , 1081.23</text:p>
      <text:p text:style-name="P2">558581.298354 , 5112456.65542 , 1075.158</text:p>
      <text:p text:style-name="P2">558581.298354 , 5112557.70805 , 1088.172</text:p>
      <text:p text:style-name="P2">558581.298354 , 5112658.76068 , 1088.736</text:p>
      <text:p text:style-name="P2">558581.298354 , 5112759.81331 , 1080.261</text:p>
      <text:p text:style-name="P2">558581.298354 , 5112860.86594 , 1130.127</text:p>
      <text:p text:style-name="P2">558581.298354 , 5112961.91858 , 1135.991</text:p>
      <text:p text:style-name="P2">558581.298354 , 5113062.97121 , 1169.793</text:p>
      <text:p text:style-name="P2">558581.298354 , 5113164.02384 , 1191.648</text:p>
      <text:p text:style-name="P2">558581.298354 , 5113265.07647 , 1189.424</text:p>
      <text:p text:style-name="P2">558581.298354 , 5113366.1291 , 1223.308</text:p>
      <text:p text:style-name="P2">558581.298354 , 5113467.18173 , 1233.159</text:p>
      <text:p text:style-name="P2">558581.298354 , 5113568.23437 , 1231.191</text:p>
      <text:p text:style-name="P2">558581.298354 , 5113669.287 , 1244.495</text:p>
      <text:p text:style-name="P2">558581.298354 , 5113770.33963 , 1217.15</text:p>
      <text:p text:style-name="P2">558581.298354 , 5113871.39226 , 1216.307</text:p>
      <text:p text:style-name="P2">558581.298354 , 5113972.44489 , 1226.399</text:p>
      <text:p text:style-name="P2">558581.298354 , 5114073.49752 , 1202.402</text:p>
      <text:p text:style-name="P2">558581.298354 , 5114174.55015 , 1233.453</text:p>
      <text:p text:style-name="P2">558581.298354 , 5114275.60279 , 1247.523</text:p>
      <text:p text:style-name="P2">558581.298354 , 5114376.65542 , 1250.676</text:p>
      <text:p text:style-name="P2">558581.298354 , 5114477.70805 , 1248.075</text:p>
      <text:p text:style-name="P2">558581.298354 , 5114578.76068 , 1248.801</text:p>
      <text:p text:style-name="P2">558581.298354 , 5114679.81331 , 1223.504</text:p>
      <text:p text:style-name="P2">558581.298354 , 5114780.86594 , 1236.987</text:p>
      <text:p text:style-name="P2">558581.298354 , 5114881.91858 , 1238.012</text:p>
      <text:p text:style-name="P2">558581.298354 , 5114982.97121 , 1243.245</text:p>
      <text:p text:style-name="P2">558581.298354 , 5115084.02384 , 1250.201</text:p>
      <text:p text:style-name="P2">558581.298354 , 5115185.07647 , 1253.536</text:p>
      <text:p text:style-name="P2">558581.298354 , 5115286.1291 , 1264.622</text:p>
      <text:p text:style-name="P2">558581.298354 , 5115387.18173 , 1272.114</text:p>
      <text:p text:style-name="P2">558581.298354 , 5115488.23437 , 1290.052</text:p>
      <text:p text:style-name="P2">558581.298354 , 5115589.287 , 1301.63</text:p>
      <text:p text:style-name="P2">558581.298354 , 5115690.33963 , 1308.717</text:p>
      <text:p text:style-name="P2">558581.298354 , 5115791.39226 , 1308.388</text:p>
      <text:p text:style-name="P2">558581.298354 , 5115892.44489 , 1309.81</text:p>
      <text:p text:style-name="P2">558581.298354 , 5115993.49752 , 1305.721</text:p>
      <text:p text:style-name="P2">558581.298354 , 5116094.55015 , 1300.572</text:p>
      <text:p text:style-name="P2"><text:soft-page-break/>558581.298354 , 5116195.60279 , 1294.758</text:p>
      <text:p text:style-name="P2">558581.298354 , 5116296.65542 , 1286.674</text:p>
      <text:p text:style-name="P2">558581.298354 , 5116397.70805 , 1280.672</text:p>
      <text:p text:style-name="P2">558581.298354 , 5116498.76068 , 1278.058</text:p>
      <text:p text:style-name="P2">558581.298354 , 5116599.81331 , 1282.91</text:p>
      <text:p text:style-name="P2">558581.298354 , 5116700.86594 , 1283.792</text:p>
      <text:p text:style-name="P2">558581.298354 , 5116801.91858 , 1287.335</text:p>
      <text:p text:style-name="P2">558581.298354 , 5116902.97121 , 1266.474</text:p>
      <text:p text:style-name="P2">558581.298354 , 5117004.02384 , 1287.947</text:p>
      <text:p text:style-name="P2">558581.298354 , 5117105.07647 , 1284.199</text:p>
      <text:p text:style-name="P2">558581.298354 , 5117206.1291 , 1279.965</text:p>
      <text:p text:style-name="P2">558581.298354 , 5117307.18173 , 1283.097</text:p>
      <text:p text:style-name="P2">558581.298354 , 5117408.23437 , 1283.22</text:p>
      <text:p text:style-name="P2">558581.298354 , 5117509.287 , 1273.676</text:p>
      <text:p text:style-name="P2">558581.298354 , 5117610.33963 , 1284.213</text:p>
      <text:p text:style-name="P2">558581.298354 , 5117711.39226 , 1277.417</text:p>
      <text:p text:style-name="P2">558581.298354 , 5117812.44489 , 1278.069</text:p>
      <text:p text:style-name="P2">558581.298354 , 5117913.49752 , 1273.141</text:p>
      <text:p text:style-name="P2">558581.298354 , 5118014.55015 , 1273.396</text:p>
      <text:p text:style-name="P2">558581.298354 , 5118115.60279 , 1268.406</text:p>
      <text:p text:style-name="P2">558581.298354 , 5118216.65542 , 1266.792</text:p>
      <text:p text:style-name="P2">558581.298354 , 5118317.70805 , 1267.737</text:p>
      <text:p text:style-name="P2">558581.298354 , 5118418.76068 , 1268.549</text:p>
      <text:p text:style-name="P2">558581.298354 , 5118519.81331 , 1248.025</text:p>
      <text:p text:style-name="P2">558581.298354 , 5118620.86594 , 1254.599</text:p>
      <text:p text:style-name="P2">558581.298354 , 5118721.91858 , 1258.793</text:p>
      <text:p text:style-name="P2">558581.298354 , 5118822.97121 , 1257.816</text:p>
      <text:p text:style-name="P2">558581.298354 , 5118924.02384 , 1216.481</text:p>
      <text:p text:style-name="P2">558581.298354 , 5119025.07647 , 1220.649</text:p>
      <text:p text:style-name="P2">558581.298354 , 5119126.1291 , 1216.414</text:p>
      <text:p text:style-name="P2">558581.298354 , 5119227.18173 , 1258.014</text:p>
      <text:p text:style-name="P2">558581.298354 , 5119328.23437 , 1195.696</text:p>
      <text:p text:style-name="P2">558581.298354 , 5119429.287 , 1154.457</text:p>
      <text:p text:style-name="P2">558581.298354 , 5119530.33963 , 1110.416</text:p>
      <text:p text:style-name="P2">558581.298354 , 5119631.39226 , 1077.352</text:p>
      <text:p text:style-name="P2">558581.298354 , 5119732.44489 , 1036.706</text:p>
      <text:p text:style-name="P2">558581.298354 , 5119833.49752 , 1045.905</text:p>
      <text:p text:style-name="P2">558581.298354 , 5119934.55015 , 1008.51</text:p>
      <text:p text:style-name="P2">558581.298354 , 5120035.60279 , 959.7888</text:p>
      <text:p text:style-name="P2">558581.298354 , 5120136.65542 , 901.3385</text:p>
      <text:p text:style-name="P2">558581.298354 , 5120237.70805 , 852.2573</text:p>
      <text:p text:style-name="P2">558581.298354 , 5120338.76068 , 811.3605</text:p>
      <text:p text:style-name="P2">558581.298354 , 5120439.81331 , 796.7985</text:p>
      <text:p text:style-name="P2">558581.298354 , 5120540.86594 , 778.2761</text:p>
      <text:p text:style-name="P2">558581.298354 , 5120641.91858 , 787.908</text:p>
      <text:p text:style-name="P2">558581.298354 , 5120742.97121 , 790.0259</text:p>
      <text:p text:style-name="P2">558581.298354 , 5120844.02384 , 801.7917</text:p>
      <text:p text:style-name="P2">558581.298354 , 5120945.07647 , 815.8858</text:p>
      <text:p text:style-name="P2">558581.298354 , 5121046.1291 , 900.0</text:p>
      <text:p text:style-name="P2">558682.409465 , 5111446.1291 , 1022.919</text:p>
      <text:p text:style-name="P2">558682.409465 , 5111547.18173 , 1019.392</text:p>
      <text:p text:style-name="P2">558682.409465 , 5111648.23437 , 1060.078</text:p>
      <text:p text:style-name="P2"><text:soft-page-break/>558682.409465 , 5111749.287 , 1054.886</text:p>
      <text:p text:style-name="P2">558682.409465 , 5111850.33963 , 1027.626</text:p>
      <text:p text:style-name="P2">558682.409465 , 5111951.39226 , 1073.543</text:p>
      <text:p text:style-name="P2">558682.409465 , 5112052.44489 , 1092.13</text:p>
      <text:p text:style-name="P2">558682.409465 , 5112153.49752 , 1086.942</text:p>
      <text:p text:style-name="P2">558682.409465 , 5112254.55015 , 1095.806</text:p>
      <text:p text:style-name="P2">558682.409465 , 5112355.60279 , 1095.993</text:p>
      <text:p text:style-name="P2">558682.409465 , 5112456.65542 , 1091.668</text:p>
      <text:p text:style-name="P2">558682.409465 , 5112557.70805 , 1102.377</text:p>
      <text:p text:style-name="P2">558682.409465 , 5112658.76068 , 1092.13</text:p>
      <text:p text:style-name="P2">558682.409465 , 5112759.81331 , 1097.672</text:p>
      <text:p text:style-name="P2">558682.409465 , 5112860.86594 , 1105.082</text:p>
      <text:p text:style-name="P2">558682.409465 , 5112961.91858 , 1154.404</text:p>
      <text:p text:style-name="P2">558682.409465 , 5113062.97121 , 1164.534</text:p>
      <text:p text:style-name="P2">558682.409465 , 5113164.02384 , 1145.511</text:p>
      <text:p text:style-name="P2">558682.409465 , 5113265.07647 , 1171.57</text:p>
      <text:p text:style-name="P2">558682.409465 , 5113366.1291 , 1180.801</text:p>
      <text:p text:style-name="P2">558682.409465 , 5113467.18173 , 1221.634</text:p>
      <text:p text:style-name="P2">558682.409465 , 5113568.23437 , 1230.338</text:p>
      <text:p text:style-name="P2">558682.409465 , 5113669.287 , 1241.364</text:p>
      <text:p text:style-name="P2">558682.409465 , 5113770.33963 , 1246.032</text:p>
      <text:p text:style-name="P2">558682.409465 , 5113871.39226 , 1227.091</text:p>
      <text:p text:style-name="P2">558682.409465 , 5113972.44489 , 1242.575</text:p>
      <text:p text:style-name="P2">558682.409465 , 5114073.49752 , 1214.848</text:p>
      <text:p text:style-name="P2">558682.409465 , 5114174.55015 , 1239.991</text:p>
      <text:p text:style-name="P2">558682.409465 , 5114275.60279 , 1259.095</text:p>
      <text:p text:style-name="P2">558682.409465 , 5114376.65542 , 1265.575</text:p>
      <text:p text:style-name="P2">558682.409465 , 5114477.70805 , 1251.22</text:p>
      <text:p text:style-name="P2">558682.409465 , 5114578.76068 , 1258.212</text:p>
      <text:p text:style-name="P2">558682.409465 , 5114679.81331 , 1237.605</text:p>
      <text:p text:style-name="P2">558682.409465 , 5114780.86594 , 1243.831</text:p>
      <text:p text:style-name="P2">558682.409465 , 5114881.91858 , 1258.89</text:p>
      <text:p text:style-name="P2">558682.409465 , 5114982.97121 , 1263.733</text:p>
      <text:p text:style-name="P2">558682.409465 , 5115084.02384 , 1271.919</text:p>
      <text:p text:style-name="P2">558682.409465 , 5115185.07647 , 1279.924</text:p>
      <text:p text:style-name="P2">558682.409465 , 5115286.1291 , 1288.954</text:p>
      <text:p text:style-name="P2">558682.409465 , 5115387.18173 , 1304.811</text:p>
      <text:p text:style-name="P2">558682.409465 , 5115488.23437 , 1314.973</text:p>
      <text:p text:style-name="P2">558682.409465 , 5115589.287 , 1328.793</text:p>
      <text:p text:style-name="P2">558682.409465 , 5115690.33963 , 1334.287</text:p>
      <text:p text:style-name="P2">558682.409465 , 5115791.39226 , 1335.244</text:p>
      <text:p text:style-name="P2">558682.409465 , 5115892.44489 , 1331.052</text:p>
      <text:p text:style-name="P2">558682.409465 , 5115993.49752 , 1324.79</text:p>
      <text:p text:style-name="P2">558682.409465 , 5116094.55015 , 1318.214</text:p>
      <text:p text:style-name="P2">558682.409465 , 5116195.60279 , 1306.49</text:p>
      <text:p text:style-name="P2">558682.409465 , 5116296.65542 , 1303.348</text:p>
      <text:p text:style-name="P2">558682.409465 , 5116397.70805 , 1295.282</text:p>
      <text:p text:style-name="P2">558682.409465 , 5116498.76068 , 1300.728</text:p>
      <text:p text:style-name="P2">558682.409465 , 5116599.81331 , 1303.432</text:p>
      <text:p text:style-name="P2">558682.409465 , 5116700.86594 , 1298.502</text:p>
      <text:p text:style-name="P2">558682.409465 , 5116801.91858 , 1308.241</text:p>
      <text:p text:style-name="P2">558682.409465 , 5116902.97121 , 1300.467</text:p>
      <text:p text:style-name="P2"><text:soft-page-break/>558682.409465 , 5117004.02384 , 1314.605</text:p>
      <text:p text:style-name="P2">558682.409465 , 5117105.07647 , 1301.514</text:p>
      <text:p text:style-name="P2">558682.409465 , 5117206.1291 , 1303.919</text:p>
      <text:p text:style-name="P2">558682.409465 , 5117307.18173 , 1295.709</text:p>
      <text:p text:style-name="P2">558682.409465 , 5117408.23437 , 1301.009</text:p>
      <text:p text:style-name="P2">558682.409465 , 5117509.287 , 1273.519</text:p>
      <text:p text:style-name="P2">558682.409465 , 5117610.33963 , 1299.351</text:p>
      <text:p text:style-name="P2">558682.409465 , 5117711.39226 , 1291.459</text:p>
      <text:p text:style-name="P2">558682.409465 , 5117812.44489 , 1292.248</text:p>
      <text:p text:style-name="P2">558682.409465 , 5117913.49752 , 1282.901</text:p>
      <text:p text:style-name="P2">558682.409465 , 5118014.55015 , 1285.581</text:p>
      <text:p text:style-name="P2">558682.409465 , 5118115.60279 , 1277.602</text:p>
      <text:p text:style-name="P2">558682.409465 , 5118216.65542 , 1278.313</text:p>
      <text:p text:style-name="P2">558682.409465 , 5118317.70805 , 1280.755</text:p>
      <text:p text:style-name="P2">558682.409465 , 5118418.76068 , 1277.202</text:p>
      <text:p text:style-name="P2">558682.409465 , 5118519.81331 , 1260.451</text:p>
      <text:p text:style-name="P2">558682.409465 , 5118620.86594 , 1278.689</text:p>
      <text:p text:style-name="P2">558682.409465 , 5118721.91858 , 1275.696</text:p>
      <text:p text:style-name="P2">558682.409465 , 5118822.97121 , 1249.39</text:p>
      <text:p text:style-name="P2">558682.409465 , 5118924.02384 , 1224.564</text:p>
      <text:p text:style-name="P2">558682.409465 , 5119025.07647 , 1220.367</text:p>
      <text:p text:style-name="P2">558682.409465 , 5119126.1291 , 1227.102</text:p>
      <text:p text:style-name="P2">558682.409465 , 5119227.18173 , 1260.325</text:p>
      <text:p text:style-name="P2">558682.409465 , 5119328.23437 , 1218.957</text:p>
      <text:p text:style-name="P2">558682.409465 , 5119429.287 , 1190.985</text:p>
      <text:p text:style-name="P2">558682.409465 , 5119530.33963 , 1159.482</text:p>
      <text:p text:style-name="P2">558682.409465 , 5119631.39226 , 1109.047</text:p>
      <text:p text:style-name="P2">558682.409465 , 5119732.44489 , 1093.568</text:p>
      <text:p text:style-name="P2">558682.409465 , 5119833.49752 , 1064.341</text:p>
      <text:p text:style-name="P2">558682.409465 , 5119934.55015 , 1002.764</text:p>
      <text:p text:style-name="P2">558682.409465 , 5120035.60279 , 943.2141</text:p>
      <text:p text:style-name="P2">558682.409465 , 5120136.65542 , 874.0239</text:p>
      <text:p text:style-name="P2">558682.409465 , 5120237.70805 , 831.4492</text:p>
      <text:p text:style-name="P2">558682.409465 , 5120338.76068 , 809.6036</text:p>
      <text:p text:style-name="P2">558682.409465 , 5120439.81331 , 793.6346</text:p>
      <text:p text:style-name="P2">558682.409465 , 5120540.86594 , 797.7621</text:p>
      <text:p text:style-name="P2">558682.409465 , 5120641.91858 , 803.5856</text:p>
      <text:p text:style-name="P2">558682.409465 , 5120742.97121 , 804.2491</text:p>
      <text:p text:style-name="P2">558682.409465 , 5120844.02384 , 827.301</text:p>
      <text:p text:style-name="P2">558682.409465 , 5120945.07647 , 854.9995</text:p>
      <text:p text:style-name="P2">558682.409465 , 5121046.1291 , 900.0</text:p>
      <text:p text:style-name="P2">558783.520576 , 5111446.1291 , 1032.698</text:p>
      <text:p text:style-name="P2">558783.520576 , 5111547.18173 , 1034.906</text:p>
      <text:p text:style-name="P2">558783.520576 , 5111648.23437 , 1051.042</text:p>
      <text:p text:style-name="P2">558783.520576 , 5111749.287 , 1101.215</text:p>
      <text:p text:style-name="P2">558783.520576 , 5111850.33963 , 1047.438</text:p>
      <text:p text:style-name="P2">558783.520576 , 5111951.39226 , 1065.493</text:p>
      <text:p text:style-name="P2">558783.520576 , 5112052.44489 , 1098.584</text:p>
      <text:p text:style-name="P2">558783.520576 , 5112153.49752 , 1096.656</text:p>
      <text:p text:style-name="P2">558783.520576 , 5112254.55015 , 1104.683</text:p>
      <text:p text:style-name="P2">558783.520576 , 5112355.60279 , 1113.031</text:p>
      <text:p text:style-name="P2">558783.520576 , 5112456.65542 , 1112.172</text:p>
      <text:p text:style-name="P2"><text:soft-page-break/>558783.520576 , 5112557.70805 , 1094.178</text:p>
      <text:p text:style-name="P2">558783.520576 , 5112658.76068 , 1114.644</text:p>
      <text:p text:style-name="P2">558783.520576 , 5112759.81331 , 1104.516</text:p>
      <text:p text:style-name="P2">558783.520576 , 5112860.86594 , 1120.344</text:p>
      <text:p text:style-name="P2">558783.520576 , 5112961.91858 , 1120.663</text:p>
      <text:p text:style-name="P2">558783.520576 , 5113062.97121 , 1131.484</text:p>
      <text:p text:style-name="P2">558783.520576 , 5113164.02384 , 1176.766</text:p>
      <text:p text:style-name="P2">558783.520576 , 5113265.07647 , 1224.189</text:p>
      <text:p text:style-name="P2">558783.520576 , 5113366.1291 , 1182.875</text:p>
      <text:p text:style-name="P2">558783.520576 , 5113467.18173 , 1204.381</text:p>
      <text:p text:style-name="P2">558783.520576 , 5113568.23437 , 1243.303</text:p>
      <text:p text:style-name="P2">558783.520576 , 5113669.287 , 1256.141</text:p>
      <text:p text:style-name="P2">558783.520576 , 5113770.33963 , 1266.696</text:p>
      <text:p text:style-name="P2">558783.520576 , 5113871.39226 , 1241.153</text:p>
      <text:p text:style-name="P2">558783.520576 , 5113972.44489 , 1260.078</text:p>
      <text:p text:style-name="P2">558783.520576 , 5114073.49752 , 1225.731</text:p>
      <text:p text:style-name="P2">558783.520576 , 5114174.55015 , 1239.115</text:p>
      <text:p text:style-name="P2">558783.520576 , 5114275.60279 , 1273.625</text:p>
      <text:p text:style-name="P2">558783.520576 , 5114376.65542 , 1271.286</text:p>
      <text:p text:style-name="P2">558783.520576 , 5114477.70805 , 1271.302</text:p>
      <text:p text:style-name="P2">558783.520576 , 5114578.76068 , 1269</text:p>
      <text:p text:style-name="P2">558783.520576 , 5114679.81331 , 1254.348</text:p>
      <text:p text:style-name="P2">558783.520576 , 5114780.86594 , 1265.816</text:p>
      <text:p text:style-name="P2">558783.520576 , 5114881.91858 , 1271.203</text:p>
      <text:p text:style-name="P2">558783.520576 , 5114982.97121 , 1277.961</text:p>
      <text:p text:style-name="P2">558783.520576 , 5115084.02384 , 1287.133</text:p>
      <text:p text:style-name="P2">558783.520576 , 5115185.07647 , 1302.813</text:p>
      <text:p text:style-name="P2">558783.520576 , 5115286.1291 , 1312.388</text:p>
      <text:p text:style-name="P2">558783.520576 , 5115387.18173 , 1325.396</text:p>
      <text:p text:style-name="P2">558783.520576 , 5115488.23437 , 1342.875</text:p>
      <text:p text:style-name="P2">558783.520576 , 5115589.287 , 1355.104</text:p>
      <text:p text:style-name="P2">558783.520576 , 5115690.33963 , 1358.961</text:p>
      <text:p text:style-name="P2">558783.520576 , 5115791.39226 , 1360.563</text:p>
      <text:p text:style-name="P2">558783.520576 , 5115892.44489 , 1358.667</text:p>
      <text:p text:style-name="P2">558783.520576 , 5115993.49752 , 1348.877</text:p>
      <text:p text:style-name="P2">558783.520576 , 5116094.55015 , 1342.203</text:p>
      <text:p text:style-name="P2">558783.520576 , 5116195.60279 , 1327.344</text:p>
      <text:p text:style-name="P2">558783.520576 , 5116296.65542 , 1318.579</text:p>
      <text:p text:style-name="P2">558783.520576 , 5116397.70805 , 1314.688</text:p>
      <text:p text:style-name="P2">558783.520576 , 5116498.76068 , 1313.405</text:p>
      <text:p text:style-name="P2">558783.520576 , 5116599.81331 , 1316.618</text:p>
      <text:p text:style-name="P2">558783.520576 , 5116700.86594 , 1313.391</text:p>
      <text:p text:style-name="P2">558783.520576 , 5116801.91858 , 1333.285</text:p>
      <text:p text:style-name="P2">558783.520576 , 5116902.97121 , 1314.786</text:p>
      <text:p text:style-name="P2">558783.520576 , 5117004.02384 , 1326.813</text:p>
      <text:p text:style-name="P2">558783.520576 , 5117105.07647 , 1320.457</text:p>
      <text:p text:style-name="P2">558783.520576 , 5117206.1291 , 1319.929</text:p>
      <text:p text:style-name="P2">558783.520576 , 5117307.18173 , 1318.672</text:p>
      <text:p text:style-name="P2">558783.520576 , 5117408.23437 , 1316.249</text:p>
      <text:p text:style-name="P2">558783.520576 , 5117509.287 , 1299.561</text:p>
      <text:p text:style-name="P2">558783.520576 , 5117610.33963 , 1319.625</text:p>
      <text:p text:style-name="P2">558783.520576 , 5117711.39226 , 1313.028</text:p>
      <text:p text:style-name="P2"><text:soft-page-break/>558783.520576 , 5117812.44489 , 1310.045</text:p>
      <text:p text:style-name="P2">558783.520576 , 5117913.49752 , 1294.469</text:p>
      <text:p text:style-name="P2">558783.520576 , 5118014.55015 , 1302.703</text:p>
      <text:p text:style-name="P2">558783.520576 , 5118115.60279 , 1293.305</text:p>
      <text:p text:style-name="P2">558783.520576 , 5118216.65542 , 1293.047</text:p>
      <text:p text:style-name="P2">558783.520576 , 5118317.70805 , 1291.329</text:p>
      <text:p text:style-name="P2">558783.520576 , 5118418.76068 , 1275.852</text:p>
      <text:p text:style-name="P2">558783.520576 , 5118519.81331 , 1276.359</text:p>
      <text:p text:style-name="P2">558783.520576 , 5118620.86594 , 1293.981</text:p>
      <text:p text:style-name="P2">558783.520576 , 5118721.91858 , 1303.448</text:p>
      <text:p text:style-name="P2">558783.520576 , 5118822.97121 , 1257.828</text:p>
      <text:p text:style-name="P2">558783.520576 , 5118924.02384 , 1236.338</text:p>
      <text:p text:style-name="P2">558783.520576 , 5119025.07647 , 1234.722</text:p>
      <text:p text:style-name="P2">558783.520576 , 5119126.1291 , 1238.344</text:p>
      <text:p text:style-name="P2">558783.520576 , 5119227.18173 , 1274.067</text:p>
      <text:p text:style-name="P2">558783.520576 , 5119328.23437 , 1265.667</text:p>
      <text:p text:style-name="P2">558783.520576 , 5119429.287 , 1230.5</text:p>
      <text:p text:style-name="P2">558783.520576 , 5119530.33963 , 1210.06</text:p>
      <text:p text:style-name="P2">558783.520576 , 5119631.39226 , 1170.66</text:p>
      <text:p text:style-name="P2">558783.520576 , 5119732.44489 , 1128.984</text:p>
      <text:p text:style-name="P2">558783.520576 , 5119833.49752 , 1070.166</text:p>
      <text:p text:style-name="P2">558783.520576 , 5119934.55015 , 1024.194</text:p>
      <text:p text:style-name="P2">558783.520576 , 5120035.60279 , 983.1875</text:p>
      <text:p text:style-name="P2">558783.520576 , 5120136.65542 , 910.7628</text:p>
      <text:p text:style-name="P2">558783.520576 , 5120237.70805 , 845.2928</text:p>
      <text:p text:style-name="P2">558783.520576 , 5120338.76068 , 814.5313</text:p>
      <text:p text:style-name="P2">558783.520576 , 5120439.81331 , 798.754</text:p>
      <text:p text:style-name="P2">558783.520576 , 5120540.86594 , 814.6302</text:p>
      <text:p text:style-name="P2">558783.520576 , 5120641.91858 , 810.7188</text:p>
      <text:p text:style-name="P2">558783.520576 , 5120742.97121 , 829.6099</text:p>
      <text:p text:style-name="P2">558783.520576 , 5120844.02384 , 884.4751</text:p>
      <text:p text:style-name="P2">558783.520576 , 5120945.07647 , 919.5555</text:p>
      <text:p text:style-name="P2">558783.520576 , 5121046.1291 , 900.0</text:p>
      <text:p text:style-name="P2">558884.631687 , 5111446.1291 , 1045.978</text:p>
      <text:p text:style-name="P2">558884.631687 , 5111547.18173 , 1052.833</text:p>
      <text:p text:style-name="P2">558884.631687 , 5111648.23437 , 1051.354</text:p>
      <text:p text:style-name="P2">558884.631687 , 5111749.287 , 1089.022</text:p>
      <text:p text:style-name="P2">558884.631687 , 5111850.33963 , 1068.954</text:p>
      <text:p text:style-name="P2">558884.631687 , 5111951.39226 , 1070.648</text:p>
      <text:p text:style-name="P2">558884.631687 , 5112052.44489 , 1128.879</text:p>
      <text:p text:style-name="P2">558884.631687 , 5112153.49752 , 1115.053</text:p>
      <text:p text:style-name="P2">558884.631687 , 5112254.55015 , 1121.625</text:p>
      <text:p text:style-name="P2">558884.631687 , 5112355.60279 , 1123.577</text:p>
      <text:p text:style-name="P2">558884.631687 , 5112456.65542 , 1127.363</text:p>
      <text:p text:style-name="P2">558884.631687 , 5112557.70805 , 1111.6</text:p>
      <text:p text:style-name="P2">558884.631687 , 5112658.76068 , 1128.904</text:p>
      <text:p text:style-name="P2">558884.631687 , 5112759.81331 , 1119.078</text:p>
      <text:p text:style-name="P2">558884.631687 , 5112860.86594 , 1117.363</text:p>
      <text:p text:style-name="P2">558884.631687 , 5112961.91858 , 1122.969</text:p>
      <text:p text:style-name="P2">558884.631687 , 5113062.97121 , 1148.226</text:p>
      <text:p text:style-name="P2">558884.631687 , 5113164.02384 , 1164.099</text:p>
      <text:p text:style-name="P2">558884.631687 , 5113265.07647 , 1176.292</text:p>
      <text:p text:style-name="P2"><text:soft-page-break/>558884.631687 , 5113366.1291 , 1220.22</text:p>
      <text:p text:style-name="P2">558884.631687 , 5113467.18173 , 1210.416</text:p>
      <text:p text:style-name="P2">558884.631687 , 5113568.23437 , 1233.334</text:p>
      <text:p text:style-name="P2">558884.631687 , 5113669.287 , 1252.054</text:p>
      <text:p text:style-name="P2">558884.631687 , 5113770.33963 , 1280.227</text:p>
      <text:p text:style-name="P2">558884.631687 , 5113871.39226 , 1263.581</text:p>
      <text:p text:style-name="P2">558884.631687 , 5113972.44489 , 1277.823</text:p>
      <text:p text:style-name="P2">558884.631687 , 5114073.49752 , 1239.519</text:p>
      <text:p text:style-name="P2">558884.631687 , 5114174.55015 , 1242.04</text:p>
      <text:p text:style-name="P2">558884.631687 , 5114275.60279 , 1275.07</text:p>
      <text:p text:style-name="P2">558884.631687 , 5114376.65542 , 1291.713</text:p>
      <text:p text:style-name="P2">558884.631687 , 5114477.70805 , 1299.329</text:p>
      <text:p text:style-name="P2">558884.631687 , 5114578.76068 , 1290.922</text:p>
      <text:p text:style-name="P2">558884.631687 , 5114679.81331 , 1266.498</text:p>
      <text:p text:style-name="P2">558884.631687 , 5114780.86594 , 1278.887</text:p>
      <text:p text:style-name="P2">558884.631687 , 5114881.91858 , 1286.606</text:p>
      <text:p text:style-name="P2">558884.631687 , 5114982.97121 , 1298.57</text:p>
      <text:p text:style-name="P2">558884.631687 , 5115084.02384 , 1305.668</text:p>
      <text:p text:style-name="P2">558884.631687 , 5115185.07647 , 1314.071</text:p>
      <text:p text:style-name="P2">558884.631687 , 5115286.1291 , 1329.093</text:p>
      <text:p text:style-name="P2">558884.631687 , 5115387.18173 , 1346.094</text:p>
      <text:p text:style-name="P2">558884.631687 , 5115488.23437 , 1362.205</text:p>
      <text:p text:style-name="P2">558884.631687 , 5115589.287 , 1378.596</text:p>
      <text:p text:style-name="P2">558884.631687 , 5115690.33963 , 1383.796</text:p>
      <text:p text:style-name="P2">558884.631687 , 5115791.39226 , 1384.065</text:p>
      <text:p text:style-name="P2">558884.631687 , 5115892.44489 , 1382.642</text:p>
      <text:p text:style-name="P2">558884.631687 , 5115993.49752 , 1373.032</text:p>
      <text:p text:style-name="P2">558884.631687 , 5116094.55015 , 1363.569</text:p>
      <text:p text:style-name="P2">558884.631687 , 5116195.60279 , 1348.492</text:p>
      <text:p text:style-name="P2">558884.631687 , 5116296.65542 , 1354.348</text:p>
      <text:p text:style-name="P2">558884.631687 , 5116397.70805 , 1333.848</text:p>
      <text:p text:style-name="P2">558884.631687 , 5116498.76068 , 1334.472</text:p>
      <text:p text:style-name="P2">558884.631687 , 5116599.81331 , 1342.938</text:p>
      <text:p text:style-name="P2">558884.631687 , 5116700.86594 , 1332.521</text:p>
      <text:p text:style-name="P2">558884.631687 , 5116801.91858 , 1349.925</text:p>
      <text:p text:style-name="P2">558884.631687 , 5116902.97121 , 1338.579</text:p>
      <text:p text:style-name="P2">558884.631687 , 5117004.02384 , 1348.797</text:p>
      <text:p text:style-name="P2">558884.631687 , 5117105.07647 , 1342.365</text:p>
      <text:p text:style-name="P2">558884.631687 , 5117206.1291 , 1336.761</text:p>
      <text:p text:style-name="P2">558884.631687 , 5117307.18173 , 1337.308</text:p>
      <text:p text:style-name="P2">558884.631687 , 5117408.23437 , 1332.284</text:p>
      <text:p text:style-name="P2">558884.631687 , 5117509.287 , 1333.68</text:p>
      <text:p text:style-name="P2">558884.631687 , 5117610.33963 , 1336.113</text:p>
      <text:p text:style-name="P2">558884.631687 , 5117711.39226 , 1331.977</text:p>
      <text:p text:style-name="P2">558884.631687 , 5117812.44489 , 1321.351</text:p>
      <text:p text:style-name="P2">558884.631687 , 5117913.49752 , 1318.865</text:p>
      <text:p text:style-name="P2">558884.631687 , 5118014.55015 , 1302.013</text:p>
      <text:p text:style-name="P2">558884.631687 , 5118115.60279 , 1313.308</text:p>
      <text:p text:style-name="P2">558884.631687 , 5118216.65542 , 1310.445</text:p>
      <text:p text:style-name="P2">558884.631687 , 5118317.70805 , 1291.31</text:p>
      <text:p text:style-name="P2">558884.631687 , 5118418.76068 , 1294.441</text:p>
      <text:p text:style-name="P2">558884.631687 , 5118519.81331 , 1281.069</text:p>
      <text:p text:style-name="P2"><text:soft-page-break/>558884.631687 , 5118620.86594 , 1299.592</text:p>
      <text:p text:style-name="P2">558884.631687 , 5118721.91858 , 1301.302</text:p>
      <text:p text:style-name="P2">558884.631687 , 5118822.97121 , 1273.872</text:p>
      <text:p text:style-name="P2">558884.631687 , 5118924.02384 , 1283.546</text:p>
      <text:p text:style-name="P2">558884.631687 , 5119025.07647 , 1220.504</text:p>
      <text:p text:style-name="P2">558884.631687 , 5119126.1291 , 1242.61</text:p>
      <text:p text:style-name="P2">558884.631687 , 5119227.18173 , 1294.013</text:p>
      <text:p text:style-name="P2">558884.631687 , 5119328.23437 , 1307.95</text:p>
      <text:p text:style-name="P2">558884.631687 , 5119429.287 , 1267.618</text:p>
      <text:p text:style-name="P2">558884.631687 , 5119530.33963 , 1229.472</text:p>
      <text:p text:style-name="P2">558884.631687 , 5119631.39226 , 1173.573</text:p>
      <text:p text:style-name="P2">558884.631687 , 5119732.44489 , 1112.022</text:p>
      <text:p text:style-name="P2">558884.631687 , 5119833.49752 , 1059.732</text:p>
      <text:p text:style-name="P2">558884.631687 , 5119934.55015 , 1011.708</text:p>
      <text:p text:style-name="P2">558884.631687 , 5120035.60279 , 957.8889</text:p>
      <text:p text:style-name="P2">558884.631687 , 5120136.65542 , 900.9141</text:p>
      <text:p text:style-name="P2">558884.631687 , 5120237.70805 , 843.4357</text:p>
      <text:p text:style-name="P2">558884.631687 , 5120338.76068 , 836.4277</text:p>
      <text:p text:style-name="P2">558884.631687 , 5120439.81331 , 827.7792</text:p>
      <text:p text:style-name="P2">558884.631687 , 5120540.86594 , 845.903</text:p>
      <text:p text:style-name="P2">558884.631687 , 5120641.91858 , 856.5411</text:p>
      <text:p text:style-name="P2">558884.631687 , 5120742.97121 , 844.2344</text:p>
      <text:p text:style-name="P2">558884.631687 , 5120844.02384 , 911.4225</text:p>
      <text:p text:style-name="P2">558884.631687 , 5120945.07647 , 976.3246</text:p>
      <text:p text:style-name="P2">558884.631687 , 5121046.1291 , 900.0</text:p>
      <text:p text:style-name="P2">558985.742798 , 5111446.1291 , 1049.134</text:p>
      <text:p text:style-name="P2">558985.742798 , 5111547.18173 , 1061.701</text:p>
      <text:p text:style-name="P2">558985.742798 , 5111648.23437 , 1073.226</text:p>
      <text:p text:style-name="P2">558985.742798 , 5111749.287 , 1114.938</text:p>
      <text:p text:style-name="P2">558985.742798 , 5111850.33963 , 1091.656</text:p>
      <text:p text:style-name="P2">558985.742798 , 5111951.39226 , 1066.179</text:p>
      <text:p text:style-name="P2">558985.742798 , 5112052.44489 , 1131.061</text:p>
      <text:p text:style-name="P2">558985.742798 , 5112153.49752 , 1137.045</text:p>
      <text:p text:style-name="P2">558985.742798 , 5112254.55015 , 1136.505</text:p>
      <text:p text:style-name="P2">558985.742798 , 5112355.60279 , 1128.218</text:p>
      <text:p text:style-name="P2">558985.742798 , 5112456.65542 , 1135.88</text:p>
      <text:p text:style-name="P2">558985.742798 , 5112557.70805 , 1133.805</text:p>
      <text:p text:style-name="P2">558985.742798 , 5112658.76068 , 1133.526</text:p>
      <text:p text:style-name="P2">558985.742798 , 5112759.81331 , 1150.05</text:p>
      <text:p text:style-name="P2">558985.742798 , 5112860.86594 , 1140.757</text:p>
      <text:p text:style-name="P2">558985.742798 , 5112961.91858 , 1135.935</text:p>
      <text:p text:style-name="P2">558985.742798 , 5113062.97121 , 1156.748</text:p>
      <text:p text:style-name="P2">558985.742798 , 5113164.02384 , 1194.548</text:p>
      <text:p text:style-name="P2">558985.742798 , 5113265.07647 , 1210.357</text:p>
      <text:p text:style-name="P2">558985.742798 , 5113366.1291 , 1206.995</text:p>
      <text:p text:style-name="P2">558985.742798 , 5113467.18173 , 1214.644</text:p>
      <text:p text:style-name="P2">558985.742798 , 5113568.23437 , 1233.441</text:p>
      <text:p text:style-name="P2">558985.742798 , 5113669.287 , 1246.536</text:p>
      <text:p text:style-name="P2">558985.742798 , 5113770.33963 , 1268.316</text:p>
      <text:p text:style-name="P2">558985.742798 , 5113871.39226 , 1281.79</text:p>
      <text:p text:style-name="P2">558985.742798 , 5113972.44489 , 1290.377</text:p>
      <text:p text:style-name="P2">558985.742798 , 5114073.49752 , 1251.332</text:p>
      <text:p text:style-name="P2"><text:soft-page-break/>558985.742798 , 5114174.55015 , 1268.135</text:p>
      <text:p text:style-name="P2">558985.742798 , 5114275.60279 , 1284.174</text:p>
      <text:p text:style-name="P2">558985.742798 , 5114376.65542 , 1316.859</text:p>
      <text:p text:style-name="P2">558985.742798 , 5114477.70805 , 1324.784</text:p>
      <text:p text:style-name="P2">558985.742798 , 5114578.76068 , 1306.341</text:p>
      <text:p text:style-name="P2">558985.742798 , 5114679.81331 , 1278.236</text:p>
      <text:p text:style-name="P2">558985.742798 , 5114780.86594 , 1303.359</text:p>
      <text:p text:style-name="P2">558985.742798 , 5114881.91858 , 1327.119</text:p>
      <text:p text:style-name="P2">558985.742798 , 5114982.97121 , 1317.736</text:p>
      <text:p text:style-name="P2">558985.742798 , 5115084.02384 , 1330.633</text:p>
      <text:p text:style-name="P2">558985.742798 , 5115185.07647 , 1340.668</text:p>
      <text:p text:style-name="P2">558985.742798 , 5115286.1291 , 1343.385</text:p>
      <text:p text:style-name="P2">558985.742798 , 5115387.18173 , 1376.458</text:p>
      <text:p text:style-name="P2">558985.742798 , 5115488.23437 , 1400.388</text:p>
      <text:p text:style-name="P2">558985.742798 , 5115589.287 , 1405.443</text:p>
      <text:p text:style-name="P2">558985.742798 , 5115690.33963 , 1413.563</text:p>
      <text:p text:style-name="P2">558985.742798 , 5115791.39226 , 1417.023</text:p>
      <text:p text:style-name="P2">558985.742798 , 5115892.44489 , 1411.368</text:p>
      <text:p text:style-name="P2">558985.742798 , 5115993.49752 , 1403.843</text:p>
      <text:p text:style-name="P2">558985.742798 , 5116094.55015 , 1392.245</text:p>
      <text:p text:style-name="P2">558985.742798 , 5116195.60279 , 1399.105</text:p>
      <text:p text:style-name="P2">558985.742798 , 5116296.65542 , 1400.75</text:p>
      <text:p text:style-name="P2">558985.742798 , 5116397.70805 , 1381.506</text:p>
      <text:p text:style-name="P2">558985.742798 , 5116498.76068 , 1359.854</text:p>
      <text:p text:style-name="P2">558985.742798 , 5116599.81331 , 1369.207</text:p>
      <text:p text:style-name="P2">558985.742798 , 5116700.86594 , 1355.976</text:p>
      <text:p text:style-name="P2">558985.742798 , 5116801.91858 , 1373.068</text:p>
      <text:p text:style-name="P2">558985.742798 , 5116902.97121 , 1360.741</text:p>
      <text:p text:style-name="P2">558985.742798 , 5117004.02384 , 1369.247</text:p>
      <text:p text:style-name="P2">558985.742798 , 5117105.07647 , 1368.075</text:p>
      <text:p text:style-name="P2">558985.742798 , 5117206.1291 , 1357.682</text:p>
      <text:p text:style-name="P2">558985.742798 , 5117307.18173 , 1365.433</text:p>
      <text:p text:style-name="P2">558985.742798 , 5117408.23437 , 1346.505</text:p>
      <text:p text:style-name="P2">558985.742798 , 5117509.287 , 1348.649</text:p>
      <text:p text:style-name="P2">558985.742798 , 5117610.33963 , 1361.379</text:p>
      <text:p text:style-name="P2">558985.742798 , 5117711.39226 , 1345.573</text:p>
      <text:p text:style-name="P2">558985.742798 , 5117812.44489 , 1327.557</text:p>
      <text:p text:style-name="P2">558985.742798 , 5117913.49752 , 1326.138</text:p>
      <text:p text:style-name="P2">558985.742798 , 5118014.55015 , 1324.936</text:p>
      <text:p text:style-name="P2">558985.742798 , 5118115.60279 , 1320.962</text:p>
      <text:p text:style-name="P2">558985.742798 , 5118216.65542 , 1308.207</text:p>
      <text:p text:style-name="P2">558985.742798 , 5118317.70805 , 1310.674</text:p>
      <text:p text:style-name="P2">558985.742798 , 5118418.76068 , 1305.293</text:p>
      <text:p text:style-name="P2">558985.742798 , 5118519.81331 , 1292.781</text:p>
      <text:p text:style-name="P2">558985.742798 , 5118620.86594 , 1305.915</text:p>
      <text:p text:style-name="P2">558985.742798 , 5118721.91858 , 1308.957</text:p>
      <text:p text:style-name="P2">558985.742798 , 5118822.97121 , 1288.806</text:p>
      <text:p text:style-name="P2">558985.742798 , 5118924.02384 , 1288.565</text:p>
      <text:p text:style-name="P2">558985.742798 , 5119025.07647 , 1233.073</text:p>
      <text:p text:style-name="P2">558985.742798 , 5119126.1291 , 1260.823</text:p>
      <text:p text:style-name="P2">558985.742798 , 5119227.18173 , 1276.385</text:p>
      <text:p text:style-name="P2">558985.742798 , 5119328.23437 , 1340.86</text:p>
      <text:p text:style-name="P2"><text:soft-page-break/>558985.742798 , 5119429.287 , 1285.222</text:p>
      <text:p text:style-name="P2">558985.742798 , 5119530.33963 , 1211.84</text:p>
      <text:p text:style-name="P2">558985.742798 , 5119631.39226 , 1141.24</text:p>
      <text:p text:style-name="P2">558985.742798 , 5119732.44489 , 1084.608</text:p>
      <text:p text:style-name="P2">558985.742798 , 5119833.49752 , 1037.359</text:p>
      <text:p text:style-name="P2">558985.742798 , 5119934.55015 , 981.0167</text:p>
      <text:p text:style-name="P2">558985.742798 , 5120035.60279 , 922.2928</text:p>
      <text:p text:style-name="P2">558985.742798 , 5120136.65542 , 868.3205</text:p>
      <text:p text:style-name="P2">558985.742798 , 5120237.70805 , 849.2978</text:p>
      <text:p text:style-name="P2">558985.742798 , 5120338.76068 , 862.7766</text:p>
      <text:p text:style-name="P2">558985.742798 , 5120439.81331 , 861.5108</text:p>
      <text:p text:style-name="P2">558985.742798 , 5120540.86594 , 888.8602</text:p>
      <text:p text:style-name="P2">558985.742798 , 5120641.91858 , 890.3345</text:p>
      <text:p text:style-name="P2">558985.742798 , 5120742.97121 , 858.468</text:p>
      <text:p text:style-name="P2">558985.742798 , 5120844.02384 , 916.9837</text:p>
      <text:p text:style-name="P2">558985.742798 , 5120945.07647 , 995.3405</text:p>
      <text:p text:style-name="P2">558985.742798 , 5121046.1291 , 900.0</text:p>
      <text:p text:style-name="P2">559086.853909 , 5111446.1291 , 1057.388</text:p>
      <text:p text:style-name="P2">559086.853909 , 5111547.18173 , 1071.453</text:p>
      <text:p text:style-name="P2">559086.853909 , 5111648.23437 , 1070.993</text:p>
      <text:p text:style-name="P2">559086.853909 , 5111749.287 , 1094.091</text:p>
      <text:p text:style-name="P2">559086.853909 , 5111850.33963 , 1137.563</text:p>
      <text:p text:style-name="P2">559086.853909 , 5111951.39226 , 1079.071</text:p>
      <text:p text:style-name="P2">559086.853909 , 5112052.44489 , 1103.244</text:p>
      <text:p text:style-name="P2">559086.853909 , 5112153.49752 , 1149.391</text:p>
      <text:p text:style-name="P2">559086.853909 , 5112254.55015 , 1151.799</text:p>
      <text:p text:style-name="P2">559086.853909 , 5112355.60279 , 1143.382</text:p>
      <text:p text:style-name="P2">559086.853909 , 5112456.65542 , 1134.844</text:p>
      <text:p text:style-name="P2">559086.853909 , 5112557.70805 , 1148.422</text:p>
      <text:p text:style-name="P2">559086.853909 , 5112658.76068 , 1147.157</text:p>
      <text:p text:style-name="P2">559086.853909 , 5112759.81331 , 1163.734</text:p>
      <text:p text:style-name="P2">559086.853909 , 5112860.86594 , 1164.88</text:p>
      <text:p text:style-name="P2">559086.853909 , 5112961.91858 , 1155.065</text:p>
      <text:p text:style-name="P2">559086.853909 , 5113062.97121 , 1161.484</text:p>
      <text:p text:style-name="P2">559086.853909 , 5113164.02384 , 1188.259</text:p>
      <text:p text:style-name="P2">559086.853909 , 5113265.07647 , 1223.045</text:p>
      <text:p text:style-name="P2">559086.853909 , 5113366.1291 , 1240.031</text:p>
      <text:p text:style-name="P2">559086.853909 , 5113467.18173 , 1241.964</text:p>
      <text:p text:style-name="P2">559086.853909 , 5113568.23437 , 1237.464</text:p>
      <text:p text:style-name="P2">559086.853909 , 5113669.287 , 1255.359</text:p>
      <text:p text:style-name="P2">559086.853909 , 5113770.33963 , 1259.095</text:p>
      <text:p text:style-name="P2">559086.853909 , 5113871.39226 , 1295.045</text:p>
      <text:p text:style-name="P2">559086.853909 , 5113972.44489 , 1306.234</text:p>
      <text:p text:style-name="P2">559086.853909 , 5114073.49752 , 1284.324</text:p>
      <text:p text:style-name="P2">559086.853909 , 5114174.55015 , 1286.508</text:p>
      <text:p text:style-name="P2">559086.853909 , 5114275.60279 , 1295.391</text:p>
      <text:p text:style-name="P2">559086.853909 , 5114376.65542 , 1317.596</text:p>
      <text:p text:style-name="P2">559086.853909 , 5114477.70805 , 1339.999</text:p>
      <text:p text:style-name="P2">559086.853909 , 5114578.76068 , 1328.047</text:p>
      <text:p text:style-name="P2">559086.853909 , 5114679.81331 , 1298.943</text:p>
      <text:p text:style-name="P2">559086.853909 , 5114780.86594 , 1334.247</text:p>
      <text:p text:style-name="P2">559086.853909 , 5114881.91858 , 1360.734</text:p>
      <text:p text:style-name="P2"><text:soft-page-break/>559086.853909 , 5114982.97121 , 1366.642</text:p>
      <text:p text:style-name="P2">559086.853909 , 5115084.02384 , 1355.03</text:p>
      <text:p text:style-name="P2">559086.853909 , 5115185.07647 , 1365.797</text:p>
      <text:p text:style-name="P2">559086.853909 , 5115286.1291 , 1370.177</text:p>
      <text:p text:style-name="P2">559086.853909 , 5115387.18173 , 1407.028</text:p>
      <text:p text:style-name="P2">559086.853909 , 5115488.23437 , 1418.5</text:p>
      <text:p text:style-name="P2">559086.853909 , 5115589.287 , 1435.438</text:p>
      <text:p text:style-name="P2">559086.853909 , 5115690.33963 , 1447.035</text:p>
      <text:p text:style-name="P2">559086.853909 , 5115791.39226 , 1444.594</text:p>
      <text:p text:style-name="P2">559086.853909 , 5115892.44489 , 1433.571</text:p>
      <text:p text:style-name="P2">559086.853909 , 5115993.49752 , 1428.405</text:p>
      <text:p text:style-name="P2">559086.853909 , 5116094.55015 , 1429.047</text:p>
      <text:p text:style-name="P2">559086.853909 , 5116195.60279 , 1431.244</text:p>
      <text:p text:style-name="P2">559086.853909 , 5116296.65542 , 1440.747</text:p>
      <text:p text:style-name="P2">559086.853909 , 5116397.70805 , 1418.172</text:p>
      <text:p text:style-name="P2">559086.853909 , 5116498.76068 , 1418.207</text:p>
      <text:p text:style-name="P2">559086.853909 , 5116599.81331 , 1392.285</text:p>
      <text:p text:style-name="P2">559086.853909 , 5116700.86594 , 1378.016</text:p>
      <text:p text:style-name="P2">559086.853909 , 5116801.91858 , 1387.328</text:p>
      <text:p text:style-name="P2">559086.853909 , 5116902.97121 , 1384.015</text:p>
      <text:p text:style-name="P2">559086.853909 , 5117004.02384 , 1387.75</text:p>
      <text:p text:style-name="P2">559086.853909 , 5117105.07647 , 1384.942</text:p>
      <text:p text:style-name="P2">559086.853909 , 5117206.1291 , 1375.752</text:p>
      <text:p text:style-name="P2">559086.853909 , 5117307.18173 , 1377.234</text:p>
      <text:p text:style-name="P2">559086.853909 , 5117408.23437 , 1372.483</text:p>
      <text:p text:style-name="P2">559086.853909 , 5117509.287 , 1371.977</text:p>
      <text:p text:style-name="P2">559086.853909 , 5117610.33963 , 1367.766</text:p>
      <text:p text:style-name="P2">559086.853909 , 5117711.39226 , 1355.601</text:p>
      <text:p text:style-name="P2">559086.853909 , 5117812.44489 , 1365.218</text:p>
      <text:p text:style-name="P2">559086.853909 , 5117913.49752 , 1348.281</text:p>
      <text:p text:style-name="P2">559086.853909 , 5118014.55015 , 1337.942</text:p>
      <text:p text:style-name="P2">559086.853909 , 5118115.60279 , 1336.618</text:p>
      <text:p text:style-name="P2">559086.853909 , 5118216.65542 , 1321.344</text:p>
      <text:p text:style-name="P2">559086.853909 , 5118317.70805 , 1315.156</text:p>
      <text:p text:style-name="P2">559086.853909 , 5118418.76068 , 1310.911</text:p>
      <text:p text:style-name="P2">559086.853909 , 5118519.81331 , 1299.688</text:p>
      <text:p text:style-name="P2">559086.853909 , 5118620.86594 , 1315.235</text:p>
      <text:p text:style-name="P2">559086.853909 , 5118721.91858 , 1315.231</text:p>
      <text:p text:style-name="P2">559086.853909 , 5118822.97121 , 1322.25</text:p>
      <text:p text:style-name="P2">559086.853909 , 5118924.02384 , 1305.258</text:p>
      <text:p text:style-name="P2">559086.853909 , 5119025.07647 , 1239.557</text:p>
      <text:p text:style-name="P2">559086.853909 , 5119126.1291 , 1268.313</text:p>
      <text:p text:style-name="P2">559086.853909 , 5119227.18173 , 1273.644</text:p>
      <text:p text:style-name="P2">559086.853909 , 5119328.23437 , 1329.205</text:p>
      <text:p text:style-name="P2">559086.853909 , 5119429.287 , 1273.859</text:p>
      <text:p text:style-name="P2">559086.853909 , 5119530.33963 , 1187.34</text:p>
      <text:p text:style-name="P2">559086.853909 , 5119631.39226 , 1101.966</text:p>
      <text:p text:style-name="P2">559086.853909 , 5119732.44489 , 1052.219</text:p>
      <text:p text:style-name="P2">559086.853909 , 5119833.49752 , 1004.615</text:p>
      <text:p text:style-name="P2">559086.853909 , 5119934.55015 , 949.4271</text:p>
      <text:p text:style-name="P2">559086.853909 , 5120035.60279 , 935.9063</text:p>
      <text:p text:style-name="P2">559086.853909 , 5120136.65542 , 915.4907</text:p>
      <text:p text:style-name="P2"><text:soft-page-break/>559086.853909 , 5120237.70805 , 871.0562</text:p>
      <text:p text:style-name="P2">559086.853909 , 5120338.76068 , 911.8906</text:p>
      <text:p text:style-name="P2">559086.853909 , 5120439.81331 , 916.2997</text:p>
      <text:p text:style-name="P2">559086.853909 , 5120540.86594 , 948.2853</text:p>
      <text:p text:style-name="P2">559086.853909 , 5120641.91858 , 926.0781</text:p>
      <text:p text:style-name="P2">559086.853909 , 5120742.97121 , 924.7251</text:p>
      <text:p text:style-name="P2">559086.853909 , 5120844.02384 , 927.2708</text:p>
      <text:p text:style-name="P2">559086.853909 , 5120945.07647 , 998.2222</text:p>
      <text:p text:style-name="P2">559086.853909 , 5121046.1291 , 900.0</text:p>
      <text:p text:style-name="P2">559187.96502 , 5111446.1291 , 1067.698</text:p>
      <text:p text:style-name="P2">559187.96502 , 5111547.18173 , 1075.774</text:p>
      <text:p text:style-name="P2">559187.96502 , 5111648.23437 , 1079.581</text:p>
      <text:p text:style-name="P2">559187.96502 , 5111749.287 , 1093.147</text:p>
      <text:p text:style-name="P2">559187.96502 , 5111850.33963 , 1106.008</text:p>
      <text:p text:style-name="P2">559187.96502 , 5111951.39226 , 1134.919</text:p>
      <text:p text:style-name="P2">559187.96502 , 5112052.44489 , 1086.633</text:p>
      <text:p text:style-name="P2">559187.96502 , 5112153.49752 , 1134.873</text:p>
      <text:p text:style-name="P2">559187.96502 , 5112254.55015 , 1171.255</text:p>
      <text:p text:style-name="P2">559187.96502 , 5112355.60279 , 1166.985</text:p>
      <text:p text:style-name="P2">559187.96502 , 5112456.65542 , 1149.274</text:p>
      <text:p text:style-name="P2">559187.96502 , 5112557.70805 , 1168.72</text:p>
      <text:p text:style-name="P2">559187.96502 , 5112658.76068 , 1165.198</text:p>
      <text:p text:style-name="P2">559187.96502 , 5112759.81331 , 1181.974</text:p>
      <text:p text:style-name="P2">559187.96502 , 5112860.86594 , 1187.048</text:p>
      <text:p text:style-name="P2">559187.96502 , 5112961.91858 , 1182.85</text:p>
      <text:p text:style-name="P2">559187.96502 , 5113062.97121 , 1172.087</text:p>
      <text:p text:style-name="P2">559187.96502 , 5113164.02384 , 1188.382</text:p>
      <text:p text:style-name="P2">559187.96502 , 5113265.07647 , 1219.151</text:p>
      <text:p text:style-name="P2">559187.96502 , 5113366.1291 , 1247.23</text:p>
      <text:p text:style-name="P2">559187.96502 , 5113467.18173 , 1270.442</text:p>
      <text:p text:style-name="P2">559187.96502 , 5113568.23437 , 1272.761</text:p>
      <text:p text:style-name="P2">559187.96502 , 5113669.287 , 1265.981</text:p>
      <text:p text:style-name="P2">559187.96502 , 5113770.33963 , 1283.521</text:p>
      <text:p text:style-name="P2">559187.96502 , 5113871.39226 , 1288.053</text:p>
      <text:p text:style-name="P2">559187.96502 , 5113972.44489 , 1301.962</text:p>
      <text:p text:style-name="P2">559187.96502 , 5114073.49752 , 1319.059</text:p>
      <text:p text:style-name="P2">559187.96502 , 5114174.55015 , 1310.722</text:p>
      <text:p text:style-name="P2">559187.96502 , 5114275.60279 , 1312.641</text:p>
      <text:p text:style-name="P2">559187.96502 , 5114376.65542 , 1327.466</text:p>
      <text:p text:style-name="P2">559187.96502 , 5114477.70805 , 1367.282</text:p>
      <text:p text:style-name="P2">559187.96502 , 5114578.76068 , 1344.104</text:p>
      <text:p text:style-name="P2">559187.96502 , 5114679.81331 , 1329.959</text:p>
      <text:p text:style-name="P2">559187.96502 , 5114780.86594 , 1354.959</text:p>
      <text:p text:style-name="P2">559187.96502 , 5114881.91858 , 1375.558</text:p>
      <text:p text:style-name="P2">559187.96502 , 5114982.97121 , 1391.293</text:p>
      <text:p text:style-name="P2">559187.96502 , 5115084.02384 , 1395.925</text:p>
      <text:p text:style-name="P2">559187.96502 , 5115185.07647 , 1402.239</text:p>
      <text:p text:style-name="P2">559187.96502 , 5115286.1291 , 1413.573</text:p>
      <text:p text:style-name="P2">559187.96502 , 5115387.18173 , 1436.5</text:p>
      <text:p text:style-name="P2">559187.96502 , 5115488.23437 , 1445.367</text:p>
      <text:p text:style-name="P2">559187.96502 , 5115589.287 , 1459.961</text:p>
      <text:p text:style-name="P2">559187.96502 , 5115690.33963 , 1470.804</text:p>
      <text:p text:style-name="P2"><text:soft-page-break/>559187.96502 , 5115791.39226 , 1465.76</text:p>
      <text:p text:style-name="P2">559187.96502 , 5115892.44489 , 1461.501</text:p>
      <text:p text:style-name="P2">559187.96502 , 5115993.49752 , 1457.158</text:p>
      <text:p text:style-name="P2">559187.96502 , 5116094.55015 , 1455.774</text:p>
      <text:p text:style-name="P2">559187.96502 , 5116195.60279 , 1458.956</text:p>
      <text:p text:style-name="P2">559187.96502 , 5116296.65542 , 1476.652</text:p>
      <text:p text:style-name="P2">559187.96502 , 5116397.70805 , 1464.161</text:p>
      <text:p text:style-name="P2">559187.96502 , 5116498.76068 , 1443.835</text:p>
      <text:p text:style-name="P2">559187.96502 , 5116599.81331 , 1415.784</text:p>
      <text:p text:style-name="P2">559187.96502 , 5116700.86594 , 1399.776</text:p>
      <text:p text:style-name="P2">559187.96502 , 5116801.91858 , 1417.327</text:p>
      <text:p text:style-name="P2">559187.96502 , 5116902.97121 , 1391.333</text:p>
      <text:p text:style-name="P2">559187.96502 , 5117004.02384 , 1413.156</text:p>
      <text:p text:style-name="P2">559187.96502 , 5117105.07647 , 1410.181</text:p>
      <text:p text:style-name="P2">559187.96502 , 5117206.1291 , 1395.38</text:p>
      <text:p text:style-name="P2">559187.96502 , 5117307.18173 , 1388.479</text:p>
      <text:p text:style-name="P2">559187.96502 , 5117408.23437 , 1393.514</text:p>
      <text:p text:style-name="P2">559187.96502 , 5117509.287 , 1378.822</text:p>
      <text:p text:style-name="P2">559187.96502 , 5117610.33963 , 1374.675</text:p>
      <text:p text:style-name="P2">559187.96502 , 5117711.39226 , 1404.166</text:p>
      <text:p text:style-name="P2">559187.96502 , 5117812.44489 , 1401.125</text:p>
      <text:p text:style-name="P2">559187.96502 , 5117913.49752 , 1391.998</text:p>
      <text:p text:style-name="P2">559187.96502 , 5118014.55015 , 1359.319</text:p>
      <text:p text:style-name="P2">559187.96502 , 5118115.60279 , 1345.616</text:p>
      <text:p text:style-name="P2">559187.96502 , 5118216.65542 , 1333.542</text:p>
      <text:p text:style-name="P2">559187.96502 , 5118317.70805 , 1324.775</text:p>
      <text:p text:style-name="P2">559187.96502 , 5118418.76068 , 1319.01</text:p>
      <text:p text:style-name="P2">559187.96502 , 5118519.81331 , 1311.992</text:p>
      <text:p text:style-name="P2">559187.96502 , 5118620.86594 , 1324.091</text:p>
      <text:p text:style-name="P2">559187.96502 , 5118721.91858 , 1323.583</text:p>
      <text:p text:style-name="P2">559187.96502 , 5118822.97121 , 1313.799</text:p>
      <text:p text:style-name="P2">559187.96502 , 5118924.02384 , 1278.618</text:p>
      <text:p text:style-name="P2">559187.96502 , 5119025.07647 , 1249.967</text:p>
      <text:p text:style-name="P2">559187.96502 , 5119126.1291 , 1262.135</text:p>
      <text:p text:style-name="P2">559187.96502 , 5119227.18173 , 1269.224</text:p>
      <text:p text:style-name="P2">559187.96502 , 5119328.23437 , 1317.901</text:p>
      <text:p text:style-name="P2">559187.96502 , 5119429.287 , 1227.025</text:p>
      <text:p text:style-name="P2">559187.96502 , 5119530.33963 , 1148.221</text:p>
      <text:p text:style-name="P2">559187.96502 , 5119631.39226 , 1078.304</text:p>
      <text:p text:style-name="P2">559187.96502 , 5119732.44489 , 1032.1</text:p>
      <text:p text:style-name="P2">559187.96502 , 5119833.49752 , 991.1298</text:p>
      <text:p text:style-name="P2">559187.96502 , 5119934.55015 , 992.1213</text:p>
      <text:p text:style-name="P2">559187.96502 , 5120035.60279 , 989.4039</text:p>
      <text:p text:style-name="P2">559187.96502 , 5120136.65542 , 928.2128</text:p>
      <text:p text:style-name="P2">559187.96502 , 5120237.70805 , 883.4838</text:p>
      <text:p text:style-name="P2">559187.96502 , 5120338.76068 , 970.9919</text:p>
      <text:p text:style-name="P2">559187.96502 , 5120439.81331 , 935.4756</text:p>
      <text:p text:style-name="P2">559187.96502 , 5120540.86594 , 1002.673</text:p>
      <text:p text:style-name="P2">559187.96502 , 5120641.91858 , 964.3843</text:p>
      <text:p text:style-name="P2">559187.96502 , 5120742.97121 , 983.0002</text:p>
      <text:p text:style-name="P2">559187.96502 , 5120844.02384 , 940.8406</text:p>
      <text:p text:style-name="P2">559187.96502 , 5120945.07647 , 1012.79</text:p>
      <text:p text:style-name="P2"><text:soft-page-break/>559187.96502 , 5121046.1291 , 900.0</text:p>
      <text:p text:style-name="P2">559289.076131 , 5111446.1291 , 1078.172</text:p>
      <text:p text:style-name="P2">559289.076131 , 5111547.18173 , 1073.427</text:p>
      <text:p text:style-name="P2">559289.076131 , 5111648.23437 , 1083.068</text:p>
      <text:p text:style-name="P2">559289.076131 , 5111749.287 , 1101.422</text:p>
      <text:p text:style-name="P2">559289.076131 , 5111850.33963 , 1109.7</text:p>
      <text:p text:style-name="P2">559289.076131 , 5111951.39226 , 1126.663</text:p>
      <text:p text:style-name="P2">559289.076131 , 5112052.44489 , 1098.75</text:p>
      <text:p text:style-name="P2">559289.076131 , 5112153.49752 , 1129.995</text:p>
      <text:p text:style-name="P2">559289.076131 , 5112254.55015 , 1175.076</text:p>
      <text:p text:style-name="P2">559289.076131 , 5112355.60279 , 1180.104</text:p>
      <text:p text:style-name="P2">559289.076131 , 5112456.65542 , 1174.793</text:p>
      <text:p text:style-name="P2">559289.076131 , 5112557.70805 , 1176.851</text:p>
      <text:p text:style-name="P2">559289.076131 , 5112658.76068 , 1198.34</text:p>
      <text:p text:style-name="P2">559289.076131 , 5112759.81331 , 1184.608</text:p>
      <text:p text:style-name="P2">559289.076131 , 5112860.86594 , 1202.478</text:p>
      <text:p text:style-name="P2">559289.076131 , 5112961.91858 , 1196.44</text:p>
      <text:p text:style-name="P2">559289.076131 , 5113062.97121 , 1193.538</text:p>
      <text:p text:style-name="P2">559289.076131 , 5113164.02384 , 1186.615</text:p>
      <text:p text:style-name="P2">559289.076131 , 5113265.07647 , 1204.073</text:p>
      <text:p text:style-name="P2">559289.076131 , 5113366.1291 , 1230.006</text:p>
      <text:p text:style-name="P2">559289.076131 , 5113467.18173 , 1270.642</text:p>
      <text:p text:style-name="P2">559289.076131 , 5113568.23437 , 1289.075</text:p>
      <text:p text:style-name="P2">559289.076131 , 5113669.287 , 1280.783</text:p>
      <text:p text:style-name="P2">559289.076131 , 5113770.33963 , 1292.149</text:p>
      <text:p text:style-name="P2">559289.076131 , 5113871.39226 , 1300.439</text:p>
      <text:p text:style-name="P2">559289.076131 , 5113972.44489 , 1303.027</text:p>
      <text:p text:style-name="P2">559289.076131 , 5114073.49752 , 1315.941</text:p>
      <text:p text:style-name="P2">559289.076131 , 5114174.55015 , 1317.367</text:p>
      <text:p text:style-name="P2">559289.076131 , 5114275.60279 , 1337.771</text:p>
      <text:p text:style-name="P2">559289.076131 , 5114376.65542 , 1342.222</text:p>
      <text:p text:style-name="P2">559289.076131 , 5114477.70805 , 1374.818</text:p>
      <text:p text:style-name="P2">559289.076131 , 5114578.76068 , 1363.315</text:p>
      <text:p text:style-name="P2">559289.076131 , 5114679.81331 , 1341.262</text:p>
      <text:p text:style-name="P2">559289.076131 , 5114780.86594 , 1392.188</text:p>
      <text:p text:style-name="P2">559289.076131 , 5114881.91858 , 1405.418</text:p>
      <text:p text:style-name="P2">559289.076131 , 5114982.97121 , 1414.609</text:p>
      <text:p text:style-name="P2">559289.076131 , 5115084.02384 , 1424.531</text:p>
      <text:p text:style-name="P2">559289.076131 , 5115185.07647 , 1435.811</text:p>
      <text:p text:style-name="P2">559289.076131 , 5115286.1291 , 1462.416</text:p>
      <text:p text:style-name="P2">559289.076131 , 5115387.18173 , 1466.094</text:p>
      <text:p text:style-name="P2">559289.076131 , 5115488.23437 , 1478.023</text:p>
      <text:p text:style-name="P2">559289.076131 , 5115589.287 , 1487.106</text:p>
      <text:p text:style-name="P2">559289.076131 , 5115690.33963 , 1499.309</text:p>
      <text:p text:style-name="P2">559289.076131 , 5115791.39226 , 1495.904</text:p>
      <text:p text:style-name="P2">559289.076131 , 5115892.44489 , 1492.852</text:p>
      <text:p text:style-name="P2">559289.076131 , 5115993.49752 , 1491.89</text:p>
      <text:p text:style-name="P2">559289.076131 , 5116094.55015 , 1488.172</text:p>
      <text:p text:style-name="P2">559289.076131 , 5116195.60279 , 1497.224</text:p>
      <text:p text:style-name="P2">559289.076131 , 5116296.65542 , 1502.8</text:p>
      <text:p text:style-name="P2">559289.076131 , 5116397.70805 , 1491.765</text:p>
      <text:p text:style-name="P2">559289.076131 , 5116498.76068 , 1481.446</text:p>
      <text:p text:style-name="P2"><text:soft-page-break/>559289.076131 , 5116599.81331 , 1415.946</text:p>
      <text:p text:style-name="P2">559289.076131 , 5116700.86594 , 1451.397</text:p>
      <text:p text:style-name="P2">559289.076131 , 5116801.91858 , 1434.136</text:p>
      <text:p text:style-name="P2">559289.076131 , 5116902.97121 , 1438.062</text:p>
      <text:p text:style-name="P2">559289.076131 , 5117004.02384 , 1433.485</text:p>
      <text:p text:style-name="P2">559289.076131 , 5117105.07647 , 1433.35</text:p>
      <text:p text:style-name="P2">559289.076131 , 5117206.1291 , 1420.33</text:p>
      <text:p text:style-name="P2">559289.076131 , 5117307.18173 , 1422.341</text:p>
      <text:p text:style-name="P2">559289.076131 , 5117408.23437 , 1412.632</text:p>
      <text:p text:style-name="P2">559289.076131 , 5117509.287 , 1402.236</text:p>
      <text:p text:style-name="P2">559289.076131 , 5117610.33963 , 1415.905</text:p>
      <text:p text:style-name="P2">559289.076131 , 5117711.39226 , 1425.472</text:p>
      <text:p text:style-name="P2">559289.076131 , 5117812.44489 , 1425.078</text:p>
      <text:p text:style-name="P2">559289.076131 , 5117913.49752 , 1407.273</text:p>
      <text:p text:style-name="P2">559289.076131 , 5118014.55015 , 1394.697</text:p>
      <text:p text:style-name="P2">559289.076131 , 5118115.60279 , 1345.82</text:p>
      <text:p text:style-name="P2">559289.076131 , 5118216.65542 , 1361.067</text:p>
      <text:p text:style-name="P2">559289.076131 , 5118317.70805 , 1335.955</text:p>
      <text:p text:style-name="P2">559289.076131 , 5118418.76068 , 1345.261</text:p>
      <text:p text:style-name="P2">559289.076131 , 5118519.81331 , 1330.668</text:p>
      <text:p text:style-name="P2">559289.076131 , 5118620.86594 , 1335.743</text:p>
      <text:p text:style-name="P2">559289.076131 , 5118721.91858 , 1323.445</text:p>
      <text:p text:style-name="P2">559289.076131 , 5118822.97121 , 1308.829</text:p>
      <text:p text:style-name="P2">559289.076131 , 5118924.02384 , 1255.884</text:p>
      <text:p text:style-name="P2">559289.076131 , 5119025.07647 , 1259.396</text:p>
      <text:p text:style-name="P2">559289.076131 , 5119126.1291 , 1268.019</text:p>
      <text:p text:style-name="P2">559289.076131 , 5119227.18173 , 1287.041</text:p>
      <text:p text:style-name="P2">559289.076131 , 5119328.23437 , 1302.413</text:p>
      <text:p text:style-name="P2">559289.076131 , 5119429.287 , 1200.234</text:p>
      <text:p text:style-name="P2">559289.076131 , 5119530.33963 , 1113.165</text:p>
      <text:p text:style-name="P2">559289.076131 , 5119631.39226 , 1053.934</text:p>
      <text:p text:style-name="P2">559289.076131 , 5119732.44489 , 1016.785</text:p>
      <text:p text:style-name="P2">559289.076131 , 5119833.49752 , 1021.469</text:p>
      <text:p text:style-name="P2">559289.076131 , 5119934.55015 , 1060.591</text:p>
      <text:p text:style-name="P2">559289.076131 , 5120035.60279 , 1023.607</text:p>
      <text:p text:style-name="P2">559289.076131 , 5120136.65542 , 985.3521</text:p>
      <text:p text:style-name="P2">559289.076131 , 5120237.70805 , 965.7477</text:p>
      <text:p text:style-name="P2">559289.076131 , 5120338.76068 , 1051.091</text:p>
      <text:p text:style-name="P2">559289.076131 , 5120439.81331 , 1026.46</text:p>
      <text:p text:style-name="P2">559289.076131 , 5120540.86594 , 1094.14</text:p>
      <text:p text:style-name="P2">559289.076131 , 5120641.91858 , 1074.485</text:p>
      <text:p text:style-name="P2">559289.076131 , 5120742.97121 , 1010.046</text:p>
      <text:p text:style-name="P2">559289.076131 , 5120844.02384 , 983.7464</text:p>
      <text:p text:style-name="P2">559289.076131 , 5120945.07647 , 1055.338</text:p>
      <text:p text:style-name="P2">559289.076131 , 5121046.1291 , 900.0</text:p>
      <text:p text:style-name="P2">559390.187243 , 5111446.1291 , 1095.208</text:p>
      <text:p text:style-name="P2">559390.187243 , 5111547.18173 , 1082.891</text:p>
      <text:p text:style-name="P2">559390.187243 , 5111648.23437 , 1095.219</text:p>
      <text:p text:style-name="P2">559390.187243 , 5111749.287 , 1102.2</text:p>
      <text:p text:style-name="P2">559390.187243 , 5111850.33963 , 1115.453</text:p>
      <text:p text:style-name="P2">559390.187243 , 5111951.39226 , 1131.131</text:p>
      <text:p text:style-name="P2">559390.187243 , 5112052.44489 , 1143.012</text:p>
      <text:p text:style-name="P2"><text:soft-page-break/>559390.187243 , 5112153.49752 , 1119.203</text:p>
      <text:p text:style-name="P2">559390.187243 , 5112254.55015 , 1142.033</text:p>
      <text:p text:style-name="P2">559390.187243 , 5112355.60279 , 1141.617</text:p>
      <text:p text:style-name="P2">559390.187243 , 5112456.65542 , 1190.438</text:p>
      <text:p text:style-name="P2">559390.187243 , 5112557.70805 , 1193.782</text:p>
      <text:p text:style-name="P2">559390.187243 , 5112658.76068 , 1201.77</text:p>
      <text:p text:style-name="P2">559390.187243 , 5112759.81331 , 1218</text:p>
      <text:p text:style-name="P2">559390.187243 , 5112860.86594 , 1198.81</text:p>
      <text:p text:style-name="P2">559390.187243 , 5112961.91858 , 1225.951</text:p>
      <text:p text:style-name="P2">559390.187243 , 5113062.97121 , 1231.984</text:p>
      <text:p text:style-name="P2">559390.187243 , 5113164.02384 , 1198.046</text:p>
      <text:p text:style-name="P2">559390.187243 , 5113265.07647 , 1213.776</text:p>
      <text:p text:style-name="P2">559390.187243 , 5113366.1291 , 1233.844</text:p>
      <text:p text:style-name="P2">559390.187243 , 5113467.18173 , 1264.087</text:p>
      <text:p text:style-name="P2">559390.187243 , 5113568.23437 , 1305.345</text:p>
      <text:p text:style-name="P2">559390.187243 , 5113669.287 , 1304.078</text:p>
      <text:p text:style-name="P2">559390.187243 , 5113770.33963 , 1314.601</text:p>
      <text:p text:style-name="P2">559390.187243 , 5113871.39226 , 1323.48</text:p>
      <text:p text:style-name="P2">559390.187243 , 5113972.44489 , 1317.109</text:p>
      <text:p text:style-name="P2">559390.187243 , 5114073.49752 , 1332.026</text:p>
      <text:p text:style-name="P2">559390.187243 , 5114174.55015 , 1351.793</text:p>
      <text:p text:style-name="P2">559390.187243 , 5114275.60279 , 1338.641</text:p>
      <text:p text:style-name="P2">559390.187243 , 5114376.65542 , 1363.196</text:p>
      <text:p text:style-name="P2">559390.187243 , 5114477.70805 , 1388.341</text:p>
      <text:p text:style-name="P2">559390.187243 , 5114578.76068 , 1392.953</text:p>
      <text:p text:style-name="P2">559390.187243 , 5114679.81331 , 1355.662</text:p>
      <text:p text:style-name="P2">559390.187243 , 5114780.86594 , 1416.679</text:p>
      <text:p text:style-name="P2">559390.187243 , 5114881.91858 , 1426.594</text:p>
      <text:p text:style-name="P2">559390.187243 , 5114982.97121 , 1441.08</text:p>
      <text:p text:style-name="P2">559390.187243 , 5115084.02384 , 1444.635</text:p>
      <text:p text:style-name="P2">559390.187243 , 5115185.07647 , 1468.406</text:p>
      <text:p text:style-name="P2">559390.187243 , 5115286.1291 , 1487.113</text:p>
      <text:p text:style-name="P2">559390.187243 , 5115387.18173 , 1499.14</text:p>
      <text:p text:style-name="P2">559390.187243 , 5115488.23437 , 1508.797</text:p>
      <text:p text:style-name="P2">559390.187243 , 5115589.287 , 1518.924</text:p>
      <text:p text:style-name="P2">559390.187243 , 5115690.33963 , 1528.596</text:p>
      <text:p text:style-name="P2">559390.187243 , 5115791.39226 , 1529.906</text:p>
      <text:p text:style-name="P2">559390.187243 , 5115892.44489 , 1524.756</text:p>
      <text:p text:style-name="P2">559390.187243 , 5115993.49752 , 1519.477</text:p>
      <text:p text:style-name="P2">559390.187243 , 5116094.55015 , 1523.172</text:p>
      <text:p text:style-name="P2">559390.187243 , 5116195.60279 , 1528.321</text:p>
      <text:p text:style-name="P2">559390.187243 , 5116296.65542 , 1528.146</text:p>
      <text:p text:style-name="P2">559390.187243 , 5116397.70805 , 1516.578</text:p>
      <text:p text:style-name="P2">559390.187243 , 5116498.76068 , 1497.415</text:p>
      <text:p text:style-name="P2">559390.187243 , 5116599.81331 , 1433.783</text:p>
      <text:p text:style-name="P2">559390.187243 , 5116700.86594 , 1498.063</text:p>
      <text:p text:style-name="P2">559390.187243 , 5116801.91858 , 1484.872</text:p>
      <text:p text:style-name="P2">559390.187243 , 5116902.97121 , 1473.047</text:p>
      <text:p text:style-name="P2">559390.187243 , 5117004.02384 , 1455.828</text:p>
      <text:p text:style-name="P2">559390.187243 , 5117105.07647 , 1447.374</text:p>
      <text:p text:style-name="P2">559390.187243 , 5117206.1291 , 1439.008</text:p>
      <text:p text:style-name="P2">559390.187243 , 5117307.18173 , 1444.422</text:p>
      <text:p text:style-name="P2"><text:soft-page-break/>559390.187243 , 5117408.23437 , 1437.179</text:p>
      <text:p text:style-name="P2">559390.187243 , 5117509.287 , 1423.322</text:p>
      <text:p text:style-name="P2">559390.187243 , 5117610.33963 , 1447.391</text:p>
      <text:p text:style-name="P2">559390.187243 , 5117711.39226 , 1447.233</text:p>
      <text:p text:style-name="P2">559390.187243 , 5117812.44489 , 1454.738</text:p>
      <text:p text:style-name="P2">559390.187243 , 5117913.49752 , 1418.422</text:p>
      <text:p text:style-name="P2">559390.187243 , 5118014.55015 , 1414.767</text:p>
      <text:p text:style-name="P2">559390.187243 , 5118115.60279 , 1362.956</text:p>
      <text:p text:style-name="P2">559390.187243 , 5118216.65542 , 1399.766</text:p>
      <text:p text:style-name="P2">559390.187243 , 5118317.70805 , 1355.433</text:p>
      <text:p text:style-name="P2">559390.187243 , 5118418.76068 , 1346.149</text:p>
      <text:p text:style-name="P2">559390.187243 , 5118519.81331 , 1350.672</text:p>
      <text:p text:style-name="P2">559390.187243 , 5118620.86594 , 1341.245</text:p>
      <text:p text:style-name="P2">559390.187243 , 5118721.91858 , 1337.845</text:p>
      <text:p text:style-name="P2">559390.187243 , 5118822.97121 , 1298.141</text:p>
      <text:p text:style-name="P2">559390.187243 , 5118924.02384 , 1318.727</text:p>
      <text:p text:style-name="P2">559390.187243 , 5119025.07647 , 1282.174</text:p>
      <text:p text:style-name="P2">559390.187243 , 5119126.1291 , 1267</text:p>
      <text:p text:style-name="P2">559390.187243 , 5119227.18173 , 1304.004</text:p>
      <text:p text:style-name="P2">559390.187243 , 5119328.23437 , 1291.372</text:p>
      <text:p text:style-name="P2">559390.187243 , 5119429.287 , 1192.547</text:p>
      <text:p text:style-name="P2">559390.187243 , 5119530.33963 , 1118.167</text:p>
      <text:p text:style-name="P2">559390.187243 , 5119631.39226 , 1056.819</text:p>
      <text:p text:style-name="P2">559390.187243 , 5119732.44489 , 1034.844</text:p>
      <text:p text:style-name="P2">559390.187243 , 5119833.49752 , 1098.901</text:p>
      <text:p text:style-name="P2">559390.187243 , 5119934.55015 , 1069.748</text:p>
      <text:p text:style-name="P2">559390.187243 , 5120035.60279 , 1027.625</text:p>
      <text:p text:style-name="P2">559390.187243 , 5120136.65542 , 1042.734</text:p>
      <text:p text:style-name="P2">559390.187243 , 5120237.70805 , 1004.148</text:p>
      <text:p text:style-name="P2">559390.187243 , 5120338.76068 , 1116.313</text:p>
      <text:p text:style-name="P2">559390.187243 , 5120439.81331 , 1102.519</text:p>
      <text:p text:style-name="P2">559390.187243 , 5120540.86594 , 1148.676</text:p>
      <text:p text:style-name="P2">559390.187243 , 5120641.91858 , 1088.594</text:p>
      <text:p text:style-name="P2">559390.187243 , 5120742.97121 , 1023.557</text:p>
      <text:p text:style-name="P2">559390.187243 , 5120844.02384 , 1009.267</text:p>
      <text:p text:style-name="P2">559390.187243 , 5120945.07647 , 1086.922</text:p>
      <text:p text:style-name="P2">559390.187243 , 5121046.1291 , 900.0</text:p>
      <text:p text:style-name="P2">559491.298354 , 5111446.1291 , 1100.353</text:p>
      <text:p text:style-name="P2">559491.298354 , 5111547.18173 , 1090.406</text:p>
      <text:p text:style-name="P2">559491.298354 , 5111648.23437 , 1111.416</text:p>
      <text:p text:style-name="P2">559491.298354 , 5111749.287 , 1108.798</text:p>
      <text:p text:style-name="P2">559491.298354 , 5111850.33963 , 1121.436</text:p>
      <text:p text:style-name="P2">559491.298354 , 5111951.39226 , 1137.1</text:p>
      <text:p text:style-name="P2">559491.298354 , 5112052.44489 , 1148.211</text:p>
      <text:p text:style-name="P2">559491.298354 , 5112153.49752 , 1148.92</text:p>
      <text:p text:style-name="P2">559491.298354 , 5112254.55015 , 1148.198</text:p>
      <text:p text:style-name="P2">559491.298354 , 5112355.60279 , 1147.424</text:p>
      <text:p text:style-name="P2">559491.298354 , 5112456.65542 , 1158.122</text:p>
      <text:p text:style-name="P2">559491.298354 , 5112557.70805 , 1204.938</text:p>
      <text:p text:style-name="P2">559491.298354 , 5112658.76068 , 1220.3</text:p>
      <text:p text:style-name="P2">559491.298354 , 5112759.81331 , 1234.095</text:p>
      <text:p text:style-name="P2">559491.298354 , 5112860.86594 , 1226.601</text:p>
      <text:p text:style-name="P2"><text:soft-page-break/>559491.298354 , 5112961.91858 , 1238.885</text:p>
      <text:p text:style-name="P2">559491.298354 , 5113062.97121 , 1247.678</text:p>
      <text:p text:style-name="P2">559491.298354 , 5113164.02384 , 1230.612</text:p>
      <text:p text:style-name="P2">559491.298354 , 5113265.07647 , 1229.307</text:p>
      <text:p text:style-name="P2">559491.298354 , 5113366.1291 , 1227.778</text:p>
      <text:p text:style-name="P2">559491.298354 , 5113467.18173 , 1245.056</text:p>
      <text:p text:style-name="P2">559491.298354 , 5113568.23437 , 1281.458</text:p>
      <text:p text:style-name="P2">559491.298354 , 5113669.287 , 1327.473</text:p>
      <text:p text:style-name="P2">559491.298354 , 5113770.33963 , 1338.067</text:p>
      <text:p text:style-name="P2">559491.298354 , 5113871.39226 , 1338.113</text:p>
      <text:p text:style-name="P2">559491.298354 , 5113972.44489 , 1346.879</text:p>
      <text:p text:style-name="P2">559491.298354 , 5114073.49752 , 1347.495</text:p>
      <text:p text:style-name="P2">559491.298354 , 5114174.55015 , 1357.837</text:p>
      <text:p text:style-name="P2">559491.298354 , 5114275.60279 , 1356.536</text:p>
      <text:p text:style-name="P2">559491.298354 , 5114376.65542 , 1371.075</text:p>
      <text:p text:style-name="P2">559491.298354 , 5114477.70805 , 1406.707</text:p>
      <text:p text:style-name="P2">559491.298354 , 5114578.76068 , 1411.806</text:p>
      <text:p text:style-name="P2">559491.298354 , 5114679.81331 , 1381.782</text:p>
      <text:p text:style-name="P2">559491.298354 , 5114780.86594 , 1429.927</text:p>
      <text:p text:style-name="P2">559491.298354 , 5114881.91858 , 1447.248</text:p>
      <text:p text:style-name="P2">559491.298354 , 5114982.97121 , 1459.615</text:p>
      <text:p text:style-name="P2">559491.298354 , 5115084.02384 , 1475.603</text:p>
      <text:p text:style-name="P2">559491.298354 , 5115185.07647 , 1493.761</text:p>
      <text:p text:style-name="P2">559491.298354 , 5115286.1291 , 1509.625</text:p>
      <text:p text:style-name="P2">559491.298354 , 5115387.18173 , 1524.287</text:p>
      <text:p text:style-name="P2">559491.298354 , 5115488.23437 , 1535.832</text:p>
      <text:p text:style-name="P2">559491.298354 , 5115589.287 , 1547.813</text:p>
      <text:p text:style-name="P2">559491.298354 , 5115690.33963 , 1557.943</text:p>
      <text:p text:style-name="P2">559491.298354 , 5115791.39226 , 1557.964</text:p>
      <text:p text:style-name="P2">559491.298354 , 5115892.44489 , 1557.11</text:p>
      <text:p text:style-name="P2">559491.298354 , 5115993.49752 , 1548.692</text:p>
      <text:p text:style-name="P2">559491.298354 , 5116094.55015 , 1552.484</text:p>
      <text:p text:style-name="P2">559491.298354 , 5116195.60279 , 1562.806</text:p>
      <text:p text:style-name="P2">559491.298354 , 5116296.65542 , 1555.292</text:p>
      <text:p text:style-name="P2">559491.298354 , 5116397.70805 , 1545.738</text:p>
      <text:p text:style-name="P2">559491.298354 , 5116498.76068 , 1533.254</text:p>
      <text:p text:style-name="P2">559491.298354 , 5116599.81331 , 1475.236</text:p>
      <text:p text:style-name="P2">559491.298354 , 5116700.86594 , 1551.848</text:p>
      <text:p text:style-name="P2">559491.298354 , 5116801.91858 , 1514.604</text:p>
      <text:p text:style-name="P2">559491.298354 , 5116902.97121 , 1497.767</text:p>
      <text:p text:style-name="P2">559491.298354 , 5117004.02384 , 1484.386</text:p>
      <text:p text:style-name="P2">559491.298354 , 5117105.07647 , 1480.417</text:p>
      <text:p text:style-name="P2">559491.298354 , 5117206.1291 , 1461.874</text:p>
      <text:p text:style-name="P2">559491.298354 , 5117307.18173 , 1458.544</text:p>
      <text:p text:style-name="P2">559491.298354 , 5117408.23437 , 1457.097</text:p>
      <text:p text:style-name="P2">559491.298354 , 5117509.287 , 1442.465</text:p>
      <text:p text:style-name="P2">559491.298354 , 5117610.33963 , 1467.973</text:p>
      <text:p text:style-name="P2">559491.298354 , 5117711.39226 , 1468.358</text:p>
      <text:p text:style-name="P2">559491.298354 , 5117812.44489 , 1476.608</text:p>
      <text:p text:style-name="P2">559491.298354 , 5117913.49752 , 1452.206</text:p>
      <text:p text:style-name="P2">559491.298354 , 5118014.55015 , 1394.277</text:p>
      <text:p text:style-name="P2">559491.298354 , 5118115.60279 , 1409.099</text:p>
      <text:p text:style-name="P2"><text:soft-page-break/>559491.298354 , 5118216.65542 , 1441.179</text:p>
      <text:p text:style-name="P2">559491.298354 , 5118317.70805 , 1399.412</text:p>
      <text:p text:style-name="P2">559491.298354 , 5118418.76068 , 1369.372</text:p>
      <text:p text:style-name="P2">559491.298354 , 5118519.81331 , 1356.649</text:p>
      <text:p text:style-name="P2">559491.298354 , 5118620.86594 , 1362.173</text:p>
      <text:p text:style-name="P2">559491.298354 , 5118721.91858 , 1347.782</text:p>
      <text:p text:style-name="P2">559491.298354 , 5118822.97121 , 1344.921</text:p>
      <text:p text:style-name="P2">559491.298354 , 5118924.02384 , 1336.165</text:p>
      <text:p text:style-name="P2">559491.298354 , 5119025.07647 , 1322.698</text:p>
      <text:p text:style-name="P2">559491.298354 , 5119126.1291 , 1290.465</text:p>
      <text:p text:style-name="P2">559491.298354 , 5119227.18173 , 1320.584</text:p>
      <text:p text:style-name="P2">559491.298354 , 5119328.23437 , 1320.469</text:p>
      <text:p text:style-name="P2">559491.298354 , 5119429.287 , 1252.686</text:p>
      <text:p text:style-name="P2">559491.298354 , 5119530.33963 , 1161.449</text:p>
      <text:p text:style-name="P2">559491.298354 , 5119631.39226 , 1099.902</text:p>
      <text:p text:style-name="P2">559491.298354 , 5119732.44489 , 1060.511</text:p>
      <text:p text:style-name="P2">559491.298354 , 5119833.49752 , 1112.433</text:p>
      <text:p text:style-name="P2">559491.298354 , 5119934.55015 , 1063.668</text:p>
      <text:p text:style-name="P2">559491.298354 , 5120035.60279 , 1040.697</text:p>
      <text:p text:style-name="P2">559491.298354 , 5120136.65542 , 1056.413</text:p>
      <text:p text:style-name="P2">559491.298354 , 5120237.70805 , 1039.725</text:p>
      <text:p text:style-name="P2">559491.298354 , 5120338.76068 , 1106.691</text:p>
      <text:p text:style-name="P2">559491.298354 , 5120439.81331 , 1203.656</text:p>
      <text:p text:style-name="P2">559491.298354 , 5120540.86594 , 1207.294</text:p>
      <text:p text:style-name="P2">559491.298354 , 5120641.91858 , 1103.045</text:p>
      <text:p text:style-name="P2">559491.298354 , 5120742.97121 , 1044.936</text:p>
      <text:p text:style-name="P2">559491.298354 , 5120844.02384 , 1057.555</text:p>
      <text:p text:style-name="P2">559491.298354 , 5120945.07647 , 1129.402</text:p>
      <text:p text:style-name="P2">559491.298354 , 5121046.1291 , 900.0</text:p>
      <text:p text:style-name="P2">559592.409465 , 5111446.1291 , 1124.121</text:p>
      <text:p text:style-name="P2">559592.409465 , 5111547.18173 , 1104.63</text:p>
      <text:p text:style-name="P2">559592.409465 , 5111648.23437 , 1104.861</text:p>
      <text:p text:style-name="P2">559592.409465 , 5111749.287 , 1113.641</text:p>
      <text:p text:style-name="P2">559592.409465 , 5111850.33963 , 1128.496</text:p>
      <text:p text:style-name="P2">559592.409465 , 5111951.39226 , 1171.266</text:p>
      <text:p text:style-name="P2">559592.409465 , 5112052.44489 , 1148.028</text:p>
      <text:p text:style-name="P2">559592.409465 , 5112153.49752 , 1170.167</text:p>
      <text:p text:style-name="P2">559592.409465 , 5112254.55015 , 1193.401</text:p>
      <text:p text:style-name="P2">559592.409465 , 5112355.60279 , 1196.245</text:p>
      <text:p text:style-name="P2">559592.409465 , 5112456.65542 , 1158.497</text:p>
      <text:p text:style-name="P2">559592.409465 , 5112557.70805 , 1208.031</text:p>
      <text:p text:style-name="P2">559592.409465 , 5112658.76068 , 1233.965</text:p>
      <text:p text:style-name="P2">559592.409465 , 5112759.81331 , 1246.724</text:p>
      <text:p text:style-name="P2">559592.409465 , 5112860.86594 , 1270.852</text:p>
      <text:p text:style-name="P2">559592.409465 , 5112961.91858 , 1266.609</text:p>
      <text:p text:style-name="P2">559592.409465 , 5113062.97121 , 1264.142</text:p>
      <text:p text:style-name="P2">559592.409465 , 5113164.02384 , 1290.874</text:p>
      <text:p text:style-name="P2">559592.409465 , 5113265.07647 , 1264.365</text:p>
      <text:p text:style-name="P2">559592.409465 , 5113366.1291 , 1230.327</text:p>
      <text:p text:style-name="P2">559592.409465 , 5113467.18173 , 1232.623</text:p>
      <text:p text:style-name="P2">559592.409465 , 5113568.23437 , 1265.88</text:p>
      <text:p text:style-name="P2">559592.409465 , 5113669.287 , 1319.099</text:p>
      <text:p text:style-name="P2"><text:soft-page-break/>559592.409465 , 5113770.33963 , 1353.182</text:p>
      <text:p text:style-name="P2">559592.409465 , 5113871.39226 , 1362.819</text:p>
      <text:p text:style-name="P2">559592.409465 , 5113972.44489 , 1370.704</text:p>
      <text:p text:style-name="P2">559592.409465 , 5114073.49752 , 1366.006</text:p>
      <text:p text:style-name="P2">559592.409465 , 5114174.55015 , 1388.973</text:p>
      <text:p text:style-name="P2">559592.409465 , 5114275.60279 , 1391.039</text:p>
      <text:p text:style-name="P2">559592.409465 , 5114376.65542 , 1400.977</text:p>
      <text:p text:style-name="P2">559592.409465 , 5114477.70805 , 1431.575</text:p>
      <text:p text:style-name="P2">559592.409465 , 5114578.76068 , 1436.52</text:p>
      <text:p text:style-name="P2">559592.409465 , 5114679.81331 , 1408.838</text:p>
      <text:p text:style-name="P2">559592.409465 , 5114780.86594 , 1436.288</text:p>
      <text:p text:style-name="P2">559592.409465 , 5114881.91858 , 1471.555</text:p>
      <text:p text:style-name="P2">559592.409465 , 5114982.97121 , 1489.023</text:p>
      <text:p text:style-name="P2">559592.409465 , 5115084.02384 , 1511.321</text:p>
      <text:p text:style-name="P2">559592.409465 , 5115185.07647 , 1521.887</text:p>
      <text:p text:style-name="P2">559592.409465 , 5115286.1291 , 1543.208</text:p>
      <text:p text:style-name="P2">559592.409465 , 5115387.18173 , 1562.079</text:p>
      <text:p text:style-name="P2">559592.409465 , 5115488.23437 , 1571.84</text:p>
      <text:p text:style-name="P2">559592.409465 , 5115589.287 , 1585.813</text:p>
      <text:p text:style-name="P2">559592.409465 , 5115690.33963 , 1594.799</text:p>
      <text:p text:style-name="P2">559592.409465 , 5115791.39226 , 1595.291</text:p>
      <text:p text:style-name="P2">559592.409465 , 5115892.44489 , 1592.486</text:p>
      <text:p text:style-name="P2">559592.409465 , 5115993.49752 , 1595.252</text:p>
      <text:p text:style-name="P2">559592.409465 , 5116094.55015 , 1595.969</text:p>
      <text:p text:style-name="P2">559592.409465 , 5116195.60279 , 1596.271</text:p>
      <text:p text:style-name="P2">559592.409465 , 5116296.65542 , 1591.324</text:p>
      <text:p text:style-name="P2">559592.409465 , 5116397.70805 , 1576.797</text:p>
      <text:p text:style-name="P2">559592.409465 , 5116498.76068 , 1563.066</text:p>
      <text:p text:style-name="P2">559592.409465 , 5116599.81331 , 1570.149</text:p>
      <text:p text:style-name="P2">559592.409465 , 5116700.86594 , 1564.465</text:p>
      <text:p text:style-name="P2">559592.409465 , 5116801.91858 , 1542.345</text:p>
      <text:p text:style-name="P2">559592.409465 , 5116902.97121 , 1521.307</text:p>
      <text:p text:style-name="P2">559592.409465 , 5117004.02384 , 1514.104</text:p>
      <text:p text:style-name="P2">559592.409465 , 5117105.07647 , 1505.655</text:p>
      <text:p text:style-name="P2">559592.409465 , 5117206.1291 , 1487.987</text:p>
      <text:p text:style-name="P2">559592.409465 , 5117307.18173 , 1490.399</text:p>
      <text:p text:style-name="P2">559592.409465 , 5117408.23437 , 1484.425</text:p>
      <text:p text:style-name="P2">559592.409465 , 5117509.287 , 1469.57</text:p>
      <text:p text:style-name="P2">559592.409465 , 5117610.33963 , 1493.767</text:p>
      <text:p text:style-name="P2">559592.409465 , 5117711.39226 , 1485.586</text:p>
      <text:p text:style-name="P2">559592.409465 , 5117812.44489 , 1501.737</text:p>
      <text:p text:style-name="P2">559592.409465 , 5117913.49752 , 1489.812</text:p>
      <text:p text:style-name="P2">559592.409465 , 5118014.55015 , 1410.686</text:p>
      <text:p text:style-name="P2">559592.409465 , 5118115.60279 , 1434.308</text:p>
      <text:p text:style-name="P2">559592.409465 , 5118216.65542 , 1452.645</text:p>
      <text:p text:style-name="P2">559592.409465 , 5118317.70805 , 1428.278</text:p>
      <text:p text:style-name="P2">559592.409465 , 5118418.76068 , 1392.064</text:p>
      <text:p text:style-name="P2">559592.409465 , 5118519.81331 , 1377.581</text:p>
      <text:p text:style-name="P2">559592.409465 , 5118620.86594 , 1377.155</text:p>
      <text:p text:style-name="P2">559592.409465 , 5118721.91858 , 1355.938</text:p>
      <text:p text:style-name="P2">559592.409465 , 5118822.97121 , 1352.329</text:p>
      <text:p text:style-name="P2">559592.409465 , 5118924.02384 , 1338.484</text:p>
      <text:p text:style-name="P2"><text:soft-page-break/>559592.409465 , 5119025.07647 , 1336.042</text:p>
      <text:p text:style-name="P2">559592.409465 , 5119126.1291 , 1302.405</text:p>
      <text:p text:style-name="P2">559592.409465 , 5119227.18173 , 1375.299</text:p>
      <text:p text:style-name="P2">559592.409465 , 5119328.23437 , 1340.142</text:p>
      <text:p text:style-name="P2">559592.409465 , 5119429.287 , 1295.763</text:p>
      <text:p text:style-name="P2">559592.409465 , 5119530.33963 , 1233.527</text:p>
      <text:p text:style-name="P2">559592.409465 , 5119631.39226 , 1149.812</text:p>
      <text:p text:style-name="P2">559592.409465 , 5119732.44489 , 1177.192</text:p>
      <text:p text:style-name="P2">559592.409465 , 5119833.49752 , 1151.726</text:p>
      <text:p text:style-name="P2">559592.409465 , 5119934.55015 , 1116.771</text:p>
      <text:p text:style-name="P2">559592.409465 , 5120035.60279 , 1079.122</text:p>
      <text:p text:style-name="P2">559592.409465 , 5120136.65542 , 1081.554</text:p>
      <text:p text:style-name="P2">559592.409465 , 5120237.70805 , 1088.573</text:p>
      <text:p text:style-name="P2">559592.409465 , 5120338.76068 , 1117.423</text:p>
      <text:p text:style-name="P2">559592.409465 , 5120439.81331 , 1224.6</text:p>
      <text:p text:style-name="P2">559592.409465 , 5120540.86594 , 1248.183</text:p>
      <text:p text:style-name="P2">559592.409465 , 5120641.91858 , 1129.096</text:p>
      <text:p text:style-name="P2">559592.409465 , 5120742.97121 , 1103.42</text:p>
      <text:p text:style-name="P2">559592.409465 , 5120844.02384 , 1133.94</text:p>
      <text:p text:style-name="P2">559592.409465 , 5120945.07647 , 1213.056</text:p>
      <text:p text:style-name="P2">559592.409465 , 5121046.1291 , 900.0</text:p>
      <text:p text:style-name="P2">559693.520576 , 5111446.1291 , 1139.694</text:p>
      <text:p text:style-name="P2">559693.520576 , 5111547.18173 , 1123.5</text:p>
      <text:p text:style-name="P2">559693.520576 , 5111648.23437 , 1111.795</text:p>
      <text:p text:style-name="P2">559693.520576 , 5111749.287 , 1117.98</text:p>
      <text:p text:style-name="P2">559693.520576 , 5111850.33963 , 1155.625</text:p>
      <text:p text:style-name="P2">559693.520576 , 5111951.39226 , 1183.58</text:p>
      <text:p text:style-name="P2">559693.520576 , 5112052.44489 , 1189.05</text:p>
      <text:p text:style-name="P2">559693.520576 , 5112153.49752 , 1174</text:p>
      <text:p text:style-name="P2">559693.520576 , 5112254.55015 , 1205.217</text:p>
      <text:p text:style-name="P2">559693.520576 , 5112355.60279 , 1225.979</text:p>
      <text:p text:style-name="P2">559693.520576 , 5112456.65542 , 1202.344</text:p>
      <text:p text:style-name="P2">559693.520576 , 5112557.70805 , 1206.875</text:p>
      <text:p text:style-name="P2">559693.520576 , 5112658.76068 , 1234.307</text:p>
      <text:p text:style-name="P2">559693.520576 , 5112759.81331 , 1259.625</text:p>
      <text:p text:style-name="P2">559693.520576 , 5112860.86594 , 1270.237</text:p>
      <text:p text:style-name="P2">559693.520576 , 5112961.91858 , 1279.252</text:p>
      <text:p text:style-name="P2">559693.520576 , 5113062.97121 , 1286.063</text:p>
      <text:p text:style-name="P2">559693.520576 , 5113164.02384 , 1284.169</text:p>
      <text:p text:style-name="P2">559693.520576 , 5113265.07647 , 1309.57</text:p>
      <text:p text:style-name="P2">559693.520576 , 5113366.1291 , 1276.422</text:p>
      <text:p text:style-name="P2">559693.520576 , 5113467.18173 , 1243.015</text:p>
      <text:p text:style-name="P2">559693.520576 , 5113568.23437 , 1281.617</text:p>
      <text:p text:style-name="P2">559693.520576 , 5113669.287 , 1294.5</text:p>
      <text:p text:style-name="P2">559693.520576 , 5113770.33963 , 1373.93</text:p>
      <text:p text:style-name="P2">559693.520576 , 5113871.39226 , 1384.441</text:p>
      <text:p text:style-name="P2">559693.520576 , 5113972.44489 , 1372.25</text:p>
      <text:p text:style-name="P2">559693.520576 , 5114073.49752 , 1398.873</text:p>
      <text:p text:style-name="P2">559693.520576 , 5114174.55015 , 1408.084</text:p>
      <text:p text:style-name="P2">559693.520576 , 5114275.60279 , 1400.266</text:p>
      <text:p text:style-name="P2">559693.520576 , 5114376.65542 , 1424.308</text:p>
      <text:p text:style-name="P2">559693.520576 , 5114477.70805 , 1445.452</text:p>
      <text:p text:style-name="P2"><text:soft-page-break/>559693.520576 , 5114578.76068 , 1453.766</text:p>
      <text:p text:style-name="P2">559693.520576 , 5114679.81331 , 1432.893</text:p>
      <text:p text:style-name="P2">559693.520576 , 5114780.86594 , 1467.946</text:p>
      <text:p text:style-name="P2">559693.520576 , 5114881.91858 , 1494.281</text:p>
      <text:p text:style-name="P2">559693.520576 , 5114982.97121 , 1510.992</text:p>
      <text:p text:style-name="P2">559693.520576 , 5115084.02384 , 1530.484</text:p>
      <text:p text:style-name="P2">559693.520576 , 5115185.07647 , 1554.016</text:p>
      <text:p text:style-name="P2">559693.520576 , 5115286.1291 , 1569.775</text:p>
      <text:p text:style-name="P2">559693.520576 , 5115387.18173 , 1595.707</text:p>
      <text:p text:style-name="P2">559693.520576 , 5115488.23437 , 1607.422</text:p>
      <text:p text:style-name="P2">559693.520576 , 5115589.287 , 1619.875</text:p>
      <text:p text:style-name="P2">559693.520576 , 5115690.33963 , 1627.159</text:p>
      <text:p text:style-name="P2">559693.520576 , 5115791.39226 , 1633.328</text:p>
      <text:p text:style-name="P2">559693.520576 , 5115892.44489 , 1647.88</text:p>
      <text:p text:style-name="P2">559693.520576 , 5115993.49752 , 1649.36</text:p>
      <text:p text:style-name="P2">559693.520576 , 5116094.55015 , 1648.172</text:p>
      <text:p text:style-name="P2">559693.520576 , 5116195.60279 , 1649.813</text:p>
      <text:p text:style-name="P2">559693.520576 , 5116296.65542 , 1610.782</text:p>
      <text:p text:style-name="P2">559693.520576 , 5116397.70805 , 1604.281</text:p>
      <text:p text:style-name="P2">559693.520576 , 5116498.76068 , 1575.649</text:p>
      <text:p text:style-name="P2">559693.520576 , 5116599.81331 , 1581.031</text:p>
      <text:p text:style-name="P2">559693.520576 , 5116700.86594 , 1594.156</text:p>
      <text:p text:style-name="P2">559693.520576 , 5116801.91858 , 1574.799</text:p>
      <text:p text:style-name="P2">559693.520576 , 5116902.97121 , 1534.789</text:p>
      <text:p text:style-name="P2">559693.520576 , 5117004.02384 , 1540.188</text:p>
      <text:p text:style-name="P2">559693.520576 , 5117105.07647 , 1493.814</text:p>
      <text:p text:style-name="P2">559693.520576 , 5117206.1291 , 1518.921</text:p>
      <text:p text:style-name="P2">559693.520576 , 5117307.18173 , 1514.906</text:p>
      <text:p text:style-name="P2">559693.520576 , 5117408.23437 , 1512.987</text:p>
      <text:p text:style-name="P2">559693.520576 , 5117509.287 , 1515.483</text:p>
      <text:p text:style-name="P2">559693.520576 , 5117610.33963 , 1519.297</text:p>
      <text:p text:style-name="P2">559693.520576 , 5117711.39226 , 1496.699</text:p>
      <text:p text:style-name="P2">559693.520576 , 5117812.44489 , 1518.165</text:p>
      <text:p text:style-name="P2">559693.520576 , 5117913.49752 , 1496.266</text:p>
      <text:p text:style-name="P2">559693.520576 , 5118014.55015 , 1438.729</text:p>
      <text:p text:style-name="P2">559693.520576 , 5118115.60279 , 1478.624</text:p>
      <text:p text:style-name="P2">559693.520576 , 5118216.65542 , 1448.188</text:p>
      <text:p text:style-name="P2">559693.520576 , 5118317.70805 , 1446.413</text:p>
      <text:p text:style-name="P2">559693.520576 , 5118418.76068 , 1412.307</text:p>
      <text:p text:style-name="P2">559693.520576 , 5118519.81331 , 1400.563</text:p>
      <text:p text:style-name="P2">559693.520576 , 5118620.86594 , 1378.369</text:p>
      <text:p text:style-name="P2">559693.520576 , 5118721.91858 , 1364.424</text:p>
      <text:p text:style-name="P2">559693.520576 , 5118822.97121 , 1358.516</text:p>
      <text:p text:style-name="P2">559693.520576 , 5118924.02384 , 1344.086</text:p>
      <text:p text:style-name="P2">559693.520576 , 5119025.07647 , 1340.866</text:p>
      <text:p text:style-name="P2">559693.520576 , 5119126.1291 , 1368.094</text:p>
      <text:p text:style-name="P2">559693.520576 , 5119227.18173 , 1399.871</text:p>
      <text:p text:style-name="P2">559693.520576 , 5119328.23437 , 1371.397</text:p>
      <text:p text:style-name="P2">559693.520576 , 5119429.287 , 1332.875</text:p>
      <text:p text:style-name="P2">559693.520576 , 5119530.33963 , 1298.028</text:p>
      <text:p text:style-name="P2">559693.520576 , 5119631.39226 , 1252.339</text:p>
      <text:p text:style-name="P2">559693.520576 , 5119732.44489 , 1219.594</text:p>
      <text:p text:style-name="P2"><text:soft-page-break/>559693.520576 , 5119833.49752 , 1211.816</text:p>
      <text:p text:style-name="P2">559693.520576 , 5119934.55015 , 1178.385</text:p>
      <text:p text:style-name="P2">559693.520576 , 5120035.60279 , 1148.844</text:p>
      <text:p text:style-name="P2">559693.520576 , 5120136.65542 , 1162.228</text:p>
      <text:p text:style-name="P2">559693.520576 , 5120237.70805 , 1174.51</text:p>
      <text:p text:style-name="P2">559693.520576 , 5120338.76068 , 1213.703</text:p>
      <text:p text:style-name="P2">559693.520576 , 5120439.81331 , 1305.468</text:p>
      <text:p text:style-name="P2">559693.520576 , 5120540.86594 , 1213.071</text:p>
      <text:p text:style-name="P2">559693.520576 , 5120641.91858 , 1157.484</text:p>
      <text:p text:style-name="P2">559693.520576 , 5120742.97121 , 1185.311</text:p>
      <text:p text:style-name="P2">559693.520576 , 5120844.02384 , 1243.134</text:p>
      <text:p text:style-name="P2">559693.520576 , 5120945.07647 , 1217.813</text:p>
      <text:p text:style-name="P2">559693.520576 , 5121046.1291 , 900.0</text:p>
      <text:p text:style-name="P2">559794.631687 , 5111446.1291 , 1181.107</text:p>
      <text:p text:style-name="P2">559794.631687 , 5111547.18173 , 1153.519</text:p>
      <text:p text:style-name="P2">559794.631687 , 5111648.23437 , 1124.495</text:p>
      <text:p text:style-name="P2">559794.631687 , 5111749.287 , 1131.006</text:p>
      <text:p text:style-name="P2">559794.631687 , 5111850.33963 , 1158.631</text:p>
      <text:p text:style-name="P2">559794.631687 , 5111951.39226 , 1184.293</text:p>
      <text:p text:style-name="P2">559794.631687 , 5112052.44489 , 1197.121</text:p>
      <text:p text:style-name="P2">559794.631687 , 5112153.49752 , 1204.089</text:p>
      <text:p text:style-name="P2">559794.631687 , 5112254.55015 , 1212.624</text:p>
      <text:p text:style-name="P2">559794.631687 , 5112355.60279 , 1223.951</text:p>
      <text:p text:style-name="P2">559794.631687 , 5112456.65542 , 1234.54</text:p>
      <text:p text:style-name="P2">559794.631687 , 5112557.70805 , 1232.976</text:p>
      <text:p text:style-name="P2">559794.631687 , 5112658.76068 , 1237.869</text:p>
      <text:p text:style-name="P2">559794.631687 , 5112759.81331 , 1270.293</text:p>
      <text:p text:style-name="P2">559794.631687 , 5112860.86594 , 1284.094</text:p>
      <text:p text:style-name="P2">559794.631687 , 5112961.91858 , 1298.542</text:p>
      <text:p text:style-name="P2">559794.631687 , 5113062.97121 , 1308.581</text:p>
      <text:p text:style-name="P2">559794.631687 , 5113164.02384 , 1312.434</text:p>
      <text:p text:style-name="P2">559794.631687 , 5113265.07647 , 1328.456</text:p>
      <text:p text:style-name="P2">559794.631687 , 5113366.1291 , 1318.47</text:p>
      <text:p text:style-name="P2">559794.631687 , 5113467.18173 , 1277.929</text:p>
      <text:p text:style-name="P2">559794.631687 , 5113568.23437 , 1312.101</text:p>
      <text:p text:style-name="P2">559794.631687 , 5113669.287 , 1327.93</text:p>
      <text:p text:style-name="P2">559794.631687 , 5113770.33963 , 1340.714</text:p>
      <text:p text:style-name="P2">559794.631687 , 5113871.39226 , 1388.897</text:p>
      <text:p text:style-name="P2">559794.631687 , 5113972.44489 , 1405.686</text:p>
      <text:p text:style-name="P2">559794.631687 , 5114073.49752 , 1411.04</text:p>
      <text:p text:style-name="P2">559794.631687 , 5114174.55015 , 1412.024</text:p>
      <text:p text:style-name="P2">559794.631687 , 5114275.60279 , 1442.765</text:p>
      <text:p text:style-name="P2">559794.631687 , 5114376.65542 , 1436.729</text:p>
      <text:p text:style-name="P2">559794.631687 , 5114477.70805 , 1449.46</text:p>
      <text:p text:style-name="P2">559794.631687 , 5114578.76068 , 1488.231</text:p>
      <text:p text:style-name="P2">559794.631687 , 5114679.81331 , 1469.006</text:p>
      <text:p text:style-name="P2">559794.631687 , 5114780.86594 , 1475.262</text:p>
      <text:p text:style-name="P2">559794.631687 , 5114881.91858 , 1511.291</text:p>
      <text:p text:style-name="P2">559794.631687 , 5114982.97121 , 1547.754</text:p>
      <text:p text:style-name="P2">559794.631687 , 5115084.02384 , 1568.974</text:p>
      <text:p text:style-name="P2">559794.631687 , 5115185.07647 , 1585.429</text:p>
      <text:p text:style-name="P2">559794.631687 , 5115286.1291 , 1605.89</text:p>
      <text:p text:style-name="P2"><text:soft-page-break/>559794.631687 , 5115387.18173 , 1631.399</text:p>
      <text:p text:style-name="P2">559794.631687 , 5115488.23437 , 1635.229</text:p>
      <text:p text:style-name="P2">559794.631687 , 5115589.287 , 1661.681</text:p>
      <text:p text:style-name="P2">559794.631687 , 5115690.33963 , 1672.005</text:p>
      <text:p text:style-name="P2">559794.631687 , 5115791.39226 , 1686.392</text:p>
      <text:p text:style-name="P2">559794.631687 , 5115892.44489 , 1686.397</text:p>
      <text:p text:style-name="P2">559794.631687 , 5115993.49752 , 1688.128</text:p>
      <text:p text:style-name="P2">559794.631687 , 5116094.55015 , 1689.634</text:p>
      <text:p text:style-name="P2">559794.631687 , 5116195.60279 , 1689.857</text:p>
      <text:p text:style-name="P2">559794.631687 , 5116296.65542 , 1666.085</text:p>
      <text:p text:style-name="P2">559794.631687 , 5116397.70805 , 1650.877</text:p>
      <text:p text:style-name="P2">559794.631687 , 5116498.76068 , 1603.743</text:p>
      <text:p text:style-name="P2">559794.631687 , 5116599.81331 , 1610.663</text:p>
      <text:p text:style-name="P2">559794.631687 , 5116700.86594 , 1644.241</text:p>
      <text:p text:style-name="P2">559794.631687 , 5116801.91858 , 1592.711</text:p>
      <text:p text:style-name="P2">559794.631687 , 5116902.97121 , 1564.108</text:p>
      <text:p text:style-name="P2">559794.631687 , 5117004.02384 , 1534.563</text:p>
      <text:p text:style-name="P2">559794.631687 , 5117105.07647 , 1561.694</text:p>
      <text:p text:style-name="P2">559794.631687 , 5117206.1291 , 1559.683</text:p>
      <text:p text:style-name="P2">559794.631687 , 5117307.18173 , 1556.267</text:p>
      <text:p text:style-name="P2">559794.631687 , 5117408.23437 , 1549.256</text:p>
      <text:p text:style-name="P2">559794.631687 , 5117509.287 , 1542.088</text:p>
      <text:p text:style-name="P2">559794.631687 , 5117610.33963 , 1535.291</text:p>
      <text:p text:style-name="P2">559794.631687 , 5117711.39226 , 1521.479</text:p>
      <text:p text:style-name="P2">559794.631687 , 5117812.44489 , 1526.105</text:p>
      <text:p text:style-name="P2">559794.631687 , 5117913.49752 , 1499.572</text:p>
      <text:p text:style-name="P2">559794.631687 , 5118014.55015 , 1512.307</text:p>
      <text:p text:style-name="P2">559794.631687 , 5118115.60279 , 1508.175</text:p>
      <text:p text:style-name="P2">559794.631687 , 5118216.65542 , 1476.504</text:p>
      <text:p text:style-name="P2">559794.631687 , 5118317.70805 , 1465.861</text:p>
      <text:p text:style-name="P2">559794.631687 , 5118418.76068 , 1432.617</text:p>
      <text:p text:style-name="P2">559794.631687 , 5118519.81331 , 1416.474</text:p>
      <text:p text:style-name="P2">559794.631687 , 5118620.86594 , 1393.542</text:p>
      <text:p text:style-name="P2">559794.631687 , 5118721.91858 , 1375.264</text:p>
      <text:p text:style-name="P2">559794.631687 , 5118822.97121 , 1366.776</text:p>
      <text:p text:style-name="P2">559794.631687 , 5118924.02384 , 1350.859</text:p>
      <text:p text:style-name="P2">559794.631687 , 5119025.07647 , 1389.086</text:p>
      <text:p text:style-name="P2">559794.631687 , 5119126.1291 , 1435.663</text:p>
      <text:p text:style-name="P2">559794.631687 , 5119227.18173 , 1409.528</text:p>
      <text:p text:style-name="P2">559794.631687 , 5119328.23437 , 1390.06</text:p>
      <text:p text:style-name="P2">559794.631687 , 5119429.287 , 1366.337</text:p>
      <text:p text:style-name="P2">559794.631687 , 5119530.33963 , 1339.802</text:p>
      <text:p text:style-name="P2">559794.631687 , 5119631.39226 , 1308.688</text:p>
      <text:p text:style-name="P2">559794.631687 , 5119732.44489 , 1283.429</text:p>
      <text:p text:style-name="P2">559794.631687 , 5119833.49752 , 1261.149</text:p>
      <text:p text:style-name="P2">559794.631687 , 5119934.55015 , 1240.157</text:p>
      <text:p text:style-name="P2">559794.631687 , 5120035.60279 , 1210.525</text:p>
      <text:p text:style-name="P2">559794.631687 , 5120136.65542 , 1224.863</text:p>
      <text:p text:style-name="P2">559794.631687 , 5120237.70805 , 1238.928</text:p>
      <text:p text:style-name="P2">559794.631687 , 5120338.76068 , 1275.647</text:p>
      <text:p text:style-name="P2">559794.631687 , 5120439.81331 , 1297.402</text:p>
      <text:p text:style-name="P2">559794.631687 , 5120540.86594 , 1221.373</text:p>
      <text:p text:style-name="P2"><text:soft-page-break/>559794.631687 , 5120641.91858 , 1226.122</text:p>
      <text:p text:style-name="P2">559794.631687 , 5120742.97121 , 1255.175</text:p>
      <text:p text:style-name="P2">559794.631687 , 5120844.02384 , 1240.174</text:p>
      <text:p text:style-name="P2">559794.631687 , 5120945.07647 , 1179.681</text:p>
      <text:p text:style-name="P2">559794.631687 , 5121046.1291 , 900.0</text:p>
      <text:p text:style-name="P2">559895.742798 , 5111446.1291 , 1156.377</text:p>
      <text:p text:style-name="P2">559895.742798 , 5111547.18173 , 1172.796</text:p>
      <text:p text:style-name="P2">559895.742798 , 5111648.23437 , 1143.04</text:p>
      <text:p text:style-name="P2">559895.742798 , 5111749.287 , 1132.649</text:p>
      <text:p text:style-name="P2">559895.742798 , 5111850.33963 , 1166.947</text:p>
      <text:p text:style-name="P2">559895.742798 , 5111951.39226 , 1182.313</text:p>
      <text:p text:style-name="P2">559895.742798 , 5112052.44489 , 1196.844</text:p>
      <text:p text:style-name="P2">559895.742798 , 5112153.49752 , 1208.898</text:p>
      <text:p text:style-name="P2">559895.742798 , 5112254.55015 , 1219.552</text:p>
      <text:p text:style-name="P2">559895.742798 , 5112355.60279 , 1232.537</text:p>
      <text:p text:style-name="P2">559895.742798 , 5112456.65542 , 1247.111</text:p>
      <text:p text:style-name="P2">559895.742798 , 5112557.70805 , 1264.365</text:p>
      <text:p text:style-name="P2">559895.742798 , 5112658.76068 , 1254.737</text:p>
      <text:p text:style-name="P2">559895.742798 , 5112759.81331 , 1258.993</text:p>
      <text:p text:style-name="P2">559895.742798 , 5112860.86594 , 1291.095</text:p>
      <text:p text:style-name="P2">559895.742798 , 5112961.91858 , 1309.037</text:p>
      <text:p text:style-name="P2">559895.742798 , 5113062.97121 , 1327.235</text:p>
      <text:p text:style-name="P2">559895.742798 , 5113164.02384 , 1335.724</text:p>
      <text:p text:style-name="P2">559895.742798 , 5113265.07647 , 1345.853</text:p>
      <text:p text:style-name="P2">559895.742798 , 5113366.1291 , 1351.796</text:p>
      <text:p text:style-name="P2">559895.742798 , 5113467.18173 , 1290.12</text:p>
      <text:p text:style-name="P2">559895.742798 , 5113568.23437 , 1312.596</text:p>
      <text:p text:style-name="P2">559895.742798 , 5113669.287 , 1376.204</text:p>
      <text:p text:style-name="P2">559895.742798 , 5113770.33963 , 1370.881</text:p>
      <text:p text:style-name="P2">559895.742798 , 5113871.39226 , 1389.219</text:p>
      <text:p text:style-name="P2">559895.742798 , 5113972.44489 , 1421.184</text:p>
      <text:p text:style-name="P2">559895.742798 , 5114073.49752 , 1438.441</text:p>
      <text:p text:style-name="P2">559895.742798 , 5114174.55015 , 1441.056</text:p>
      <text:p text:style-name="P2">559895.742798 , 5114275.60279 , 1432.868</text:p>
      <text:p text:style-name="P2">559895.742798 , 5114376.65542 , 1468.725</text:p>
      <text:p text:style-name="P2">559895.742798 , 5114477.70805 , 1469.578</text:p>
      <text:p text:style-name="P2">559895.742798 , 5114578.76068 , 1501.658</text:p>
      <text:p text:style-name="P2">559895.742798 , 5114679.81331 , 1503.667</text:p>
      <text:p text:style-name="P2">559895.742798 , 5114780.86594 , 1558.129</text:p>
      <text:p text:style-name="P2">559895.742798 , 5114881.91858 , 1550.432</text:p>
      <text:p text:style-name="P2">559895.742798 , 5114982.97121 , 1582.282</text:p>
      <text:p text:style-name="P2">559895.742798 , 5115084.02384 , 1610.514</text:p>
      <text:p text:style-name="P2">559895.742798 , 5115185.07647 , 1632.591</text:p>
      <text:p text:style-name="P2">559895.742798 , 5115286.1291 , 1652.756</text:p>
      <text:p text:style-name="P2">559895.742798 , 5115387.18173 , 1664.913</text:p>
      <text:p text:style-name="P2">559895.742798 , 5115488.23437 , 1670.922</text:p>
      <text:p text:style-name="P2">559895.742798 , 5115589.287 , 1701.28</text:p>
      <text:p text:style-name="P2">559895.742798 , 5115690.33963 , 1717.837</text:p>
      <text:p text:style-name="P2">559895.742798 , 5115791.39226 , 1732.149</text:p>
      <text:p text:style-name="P2">559895.742798 , 5115892.44489 , 1740.028</text:p>
      <text:p text:style-name="P2">559895.742798 , 5115993.49752 , 1735.978</text:p>
      <text:p text:style-name="P2">559895.742798 , 5116094.55015 , 1738.007</text:p>
      <text:p text:style-name="P2"><text:soft-page-break/>559895.742798 , 5116195.60279 , 1728.147</text:p>
      <text:p text:style-name="P2">559895.742798 , 5116296.65542 , 1715.055</text:p>
      <text:p text:style-name="P2">559895.742798 , 5116397.70805 , 1673.837</text:p>
      <text:p text:style-name="P2">559895.742798 , 5116498.76068 , 1670.073</text:p>
      <text:p text:style-name="P2">559895.742798 , 5116599.81331 , 1678.709</text:p>
      <text:p text:style-name="P2">559895.742798 , 5116700.86594 , 1682.227</text:p>
      <text:p text:style-name="P2">559895.742798 , 5116801.91858 , 1640.92</text:p>
      <text:p text:style-name="P2">559895.742798 , 5116902.97121 , 1583.635</text:p>
      <text:p text:style-name="P2">559895.742798 , 5117004.02384 , 1597.483</text:p>
      <text:p text:style-name="P2">559895.742798 , 5117105.07647 , 1615.088</text:p>
      <text:p text:style-name="P2">559895.742798 , 5117206.1291 , 1617.721</text:p>
      <text:p text:style-name="P2">559895.742798 , 5117307.18173 , 1609.194</text:p>
      <text:p text:style-name="P2">559895.742798 , 5117408.23437 , 1591.045</text:p>
      <text:p text:style-name="P2">559895.742798 , 5117509.287 , 1577.594</text:p>
      <text:p text:style-name="P2">559895.742798 , 5117610.33963 , 1554.071</text:p>
      <text:p text:style-name="P2">559895.742798 , 5117711.39226 , 1555.316</text:p>
      <text:p text:style-name="P2">559895.742798 , 5117812.44489 , 1546.498</text:p>
      <text:p text:style-name="P2">559895.742798 , 5117913.49752 , 1535.908</text:p>
      <text:p text:style-name="P2">559895.742798 , 5118014.55015 , 1543.659</text:p>
      <text:p text:style-name="P2">559895.742798 , 5118115.60279 , 1537.199</text:p>
      <text:p text:style-name="P2">559895.742798 , 5118216.65542 , 1517.102</text:p>
      <text:p text:style-name="P2">559895.742798 , 5118317.70805 , 1487.151</text:p>
      <text:p text:style-name="P2">559895.742798 , 5118418.76068 , 1467.285</text:p>
      <text:p text:style-name="P2">559895.742798 , 5118519.81331 , 1451.796</text:p>
      <text:p text:style-name="P2">559895.742798 , 5118620.86594 , 1411.171</text:p>
      <text:p text:style-name="P2">559895.742798 , 5118721.91858 , 1380.673</text:p>
      <text:p text:style-name="P2">559895.742798 , 5118822.97121 , 1364.147</text:p>
      <text:p text:style-name="P2">559895.742798 , 5118924.02384 , 1402.567</text:p>
      <text:p text:style-name="P2">559895.742798 , 5119025.07647 , 1469.014</text:p>
      <text:p text:style-name="P2">559895.742798 , 5119126.1291 , 1458.963</text:p>
      <text:p text:style-name="P2">559895.742798 , 5119227.18173 , 1434.652</text:p>
      <text:p text:style-name="P2">559895.742798 , 5119328.23437 , 1405.393</text:p>
      <text:p text:style-name="P2">559895.742798 , 5119429.287 , 1382.675</text:p>
      <text:p text:style-name="P2">559895.742798 , 5119530.33963 , 1373.632</text:p>
      <text:p text:style-name="P2">559895.742798 , 5119631.39226 , 1350.014</text:p>
      <text:p text:style-name="P2">559895.742798 , 5119732.44489 , 1328.583</text:p>
      <text:p text:style-name="P2">559895.742798 , 5119833.49752 , 1311.01</text:p>
      <text:p text:style-name="P2">559895.742798 , 5119934.55015 , 1285.862</text:p>
      <text:p text:style-name="P2">559895.742798 , 5120035.60279 , 1275.526</text:p>
      <text:p text:style-name="P2">559895.742798 , 5120136.65542 , 1305.47</text:p>
      <text:p text:style-name="P2">559895.742798 , 5120237.70805 , 1315.084</text:p>
      <text:p text:style-name="P2">559895.742798 , 5120338.76068 , 1351.316</text:p>
      <text:p text:style-name="P2">559895.742798 , 5120439.81331 , 1310.912</text:p>
      <text:p text:style-name="P2">559895.742798 , 5120540.86594 , 1298.585</text:p>
      <text:p text:style-name="P2">559895.742798 , 5120641.91858 , 1301.821</text:p>
      <text:p text:style-name="P2">559895.742798 , 5120742.97121 , 1325.147</text:p>
      <text:p text:style-name="P2">559895.742798 , 5120844.02384 , 1243.232</text:p>
      <text:p text:style-name="P2">559895.742798 , 5120945.07647 , 1183.963</text:p>
      <text:p text:style-name="P2">559895.742798 , 5121046.1291 , 900.0</text:p>
      <text:p text:style-name="P2">559996.853909 , 5111446.1291 , 1157.693</text:p>
      <text:p text:style-name="P2">559996.853909 , 5111547.18173 , 1158.484</text:p>
      <text:p text:style-name="P2">559996.853909 , 5111648.23437 , 1172.902</text:p>
      <text:p text:style-name="P2"><text:soft-page-break/>559996.853909 , 5111749.287 , 1150.529</text:p>
      <text:p text:style-name="P2">559996.853909 , 5111850.33963 , 1161.156</text:p>
      <text:p text:style-name="P2">559996.853909 , 5111951.39226 , 1182.785</text:p>
      <text:p text:style-name="P2">559996.853909 , 5112052.44489 , 1197.259</text:p>
      <text:p text:style-name="P2">559996.853909 , 5112153.49752 , 1211.531</text:p>
      <text:p text:style-name="P2">559996.853909 , 5112254.55015 , 1223.573</text:p>
      <text:p text:style-name="P2">559996.853909 , 5112355.60279 , 1237.803</text:p>
      <text:p text:style-name="P2">559996.853909 , 5112456.65542 , 1251.266</text:p>
      <text:p text:style-name="P2">559996.853909 , 5112557.70805 , 1270.962</text:p>
      <text:p text:style-name="P2">559996.853909 , 5112658.76068 , 1274.22</text:p>
      <text:p text:style-name="P2">559996.853909 , 5112759.81331 , 1282.828</text:p>
      <text:p text:style-name="P2">559996.853909 , 5112860.86594 , 1288.663</text:p>
      <text:p text:style-name="P2">559996.853909 , 5112961.91858 , 1317.28</text:p>
      <text:p text:style-name="P2">559996.853909 , 5113062.97121 , 1338.641</text:p>
      <text:p text:style-name="P2">559996.853909 , 5113164.02384 , 1350.776</text:p>
      <text:p text:style-name="P2">559996.853909 , 5113265.07647 , 1360.409</text:p>
      <text:p text:style-name="P2">559996.853909 , 5113366.1291 , 1372.406</text:p>
      <text:p text:style-name="P2">559996.853909 , 5113467.18173 , 1330.163</text:p>
      <text:p text:style-name="P2">559996.853909 , 5113568.23437 , 1312.788</text:p>
      <text:p text:style-name="P2">559996.853909 , 5113669.287 , 1361.688</text:p>
      <text:p text:style-name="P2">559996.853909 , 5113770.33963 , 1406.86</text:p>
      <text:p text:style-name="P2">559996.853909 , 5113871.39226 , 1407.277</text:p>
      <text:p text:style-name="P2">559996.853909 , 5113972.44489 , 1427.188</text:p>
      <text:p text:style-name="P2">559996.853909 , 5114073.49752 , 1456.366</text:p>
      <text:p text:style-name="P2">559996.853909 , 5114174.55015 , 1460.453</text:p>
      <text:p text:style-name="P2">559996.853909 , 5114275.60279 , 1468.547</text:p>
      <text:p text:style-name="P2">559996.853909 , 5114376.65542 , 1459.117</text:p>
      <text:p text:style-name="P2">559996.853909 , 5114477.70805 , 1507.021</text:p>
      <text:p text:style-name="P2">559996.853909 , 5114578.76068 , 1544.328</text:p>
      <text:p text:style-name="P2">559996.853909 , 5114679.81331 , 1551.227</text:p>
      <text:p text:style-name="P2">559996.853909 , 5114780.86594 , 1599.776</text:p>
      <text:p text:style-name="P2">559996.853909 , 5114881.91858 , 1625.484</text:p>
      <text:p text:style-name="P2">559996.853909 , 5114982.97121 , 1621.724</text:p>
      <text:p text:style-name="P2">559996.853909 , 5115084.02384 , 1643.806</text:p>
      <text:p text:style-name="P2">559996.853909 , 5115185.07647 , 1661.438</text:p>
      <text:p text:style-name="P2">559996.853909 , 5115286.1291 , 1683.607</text:p>
      <text:p text:style-name="P2">559996.853909 , 5115387.18173 , 1700.97</text:p>
      <text:p text:style-name="P2">559996.853909 , 5115488.23437 , 1718.688</text:p>
      <text:p text:style-name="P2">559996.853909 , 5115589.287 , 1734.97</text:p>
      <text:p text:style-name="P2">559996.853909 , 5115690.33963 , 1766.527</text:p>
      <text:p text:style-name="P2">559996.853909 , 5115791.39226 , 1777.328</text:p>
      <text:p text:style-name="P2">559996.853909 , 5115892.44489 , 1782.326</text:p>
      <text:p text:style-name="P2">559996.853909 , 5115993.49752 , 1789.454</text:p>
      <text:p text:style-name="P2">559996.853909 , 5116094.55015 , 1787.281</text:p>
      <text:p text:style-name="P2">559996.853909 , 5116195.60279 , 1754.267</text:p>
      <text:p text:style-name="P2">559996.853909 , 5116296.65542 , 1747.361</text:p>
      <text:p text:style-name="P2">559996.853909 , 5116397.70805 , 1732.141</text:p>
      <text:p text:style-name="P2">559996.853909 , 5116498.76068 , 1717.134</text:p>
      <text:p text:style-name="P2">559996.853909 , 5116599.81331 , 1730.823</text:p>
      <text:p text:style-name="P2">559996.853909 , 5116700.86594 , 1734.984</text:p>
      <text:p text:style-name="P2">559996.853909 , 5116801.91858 , 1664.186</text:p>
      <text:p text:style-name="P2">559996.853909 , 5116902.97121 , 1594.296</text:p>
      <text:p text:style-name="P2"><text:soft-page-break/>559996.853909 , 5117004.02384 , 1648.281</text:p>
      <text:p text:style-name="P2">559996.853909 , 5117105.07647 , 1674.81</text:p>
      <text:p text:style-name="P2">559996.853909 , 5117206.1291 , 1665.097</text:p>
      <text:p text:style-name="P2">559996.853909 , 5117307.18173 , 1655.234</text:p>
      <text:p text:style-name="P2">559996.853909 , 5117408.23437 , 1631.274</text:p>
      <text:p text:style-name="P2">559996.853909 , 5117509.287 , 1610.583</text:p>
      <text:p text:style-name="P2">559996.853909 , 5117610.33963 , 1586.391</text:p>
      <text:p text:style-name="P2">559996.853909 , 5117711.39226 , 1592.663</text:p>
      <text:p text:style-name="P2">559996.853909 , 5117812.44489 , 1575.55</text:p>
      <text:p text:style-name="P2">559996.853909 , 5117913.49752 , 1562.859</text:p>
      <text:p text:style-name="P2">559996.853909 , 5118014.55015 , 1570.807</text:p>
      <text:p text:style-name="P2">559996.853909 , 5118115.60279 , 1551.803</text:p>
      <text:p text:style-name="P2">559996.853909 , 5118216.65542 , 1523.016</text:p>
      <text:p text:style-name="P2">559996.853909 , 5118317.70805 , 1505.057</text:p>
      <text:p text:style-name="P2">559996.853909 , 5118418.76068 , 1475.76</text:p>
      <text:p text:style-name="P2">559996.853909 , 5118519.81331 , 1456.094</text:p>
      <text:p text:style-name="P2">559996.853909 , 5118620.86594 , 1427.214</text:p>
      <text:p text:style-name="P2">559996.853909 , 5118721.91858 , 1432.539</text:p>
      <text:p text:style-name="P2">559996.853909 , 5118822.97121 , 1382.109</text:p>
      <text:p text:style-name="P2">559996.853909 , 5118924.02384 , 1428.155</text:p>
      <text:p text:style-name="P2">559996.853909 , 5119025.07647 , 1482.599</text:p>
      <text:p text:style-name="P2">559996.853909 , 5119126.1291 , 1481.609</text:p>
      <text:p text:style-name="P2">559996.853909 , 5119227.18173 , 1449.384</text:p>
      <text:p text:style-name="P2">559996.853909 , 5119328.23437 , 1422.599</text:p>
      <text:p text:style-name="P2">559996.853909 , 5119429.287 , 1401.734</text:p>
      <text:p text:style-name="P2">559996.853909 , 5119530.33963 , 1389.802</text:p>
      <text:p text:style-name="P2">559996.853909 , 5119631.39226 , 1363.418</text:p>
      <text:p text:style-name="P2">559996.853909 , 5119732.44489 , 1352.906</text:p>
      <text:p text:style-name="P2">559996.853909 , 5119833.49752 , 1336.96</text:p>
      <text:p text:style-name="P2">559996.853909 , 5119934.55015 , 1315.094</text:p>
      <text:p text:style-name="P2">559996.853909 , 5120035.60279 , 1303.766</text:p>
      <text:p text:style-name="P2">559996.853909 , 5120136.65542 , 1324.556</text:p>
      <text:p text:style-name="P2">559996.853909 , 5120237.70805 , 1357.034</text:p>
      <text:p text:style-name="P2">559996.853909 , 5120338.76068 , 1397.906</text:p>
      <text:p text:style-name="P2">559996.853909 , 5120439.81331 , 1354.972</text:p>
      <text:p text:style-name="P2">559996.853909 , 5120540.86594 , 1362.792</text:p>
      <text:p text:style-name="P2">559996.853909 , 5120641.91858 , 1350.688</text:p>
      <text:p text:style-name="P2">559996.853909 , 5120742.97121 , 1301.402</text:p>
      <text:p text:style-name="P2">559996.853909 , 5120844.02384 , 1216.37</text:p>
      <text:p text:style-name="P2">559996.853909 , 5120945.07647 , 1177.547</text:p>
      <text:p text:style-name="P2">559996.853909 , 5121046.1291 , 900.0</text:p>
      <text:p text:style-name="P2">560097.96502 , 5111446.1291 , 1174.891</text:p>
      <text:p text:style-name="P2">560097.96502 , 5111547.18173 , 1172.825</text:p>
      <text:p text:style-name="P2">560097.96502 , 5111648.23437 , 1178.415</text:p>
      <text:p text:style-name="P2">560097.96502 , 5111749.287 , 1183.043</text:p>
      <text:p text:style-name="P2">560097.96502 , 5111850.33963 , 1170.098</text:p>
      <text:p text:style-name="P2">560097.96502 , 5111951.39226 , 1175.965</text:p>
      <text:p text:style-name="P2">560097.96502 , 5112052.44489 , 1195.927</text:p>
      <text:p text:style-name="P2">560097.96502 , 5112153.49752 , 1211.697</text:p>
      <text:p text:style-name="P2">560097.96502 , 5112254.55015 , 1226.705</text:p>
      <text:p text:style-name="P2">560097.96502 , 5112355.60279 , 1243.604</text:p>
      <text:p text:style-name="P2">560097.96502 , 5112456.65542 , 1259.207</text:p>
      <text:p text:style-name="P2"><text:soft-page-break/>560097.96502 , 5112557.70805 , 1275.845</text:p>
      <text:p text:style-name="P2">560097.96502 , 5112658.76068 , 1289.619</text:p>
      <text:p text:style-name="P2">560097.96502 , 5112759.81331 , 1302.131</text:p>
      <text:p text:style-name="P2">560097.96502 , 5112860.86594 , 1301.846</text:p>
      <text:p text:style-name="P2">560097.96502 , 5112961.91858 , 1326.675</text:p>
      <text:p text:style-name="P2">560097.96502 , 5113062.97121 , 1342.42</text:p>
      <text:p text:style-name="P2">560097.96502 , 5113164.02384 , 1361.369</text:p>
      <text:p text:style-name="P2">560097.96502 , 5113265.07647 , 1378.328</text:p>
      <text:p text:style-name="P2">560097.96502 , 5113366.1291 , 1385.083</text:p>
      <text:p text:style-name="P2">560097.96502 , 5113467.18173 , 1380.542</text:p>
      <text:p text:style-name="P2">560097.96502 , 5113568.23437 , 1351.146</text:p>
      <text:p text:style-name="P2">560097.96502 , 5113669.287 , 1334.021</text:p>
      <text:p text:style-name="P2">560097.96502 , 5113770.33963 , 1388.532</text:p>
      <text:p text:style-name="P2">560097.96502 , 5113871.39226 , 1437.357</text:p>
      <text:p text:style-name="P2">560097.96502 , 5113972.44489 , 1429.033</text:p>
      <text:p text:style-name="P2">560097.96502 , 5114073.49752 , 1469.252</text:p>
      <text:p text:style-name="P2">560097.96502 , 5114174.55015 , 1483.592</text:p>
      <text:p text:style-name="P2">560097.96502 , 5114275.60279 , 1495.078</text:p>
      <text:p text:style-name="P2">560097.96502 , 5114376.65542 , 1508.746</text:p>
      <text:p text:style-name="P2">560097.96502 , 5114477.70805 , 1507.031</text:p>
      <text:p text:style-name="P2">560097.96502 , 5114578.76068 , 1573.947</text:p>
      <text:p text:style-name="P2">560097.96502 , 5114679.81331 , 1596.46</text:p>
      <text:p text:style-name="P2">560097.96502 , 5114780.86594 , 1625.172</text:p>
      <text:p text:style-name="P2">560097.96502 , 5114881.91858 , 1655.958</text:p>
      <text:p text:style-name="P2">560097.96502 , 5114982.97121 , 1673.94</text:p>
      <text:p text:style-name="P2">560097.96502 , 5115084.02384 , 1681.375</text:p>
      <text:p text:style-name="P2">560097.96502 , 5115185.07647 , 1704.273</text:p>
      <text:p text:style-name="P2">560097.96502 , 5115286.1291 , 1731.276</text:p>
      <text:p text:style-name="P2">560097.96502 , 5115387.18173 , 1751.912</text:p>
      <text:p text:style-name="P2">560097.96502 , 5115488.23437 , 1767.725</text:p>
      <text:p text:style-name="P2">560097.96502 , 5115589.287 , 1791.21</text:p>
      <text:p text:style-name="P2">560097.96502 , 5115690.33963 , 1814.565</text:p>
      <text:p text:style-name="P2">560097.96502 , 5115791.39226 , 1830.606</text:p>
      <text:p text:style-name="P2">560097.96502 , 5115892.44489 , 1828.683</text:p>
      <text:p text:style-name="P2">560097.96502 , 5115993.49752 , 1832.802</text:p>
      <text:p text:style-name="P2">560097.96502 , 5116094.55015 , 1833.643</text:p>
      <text:p text:style-name="P2">560097.96502 , 5116195.60279 , 1819.969</text:p>
      <text:p text:style-name="P2">560097.96502 , 5116296.65542 , 1796.515</text:p>
      <text:p text:style-name="P2">560097.96502 , 5116397.70805 , 1776.874</text:p>
      <text:p text:style-name="P2">560097.96502 , 5116498.76068 , 1782.61</text:p>
      <text:p text:style-name="P2">560097.96502 , 5116599.81331 , 1772.03</text:p>
      <text:p text:style-name="P2">560097.96502 , 5116700.86594 , 1776.23</text:p>
      <text:p text:style-name="P2">560097.96502 , 5116801.91858 , 1691.069</text:p>
      <text:p text:style-name="P2">560097.96502 , 5116902.97121 , 1649.535</text:p>
      <text:p text:style-name="P2">560097.96502 , 5117004.02384 , 1697.01</text:p>
      <text:p text:style-name="P2">560097.96502 , 5117105.07647 , 1738.838</text:p>
      <text:p text:style-name="P2">560097.96502 , 5117206.1291 , 1742.942</text:p>
      <text:p text:style-name="P2">560097.96502 , 5117307.18173 , 1713.608</text:p>
      <text:p text:style-name="P2">560097.96502 , 5117408.23437 , 1681.041</text:p>
      <text:p text:style-name="P2">560097.96502 , 5117509.287 , 1641.63</text:p>
      <text:p text:style-name="P2">560097.96502 , 5117610.33963 , 1617.281</text:p>
      <text:p text:style-name="P2">560097.96502 , 5117711.39226 , 1622.709</text:p>
      <text:p text:style-name="P2"><text:soft-page-break/>560097.96502 , 5117812.44489 , 1601.549</text:p>
      <text:p text:style-name="P2">560097.96502 , 5117913.49752 , 1596.692</text:p>
      <text:p text:style-name="P2">560097.96502 , 5118014.55015 , 1583.761</text:p>
      <text:p text:style-name="P2">560097.96502 , 5118115.60279 , 1555.16</text:p>
      <text:p text:style-name="P2">560097.96502 , 5118216.65542 , 1546.477</text:p>
      <text:p text:style-name="P2">560097.96502 , 5118317.70805 , 1523.357</text:p>
      <text:p text:style-name="P2">560097.96502 , 5118418.76068 , 1500.779</text:p>
      <text:p text:style-name="P2">560097.96502 , 5118519.81331 , 1489.539</text:p>
      <text:p text:style-name="P2">560097.96502 , 5118620.86594 , 1502.239</text:p>
      <text:p text:style-name="P2">560097.96502 , 5118721.91858 , 1480.278</text:p>
      <text:p text:style-name="P2">560097.96502 , 5118822.97121 , 1431.58</text:p>
      <text:p text:style-name="P2">560097.96502 , 5118924.02384 , 1456.716</text:p>
      <text:p text:style-name="P2">560097.96502 , 5119025.07647 , 1521.19</text:p>
      <text:p text:style-name="P2">560097.96502 , 5119126.1291 , 1512.703</text:p>
      <text:p text:style-name="P2">560097.96502 , 5119227.18173 , 1475.003</text:p>
      <text:p text:style-name="P2">560097.96502 , 5119328.23437 , 1441.64</text:p>
      <text:p text:style-name="P2">560097.96502 , 5119429.287 , 1413.102</text:p>
      <text:p text:style-name="P2">560097.96502 , 5119530.33963 , 1385.782</text:p>
      <text:p text:style-name="P2">560097.96502 , 5119631.39226 , 1358.849</text:p>
      <text:p text:style-name="P2">560097.96502 , 5119732.44489 , 1342.435</text:p>
      <text:p text:style-name="P2">560097.96502 , 5119833.49752 , 1333.21</text:p>
      <text:p text:style-name="P2">560097.96502 , 5119934.55015 , 1321.942</text:p>
      <text:p text:style-name="P2">560097.96502 , 5120035.60279 , 1320.706</text:p>
      <text:p text:style-name="P2">560097.96502 , 5120136.65542 , 1320.25</text:p>
      <text:p text:style-name="P2">560097.96502 , 5120237.70805 , 1338.098</text:p>
      <text:p text:style-name="P2">560097.96502 , 5120338.76068 , 1379.155</text:p>
      <text:p text:style-name="P2">560097.96502 , 5120439.81331 , 1345.3</text:p>
      <text:p text:style-name="P2">560097.96502 , 5120540.86594 , 1323.754</text:p>
      <text:p text:style-name="P2">560097.96502 , 5120641.91858 , 1293.095</text:p>
      <text:p text:style-name="P2">560097.96502 , 5120742.97121 , 1240.383</text:p>
      <text:p text:style-name="P2">560097.96502 , 5120844.02384 , 1228.167</text:p>
      <text:p text:style-name="P2">560097.96502 , 5120945.07647 , 1188.905</text:p>
      <text:p text:style-name="P2">560097.96502 , 5121046.1291 , 900.0</text:p>
      <text:p text:style-name="P2">560199.076131 , 5111446.1291 , 1170.56</text:p>
      <text:p text:style-name="P2">560199.076131 , 5111547.18173 , 1183.887</text:p>
      <text:p text:style-name="P2">560199.076131 , 5111648.23437 , 1178.716</text:p>
      <text:p text:style-name="P2">560199.076131 , 5111749.287 , 1198.286</text:p>
      <text:p text:style-name="P2">560199.076131 , 5111850.33963 , 1203.254</text:p>
      <text:p text:style-name="P2">560199.076131 , 5111951.39226 , 1207.602</text:p>
      <text:p text:style-name="P2">560199.076131 , 5112052.44489 , 1212.887</text:p>
      <text:p text:style-name="P2">560199.076131 , 5112153.49752 , 1209.972</text:p>
      <text:p text:style-name="P2">560199.076131 , 5112254.55015 , 1224.027</text:p>
      <text:p text:style-name="P2">560199.076131 , 5112355.60279 , 1244.584</text:p>
      <text:p text:style-name="P2">560199.076131 , 5112456.65542 , 1264.691</text:p>
      <text:p text:style-name="P2">560199.076131 , 5112557.70805 , 1280.073</text:p>
      <text:p text:style-name="P2">560199.076131 , 5112658.76068 , 1304.544</text:p>
      <text:p text:style-name="P2">560199.076131 , 5112759.81331 , 1320.583</text:p>
      <text:p text:style-name="P2">560199.076131 , 5112860.86594 , 1328.879</text:p>
      <text:p text:style-name="P2">560199.076131 , 5112961.91858 , 1334.424</text:p>
      <text:p text:style-name="P2">560199.076131 , 5113062.97121 , 1356.273</text:p>
      <text:p text:style-name="P2">560199.076131 , 5113164.02384 , 1374.792</text:p>
      <text:p text:style-name="P2">560199.076131 , 5113265.07647 , 1389.989</text:p>
      <text:p text:style-name="P2"><text:soft-page-break/>560199.076131 , 5113366.1291 , 1401.672</text:p>
      <text:p text:style-name="P2">560199.076131 , 5113467.18173 , 1410.073</text:p>
      <text:p text:style-name="P2">560199.076131 , 5113568.23437 , 1419.898</text:p>
      <text:p text:style-name="P2">560199.076131 , 5113669.287 , 1371.09</text:p>
      <text:p text:style-name="P2">560199.076131 , 5113770.33963 , 1379.549</text:p>
      <text:p text:style-name="P2">560199.076131 , 5113871.39226 , 1448.623</text:p>
      <text:p text:style-name="P2">560199.076131 , 5113972.44489 , 1472.574</text:p>
      <text:p text:style-name="P2">560199.076131 , 5114073.49752 , 1481.657</text:p>
      <text:p text:style-name="P2">560199.076131 , 5114174.55015 , 1502.319</text:p>
      <text:p text:style-name="P2">560199.076131 , 5114275.60279 , 1524.249</text:p>
      <text:p text:style-name="P2">560199.076131 , 5114376.65542 , 1536.639</text:p>
      <text:p text:style-name="P2">560199.076131 , 5114477.70805 , 1559.457</text:p>
      <text:p text:style-name="P2">560199.076131 , 5114578.76068 , 1565.64</text:p>
      <text:p text:style-name="P2">560199.076131 , 5114679.81331 , 1611.632</text:p>
      <text:p text:style-name="P2">560199.076131 , 5114780.86594 , 1642.289</text:p>
      <text:p text:style-name="P2">560199.076131 , 5114881.91858 , 1681.64</text:p>
      <text:p text:style-name="P2">560199.076131 , 5114982.97121 , 1706.808</text:p>
      <text:p text:style-name="P2">560199.076131 , 5115084.02384 , 1709.251</text:p>
      <text:p text:style-name="P2">560199.076131 , 5115185.07647 , 1726.207</text:p>
      <text:p text:style-name="P2">560199.076131 , 5115286.1291 , 1770.683</text:p>
      <text:p text:style-name="P2">560199.076131 , 5115387.18173 , 1808.23</text:p>
      <text:p text:style-name="P2">560199.076131 , 5115488.23437 , 1817.162</text:p>
      <text:p text:style-name="P2">560199.076131 , 5115589.287 , 1848.109</text:p>
      <text:p text:style-name="P2">560199.076131 , 5115690.33963 , 1866.609</text:p>
      <text:p text:style-name="P2">560199.076131 , 5115791.39226 , 1891.598</text:p>
      <text:p text:style-name="P2">560199.076131 , 5115892.44489 , 1903.616</text:p>
      <text:p text:style-name="P2">560199.076131 , 5115993.49752 , 1897.882</text:p>
      <text:p text:style-name="P2">560199.076131 , 5116094.55015 , 1882.113</text:p>
      <text:p text:style-name="P2">560199.076131 , 5116195.60279 , 1885.493</text:p>
      <text:p text:style-name="P2">560199.076131 , 5116296.65542 , 1871.881</text:p>
      <text:p text:style-name="P2">560199.076131 , 5116397.70805 , 1846.432</text:p>
      <text:p text:style-name="P2">560199.076131 , 5116498.76068 , 1849.72</text:p>
      <text:p text:style-name="P2">560199.076131 , 5116599.81331 , 1832.696</text:p>
      <text:p text:style-name="P2">560199.076131 , 5116700.86594 , 1806.874</text:p>
      <text:p text:style-name="P2">560199.076131 , 5116801.91858 , 1749.92</text:p>
      <text:p text:style-name="P2">560199.076131 , 5116902.97121 , 1742.277</text:p>
      <text:p text:style-name="P2">560199.076131 , 5117004.02384 , 1756.241</text:p>
      <text:p text:style-name="P2">560199.076131 , 5117105.07647 , 1802.902</text:p>
      <text:p text:style-name="P2">560199.076131 , 5117206.1291 , 1792.61</text:p>
      <text:p text:style-name="P2">560199.076131 , 5117307.18173 , 1764.571</text:p>
      <text:p text:style-name="P2">560199.076131 , 5117408.23437 , 1738.123</text:p>
      <text:p text:style-name="P2">560199.076131 , 5117509.287 , 1660.218</text:p>
      <text:p text:style-name="P2">560199.076131 , 5117610.33963 , 1660.513</text:p>
      <text:p text:style-name="P2">560199.076131 , 5117711.39226 , 1668.88</text:p>
      <text:p text:style-name="P2">560199.076131 , 5117812.44489 , 1642.56</text:p>
      <text:p text:style-name="P2">560199.076131 , 5117913.49752 , 1625.835</text:p>
      <text:p text:style-name="P2">560199.076131 , 5118014.55015 , 1596.586</text:p>
      <text:p text:style-name="P2">560199.076131 , 5118115.60279 , 1568.932</text:p>
      <text:p text:style-name="P2">560199.076131 , 5118216.65542 , 1562.51</text:p>
      <text:p text:style-name="P2">560199.076131 , 5118317.70805 , 1556.14</text:p>
      <text:p text:style-name="P2">560199.076131 , 5118418.76068 , 1531.861</text:p>
      <text:p text:style-name="P2">560199.076131 , 5118519.81331 , 1531.465</text:p>
      <text:p text:style-name="P2"><text:soft-page-break/>560199.076131 , 5118620.86594 , 1558.466</text:p>
      <text:p text:style-name="P2">560199.076131 , 5118721.91858 , 1523.881</text:p>
      <text:p text:style-name="P2">560199.076131 , 5118822.97121 , 1478.636</text:p>
      <text:p text:style-name="P2">560199.076131 , 5118924.02384 , 1474.702</text:p>
      <text:p text:style-name="P2">560199.076131 , 5119025.07647 , 1517.493</text:p>
      <text:p text:style-name="P2">560199.076131 , 5119126.1291 , 1484.42</text:p>
      <text:p text:style-name="P2">560199.076131 , 5119227.18173 , 1460.863</text:p>
      <text:p text:style-name="P2">560199.076131 , 5119328.23437 , 1442.369</text:p>
      <text:p text:style-name="P2">560199.076131 , 5119429.287 , 1400.745</text:p>
      <text:p text:style-name="P2">560199.076131 , 5119530.33963 , 1369.345</text:p>
      <text:p text:style-name="P2">560199.076131 , 5119631.39226 , 1351.581</text:p>
      <text:p text:style-name="P2">560199.076131 , 5119732.44489 , 1346.635</text:p>
      <text:p text:style-name="P2">560199.076131 , 5119833.49752 , 1331.107</text:p>
      <text:p text:style-name="P2">560199.076131 , 5119934.55015 , 1328.614</text:p>
      <text:p text:style-name="P2">560199.076131 , 5120035.60279 , 1323.105</text:p>
      <text:p text:style-name="P2">560199.076131 , 5120136.65542 , 1331.8</text:p>
      <text:p text:style-name="P2">560199.076131 , 5120237.70805 , 1344.752</text:p>
      <text:p text:style-name="P2">560199.076131 , 5120338.76068 , 1394.755</text:p>
      <text:p text:style-name="P2">560199.076131 , 5120439.81331 , 1328.358</text:p>
      <text:p text:style-name="P2">560199.076131 , 5120540.86594 , 1246.675</text:p>
      <text:p text:style-name="P2">560199.076131 , 5120641.91858 , 1233.367</text:p>
      <text:p text:style-name="P2">560199.076131 , 5120742.97121 , 1190.536</text:p>
      <text:p text:style-name="P2">560199.076131 , 5120844.02384 , 1199.417</text:p>
      <text:p text:style-name="P2">560199.076131 , 5120945.07647 , 1195.848</text:p>
      <text:p text:style-name="P2">560199.076131 , 5121046.1291 , 900.0</text:p>
      <text:p text:style-name="P2">560300.187243 , 5111446.1291 , 1182.656</text:p>
      <text:p text:style-name="P2">560300.187243 , 5111547.18173 , 1186</text:p>
      <text:p text:style-name="P2">560300.187243 , 5111648.23437 , 1187.635</text:p>
      <text:p text:style-name="P2">560300.187243 , 5111749.287 , 1188.864</text:p>
      <text:p text:style-name="P2">560300.187243 , 5111850.33963 , 1221.734</text:p>
      <text:p text:style-name="P2">560300.187243 , 5111951.39226 , 1223.58</text:p>
      <text:p text:style-name="P2">560300.187243 , 5112052.44489 , 1227.51</text:p>
      <text:p text:style-name="P2">560300.187243 , 5112153.49752 , 1224.906</text:p>
      <text:p text:style-name="P2">560300.187243 , 5112254.55015 , 1222.049</text:p>
      <text:p text:style-name="P2">560300.187243 , 5112355.60279 , 1241.336</text:p>
      <text:p text:style-name="P2">560300.187243 , 5112456.65542 , 1262.641</text:p>
      <text:p text:style-name="P2">560300.187243 , 5112557.70805 , 1294.56</text:p>
      <text:p text:style-name="P2">560300.187243 , 5112658.76068 , 1304.888</text:p>
      <text:p text:style-name="P2">560300.187243 , 5112759.81331 , 1329.25</text:p>
      <text:p text:style-name="P2">560300.187243 , 5112860.86594 , 1341.733</text:p>
      <text:p text:style-name="P2">560300.187243 , 5112961.91858 , 1356.421</text:p>
      <text:p text:style-name="P2">560300.187243 , 5113062.97121 , 1368.719</text:p>
      <text:p text:style-name="P2">560300.187243 , 5113164.02384 , 1383.998</text:p>
      <text:p text:style-name="P2">560300.187243 , 5113265.07647 , 1402.794</text:p>
      <text:p text:style-name="P2">560300.187243 , 5113366.1291 , 1413.359</text:p>
      <text:p text:style-name="P2">560300.187243 , 5113467.18173 , 1427.002</text:p>
      <text:p text:style-name="P2">560300.187243 , 5113568.23437 , 1439.634</text:p>
      <text:p text:style-name="P2">560300.187243 , 5113669.287 , 1430.656</text:p>
      <text:p text:style-name="P2">560300.187243 , 5113770.33963 , 1394.45</text:p>
      <text:p text:style-name="P2">560300.187243 , 5113871.39226 , 1486.188</text:p>
      <text:p text:style-name="P2">560300.187243 , 5113972.44489 , 1517</text:p>
      <text:p text:style-name="P2">560300.187243 , 5114073.49752 , 1529.282</text:p>
      <text:p text:style-name="P2"><text:soft-page-break/>560300.187243 , 5114174.55015 , 1529.04</text:p>
      <text:p text:style-name="P2">560300.187243 , 5114275.60279 , 1541.688</text:p>
      <text:p text:style-name="P2">560300.187243 , 5114376.65542 , 1565.991</text:p>
      <text:p text:style-name="P2">560300.187243 , 5114477.70805 , 1585.127</text:p>
      <text:p text:style-name="P2">560300.187243 , 5114578.76068 , 1607.625</text:p>
      <text:p text:style-name="P2">560300.187243 , 5114679.81331 , 1619.733</text:p>
      <text:p text:style-name="P2">560300.187243 , 5114780.86594 , 1672.526</text:p>
      <text:p text:style-name="P2">560300.187243 , 5114881.91858 , 1706.063</text:p>
      <text:p text:style-name="P2">560300.187243 , 5114982.97121 , 1740.446</text:p>
      <text:p text:style-name="P2">560300.187243 , 5115084.02384 , 1760.591</text:p>
      <text:p text:style-name="P2">560300.187243 , 5115185.07647 , 1787.766</text:p>
      <text:p text:style-name="P2">560300.187243 , 5115286.1291 , 1790.351</text:p>
      <text:p text:style-name="P2">560300.187243 , 5115387.18173 , 1833.44</text:p>
      <text:p text:style-name="P2">560300.187243 , 5115488.23437 , 1867.953</text:p>
      <text:p text:style-name="P2">560300.187243 , 5115589.287 , 1895.065</text:p>
      <text:p text:style-name="P2">560300.187243 , 5115690.33963 , 1928.381</text:p>
      <text:p text:style-name="P2">560300.187243 , 5115791.39226 , 1943.938</text:p>
      <text:p text:style-name="P2">560300.187243 , 5115892.44489 , 1961.763</text:p>
      <text:p text:style-name="P2">560300.187243 , 5115993.49752 , 1962.856</text:p>
      <text:p text:style-name="P2">560300.187243 , 5116094.55015 , 1955.422</text:p>
      <text:p text:style-name="P2">560300.187243 , 5116195.60279 , 1941.774</text:p>
      <text:p text:style-name="P2">560300.187243 , 5116296.65542 , 1937.484</text:p>
      <text:p text:style-name="P2">560300.187243 , 5116397.70805 , 1913.594</text:p>
      <text:p text:style-name="P2">560300.187243 , 5116498.76068 , 1930.253</text:p>
      <text:p text:style-name="P2">560300.187243 , 5116599.81331 , 1896.053</text:p>
      <text:p text:style-name="P2">560300.187243 , 5116700.86594 , 1856.359</text:p>
      <text:p text:style-name="P2">560300.187243 , 5116801.91858 , 1791.87</text:p>
      <text:p text:style-name="P2">560300.187243 , 5116902.97121 , 1794.845</text:p>
      <text:p text:style-name="P2">560300.187243 , 5117004.02384 , 1796.297</text:p>
      <text:p text:style-name="P2">560300.187243 , 5117105.07647 , 1841.05</text:p>
      <text:p text:style-name="P2">560300.187243 , 5117206.1291 , 1820.435</text:p>
      <text:p text:style-name="P2">560300.187243 , 5117307.18173 , 1780.813</text:p>
      <text:p text:style-name="P2">560300.187243 , 5117408.23437 , 1740.404</text:p>
      <text:p text:style-name="P2">560300.187243 , 5117509.287 , 1683.655</text:p>
      <text:p text:style-name="P2">560300.187243 , 5117610.33963 , 1670.797</text:p>
      <text:p text:style-name="P2">560300.187243 , 5117711.39226 , 1697.061</text:p>
      <text:p text:style-name="P2">560300.187243 , 5117812.44489 , 1662.083</text:p>
      <text:p text:style-name="P2">560300.187243 , 5117913.49752 , 1640.891</text:p>
      <text:p text:style-name="P2">560300.187243 , 5118014.55015 , 1614.237</text:p>
      <text:p text:style-name="P2">560300.187243 , 5118115.60279 , 1605.543</text:p>
      <text:p text:style-name="P2">560300.187243 , 5118216.65542 , 1591.109</text:p>
      <text:p text:style-name="P2">560300.187243 , 5118317.70805 , 1571.068</text:p>
      <text:p text:style-name="P2">560300.187243 , 5118418.76068 , 1550.024</text:p>
      <text:p text:style-name="P2">560300.187243 , 5118519.81331 , 1577.484</text:p>
      <text:p text:style-name="P2">560300.187243 , 5118620.86594 , 1571.921</text:p>
      <text:p text:style-name="P2">560300.187243 , 5118721.91858 , 1528.267</text:p>
      <text:p text:style-name="P2">560300.187243 , 5118822.97121 , 1487.641</text:p>
      <text:p text:style-name="P2">560300.187243 , 5118924.02384 , 1453.961</text:p>
      <text:p text:style-name="P2">560300.187243 , 5119025.07647 , 1452.377</text:p>
      <text:p text:style-name="P2">560300.187243 , 5119126.1291 , 1427.297</text:p>
      <text:p text:style-name="P2">560300.187243 , 5119227.18173 , 1398.61</text:p>
      <text:p text:style-name="P2">560300.187243 , 5119328.23437 , 1380.317</text:p>
      <text:p text:style-name="P2"><text:soft-page-break/>560300.187243 , 5119429.287 , 1367.359</text:p>
      <text:p text:style-name="P2">560300.187243 , 5119530.33963 , 1357.027</text:p>
      <text:p text:style-name="P2">560300.187243 , 5119631.39226 , 1349.565</text:p>
      <text:p text:style-name="P2">560300.187243 , 5119732.44489 , 1345.016</text:p>
      <text:p text:style-name="P2">560300.187243 , 5119833.49752 , 1336.052</text:p>
      <text:p text:style-name="P2">560300.187243 , 5119934.55015 , 1342.446</text:p>
      <text:p text:style-name="P2">560300.187243 , 5120035.60279 , 1333.906</text:p>
      <text:p text:style-name="P2">560300.187243 , 5120136.65542 , 1334.583</text:p>
      <text:p text:style-name="P2">560300.187243 , 5120237.70805 , 1357.797</text:p>
      <text:p text:style-name="P2">560300.187243 , 5120338.76068 , 1417.375</text:p>
      <text:p text:style-name="P2">560300.187243 , 5120439.81331 , 1328.164</text:p>
      <text:p text:style-name="P2">560300.187243 , 5120540.86594 , 1272.58</text:p>
      <text:p text:style-name="P2">560300.187243 , 5120641.91858 , 1210.828</text:p>
      <text:p text:style-name="P2">560300.187243 , 5120742.97121 , 1171.021</text:p>
      <text:p text:style-name="P2">560300.187243 , 5120844.02384 , 1164.825</text:p>
      <text:p text:style-name="P2">560300.187243 , 5120945.07647 , 1158.766</text:p>
      <text:p text:style-name="P2">560300.187243 , 5121046.1291 , 900.0</text:p>
      <text:p text:style-name="P2">560401.298354 , 5111446.1291 , 1209.773</text:p>
      <text:p text:style-name="P2">560401.298354 , 5111547.18173 , 1200.664</text:p>
      <text:p text:style-name="P2">560401.298354 , 5111648.23437 , 1203.082</text:p>
      <text:p text:style-name="P2">560401.298354 , 5111749.287 , 1210.856</text:p>
      <text:p text:style-name="P2">560401.298354 , 5111850.33963 , 1212.451</text:p>
      <text:p text:style-name="P2">560401.298354 , 5111951.39226 , 1216.181</text:p>
      <text:p text:style-name="P2">560401.298354 , 5112052.44489 , 1222.942</text:p>
      <text:p text:style-name="P2">560401.298354 , 5112153.49752 , 1230.623</text:p>
      <text:p text:style-name="P2">560401.298354 , 5112254.55015 , 1235.753</text:p>
      <text:p text:style-name="P2">560401.298354 , 5112355.60279 , 1240.266</text:p>
      <text:p text:style-name="P2">560401.298354 , 5112456.65542 , 1285.94</text:p>
      <text:p text:style-name="P2">560401.298354 , 5112557.70805 , 1312.296</text:p>
      <text:p text:style-name="P2">560401.298354 , 5112658.76068 , 1333.891</text:p>
      <text:p text:style-name="P2">560401.298354 , 5112759.81331 , 1332.925</text:p>
      <text:p text:style-name="P2">560401.298354 , 5112860.86594 , 1346.602</text:p>
      <text:p text:style-name="P2">560401.298354 , 5112961.91858 , 1363.046</text:p>
      <text:p text:style-name="P2">560401.298354 , 5113062.97121 , 1378.176</text:p>
      <text:p text:style-name="P2">560401.298354 , 5113164.02384 , 1396.305</text:p>
      <text:p text:style-name="P2">560401.298354 , 5113265.07647 , 1413.404</text:p>
      <text:p text:style-name="P2">560401.298354 , 5113366.1291 , 1429.858</text:p>
      <text:p text:style-name="P2">560401.298354 , 5113467.18173 , 1449.296</text:p>
      <text:p text:style-name="P2">560401.298354 , 5113568.23437 , 1462.436</text:p>
      <text:p text:style-name="P2">560401.298354 , 5113669.287 , 1458.475</text:p>
      <text:p text:style-name="P2">560401.298354 , 5113770.33963 , 1395.175</text:p>
      <text:p text:style-name="P2">560401.298354 , 5113871.39226 , 1459.3</text:p>
      <text:p text:style-name="P2">560401.298354 , 5113972.44489 , 1523.433</text:p>
      <text:p text:style-name="P2">560401.298354 , 5114073.49752 , 1551.959</text:p>
      <text:p text:style-name="P2">560401.298354 , 5114174.55015 , 1558.891</text:p>
      <text:p text:style-name="P2">560401.298354 , 5114275.60279 , 1555.292</text:p>
      <text:p text:style-name="P2">560401.298354 , 5114376.65542 , 1584.068</text:p>
      <text:p text:style-name="P2">560401.298354 , 5114477.70805 , 1616.294</text:p>
      <text:p text:style-name="P2">560401.298354 , 5114578.76068 , 1645.924</text:p>
      <text:p text:style-name="P2">560401.298354 , 5114679.81331 , 1661.491</text:p>
      <text:p text:style-name="P2">560401.298354 , 5114780.86594 , 1679.457</text:p>
      <text:p text:style-name="P2">560401.298354 , 5114881.91858 , 1728.652</text:p>
      <text:p text:style-name="P2"><text:soft-page-break/>560401.298354 , 5114982.97121 , 1779.238</text:p>
      <text:p text:style-name="P2">560401.298354 , 5115084.02384 , 1827.547</text:p>
      <text:p text:style-name="P2">560401.298354 , 5115185.07647 , 1829.809</text:p>
      <text:p text:style-name="P2">560401.298354 , 5115286.1291 , 1858.563</text:p>
      <text:p text:style-name="P2">560401.298354 , 5115387.18173 , 1887.663</text:p>
      <text:p text:style-name="P2">560401.298354 , 5115488.23437 , 1913.632</text:p>
      <text:p text:style-name="P2">560401.298354 , 5115589.287 , 1942.759</text:p>
      <text:p text:style-name="P2">560401.298354 , 5115690.33963 , 1984.983</text:p>
      <text:p text:style-name="P2">560401.298354 , 5115791.39226 , 2005.849</text:p>
      <text:p text:style-name="P2">560401.298354 , 5115892.44489 , 2023.019</text:p>
      <text:p text:style-name="P2">560401.298354 , 5115993.49752 , 2049.024</text:p>
      <text:p text:style-name="P2">560401.298354 , 5116094.55015 , 2014.359</text:p>
      <text:p text:style-name="P2">560401.298354 , 5116195.60279 , 2009.447</text:p>
      <text:p text:style-name="P2">560401.298354 , 5116296.65542 , 2011.903</text:p>
      <text:p text:style-name="P2">560401.298354 , 5116397.70805 , 1983.62</text:p>
      <text:p text:style-name="P2">560401.298354 , 5116498.76068 , 1985.074</text:p>
      <text:p text:style-name="P2">560401.298354 , 5116599.81331 , 1961.053</text:p>
      <text:p text:style-name="P2">560401.298354 , 5116700.86594 , 1895.81</text:p>
      <text:p text:style-name="P2">560401.298354 , 5116801.91858 , 1859.74</text:p>
      <text:p text:style-name="P2">560401.298354 , 5116902.97121 , 1868.41</text:p>
      <text:p text:style-name="P2">560401.298354 , 5117004.02384 , 1856.689</text:p>
      <text:p text:style-name="P2">560401.298354 , 5117105.07647 , 1865.254</text:p>
      <text:p text:style-name="P2">560401.298354 , 5117206.1291 , 1843.803</text:p>
      <text:p text:style-name="P2">560401.298354 , 5117307.18173 , 1814.722</text:p>
      <text:p text:style-name="P2">560401.298354 , 5117408.23437 , 1741.278</text:p>
      <text:p text:style-name="P2">560401.298354 , 5117509.287 , 1732.855</text:p>
      <text:p text:style-name="P2">560401.298354 , 5117610.33963 , 1721.469</text:p>
      <text:p text:style-name="P2">560401.298354 , 5117711.39226 , 1718.638</text:p>
      <text:p text:style-name="P2">560401.298354 , 5117812.44489 , 1676.75</text:p>
      <text:p text:style-name="P2">560401.298354 , 5117913.49752 , 1662.675</text:p>
      <text:p text:style-name="P2">560401.298354 , 5118014.55015 , 1659.167</text:p>
      <text:p text:style-name="P2">560401.298354 , 5118115.60279 , 1642.999</text:p>
      <text:p text:style-name="P2">560401.298354 , 5118216.65542 , 1615.489</text:p>
      <text:p text:style-name="P2">560401.298354 , 5118317.70805 , 1601.115</text:p>
      <text:p text:style-name="P2">560401.298354 , 5118418.76068 , 1606.919</text:p>
      <text:p text:style-name="P2">560401.298354 , 5118519.81331 , 1592.126</text:p>
      <text:p text:style-name="P2">560401.298354 , 5118620.86594 , 1568.082</text:p>
      <text:p text:style-name="P2">560401.298354 , 5118721.91858 , 1530.76</text:p>
      <text:p text:style-name="P2">560401.298354 , 5118822.97121 , 1491.619</text:p>
      <text:p text:style-name="P2">560401.298354 , 5118924.02384 , 1458.961</text:p>
      <text:p text:style-name="P2">560401.298354 , 5119025.07647 , 1407.852</text:p>
      <text:p text:style-name="P2">560401.298354 , 5119126.1291 , 1398.244</text:p>
      <text:p text:style-name="P2">560401.298354 , 5119227.18173 , 1387.306</text:p>
      <text:p text:style-name="P2">560401.298354 , 5119328.23437 , 1376.7</text:p>
      <text:p text:style-name="P2">560401.298354 , 5119429.287 , 1367.623</text:p>
      <text:p text:style-name="P2">560401.298354 , 5119530.33963 , 1365.216</text:p>
      <text:p text:style-name="P2">560401.298354 , 5119631.39226 , 1351.024</text:p>
      <text:p text:style-name="P2">560401.298354 , 5119732.44489 , 1342.133</text:p>
      <text:p text:style-name="P2">560401.298354 , 5119833.49752 , 1338.674</text:p>
      <text:p text:style-name="P2">560401.298354 , 5119934.55015 , 1347.315</text:p>
      <text:p text:style-name="P2">560401.298354 , 5120035.60279 , 1360.668</text:p>
      <text:p text:style-name="P2">560401.298354 , 5120136.65542 , 1355.497</text:p>
      <text:p text:style-name="P2"><text:soft-page-break/>560401.298354 , 5120237.70805 , 1397.724</text:p>
      <text:p text:style-name="P2">560401.298354 , 5120338.76068 , 1445.656</text:p>
      <text:p text:style-name="P2">560401.298354 , 5120439.81331 , 1381.416</text:p>
      <text:p text:style-name="P2">560401.298354 , 5120540.86594 , 1302.501</text:p>
      <text:p text:style-name="P2">560401.298354 , 5120641.91858 , 1217.122</text:p>
      <text:p text:style-name="P2">560401.298354 , 5120742.97121 , 1206.665</text:p>
      <text:p text:style-name="P2">560401.298354 , 5120844.02384 , 1173.473</text:p>
      <text:p text:style-name="P2">560401.298354 , 5120945.07647 , 1156.169</text:p>
      <text:p text:style-name="P2">560401.298354 , 5121046.1291 , 900.0</text:p>
      <text:p text:style-name="P2">560502.409465 , 5111446.1291 , 1209.606</text:p>
      <text:p text:style-name="P2">560502.409465 , 5111547.18173 , 1216.907</text:p>
      <text:p text:style-name="P2">560502.409465 , 5111648.23437 , 1203.555</text:p>
      <text:p text:style-name="P2">560502.409465 , 5111749.287 , 1192.822</text:p>
      <text:p text:style-name="P2">560502.409465 , 5111850.33963 , 1220.58</text:p>
      <text:p text:style-name="P2">560502.409465 , 5111951.39226 , 1226.937</text:p>
      <text:p text:style-name="P2">560502.409465 , 5112052.44489 , 1231.663</text:p>
      <text:p text:style-name="P2">560502.409465 , 5112153.49752 , 1232.655</text:p>
      <text:p text:style-name="P2">560502.409465 , 5112254.55015 , 1215.597</text:p>
      <text:p text:style-name="P2">560502.409465 , 5112355.60279 , 1208.691</text:p>
      <text:p text:style-name="P2">560502.409465 , 5112456.65542 , 1223.869</text:p>
      <text:p text:style-name="P2">560502.409465 , 5112557.70805 , 1252.513</text:p>
      <text:p text:style-name="P2">560502.409465 , 5112658.76068 , 1292.759</text:p>
      <text:p text:style-name="P2">560502.409465 , 5112759.81331 , 1324.786</text:p>
      <text:p text:style-name="P2">560502.409465 , 5112860.86594 , 1344.277</text:p>
      <text:p text:style-name="P2">560502.409465 , 5112961.91858 , 1377.408</text:p>
      <text:p text:style-name="P2">560502.409465 , 5113062.97121 , 1398.005</text:p>
      <text:p text:style-name="P2">560502.409465 , 5113164.02384 , 1413.321</text:p>
      <text:p text:style-name="P2">560502.409465 , 5113265.07647 , 1427.663</text:p>
      <text:p text:style-name="P2">560502.409465 , 5113366.1291 , 1445.58</text:p>
      <text:p text:style-name="P2">560502.409465 , 5113467.18173 , 1464.638</text:p>
      <text:p text:style-name="P2">560502.409465 , 5113568.23437 , 1482.609</text:p>
      <text:p text:style-name="P2">560502.409465 , 5113669.287 , 1494.558</text:p>
      <text:p text:style-name="P2">560502.409465 , 5113770.33963 , 1450.43</text:p>
      <text:p text:style-name="P2">560502.409465 , 5113871.39226 , 1457.213</text:p>
      <text:p text:style-name="P2">560502.409465 , 5113972.44489 , 1509.913</text:p>
      <text:p text:style-name="P2">560502.409465 , 5114073.49752 , 1563.005</text:p>
      <text:p text:style-name="P2">560502.409465 , 5114174.55015 , 1587.702</text:p>
      <text:p text:style-name="P2">560502.409465 , 5114275.60279 , 1605.628</text:p>
      <text:p text:style-name="P2">560502.409465 , 5114376.65542 , 1608.675</text:p>
      <text:p text:style-name="P2">560502.409465 , 5114477.70805 , 1642.646</text:p>
      <text:p text:style-name="P2">560502.409465 , 5114578.76068 , 1673.817</text:p>
      <text:p text:style-name="P2">560502.409465 , 5114679.81331 , 1703.608</text:p>
      <text:p text:style-name="P2">560502.409465 , 5114780.86594 , 1744.097</text:p>
      <text:p text:style-name="P2">560502.409465 , 5114881.91858 , 1775.868</text:p>
      <text:p text:style-name="P2">560502.409465 , 5114982.97121 , 1799.66</text:p>
      <text:p text:style-name="P2">560502.409465 , 5115084.02384 , 1874.17</text:p>
      <text:p text:style-name="P2">560502.409465 , 5115185.07647 , 1897.17</text:p>
      <text:p text:style-name="P2">560502.409465 , 5115286.1291 , 1929.458</text:p>
      <text:p text:style-name="P2">560502.409465 , 5115387.18173 , 1939.872</text:p>
      <text:p text:style-name="P2">560502.409465 , 5115488.23437 , 1965.363</text:p>
      <text:p text:style-name="P2">560502.409465 , 5115589.287 , 1993.693</text:p>
      <text:p text:style-name="P2">560502.409465 , 5115690.33963 , 2048.515</text:p>
      <text:p text:style-name="P2"><text:soft-page-break/>560502.409465 , 5115791.39226 , 2074.753</text:p>
      <text:p text:style-name="P2">560502.409465 , 5115892.44489 , 2108.722</text:p>
      <text:p text:style-name="P2">560502.409465 , 5115993.49752 , 2087.426</text:p>
      <text:p text:style-name="P2">560502.409465 , 5116094.55015 , 2106.759</text:p>
      <text:p text:style-name="P2">560502.409465 , 5116195.60279 , 2067.823</text:p>
      <text:p text:style-name="P2">560502.409465 , 5116296.65542 , 2073.89</text:p>
      <text:p text:style-name="P2">560502.409465 , 5116397.70805 , 2054.772</text:p>
      <text:p text:style-name="P2">560502.409465 , 5116498.76068 , 2055.201</text:p>
      <text:p text:style-name="P2">560502.409465 , 5116599.81331 , 2015.997</text:p>
      <text:p text:style-name="P2">560502.409465 , 5116700.86594 , 1970.363</text:p>
      <text:p text:style-name="P2">560502.409465 , 5116801.91858 , 1927.98</text:p>
      <text:p text:style-name="P2">560502.409465 , 5116902.97121 , 1922.378</text:p>
      <text:p text:style-name="P2">560502.409465 , 5117004.02384 , 1898.656</text:p>
      <text:p text:style-name="P2">560502.409465 , 5117105.07647 , 1879.184</text:p>
      <text:p text:style-name="P2">560502.409465 , 5117206.1291 , 1829.798</text:p>
      <text:p text:style-name="P2">560502.409465 , 5117307.18173 , 1815.667</text:p>
      <text:p text:style-name="P2">560502.409465 , 5117408.23437 , 1756.079</text:p>
      <text:p text:style-name="P2">560502.409465 , 5117509.287 , 1753.804</text:p>
      <text:p text:style-name="P2">560502.409465 , 5117610.33963 , 1777.155</text:p>
      <text:p text:style-name="P2">560502.409465 , 5117711.39226 , 1739.519</text:p>
      <text:p text:style-name="P2">560502.409465 , 5117812.44489 , 1705.847</text:p>
      <text:p text:style-name="P2">560502.409465 , 5117913.49752 , 1709.44</text:p>
      <text:p text:style-name="P2">560502.409465 , 5118014.55015 , 1699.051</text:p>
      <text:p text:style-name="P2">560502.409465 , 5118115.60279 , 1680.969</text:p>
      <text:p text:style-name="P2">560502.409465 , 5118216.65542 , 1664.581</text:p>
      <text:p text:style-name="P2">560502.409465 , 5118317.70805 , 1646.354</text:p>
      <text:p text:style-name="P2">560502.409465 , 5118418.76068 , 1621.783</text:p>
      <text:p text:style-name="P2">560502.409465 , 5118519.81331 , 1606.114</text:p>
      <text:p text:style-name="P2">560502.409465 , 5118620.86594 , 1580.931</text:p>
      <text:p text:style-name="P2">560502.409465 , 5118721.91858 , 1548.581</text:p>
      <text:p text:style-name="P2">560502.409465 , 5118822.97121 , 1509.255</text:p>
      <text:p text:style-name="P2">560502.409465 , 5118924.02384 , 1467.388</text:p>
      <text:p text:style-name="P2">560502.409465 , 5119025.07647 , 1433.533</text:p>
      <text:p text:style-name="P2">560502.409465 , 5119126.1291 , 1400.852</text:p>
      <text:p text:style-name="P2">560502.409465 , 5119227.18173 , 1392.478</text:p>
      <text:p text:style-name="P2">560502.409465 , 5119328.23437 , 1377.087</text:p>
      <text:p text:style-name="P2">560502.409465 , 5119429.287 , 1369.359</text:p>
      <text:p text:style-name="P2">560502.409465 , 5119530.33963 , 1358.916</text:p>
      <text:p text:style-name="P2">560502.409465 , 5119631.39226 , 1354.504</text:p>
      <text:p text:style-name="P2">560502.409465 , 5119732.44489 , 1347.521</text:p>
      <text:p text:style-name="P2">560502.409465 , 5119833.49752 , 1347.235</text:p>
      <text:p text:style-name="P2">560502.409465 , 5119934.55015 , 1348.384</text:p>
      <text:p text:style-name="P2">560502.409465 , 5120035.60279 , 1354.188</text:p>
      <text:p text:style-name="P2">560502.409465 , 5120136.65542 , 1368.52</text:p>
      <text:p text:style-name="P2">560502.409465 , 5120237.70805 , 1433.171</text:p>
      <text:p text:style-name="P2">560502.409465 , 5120338.76068 , 1478.726</text:p>
      <text:p text:style-name="P2">560502.409465 , 5120439.81331 , 1388.464</text:p>
      <text:p text:style-name="P2">560502.409465 , 5120540.86594 , 1317.479</text:p>
      <text:p text:style-name="P2">560502.409465 , 5120641.91858 , 1283.339</text:p>
      <text:p text:style-name="P2">560502.409465 , 5120742.97121 , 1197.951</text:p>
      <text:p text:style-name="P2">560502.409465 , 5120844.02384 , 1155.245</text:p>
      <text:p text:style-name="P2">560502.409465 , 5120945.07647 , 1154.751</text:p>
      <text:p text:style-name="P2"><text:soft-page-break/>560502.409465 , 5121046.1291 , 900.0</text:p>
      <text:p text:style-name="P2">560603.520576 , 5111446.1291 , 1181.332</text:p>
      <text:p text:style-name="P2">560603.520576 , 5111547.18173 , 1172.375</text:p>
      <text:p text:style-name="P2">560603.520576 , 5111648.23437 , 1149.141</text:p>
      <text:p text:style-name="P2">560603.520576 , 5111749.287 , 1125.644</text:p>
      <text:p text:style-name="P2">560603.520576 , 5111850.33963 , 1173</text:p>
      <text:p text:style-name="P2">560603.520576 , 5111951.39226 , 1199.178</text:p>
      <text:p text:style-name="P2">560603.520576 , 5112052.44489 , 1174.138</text:p>
      <text:p text:style-name="P2">560603.520576 , 5112153.49752 , 1166</text:p>
      <text:p text:style-name="P2">560603.520576 , 5112254.55015 , 1154.821</text:p>
      <text:p text:style-name="P2">560603.520576 , 5112355.60279 , 1148.454</text:p>
      <text:p text:style-name="P2">560603.520576 , 5112456.65542 , 1168.469</text:p>
      <text:p text:style-name="P2">560603.520576 , 5112557.70805 , 1178.773</text:p>
      <text:p text:style-name="P2">560603.520576 , 5112658.76068 , 1210.871</text:p>
      <text:p text:style-name="P2">560603.520576 , 5112759.81331 , 1254.422</text:p>
      <text:p text:style-name="P2">560603.520576 , 5112860.86594 , 1292.459</text:p>
      <text:p text:style-name="P2">560603.520576 , 5112961.91858 , 1343.498</text:p>
      <text:p text:style-name="P2">560603.520576 , 5113062.97121 , 1382.938</text:p>
      <text:p text:style-name="P2">560603.520576 , 5113164.02384 , 1412.645</text:p>
      <text:p text:style-name="P2">560603.520576 , 5113265.07647 , 1438.595</text:p>
      <text:p text:style-name="P2">560603.520576 , 5113366.1291 , 1454.969</text:p>
      <text:p text:style-name="P2">560603.520576 , 5113467.18173 , 1476.784</text:p>
      <text:p text:style-name="P2">560603.520576 , 5113568.23437 , 1499.116</text:p>
      <text:p text:style-name="P2">560603.520576 , 5113669.287 , 1521.766</text:p>
      <text:p text:style-name="P2">560603.520576 , 5113770.33963 , 1490.776</text:p>
      <text:p text:style-name="P2">560603.520576 , 5113871.39226 , 1505.666</text:p>
      <text:p text:style-name="P2">560603.520576 , 5113972.44489 , 1557.5</text:p>
      <text:p text:style-name="P2">560603.520576 , 5114073.49752 , 1595.278</text:p>
      <text:p text:style-name="P2">560603.520576 , 5114174.55015 , 1620.477</text:p>
      <text:p text:style-name="P2">560603.520576 , 5114275.60279 , 1630.031</text:p>
      <text:p text:style-name="P2">560603.520576 , 5114376.65542 , 1663.596</text:p>
      <text:p text:style-name="P2">560603.520576 , 5114477.70805 , 1677.002</text:p>
      <text:p text:style-name="P2">560603.520576 , 5114578.76068 , 1717.344</text:p>
      <text:p text:style-name="P2">560603.520576 , 5114679.81331 , 1752.332</text:p>
      <text:p text:style-name="P2">560603.520576 , 5114780.86594 , 1796.363</text:p>
      <text:p text:style-name="P2">560603.520576 , 5114881.91858 , 1819.781</text:p>
      <text:p text:style-name="P2">560603.520576 , 5114982.97121 , 1871.969</text:p>
      <text:p text:style-name="P2">560603.520576 , 5115084.02384 , 1903.249</text:p>
      <text:p text:style-name="P2">560603.520576 , 5115185.07647 , 1947.094</text:p>
      <text:p text:style-name="P2">560603.520576 , 5115286.1291 , 1964.06</text:p>
      <text:p text:style-name="P2">560603.520576 , 5115387.18173 , 2002.833</text:p>
      <text:p text:style-name="P2">560603.520576 , 5115488.23437 , 2012.891</text:p>
      <text:p text:style-name="P2">560603.520576 , 5115589.287 , 2035.33</text:p>
      <text:p text:style-name="P2">560603.520576 , 5115690.33963 , 2101.084</text:p>
      <text:p text:style-name="P2">560603.520576 , 5115791.39226 , 2157.672</text:p>
      <text:p text:style-name="P2">560603.520576 , 5115892.44489 , 2154.843</text:p>
      <text:p text:style-name="P2">560603.520576 , 5115993.49752 , 2146.584</text:p>
      <text:p text:style-name="P2">560603.520576 , 5116094.55015 , 2133.078</text:p>
      <text:p text:style-name="P2">560603.520576 , 5116195.60279 , 2135.568</text:p>
      <text:p text:style-name="P2">560603.520576 , 5116296.65542 , 2104.452</text:p>
      <text:p text:style-name="P2">560603.520576 , 5116397.70805 , 2108.625</text:p>
      <text:p text:style-name="P2">560603.520576 , 5116498.76068 , 2105.913</text:p>
      <text:p text:style-name="P2"><text:soft-page-break/>560603.520576 , 5116599.81331 , 2096.456</text:p>
      <text:p text:style-name="P2">560603.520576 , 5116700.86594 , 2038.922</text:p>
      <text:p text:style-name="P2">560603.520576 , 5116801.91858 , 2002.66</text:p>
      <text:p text:style-name="P2">560603.520576 , 5116902.97121 , 1983.158</text:p>
      <text:p text:style-name="P2">560603.520576 , 5117004.02384 , 1938.641</text:p>
      <text:p text:style-name="P2">560603.520576 , 5117105.07647 , 1886.71</text:p>
      <text:p text:style-name="P2">560603.520576 , 5117206.1291 , 1878.567</text:p>
      <text:p text:style-name="P2">560603.520576 , 5117307.18173 , 1839.094</text:p>
      <text:p text:style-name="P2">560603.520576 , 5117408.23437 , 1828.23</text:p>
      <text:p text:style-name="P2">560603.520576 , 5117509.287 , 1787.796</text:p>
      <text:p text:style-name="P2">560603.520576 , 5117610.33963 , 1817.219</text:p>
      <text:p text:style-name="P2">560603.520576 , 5117711.39226 , 1780.323</text:p>
      <text:p text:style-name="P2">560603.520576 , 5117812.44489 , 1748.561</text:p>
      <text:p text:style-name="P2">560603.520576 , 5117913.49752 , 1745.219</text:p>
      <text:p text:style-name="P2">560603.520576 , 5118014.55015 , 1732.083</text:p>
      <text:p text:style-name="P2">560603.520576 , 5118115.60279 , 1721.487</text:p>
      <text:p text:style-name="P2">560603.520576 , 5118216.65542 , 1705.469</text:p>
      <text:p text:style-name="P2">560603.520576 , 5118317.70805 , 1690.992</text:p>
      <text:p text:style-name="P2">560603.520576 , 5118418.76068 , 1640.464</text:p>
      <text:p text:style-name="P2">560603.520576 , 5118519.81331 , 1620.078</text:p>
      <text:p text:style-name="P2">560603.520576 , 5118620.86594 , 1591.109</text:p>
      <text:p text:style-name="P2">560603.520576 , 5118721.91858 , 1547.152</text:p>
      <text:p text:style-name="P2">560603.520576 , 5118822.97121 , 1492.891</text:p>
      <text:p text:style-name="P2">560603.520576 , 5118924.02384 , 1470.407</text:p>
      <text:p text:style-name="P2">560603.520576 , 5119025.07647 , 1438.923</text:p>
      <text:p text:style-name="P2">560603.520576 , 5119126.1291 , 1404.266</text:p>
      <text:p text:style-name="P2">560603.520576 , 5119227.18173 , 1382.696</text:p>
      <text:p text:style-name="P2">560603.520576 , 5119328.23437 , 1377.743</text:p>
      <text:p text:style-name="P2">560603.520576 , 5119429.287 , 1369.781</text:p>
      <text:p text:style-name="P2">560603.520576 , 5119530.33963 , 1370.457</text:p>
      <text:p text:style-name="P2">560603.520576 , 5119631.39226 , 1363.493</text:p>
      <text:p text:style-name="P2">560603.520576 , 5119732.44489 , 1356.188</text:p>
      <text:p text:style-name="P2">560603.520576 , 5119833.49752 , 1352.716</text:p>
      <text:p text:style-name="P2">560603.520576 , 5119934.55015 , 1357.685</text:p>
      <text:p text:style-name="P2">560603.520576 , 5120035.60279 , 1367.094</text:p>
      <text:p text:style-name="P2">560603.520576 , 5120136.65542 , 1392.718</text:p>
      <text:p text:style-name="P2">560603.520576 , 5120237.70805 , 1431.321</text:p>
      <text:p text:style-name="P2">560603.520576 , 5120338.76068 , 1434.813</text:p>
      <text:p text:style-name="P2">560603.520576 , 5120439.81331 , 1378.962</text:p>
      <text:p text:style-name="P2">560603.520576 , 5120540.86594 , 1308.974</text:p>
      <text:p text:style-name="P2">560603.520576 , 5120641.91858 , 1263.328</text:p>
      <text:p text:style-name="P2">560603.520576 , 5120742.97121 , 1222.645</text:p>
      <text:p text:style-name="P2">560603.520576 , 5120844.02384 , 1168.087</text:p>
      <text:p text:style-name="P2">560603.520576 , 5120945.07647 , 1144.438</text:p>
      <text:p text:style-name="P2">560603.520576 , 5121046.1291 , 900.0</text:p>
      <text:p text:style-name="P2">560704.631687 , 5111446.1291 , 1127.613</text:p>
      <text:p text:style-name="P2">560704.631687 , 5111547.18173 , 1112.186</text:p>
      <text:p text:style-name="P2">560704.631687 , 5111648.23437 , 1085.703</text:p>
      <text:p text:style-name="P2">560704.631687 , 5111749.287 , 1101.219</text:p>
      <text:p text:style-name="P2">560704.631687 , 5111850.33963 , 1161.58</text:p>
      <text:p text:style-name="P2">560704.631687 , 5111951.39226 , 1133.425</text:p>
      <text:p text:style-name="P2">560704.631687 , 5112052.44489 , 1107.83</text:p>
      <text:p text:style-name="P2"><text:soft-page-break/>560704.631687 , 5112153.49752 , 1105.8</text:p>
      <text:p text:style-name="P2">560704.631687 , 5112254.55015 , 1115.474</text:p>
      <text:p text:style-name="P2">560704.631687 , 5112355.60279 , 1130.391</text:p>
      <text:p text:style-name="P2">560704.631687 , 5112456.65542 , 1143.238</text:p>
      <text:p text:style-name="P2">560704.631687 , 5112557.70805 , 1157.279</text:p>
      <text:p text:style-name="P2">560704.631687 , 5112658.76068 , 1168.033</text:p>
      <text:p text:style-name="P2">560704.631687 , 5112759.81331 , 1197.338</text:p>
      <text:p text:style-name="P2">560704.631687 , 5112860.86594 , 1233.944</text:p>
      <text:p text:style-name="P2">560704.631687 , 5112961.91858 , 1278.715</text:p>
      <text:p text:style-name="P2">560704.631687 , 5113062.97121 , 1311.717</text:p>
      <text:p text:style-name="P2">560704.631687 , 5113164.02384 , 1342.406</text:p>
      <text:p text:style-name="P2">560704.631687 , 5113265.07647 , 1369.56</text:p>
      <text:p text:style-name="P2">560704.631687 , 5113366.1291 , 1398.596</text:p>
      <text:p text:style-name="P2">560704.631687 , 5113467.18173 , 1443.297</text:p>
      <text:p text:style-name="P2">560704.631687 , 5113568.23437 , 1488.166</text:p>
      <text:p text:style-name="P2">560704.631687 , 5113669.287 , 1537.421</text:p>
      <text:p text:style-name="P2">560704.631687 , 5113770.33963 , 1549.452</text:p>
      <text:p text:style-name="P2">560704.631687 , 5113871.39226 , 1523.297</text:p>
      <text:p text:style-name="P2">560704.631687 , 5113972.44489 , 1581.802</text:p>
      <text:p text:style-name="P2">560704.631687 , 5114073.49752 , 1615.607</text:p>
      <text:p text:style-name="P2">560704.631687 , 5114174.55015 , 1644.741</text:p>
      <text:p text:style-name="P2">560704.631687 , 5114275.60279 , 1663.146</text:p>
      <text:p text:style-name="P2">560704.631687 , 5114376.65542 , 1684.327</text:p>
      <text:p text:style-name="P2">560704.631687 , 5114477.70805 , 1725.517</text:p>
      <text:p text:style-name="P2">560704.631687 , 5114578.76068 , 1763.65</text:p>
      <text:p text:style-name="P2">560704.631687 , 5114679.81331 , 1812.439</text:p>
      <text:p text:style-name="P2">560704.631687 , 5114780.86594 , 1847.242</text:p>
      <text:p text:style-name="P2">560704.631687 , 5114881.91858 , 1893.302</text:p>
      <text:p text:style-name="P2">560704.631687 , 5114982.97121 , 1933.076</text:p>
      <text:p text:style-name="P2">560704.631687 , 5115084.02384 , 1974.631</text:p>
      <text:p text:style-name="P2">560704.631687 , 5115185.07647 , 2005.268</text:p>
      <text:p text:style-name="P2">560704.631687 , 5115286.1291 , 2031.492</text:p>
      <text:p text:style-name="P2">560704.631687 , 5115387.18173 , 2069.77</text:p>
      <text:p text:style-name="P2">560704.631687 , 5115488.23437 , 2033.938</text:p>
      <text:p text:style-name="P2">560704.631687 , 5115589.287 , 2080.837</text:p>
      <text:p text:style-name="P2">560704.631687 , 5115690.33963 , 2129.32</text:p>
      <text:p text:style-name="P2">560704.631687 , 5115791.39226 , 2223.687</text:p>
      <text:p text:style-name="P2">560704.631687 , 5115892.44489 , 2221.11</text:p>
      <text:p text:style-name="P2">560704.631687 , 5115993.49752 , 2187.289</text:p>
      <text:p text:style-name="P2">560704.631687 , 5116094.55015 , 2187.519</text:p>
      <text:p text:style-name="P2">560704.631687 , 5116195.60279 , 2170.178</text:p>
      <text:p text:style-name="P2">560704.631687 , 5116296.65542 , 2168.162</text:p>
      <text:p text:style-name="P2">560704.631687 , 5116397.70805 , 2162.326</text:p>
      <text:p text:style-name="P2">560704.631687 , 5116498.76068 , 2155.496</text:p>
      <text:p text:style-name="P2">560704.631687 , 5116599.81331 , 2146.75</text:p>
      <text:p text:style-name="P2">560704.631687 , 5116700.86594 , 2118.947</text:p>
      <text:p text:style-name="P2">560704.631687 , 5116801.91858 , 2082.681</text:p>
      <text:p text:style-name="P2">560704.631687 , 5116902.97121 , 2027.553</text:p>
      <text:p text:style-name="P2">560704.631687 , 5117004.02384 , 1983.07</text:p>
      <text:p text:style-name="P2">560704.631687 , 5117105.07647 , 1935.077</text:p>
      <text:p text:style-name="P2">560704.631687 , 5117206.1291 , 1910.02</text:p>
      <text:p text:style-name="P2">560704.631687 , 5117307.18173 , 1887.075</text:p>
      <text:p text:style-name="P2"><text:soft-page-break/>560704.631687 , 5117408.23437 , 1862.05</text:p>
      <text:p text:style-name="P2">560704.631687 , 5117509.287 , 1830.999</text:p>
      <text:p text:style-name="P2">560704.631687 , 5117610.33963 , 1842.645</text:p>
      <text:p text:style-name="P2">560704.631687 , 5117711.39226 , 1803.628</text:p>
      <text:p text:style-name="P2">560704.631687 , 5117812.44489 , 1790.553</text:p>
      <text:p text:style-name="P2">560704.631687 , 5117913.49752 , 1773.684</text:p>
      <text:p text:style-name="P2">560704.631687 , 5118014.55015 , 1770.163</text:p>
      <text:p text:style-name="P2">560704.631687 , 5118115.60279 , 1743.714</text:p>
      <text:p text:style-name="P2">560704.631687 , 5118216.65542 , 1725.673</text:p>
      <text:p text:style-name="P2">560704.631687 , 5118317.70805 , 1693.548</text:p>
      <text:p text:style-name="P2">560704.631687 , 5118418.76068 , 1662.614</text:p>
      <text:p text:style-name="P2">560704.631687 , 5118519.81331 , 1629.657</text:p>
      <text:p text:style-name="P2">560704.631687 , 5118620.86594 , 1594.598</text:p>
      <text:p text:style-name="P2">560704.631687 , 5118721.91858 , 1564.09</text:p>
      <text:p text:style-name="P2">560704.631687 , 5118822.97121 , 1511.508</text:p>
      <text:p text:style-name="P2">560704.631687 , 5118924.02384 , 1502.361</text:p>
      <text:p text:style-name="P2">560704.631687 , 5119025.07647 , 1449.722</text:p>
      <text:p text:style-name="P2">560704.631687 , 5119126.1291 , 1419.631</text:p>
      <text:p text:style-name="P2">560704.631687 , 5119227.18173 , 1393.198</text:p>
      <text:p text:style-name="P2">560704.631687 , 5119328.23437 , 1383.822</text:p>
      <text:p text:style-name="P2">560704.631687 , 5119429.287 , 1377.218</text:p>
      <text:p text:style-name="P2">560704.631687 , 5119530.33963 , 1373.968</text:p>
      <text:p text:style-name="P2">560704.631687 , 5119631.39226 , 1372.515</text:p>
      <text:p text:style-name="P2">560704.631687 , 5119732.44489 , 1368.829</text:p>
      <text:p text:style-name="P2">560704.631687 , 5119833.49752 , 1357.282</text:p>
      <text:p text:style-name="P2">560704.631687 , 5119934.55015 , 1352.085</text:p>
      <text:p text:style-name="P2">560704.631687 , 5120035.60279 , 1358.114</text:p>
      <text:p text:style-name="P2">560704.631687 , 5120136.65542 , 1374.497</text:p>
      <text:p text:style-name="P2">560704.631687 , 5120237.70805 , 1395.085</text:p>
      <text:p text:style-name="P2">560704.631687 , 5120338.76068 , 1429.718</text:p>
      <text:p text:style-name="P2">560704.631687 , 5120439.81331 , 1370.7</text:p>
      <text:p text:style-name="P2">560704.631687 , 5120540.86594 , 1354.078</text:p>
      <text:p text:style-name="P2">560704.631687 , 5120641.91858 , 1320.345</text:p>
      <text:p text:style-name="P2">560704.631687 , 5120742.97121 , 1273.58</text:p>
      <text:p text:style-name="P2">560704.631687 , 5120844.02384 , 1210.628</text:p>
      <text:p text:style-name="P2">560704.631687 , 5120945.07647 , 1179.126</text:p>
      <text:p text:style-name="P2">560704.631687 , 5121046.1291 , 900.0</text:p>
      <text:p text:style-name="P2">560805.742798 , 5111446.1291 , 1070.306</text:p>
      <text:p text:style-name="P2">560805.742798 , 5111547.18173 , 1046.385</text:p>
      <text:p text:style-name="P2">560805.742798 , 5111648.23437 , 1044.784</text:p>
      <text:p text:style-name="P2">560805.742798 , 5111749.287 , 1093.053</text:p>
      <text:p text:style-name="P2">560805.742798 , 5111850.33963 , 1094.006</text:p>
      <text:p text:style-name="P2">560805.742798 , 5111951.39226 , 1074.448</text:p>
      <text:p text:style-name="P2">560805.742798 , 5112052.44489 , 1081.586</text:p>
      <text:p text:style-name="P2">560805.742798 , 5112153.49752 , 1095.951</text:p>
      <text:p text:style-name="P2">560805.742798 , 5112254.55015 , 1115.665</text:p>
      <text:p text:style-name="P2">560805.742798 , 5112355.60279 , 1153.026</text:p>
      <text:p text:style-name="P2">560805.742798 , 5112456.65542 , 1193.86</text:p>
      <text:p text:style-name="P2">560805.742798 , 5112557.70805 , 1227.969</text:p>
      <text:p text:style-name="P2">560805.742798 , 5112658.76068 , 1243.996</text:p>
      <text:p text:style-name="P2">560805.742798 , 5112759.81331 , 1205.372</text:p>
      <text:p text:style-name="P2">560805.742798 , 5112860.86594 , 1207.517</text:p>
      <text:p text:style-name="P2"><text:soft-page-break/>560805.742798 , 5112961.91858 , 1222.437</text:p>
      <text:p text:style-name="P2">560805.742798 , 5113062.97121 , 1240.181</text:p>
      <text:p text:style-name="P2">560805.742798 , 5113164.02384 , 1275.713</text:p>
      <text:p text:style-name="P2">560805.742798 , 5113265.07647 , 1293.123</text:p>
      <text:p text:style-name="P2">560805.742798 , 5113366.1291 , 1322.286</text:p>
      <text:p text:style-name="P2">560805.742798 , 5113467.18173 , 1371.599</text:p>
      <text:p text:style-name="P2">560805.742798 , 5113568.23437 , 1420.407</text:p>
      <text:p text:style-name="P2">560805.742798 , 5113669.287 , 1479.375</text:p>
      <text:p text:style-name="P2">560805.742798 , 5113770.33963 , 1547.164</text:p>
      <text:p text:style-name="P2">560805.742798 , 5113871.39226 , 1571.229</text:p>
      <text:p text:style-name="P2">560805.742798 , 5113972.44489 , 1574.662</text:p>
      <text:p text:style-name="P2">560805.742798 , 5114073.49752 , 1630.358</text:p>
      <text:p text:style-name="P2">560805.742798 , 5114174.55015 , 1672.889</text:p>
      <text:p text:style-name="P2">560805.742798 , 5114275.60279 , 1698.626</text:p>
      <text:p text:style-name="P2">560805.742798 , 5114376.65542 , 1705.861</text:p>
      <text:p text:style-name="P2">560805.742798 , 5114477.70805 , 1753.285</text:p>
      <text:p text:style-name="P2">560805.742798 , 5114578.76068 , 1824.192</text:p>
      <text:p text:style-name="P2">560805.742798 , 5114679.81331 , 1879.901</text:p>
      <text:p text:style-name="P2">560805.742798 , 5114780.86594 , 1929.748</text:p>
      <text:p text:style-name="P2">560805.742798 , 5114881.91858 , 1956.999</text:p>
      <text:p text:style-name="P2">560805.742798 , 5114982.97121 , 1999.704</text:p>
      <text:p text:style-name="P2">560805.742798 , 5115084.02384 , 2031.263</text:p>
      <text:p text:style-name="P2">560805.742798 , 5115185.07647 , 2052.108</text:p>
      <text:p text:style-name="P2">560805.742798 , 5115286.1291 , 2072.848</text:p>
      <text:p text:style-name="P2">560805.742798 , 5115387.18173 , 2111.339</text:p>
      <text:p text:style-name="P2">560805.742798 , 5115488.23437 , 2104.633</text:p>
      <text:p text:style-name="P2">560805.742798 , 5115589.287 , 2130.138</text:p>
      <text:p text:style-name="P2">560805.742798 , 5115690.33963 , 2146.272</text:p>
      <text:p text:style-name="P2">560805.742798 , 5115791.39226 , 2222.864</text:p>
      <text:p text:style-name="P2">560805.742798 , 5115892.44489 , 2289.477</text:p>
      <text:p text:style-name="P2">560805.742798 , 5115993.49752 , 2265.54</text:p>
      <text:p text:style-name="P2">560805.742798 , 5116094.55015 , 2268.938</text:p>
      <text:p text:style-name="P2">560805.742798 , 5116195.60279 , 2245.862</text:p>
      <text:p text:style-name="P2">560805.742798 , 5116296.65542 , 2238.494</text:p>
      <text:p text:style-name="P2">560805.742798 , 5116397.70805 , 2219.88</text:p>
      <text:p text:style-name="P2">560805.742798 , 5116498.76068 , 2222.373</text:p>
      <text:p text:style-name="P2">560805.742798 , 5116599.81331 , 2193.667</text:p>
      <text:p text:style-name="P2">560805.742798 , 5116700.86594 , 2170.737</text:p>
      <text:p text:style-name="P2">560805.742798 , 5116801.91858 , 2133.048</text:p>
      <text:p text:style-name="P2">560805.742798 , 5116902.97121 , 2089.184</text:p>
      <text:p text:style-name="P2">560805.742798 , 5117004.02384 , 2039.932</text:p>
      <text:p text:style-name="P2">560805.742798 , 5117105.07647 , 1999.338</text:p>
      <text:p text:style-name="P2">560805.742798 , 5117206.1291 , 1949.406</text:p>
      <text:p text:style-name="P2">560805.742798 , 5117307.18173 , 1912.91</text:p>
      <text:p text:style-name="P2">560805.742798 , 5117408.23437 , 1894.677</text:p>
      <text:p text:style-name="P2">560805.742798 , 5117509.287 , 1882.117</text:p>
      <text:p text:style-name="P2">560805.742798 , 5117610.33963 , 1884.171</text:p>
      <text:p text:style-name="P2">560805.742798 , 5117711.39226 , 1868.913</text:p>
      <text:p text:style-name="P2">560805.742798 , 5117812.44489 , 1841.237</text:p>
      <text:p text:style-name="P2">560805.742798 , 5117913.49752 , 1822.506</text:p>
      <text:p text:style-name="P2">560805.742798 , 5118014.55015 , 1782.691</text:p>
      <text:p text:style-name="P2">560805.742798 , 5118115.60279 , 1754.567</text:p>
      <text:p text:style-name="P2"><text:soft-page-break/>560805.742798 , 5118216.65542 , 1735.485</text:p>
      <text:p text:style-name="P2">560805.742798 , 5118317.70805 , 1708.005</text:p>
      <text:p text:style-name="P2">560805.742798 , 5118418.76068 , 1657.843</text:p>
      <text:p text:style-name="P2">560805.742798 , 5118519.81331 , 1626.519</text:p>
      <text:p text:style-name="P2">560805.742798 , 5118620.86594 , 1602.753</text:p>
      <text:p text:style-name="P2">560805.742798 , 5118721.91858 , 1584.443</text:p>
      <text:p text:style-name="P2">560805.742798 , 5118822.97121 , 1559.056</text:p>
      <text:p text:style-name="P2">560805.742798 , 5118924.02384 , 1503.873</text:p>
      <text:p text:style-name="P2">560805.742798 , 5119025.07647 , 1453.556</text:p>
      <text:p text:style-name="P2">560805.742798 , 5119126.1291 , 1414.798</text:p>
      <text:p text:style-name="P2">560805.742798 , 5119227.18173 , 1403.6</text:p>
      <text:p text:style-name="P2">560805.742798 , 5119328.23437 , 1394.888</text:p>
      <text:p text:style-name="P2">560805.742798 , 5119429.287 , 1390.957</text:p>
      <text:p text:style-name="P2">560805.742798 , 5119530.33963 , 1380.002</text:p>
      <text:p text:style-name="P2">560805.742798 , 5119631.39226 , 1372.588</text:p>
      <text:p text:style-name="P2">560805.742798 , 5119732.44489 , 1369.802</text:p>
      <text:p text:style-name="P2">560805.742798 , 5119833.49752 , 1363.861</text:p>
      <text:p text:style-name="P2">560805.742798 , 5119934.55015 , 1357.973</text:p>
      <text:p text:style-name="P2">560805.742798 , 5120035.60279 , 1346.581</text:p>
      <text:p text:style-name="P2">560805.742798 , 5120136.65542 , 1356.573</text:p>
      <text:p text:style-name="P2">560805.742798 , 5120237.70805 , 1381.963</text:p>
      <text:p text:style-name="P2">560805.742798 , 5120338.76068 , 1400.334</text:p>
      <text:p text:style-name="P2">560805.742798 , 5120439.81331 , 1394.092</text:p>
      <text:p text:style-name="P2">560805.742798 , 5120540.86594 , 1337.175</text:p>
      <text:p text:style-name="P2">560805.742798 , 5120641.91858 , 1305.559</text:p>
      <text:p text:style-name="P2">560805.742798 , 5120742.97121 , 1278.248</text:p>
      <text:p text:style-name="P2">560805.742798 , 5120844.02384 , 1273.469</text:p>
      <text:p text:style-name="P2">560805.742798 , 5120945.07647 , 1222.24</text:p>
      <text:p text:style-name="P2">560805.742798 , 5121046.1291 , 900.0</text:p>
      <text:p text:style-name="P2">560906.853909 , 5111446.1291 , 1021.418</text:p>
      <text:p text:style-name="P2">560906.853909 , 5111547.18173 , 1026.375</text:p>
      <text:p text:style-name="P2">560906.853909 , 5111648.23437 , 1043.933</text:p>
      <text:p text:style-name="P2">560906.853909 , 5111749.287 , 1044.455</text:p>
      <text:p text:style-name="P2">560906.853909 , 5111850.33963 , 1063.797</text:p>
      <text:p text:style-name="P2">560906.853909 , 5111951.39226 , 1095.515</text:p>
      <text:p text:style-name="P2">560906.853909 , 5112052.44489 , 1092.002</text:p>
      <text:p text:style-name="P2">560906.853909 , 5112153.49752 , 1117.453</text:p>
      <text:p text:style-name="P2">560906.853909 , 5112254.55015 , 1112.742</text:p>
      <text:p text:style-name="P2">560906.853909 , 5112355.60279 , 1162.944</text:p>
      <text:p text:style-name="P2">560906.853909 , 5112456.65542 , 1220.313</text:p>
      <text:p text:style-name="P2">560906.853909 , 5112557.70805 , 1233.558</text:p>
      <text:p text:style-name="P2">560906.853909 , 5112658.76068 , 1278.932</text:p>
      <text:p text:style-name="P2">560906.853909 , 5112759.81331 , 1287.047</text:p>
      <text:p text:style-name="P2">560906.853909 , 5112860.86594 , 1277.107</text:p>
      <text:p text:style-name="P2">560906.853909 , 5112961.91858 , 1291.086</text:p>
      <text:p text:style-name="P2">560906.853909 , 5113062.97121 , 1304.891</text:p>
      <text:p text:style-name="P2">560906.853909 , 5113164.02384 , 1319.758</text:p>
      <text:p text:style-name="P2">560906.853909 , 5113265.07647 , 1326.13</text:p>
      <text:p text:style-name="P2">560906.853909 , 5113366.1291 , 1341.875</text:p>
      <text:p text:style-name="P2">560906.853909 , 5113467.18173 , 1330.804</text:p>
      <text:p text:style-name="P2">560906.853909 , 5113568.23437 , 1375.222</text:p>
      <text:p text:style-name="P2">560906.853909 , 5113669.287 , 1415.344</text:p>
      <text:p text:style-name="P2"><text:soft-page-break/>560906.853909 , 5113770.33963 , 1480.361</text:p>
      <text:p text:style-name="P2">560906.853909 , 5113871.39226 , 1549.666</text:p>
      <text:p text:style-name="P2">560906.853909 , 5113972.44489 , 1593.625</text:p>
      <text:p text:style-name="P2">560906.853909 , 5114073.49752 , 1637.099</text:p>
      <text:p text:style-name="P2">560906.853909 , 5114174.55015 , 1684.011</text:p>
      <text:p text:style-name="P2">560906.853909 , 5114275.60279 , 1724.781</text:p>
      <text:p text:style-name="P2">560906.853909 , 5114376.65542 , 1743.321</text:p>
      <text:p text:style-name="P2">560906.853909 , 5114477.70805 , 1785.261</text:p>
      <text:p text:style-name="P2">560906.853909 , 5114578.76068 , 1839.094</text:p>
      <text:p text:style-name="P2">560906.853909 , 5114679.81331 , 1914.245</text:p>
      <text:p text:style-name="P2">560906.853909 , 5114780.86594 , 1981.547</text:p>
      <text:p text:style-name="P2">560906.853909 , 5114881.91858 , 2023.453</text:p>
      <text:p text:style-name="P2">560906.853909 , 5114982.97121 , 2061.816</text:p>
      <text:p text:style-name="P2">560906.853909 , 5115084.02384 , 2103.628</text:p>
      <text:p text:style-name="P2">560906.853909 , 5115185.07647 , 2087.953</text:p>
      <text:p text:style-name="P2">560906.853909 , 5115286.1291 , 2118.916</text:p>
      <text:p text:style-name="P2">560906.853909 , 5115387.18173 , 2170.516</text:p>
      <text:p text:style-name="P2">560906.853909 , 5115488.23437 , 2186.438</text:p>
      <text:p text:style-name="P2">560906.853909 , 5115589.287 , 2202.636</text:p>
      <text:p text:style-name="P2">560906.853909 , 5115690.33963 , 2225.505</text:p>
      <text:p text:style-name="P2">560906.853909 , 5115791.39226 , 2286.734</text:p>
      <text:p text:style-name="P2">560906.853909 , 5115892.44489 , 2328.229</text:p>
      <text:p text:style-name="P2">560906.853909 , 5115993.49752 , 2362.925</text:p>
      <text:p text:style-name="P2">560906.853909 , 5116094.55015 , 2313.953</text:p>
      <text:p text:style-name="P2">560906.853909 , 5116195.60279 , 2314.119</text:p>
      <text:p text:style-name="P2">560906.853909 , 5116296.65542 , 2302.696</text:p>
      <text:p text:style-name="P2">560906.853909 , 5116397.70805 , 2299.063</text:p>
      <text:p text:style-name="P2">560906.853909 , 5116498.76068 , 2289.082</text:p>
      <text:p text:style-name="P2">560906.853909 , 5116599.81331 , 2263.966</text:p>
      <text:p text:style-name="P2">560906.853909 , 5116700.86594 , 2241.609</text:p>
      <text:p text:style-name="P2">560906.853909 , 5116801.91858 , 2181.775</text:p>
      <text:p text:style-name="P2">560906.853909 , 5116902.97121 , 2159.543</text:p>
      <text:p text:style-name="P2">560906.853909 , 5117004.02384 , 2088.125</text:p>
      <text:p text:style-name="P2">560906.853909 , 5117105.07647 , 2034.146</text:p>
      <text:p text:style-name="P2">560906.853909 , 5117206.1291 , 1986.91</text:p>
      <text:p text:style-name="P2">560906.853909 , 5117307.18173 , 1945.734</text:p>
      <text:p text:style-name="P2">560906.853909 , 5117408.23437 , 1950.353</text:p>
      <text:p text:style-name="P2">560906.853909 , 5117509.287 , 1947.156</text:p>
      <text:p text:style-name="P2">560906.853909 , 5117610.33963 , 1934.313</text:p>
      <text:p text:style-name="P2">560906.853909 , 5117711.39226 , 1906.049</text:p>
      <text:p text:style-name="P2">560906.853909 , 5117812.44489 , 1873.341</text:p>
      <text:p text:style-name="P2">560906.853909 , 5117913.49752 , 1831.109</text:p>
      <text:p text:style-name="P2">560906.853909 , 5118014.55015 , 1805.65</text:p>
      <text:p text:style-name="P2">560906.853909 , 5118115.60279 , 1767.977</text:p>
      <text:p text:style-name="P2">560906.853909 , 5118216.65542 , 1741.375</text:p>
      <text:p text:style-name="P2">560906.853909 , 5118317.70805 , 1702.231</text:p>
      <text:p text:style-name="P2">560906.853909 , 5118418.76068 , 1662.611</text:p>
      <text:p text:style-name="P2">560906.853909 , 5118519.81331 , 1640.938</text:p>
      <text:p text:style-name="P2">560906.853909 , 5118620.86594 , 1620.955</text:p>
      <text:p text:style-name="P2">560906.853909 , 5118721.91858 , 1579.17</text:p>
      <text:p text:style-name="P2">560906.853909 , 5118822.97121 , 1545.594</text:p>
      <text:p text:style-name="P2">560906.853909 , 5118924.02384 , 1496.265</text:p>
      <text:p text:style-name="P2"><text:soft-page-break/>560906.853909 , 5119025.07647 , 1453.098</text:p>
      <text:p text:style-name="P2">560906.853909 , 5119126.1291 , 1424.563</text:p>
      <text:p text:style-name="P2">560906.853909 , 5119227.18173 , 1416.537</text:p>
      <text:p text:style-name="P2">560906.853909 , 5119328.23437 , 1402.798</text:p>
      <text:p text:style-name="P2">560906.853909 , 5119429.287 , 1391.875</text:p>
      <text:p text:style-name="P2">560906.853909 , 5119530.33963 , 1380.185</text:p>
      <text:p text:style-name="P2">560906.853909 , 5119631.39226 , 1375.084</text:p>
      <text:p text:style-name="P2">560906.853909 , 5119732.44489 , 1373.641</text:p>
      <text:p text:style-name="P2">560906.853909 , 5119833.49752 , 1369.986</text:p>
      <text:p text:style-name="P2">560906.853909 , 5119934.55015 , 1359.262</text:p>
      <text:p text:style-name="P2">560906.853909 , 5120035.60279 , 1347.844</text:p>
      <text:p text:style-name="P2">560906.853909 , 5120136.65542 , 1345.538</text:p>
      <text:p text:style-name="P2">560906.853909 , 5120237.70805 , 1372.414</text:p>
      <text:p text:style-name="P2">560906.853909 , 5120338.76068 , 1366.438</text:p>
      <text:p text:style-name="P2">560906.853909 , 5120439.81331 , 1368.903</text:p>
      <text:p text:style-name="P2">560906.853909 , 5120540.86594 , 1332.842</text:p>
      <text:p text:style-name="P2">560906.853909 , 5120641.91858 , 1318.734</text:p>
      <text:p text:style-name="P2">560906.853909 , 5120742.97121 , 1320.395</text:p>
      <text:p text:style-name="P2">560906.853909 , 5120844.02384 , 1333.673</text:p>
      <text:p text:style-name="P2">560906.853909 , 5120945.07647 , 1303.469</text:p>
      <text:p text:style-name="P2">560906.853909 , 5121046.1291 , 900.0</text:p>
      <text:p text:style-name="P2">561007.96502 , 5111446.1291 , 1013.988</text:p>
      <text:p text:style-name="P2">561007.96502 , 5111547.18173 , 1021.736</text:p>
      <text:p text:style-name="P2">561007.96502 , 5111648.23437 , 1048.232</text:p>
      <text:p text:style-name="P2">561007.96502 , 5111749.287 , 1079.897</text:p>
      <text:p text:style-name="P2">561007.96502 , 5111850.33963 , 1121.024</text:p>
      <text:p text:style-name="P2">561007.96502 , 5111951.39226 , 1170.245</text:p>
      <text:p text:style-name="P2">561007.96502 , 5112052.44489 , 1126.6</text:p>
      <text:p text:style-name="P2">561007.96502 , 5112153.49752 , 1166.49</text:p>
      <text:p text:style-name="P2">561007.96502 , 5112254.55015 , 1126.617</text:p>
      <text:p text:style-name="P2">561007.96502 , 5112355.60279 , 1142.079</text:p>
      <text:p text:style-name="P2">561007.96502 , 5112456.65542 , 1211.095</text:p>
      <text:p text:style-name="P2">561007.96502 , 5112557.70805 , 1274.025</text:p>
      <text:p text:style-name="P2">561007.96502 , 5112658.76068 , 1303.106</text:p>
      <text:p text:style-name="P2">561007.96502 , 5112759.81331 , 1333.104</text:p>
      <text:p text:style-name="P2">561007.96502 , 5112860.86594 , 1343.161</text:p>
      <text:p text:style-name="P2">561007.96502 , 5112961.91858 , 1358.62</text:p>
      <text:p text:style-name="P2">561007.96502 , 5113062.97121 , 1372.81</text:p>
      <text:p text:style-name="P2">561007.96502 , 5113164.02384 , 1391.446</text:p>
      <text:p text:style-name="P2">561007.96502 , 5113265.07647 , 1433.457</text:p>
      <text:p text:style-name="P2">561007.96502 , 5113366.1291 , 1428.146</text:p>
      <text:p text:style-name="P2">561007.96502 , 5113467.18173 , 1415.46</text:p>
      <text:p text:style-name="P2">561007.96502 , 5113568.23437 , 1405.498</text:p>
      <text:p text:style-name="P2">561007.96502 , 5113669.287 , 1399.62</text:p>
      <text:p text:style-name="P2">561007.96502 , 5113770.33963 , 1431.31</text:p>
      <text:p text:style-name="P2">561007.96502 , 5113871.39226 , 1476.407</text:p>
      <text:p text:style-name="P2">561007.96502 , 5113972.44489 , 1538.326</text:p>
      <text:p text:style-name="P2">561007.96502 , 5114073.49752 , 1572.353</text:p>
      <text:p text:style-name="P2">561007.96502 , 5114174.55015 , 1641.846</text:p>
      <text:p text:style-name="P2">561007.96502 , 5114275.60279 , 1704.549</text:p>
      <text:p text:style-name="P2">561007.96502 , 5114376.65542 , 1757.531</text:p>
      <text:p text:style-name="P2">561007.96502 , 5114477.70805 , 1795.589</text:p>
      <text:p text:style-name="P2"><text:soft-page-break/>561007.96502 , 5114578.76068 , 1852.99</text:p>
      <text:p text:style-name="P2">561007.96502 , 5114679.81331 , 1928.111</text:p>
      <text:p text:style-name="P2">561007.96502 , 5114780.86594 , 2018.231</text:p>
      <text:p text:style-name="P2">561007.96502 , 5114881.91858 , 2099.521</text:p>
      <text:p text:style-name="P2">561007.96502 , 5114982.97121 , 2102.436</text:p>
      <text:p text:style-name="P2">561007.96502 , 5115084.02384 , 2124.94</text:p>
      <text:p text:style-name="P2">561007.96502 , 5115185.07647 , 2133.72</text:p>
      <text:p text:style-name="P2">561007.96502 , 5115286.1291 , 2153.395</text:p>
      <text:p text:style-name="P2">561007.96502 , 5115387.18173 , 2222.642</text:p>
      <text:p text:style-name="P2">561007.96502 , 5115488.23437 , 2259.689</text:p>
      <text:p text:style-name="P2">561007.96502 , 5115589.287 , 2249.248</text:p>
      <text:p text:style-name="P2">561007.96502 , 5115690.33963 , 2298.317</text:p>
      <text:p text:style-name="P2">561007.96502 , 5115791.39226 , 2340.235</text:p>
      <text:p text:style-name="P2">561007.96502 , 5115892.44489 , 2370.018</text:p>
      <text:p text:style-name="P2">561007.96502 , 5115993.49752 , 2375.531</text:p>
      <text:p text:style-name="P2">561007.96502 , 5116094.55015 , 2380.75</text:p>
      <text:p text:style-name="P2">561007.96502 , 5116195.60279 , 2382.041</text:p>
      <text:p text:style-name="P2">561007.96502 , 5116296.65542 , 2377.865</text:p>
      <text:p text:style-name="P2">561007.96502 , 5116397.70805 , 2355.608</text:p>
      <text:p text:style-name="P2">561007.96502 , 5116498.76068 , 2335.737</text:p>
      <text:p text:style-name="P2">561007.96502 , 5116599.81331 , 2316.774</text:p>
      <text:p text:style-name="P2">561007.96502 , 5116700.86594 , 2293.87</text:p>
      <text:p text:style-name="P2">561007.96502 , 5116801.91858 , 2251.111</text:p>
      <text:p text:style-name="P2">561007.96502 , 5116902.97121 , 2214.668</text:p>
      <text:p text:style-name="P2">561007.96502 , 5117004.02384 , 2151.263</text:p>
      <text:p text:style-name="P2">561007.96502 , 5117105.07647 , 2078.01</text:p>
      <text:p text:style-name="P2">561007.96502 , 5117206.1291 , 2022.052</text:p>
      <text:p text:style-name="P2">561007.96502 , 5117307.18173 , 1984.838</text:p>
      <text:p text:style-name="P2">561007.96502 , 5117408.23437 , 1991.43</text:p>
      <text:p text:style-name="P2">561007.96502 , 5117509.287 , 2003.602</text:p>
      <text:p text:style-name="P2">561007.96502 , 5117610.33963 , 1981.835</text:p>
      <text:p text:style-name="P2">561007.96502 , 5117711.39226 , 1960.778</text:p>
      <text:p text:style-name="P2">561007.96502 , 5117812.44489 , 1893.214</text:p>
      <text:p text:style-name="P2">561007.96502 , 5117913.49752 , 1859.599</text:p>
      <text:p text:style-name="P2">561007.96502 , 5118014.55015 , 1822.917</text:p>
      <text:p text:style-name="P2">561007.96502 , 5118115.60279 , 1787.597</text:p>
      <text:p text:style-name="P2">561007.96502 , 5118216.65542 , 1774.902</text:p>
      <text:p text:style-name="P2">561007.96502 , 5118317.70805 , 1714.49</text:p>
      <text:p text:style-name="P2">561007.96502 , 5118418.76068 , 1669.826</text:p>
      <text:p text:style-name="P2">561007.96502 , 5118519.81331 , 1643.989</text:p>
      <text:p text:style-name="P2">561007.96502 , 5118620.86594 , 1615.015</text:p>
      <text:p text:style-name="P2">561007.96502 , 5118721.91858 , 1569.726</text:p>
      <text:p text:style-name="P2">561007.96502 , 5118822.97121 , 1542.88</text:p>
      <text:p text:style-name="P2">561007.96502 , 5118924.02384 , 1503.661</text:p>
      <text:p text:style-name="P2">561007.96502 , 5119025.07647 , 1472.5</text:p>
      <text:p text:style-name="P2">561007.96502 , 5119126.1291 , 1435.636</text:p>
      <text:p text:style-name="P2">561007.96502 , 5119227.18173 , 1427.511</text:p>
      <text:p text:style-name="P2">561007.96502 , 5119328.23437 , 1413.174</text:p>
      <text:p text:style-name="P2">561007.96502 , 5119429.287 , 1417.671</text:p>
      <text:p text:style-name="P2">561007.96502 , 5119530.33963 , 1412.109</text:p>
      <text:p text:style-name="P2">561007.96502 , 5119631.39226 , 1371.428</text:p>
      <text:p text:style-name="P2">561007.96502 , 5119732.44489 , 1364.741</text:p>
      <text:p text:style-name="P2"><text:soft-page-break/>561007.96502 , 5119833.49752 , 1357.344</text:p>
      <text:p text:style-name="P2">561007.96502 , 5119934.55015 , 1352.811</text:p>
      <text:p text:style-name="P2">561007.96502 , 5120035.60279 , 1347.512</text:p>
      <text:p text:style-name="P2">561007.96502 , 5120136.65542 , 1345.456</text:p>
      <text:p text:style-name="P2">561007.96502 , 5120237.70805 , 1349.658</text:p>
      <text:p text:style-name="P2">561007.96502 , 5120338.76068 , 1346.291</text:p>
      <text:p text:style-name="P2">561007.96502 , 5120439.81331 , 1341.718</text:p>
      <text:p text:style-name="P2">561007.96502 , 5120540.86594 , 1349.19</text:p>
      <text:p text:style-name="P2">561007.96502 , 5120641.91858 , 1342.767</text:p>
      <text:p text:style-name="P2">561007.96502 , 5120742.97121 , 1376.877</text:p>
      <text:p text:style-name="P2">561007.96502 , 5120844.02384 , 1330.853</text:p>
      <text:p text:style-name="P2">561007.96502 , 5120945.07647 , 1285.774</text:p>
      <text:p text:style-name="P2">561007.96502 , 5121046.1291 , 900.0</text:p>
      <text:p text:style-name="P2">561109.076131 , 5111446.1291 , 1016.954</text:p>
      <text:p text:style-name="P2">561109.076131 , 5111547.18173 , 1034.902</text:p>
      <text:p text:style-name="P2">561109.076131 , 5111648.23437 , 1040.667</text:p>
      <text:p text:style-name="P2">561109.076131 , 5111749.287 , 1091.977</text:p>
      <text:p text:style-name="P2">561109.076131 , 5111850.33963 , 1152.614</text:p>
      <text:p text:style-name="P2">561109.076131 , 5111951.39226 , 1206.505</text:p>
      <text:p text:style-name="P2">561109.076131 , 5112052.44489 , 1145.464</text:p>
      <text:p text:style-name="P2">561109.076131 , 5112153.49752 , 1176.109</text:p>
      <text:p text:style-name="P2">561109.076131 , 5112254.55015 , 1194.869</text:p>
      <text:p text:style-name="P2">561109.076131 , 5112355.60279 , 1169.287</text:p>
      <text:p text:style-name="P2">561109.076131 , 5112456.65542 , 1221.797</text:p>
      <text:p text:style-name="P2">561109.076131 , 5112557.70805 , 1267.728</text:p>
      <text:p text:style-name="P2">561109.076131 , 5112658.76068 , 1320.332</text:p>
      <text:p text:style-name="P2">561109.076131 , 5112759.81331 , 1374.822</text:p>
      <text:p text:style-name="P2">561109.076131 , 5112860.86594 , 1374.822</text:p>
      <text:p text:style-name="P2">561109.076131 , 5112961.91858 , 1418.266</text:p>
      <text:p text:style-name="P2">561109.076131 , 5113062.97121 , 1444.656</text:p>
      <text:p text:style-name="P2">561109.076131 , 5113164.02384 , 1454.366</text:p>
      <text:p text:style-name="P2">561109.076131 , 5113265.07647 , 1482.791</text:p>
      <text:p text:style-name="P2">561109.076131 , 5113366.1291 , 1507.046</text:p>
      <text:p text:style-name="P2">561109.076131 , 5113467.18173 , 1507.652</text:p>
      <text:p text:style-name="P2">561109.076131 , 5113568.23437 , 1508.614</text:p>
      <text:p text:style-name="P2">561109.076131 , 5113669.287 , 1474.669</text:p>
      <text:p text:style-name="P2">561109.076131 , 5113770.33963 , 1466.406</text:p>
      <text:p text:style-name="P2">561109.076131 , 5113871.39226 , 1494.504</text:p>
      <text:p text:style-name="P2">561109.076131 , 5113972.44489 , 1550.1</text:p>
      <text:p text:style-name="P2">561109.076131 , 5114073.49752 , 1591.128</text:p>
      <text:p text:style-name="P2">561109.076131 , 5114174.55015 , 1674.596</text:p>
      <text:p text:style-name="P2">561109.076131 , 5114275.60279 , 1718.57</text:p>
      <text:p text:style-name="P2">561109.076131 , 5114376.65542 , 1751.589</text:p>
      <text:p text:style-name="P2">561109.076131 , 5114477.70805 , 1798.482</text:p>
      <text:p text:style-name="P2">561109.076131 , 5114578.76068 , 1846.272</text:p>
      <text:p text:style-name="P2">561109.076131 , 5114679.81331 , 1900.647</text:p>
      <text:p text:style-name="P2">561109.076131 , 5114780.86594 , 1990.079</text:p>
      <text:p text:style-name="P2">561109.076131 , 5114881.91858 , 2068.545</text:p>
      <text:p text:style-name="P2">561109.076131 , 5114982.97121 , 2131.765</text:p>
      <text:p text:style-name="P2">561109.076131 , 5115084.02384 , 2150.506</text:p>
      <text:p text:style-name="P2">561109.076131 , 5115185.07647 , 2179.569</text:p>
      <text:p text:style-name="P2">561109.076131 , 5115286.1291 , 2199.818</text:p>
      <text:p text:style-name="P2"><text:soft-page-break/>561109.076131 , 5115387.18173 , 2262.553</text:p>
      <text:p text:style-name="P2">561109.076131 , 5115488.23437 , 2308.701</text:p>
      <text:p text:style-name="P2">561109.076131 , 5115589.287 , 2320.809</text:p>
      <text:p text:style-name="P2">561109.076131 , 5115690.33963 , 2375.925</text:p>
      <text:p text:style-name="P2">561109.076131 , 5115791.39226 , 2410.078</text:p>
      <text:p text:style-name="P2">561109.076131 , 5115892.44489 , 2420.399</text:p>
      <text:p text:style-name="P2">561109.076131 , 5115993.49752 , 2435.641</text:p>
      <text:p text:style-name="P2">561109.076131 , 5116094.55015 , 2448.027</text:p>
      <text:p text:style-name="P2">561109.076131 , 5116195.60279 , 2442.406</text:p>
      <text:p text:style-name="P2">561109.076131 , 5116296.65542 , 2431.076</text:p>
      <text:p text:style-name="P2">561109.076131 , 5116397.70805 , 2420.146</text:p>
      <text:p text:style-name="P2">561109.076131 , 5116498.76068 , 2402.607</text:p>
      <text:p text:style-name="P2">561109.076131 , 5116599.81331 , 2368.981</text:p>
      <text:p text:style-name="P2">561109.076131 , 5116700.86594 , 2343.386</text:p>
      <text:p text:style-name="P2">561109.076131 , 5116801.91858 , 2288.933</text:p>
      <text:p text:style-name="P2">561109.076131 , 5116902.97121 , 2249.634</text:p>
      <text:p text:style-name="P2">561109.076131 , 5117004.02384 , 2196.133</text:p>
      <text:p text:style-name="P2">561109.076131 , 5117105.07647 , 2114.353</text:p>
      <text:p text:style-name="P2">561109.076131 , 5117206.1291 , 2069.482</text:p>
      <text:p text:style-name="P2">561109.076131 , 5117307.18173 , 2032.674</text:p>
      <text:p text:style-name="P2">561109.076131 , 5117408.23437 , 2033.186</text:p>
      <text:p text:style-name="P2">561109.076131 , 5117509.287 , 2064.537</text:p>
      <text:p text:style-name="P2">561109.076131 , 5117610.33963 , 2052.065</text:p>
      <text:p text:style-name="P2">561109.076131 , 5117711.39226 , 2004.162</text:p>
      <text:p text:style-name="P2">561109.076131 , 5117812.44489 , 1929.249</text:p>
      <text:p text:style-name="P2">561109.076131 , 5117913.49752 , 1876.716</text:p>
      <text:p text:style-name="P2">561109.076131 , 5118014.55015 , 1845.87</text:p>
      <text:p text:style-name="P2">561109.076131 , 5118115.60279 , 1820.229</text:p>
      <text:p text:style-name="P2">561109.076131 , 5118216.65542 , 1766.586</text:p>
      <text:p text:style-name="P2">561109.076131 , 5118317.70805 , 1708.343</text:p>
      <text:p text:style-name="P2">561109.076131 , 5118418.76068 , 1659.732</text:p>
      <text:p text:style-name="P2">561109.076131 , 5118519.81331 , 1631.527</text:p>
      <text:p text:style-name="P2">561109.076131 , 5118620.86594 , 1591.615</text:p>
      <text:p text:style-name="P2">561109.076131 , 5118721.91858 , 1550.519</text:p>
      <text:p text:style-name="P2">561109.076131 , 5118822.97121 , 1529.802</text:p>
      <text:p text:style-name="P2">561109.076131 , 5118924.02384 , 1499.883</text:p>
      <text:p text:style-name="P2">561109.076131 , 5119025.07647 , 1456.276</text:p>
      <text:p text:style-name="P2">561109.076131 , 5119126.1291 , 1453.451</text:p>
      <text:p text:style-name="P2">561109.076131 , 5119227.18173 , 1440.268</text:p>
      <text:p text:style-name="P2">561109.076131 , 5119328.23437 , 1431.364</text:p>
      <text:p text:style-name="P2">561109.076131 , 5119429.287 , 1407.985</text:p>
      <text:p text:style-name="P2">561109.076131 , 5119530.33963 , 1379.07</text:p>
      <text:p text:style-name="P2">561109.076131 , 5119631.39226 , 1367.907</text:p>
      <text:p text:style-name="P2">561109.076131 , 5119732.44489 , 1361.179</text:p>
      <text:p text:style-name="P2">561109.076131 , 5119833.49752 , 1354.548</text:p>
      <text:p text:style-name="P2">561109.076131 , 5119934.55015 , 1349.885</text:p>
      <text:p text:style-name="P2">561109.076131 , 5120035.60279 , 1346.389</text:p>
      <text:p text:style-name="P2">561109.076131 , 5120136.65542 , 1341.277</text:p>
      <text:p text:style-name="P2">561109.076131 , 5120237.70805 , 1339.823</text:p>
      <text:p text:style-name="P2">561109.076131 , 5120338.76068 , 1344.064</text:p>
      <text:p text:style-name="P2">561109.076131 , 5120439.81331 , 1329.804</text:p>
      <text:p text:style-name="P2">561109.076131 , 5120540.86594 , 1347.104</text:p>
      <text:p text:style-name="P2"><text:soft-page-break/>561109.076131 , 5120641.91858 , 1379.553</text:p>
      <text:p text:style-name="P2">561109.076131 , 5120742.97121 , 1343.235</text:p>
      <text:p text:style-name="P2">561109.076131 , 5120844.02384 , 1274.235</text:p>
      <text:p text:style-name="P2">561109.076131 , 5120945.07647 , 1196.48</text:p>
      <text:p text:style-name="P2">561109.076131 , 5121046.1291 , 900.0</text:p>
      <text:p text:style-name="P2">561210.187243 , 5111446.1291 , 1082.786</text:p>
      <text:p text:style-name="P2">561210.187243 , 5111547.18173 , 1099.25</text:p>
      <text:p text:style-name="P2">561210.187243 , 5111648.23437 , 1087.099</text:p>
      <text:p text:style-name="P2">561210.187243 , 5111749.287 , 1103.755</text:p>
      <text:p text:style-name="P2">561210.187243 , 5111850.33963 , 1130.781</text:p>
      <text:p text:style-name="P2">561210.187243 , 5111951.39226 , 1174.339</text:p>
      <text:p text:style-name="P2">561210.187243 , 5112052.44489 , 1215.777</text:p>
      <text:p text:style-name="P2">561210.187243 , 5112153.49752 , 1207.938</text:p>
      <text:p text:style-name="P2">561210.187243 , 5112254.55015 , 1252.964</text:p>
      <text:p text:style-name="P2">561210.187243 , 5112355.60279 , 1213.226</text:p>
      <text:p text:style-name="P2">561210.187243 , 5112456.65542 , 1238.469</text:p>
      <text:p text:style-name="P2">561210.187243 , 5112557.70805 , 1285.105</text:p>
      <text:p text:style-name="P2">561210.187243 , 5112658.76068 , 1326.405</text:p>
      <text:p text:style-name="P2">561210.187243 , 5112759.81331 , 1381.281</text:p>
      <text:p text:style-name="P2">561210.187243 , 5112860.86594 , 1417.995</text:p>
      <text:p text:style-name="P2">561210.187243 , 5112961.91858 , 1428.995</text:p>
      <text:p text:style-name="P2">561210.187243 , 5113062.97121 , 1459.25</text:p>
      <text:p text:style-name="P2">561210.187243 , 5113164.02384 , 1491.744</text:p>
      <text:p text:style-name="P2">561210.187243 , 5113265.07647 , 1502.817</text:p>
      <text:p text:style-name="P2">561210.187243 , 5113366.1291 , 1527.438</text:p>
      <text:p text:style-name="P2">561210.187243 , 5113467.18173 , 1551.191</text:p>
      <text:p text:style-name="P2">561210.187243 , 5113568.23437 , 1576.924</text:p>
      <text:p text:style-name="P2">561210.187243 , 5113669.287 , 1584.328</text:p>
      <text:p text:style-name="P2">561210.187243 , 5113770.33963 , 1553.763</text:p>
      <text:p text:style-name="P2">561210.187243 , 5113871.39226 , 1519.332</text:p>
      <text:p text:style-name="P2">561210.187243 , 5113972.44489 , 1583.313</text:p>
      <text:p text:style-name="P2">561210.187243 , 5114073.49752 , 1686.201</text:p>
      <text:p text:style-name="P2">561210.187243 , 5114174.55015 , 1732.184</text:p>
      <text:p text:style-name="P2">561210.187243 , 5114275.60279 , 1763.563</text:p>
      <text:p text:style-name="P2">561210.187243 , 5114376.65542 , 1794.958</text:p>
      <text:p text:style-name="P2">561210.187243 , 5114477.70805 , 1826.97</text:p>
      <text:p text:style-name="P2">561210.187243 , 5114578.76068 , 1876.953</text:p>
      <text:p text:style-name="P2">561210.187243 , 5114679.81331 , 1920.239</text:p>
      <text:p text:style-name="P2">561210.187243 , 5114780.86594 , 1975.945</text:p>
      <text:p text:style-name="P2">561210.187243 , 5114881.91858 , 2035.188</text:p>
      <text:p text:style-name="P2">561210.187243 , 5114982.97121 , 2090.642</text:p>
      <text:p text:style-name="P2">561210.187243 , 5115084.02384 , 2154.451</text:p>
      <text:p text:style-name="P2">561210.187243 , 5115185.07647 , 2205.031</text:p>
      <text:p text:style-name="P2">561210.187243 , 5115286.1291 , 2240.063</text:p>
      <text:p text:style-name="P2">561210.187243 , 5115387.18173 , 2295.459</text:p>
      <text:p text:style-name="P2">561210.187243 , 5115488.23437 , 2366.063</text:p>
      <text:p text:style-name="P2">561210.187243 , 5115589.287 , 2381.626</text:p>
      <text:p text:style-name="P2">561210.187243 , 5115690.33963 , 2414.025</text:p>
      <text:p text:style-name="P2">561210.187243 , 5115791.39226 , 2490.766</text:p>
      <text:p text:style-name="P2">561210.187243 , 5115892.44489 , 2493.098</text:p>
      <text:p text:style-name="P2">561210.187243 , 5115993.49752 , 2500.308</text:p>
      <text:p text:style-name="P2">561210.187243 , 5116094.55015 , 2508.141</text:p>
      <text:p text:style-name="P2"><text:soft-page-break/>561210.187243 , 5116195.60279 , 2510.384</text:p>
      <text:p text:style-name="P2">561210.187243 , 5116296.65542 , 2500.245</text:p>
      <text:p text:style-name="P2">561210.187243 , 5116397.70805 , 2491.047</text:p>
      <text:p text:style-name="P2">561210.187243 , 5116498.76068 , 2455.799</text:p>
      <text:p text:style-name="P2">561210.187243 , 5116599.81331 , 2426.961</text:p>
      <text:p text:style-name="P2">561210.187243 , 5116700.86594 , 2412.703</text:p>
      <text:p text:style-name="P2">561210.187243 , 5116801.91858 , 2348.142</text:p>
      <text:p text:style-name="P2">561210.187243 , 5116902.97121 , 2281.764</text:p>
      <text:p text:style-name="P2">561210.187243 , 5117004.02384 , 2219.797</text:p>
      <text:p text:style-name="P2">561210.187243 , 5117105.07647 , 2163.661</text:p>
      <text:p text:style-name="P2">561210.187243 , 5117206.1291 , 2096.888</text:p>
      <text:p text:style-name="P2">561210.187243 , 5117307.18173 , 2059.781</text:p>
      <text:p text:style-name="P2">561210.187243 , 5117408.23437 , 2100.994</text:p>
      <text:p text:style-name="P2">561210.187243 , 5117509.287 , 2137.929</text:p>
      <text:p text:style-name="P2">561210.187243 , 5117610.33963 , 2099.688</text:p>
      <text:p text:style-name="P2">561210.187243 , 5117711.39226 , 2025.35</text:p>
      <text:p text:style-name="P2">561210.187243 , 5117812.44489 , 1945.622</text:p>
      <text:p text:style-name="P2">561210.187243 , 5117913.49752 , 1897.422</text:p>
      <text:p text:style-name="P2">561210.187243 , 5118014.55015 , 1878.961</text:p>
      <text:p text:style-name="P2">561210.187243 , 5118115.60279 , 1843.189</text:p>
      <text:p text:style-name="P2">561210.187243 , 5118216.65542 , 1775.828</text:p>
      <text:p text:style-name="P2">561210.187243 , 5118317.70805 , 1722.376</text:p>
      <text:p text:style-name="P2">561210.187243 , 5118418.76068 , 1667.357</text:p>
      <text:p text:style-name="P2">561210.187243 , 5118519.81331 , 1640.547</text:p>
      <text:p text:style-name="P2">561210.187243 , 5118620.86594 , 1597.134</text:p>
      <text:p text:style-name="P2">561210.187243 , 5118721.91858 , 1563.045</text:p>
      <text:p text:style-name="P2">561210.187243 , 5118822.97121 , 1530.75</text:p>
      <text:p text:style-name="P2">561210.187243 , 5118924.02384 , 1507.122</text:p>
      <text:p text:style-name="P2">561210.187243 , 5119025.07647 , 1487.002</text:p>
      <text:p text:style-name="P2">561210.187243 , 5119126.1291 , 1461.406</text:p>
      <text:p text:style-name="P2">561210.187243 , 5119227.18173 , 1428.313</text:p>
      <text:p text:style-name="P2">561210.187243 , 5119328.23437 , 1399.805</text:p>
      <text:p text:style-name="P2">561210.187243 , 5119429.287 , 1390.969</text:p>
      <text:p text:style-name="P2">561210.187243 , 5119530.33963 , 1380.123</text:p>
      <text:p text:style-name="P2">561210.187243 , 5119631.39226 , 1371.914</text:p>
      <text:p text:style-name="P2">561210.187243 , 5119732.44489 , 1366.891</text:p>
      <text:p text:style-name="P2">561210.187243 , 5119833.49752 , 1357.058</text:p>
      <text:p text:style-name="P2">561210.187243 , 5119934.55015 , 1345.745</text:p>
      <text:p text:style-name="P2">561210.187243 , 5120035.60279 , 1342.656</text:p>
      <text:p text:style-name="P2">561210.187243 , 5120136.65542 , 1339.234</text:p>
      <text:p text:style-name="P2">561210.187243 , 5120237.70805 , 1334.694</text:p>
      <text:p text:style-name="P2">561210.187243 , 5120338.76068 , 1331.016</text:p>
      <text:p text:style-name="P2">561210.187243 , 5120439.81331 , 1335.513</text:p>
      <text:p text:style-name="P2">561210.187243 , 5120540.86594 , 1365.873</text:p>
      <text:p text:style-name="P2">561210.187243 , 5120641.91858 , 1333.438</text:p>
      <text:p text:style-name="P2">561210.187243 , 5120742.97121 , 1311.873</text:p>
      <text:p text:style-name="P2">561210.187243 , 5120844.02384 , 1261.162</text:p>
      <text:p text:style-name="P2">561210.187243 , 5120945.07647 , 1202.219</text:p>
      <text:p text:style-name="P2">561210.187243 , 5121046.1291 , 900.0</text:p>
      <text:p text:style-name="P2">561311.298354 , 5111446.1291 , 1145.779</text:p>
      <text:p text:style-name="P2">561311.298354 , 5111547.18173 , 1132.701</text:p>
      <text:p text:style-name="P2">561311.298354 , 5111648.23437 , 1121.435</text:p>
      <text:p text:style-name="P2"><text:soft-page-break/>561311.298354 , 5111749.287 , 1157.619</text:p>
      <text:p text:style-name="P2">561311.298354 , 5111850.33963 , 1180.819</text:p>
      <text:p text:style-name="P2">561311.298354 , 5111951.39226 , 1213.128</text:p>
      <text:p text:style-name="P2">561311.298354 , 5112052.44489 , 1244.665</text:p>
      <text:p text:style-name="P2">561311.298354 , 5112153.49752 , 1270.526</text:p>
      <text:p text:style-name="P2">561311.298354 , 5112254.55015 , 1286.68</text:p>
      <text:p text:style-name="P2">561311.298354 , 5112355.60279 , 1287.691</text:p>
      <text:p text:style-name="P2">561311.298354 , 5112456.65542 , 1238.276</text:p>
      <text:p text:style-name="P2">561311.298354 , 5112557.70805 , 1308.237</text:p>
      <text:p text:style-name="P2">561311.298354 , 5112658.76068 , 1328.484</text:p>
      <text:p text:style-name="P2">561311.298354 , 5112759.81331 , 1389.7</text:p>
      <text:p text:style-name="P2">561311.298354 , 5112860.86594 , 1435.577</text:p>
      <text:p text:style-name="P2">561311.298354 , 5112961.91858 , 1464.009</text:p>
      <text:p text:style-name="P2">561311.298354 , 5113062.97121 , 1489.47</text:p>
      <text:p text:style-name="P2">561311.298354 , 5113164.02384 , 1516.649</text:p>
      <text:p text:style-name="P2">561311.298354 , 5113265.07647 , 1534.545</text:p>
      <text:p text:style-name="P2">561311.298354 , 5113366.1291 , 1553.503</text:p>
      <text:p text:style-name="P2">561311.298354 , 5113467.18173 , 1572.901</text:p>
      <text:p text:style-name="P2">561311.298354 , 5113568.23437 , 1603.15</text:p>
      <text:p text:style-name="P2">561311.298354 , 5113669.287 , 1625.427</text:p>
      <text:p text:style-name="P2">561311.298354 , 5113770.33963 , 1640.923</text:p>
      <text:p text:style-name="P2">561311.298354 , 5113871.39226 , 1603.498</text:p>
      <text:p text:style-name="P2">561311.298354 , 5113972.44489 , 1603.439</text:p>
      <text:p text:style-name="P2">561311.298354 , 5114073.49752 , 1666.936</text:p>
      <text:p text:style-name="P2">561311.298354 , 5114174.55015 , 1772.078</text:p>
      <text:p text:style-name="P2">561311.298354 , 5114275.60279 , 1806.315</text:p>
      <text:p text:style-name="P2">561311.298354 , 5114376.65542 , 1833.218</text:p>
      <text:p text:style-name="P2">561311.298354 , 5114477.70805 , 1870.519</text:p>
      <text:p text:style-name="P2">561311.298354 , 5114578.76068 , 1908.885</text:p>
      <text:p text:style-name="P2">561311.298354 , 5114679.81331 , 1952.563</text:p>
      <text:p text:style-name="P2">561311.298354 , 5114780.86594 , 2017.524</text:p>
      <text:p text:style-name="P2">561311.298354 , 5114881.91858 , 2035.432</text:p>
      <text:p text:style-name="P2">561311.298354 , 5114982.97121 , 2099.081</text:p>
      <text:p text:style-name="P2">561311.298354 , 5115084.02384 , 2166.6</text:p>
      <text:p text:style-name="P2">561311.298354 , 5115185.07647 , 2240.334</text:p>
      <text:p text:style-name="P2">561311.298354 , 5115286.1291 , 2273.735</text:p>
      <text:p text:style-name="P2">561311.298354 , 5115387.18173 , 2330.922</text:p>
      <text:p text:style-name="P2">561311.298354 , 5115488.23437 , 2377.339</text:p>
      <text:p text:style-name="P2">561311.298354 , 5115589.287 , 2405.925</text:p>
      <text:p text:style-name="P2">561311.298354 , 5115690.33963 , 2459.011</text:p>
      <text:p text:style-name="P2">561311.298354 , 5115791.39226 , 2535.366</text:p>
      <text:p text:style-name="P2">561311.298354 , 5115892.44489 , 2543.625</text:p>
      <text:p text:style-name="P2">561311.298354 , 5115993.49752 , 2564.878</text:p>
      <text:p text:style-name="P2">561311.298354 , 5116094.55015 , 2571.164</text:p>
      <text:p text:style-name="P2">561311.298354 , 5116195.60279 , 2594.695</text:p>
      <text:p text:style-name="P2">561311.298354 , 5116296.65542 , 2570.54</text:p>
      <text:p text:style-name="P2">561311.298354 , 5116397.70805 , 2533.79</text:p>
      <text:p text:style-name="P2">561311.298354 , 5116498.76068 , 2514.837</text:p>
      <text:p text:style-name="P2">561311.298354 , 5116599.81331 , 2461.321</text:p>
      <text:p text:style-name="P2">561311.298354 , 5116700.86594 , 2451.532</text:p>
      <text:p text:style-name="P2">561311.298354 , 5116801.91858 , 2401.969</text:p>
      <text:p text:style-name="P2">561311.298354 , 5116902.97121 , 2297.611</text:p>
      <text:p text:style-name="P2"><text:soft-page-break/>561311.298354 , 5117004.02384 , 2259.643</text:p>
      <text:p text:style-name="P2">561311.298354 , 5117105.07647 , 2219.064</text:p>
      <text:p text:style-name="P2">561311.298354 , 5117206.1291 , 2117.124</text:p>
      <text:p text:style-name="P2">561311.298354 , 5117307.18173 , 2195.8</text:p>
      <text:p text:style-name="P2">561311.298354 , 5117408.23437 , 2189.686</text:p>
      <text:p text:style-name="P2">561311.298354 , 5117509.287 , 2176.487</text:p>
      <text:p text:style-name="P2">561311.298354 , 5117610.33963 , 2102.689</text:p>
      <text:p text:style-name="P2">561311.298354 , 5117711.39226 , 2035.712</text:p>
      <text:p text:style-name="P2">561311.298354 , 5117812.44489 , 1967.64</text:p>
      <text:p text:style-name="P2">561311.298354 , 5117913.49752 , 1932.28</text:p>
      <text:p text:style-name="P2">561311.298354 , 5118014.55015 , 1897.13</text:p>
      <text:p text:style-name="P2">561311.298354 , 5118115.60279 , 1832.384</text:p>
      <text:p text:style-name="P2">561311.298354 , 5118216.65542 , 1778.666</text:p>
      <text:p text:style-name="P2">561311.298354 , 5118317.70805 , 1723.75</text:p>
      <text:p text:style-name="P2">561311.298354 , 5118418.76068 , 1675.445</text:p>
      <text:p text:style-name="P2">561311.298354 , 5118519.81331 , 1643.891</text:p>
      <text:p text:style-name="P2">561311.298354 , 5118620.86594 , 1619.055</text:p>
      <text:p text:style-name="P2">561311.298354 , 5118721.91858 , 1593.34</text:p>
      <text:p text:style-name="P2">561311.298354 , 5118822.97121 , 1558.421</text:p>
      <text:p text:style-name="P2">561311.298354 , 5118924.02384 , 1515.238</text:p>
      <text:p text:style-name="P2">561311.298354 , 5119025.07647 , 1463.907</text:p>
      <text:p text:style-name="P2">561311.298354 , 5119126.1291 , 1442.269</text:p>
      <text:p text:style-name="P2">561311.298354 , 5119227.18173 , 1421.889</text:p>
      <text:p text:style-name="P2">561311.298354 , 5119328.23437 , 1402.219</text:p>
      <text:p text:style-name="P2">561311.298354 , 5119429.287 , 1390.749</text:p>
      <text:p text:style-name="P2">561311.298354 , 5119530.33963 , 1378.724</text:p>
      <text:p text:style-name="P2">561311.298354 , 5119631.39226 , 1368.169</text:p>
      <text:p text:style-name="P2">561311.298354 , 5119732.44489 , 1355.299</text:p>
      <text:p text:style-name="P2">561311.298354 , 5119833.49752 , 1345.627</text:p>
      <text:p text:style-name="P2">561311.298354 , 5119934.55015 , 1336.927</text:p>
      <text:p text:style-name="P2">561311.298354 , 5120035.60279 , 1333.268</text:p>
      <text:p text:style-name="P2">561311.298354 , 5120136.65542 , 1337.067</text:p>
      <text:p text:style-name="P2">561311.298354 , 5120237.70805 , 1332.426</text:p>
      <text:p text:style-name="P2">561311.298354 , 5120338.76068 , 1332.946</text:p>
      <text:p text:style-name="P2">561311.298354 , 5120439.81331 , 1354.294</text:p>
      <text:p text:style-name="P2">561311.298354 , 5120540.86594 , 1333.273</text:p>
      <text:p text:style-name="P2">561311.298354 , 5120641.91858 , 1286.607</text:p>
      <text:p text:style-name="P2">561311.298354 , 5120742.97121 , 1241.525</text:p>
      <text:p text:style-name="P2">561311.298354 , 5120844.02384 , 1206.861</text:p>
      <text:p text:style-name="P2">561311.298354 , 5120945.07647 , 1158.627</text:p>
      <text:p text:style-name="P2">561311.298354 , 5121046.1291 , 900.0</text:p>
      <text:p text:style-name="P2">561412.409465 , 5111446.1291 , 1096.96</text:p>
      <text:p text:style-name="P2">561412.409465 , 5111547.18173 , 1147.977</text:p>
      <text:p text:style-name="P2">561412.409465 , 5111648.23437 , 1192.893</text:p>
      <text:p text:style-name="P2">561412.409465 , 5111749.287 , 1198.053</text:p>
      <text:p text:style-name="P2">561412.409465 , 5111850.33963 , 1220.407</text:p>
      <text:p text:style-name="P2">561412.409465 , 5111951.39226 , 1248.648</text:p>
      <text:p text:style-name="P2">561412.409465 , 5112052.44489 , 1270.633</text:p>
      <text:p text:style-name="P2">561412.409465 , 5112153.49752 , 1311.843</text:p>
      <text:p text:style-name="P2">561412.409465 , 5112254.55015 , 1317.223</text:p>
      <text:p text:style-name="P2">561412.409465 , 5112355.60279 , 1352.591</text:p>
      <text:p text:style-name="P2">561412.409465 , 5112456.65542 , 1296.815</text:p>
      <text:p text:style-name="P2"><text:soft-page-break/>561412.409465 , 5112557.70805 , 1288.453</text:p>
      <text:p text:style-name="P2">561412.409465 , 5112658.76068 , 1342.574</text:p>
      <text:p text:style-name="P2">561412.409465 , 5112759.81331 , 1386.138</text:p>
      <text:p text:style-name="P2">561412.409465 , 5112860.86594 , 1425.596</text:p>
      <text:p text:style-name="P2">561412.409465 , 5112961.91858 , 1477.574</text:p>
      <text:p text:style-name="P2">561412.409465 , 5113062.97121 , 1518.286</text:p>
      <text:p text:style-name="P2">561412.409465 , 5113164.02384 , 1553.228</text:p>
      <text:p text:style-name="P2">561412.409465 , 5113265.07647 , 1571.649</text:p>
      <text:p text:style-name="P2">561412.409465 , 5113366.1291 , 1583.88</text:p>
      <text:p text:style-name="P2">561412.409465 , 5113467.18173 , 1596.212</text:p>
      <text:p text:style-name="P2">561412.409465 , 5113568.23437 , 1626.548</text:p>
      <text:p text:style-name="P2">561412.409465 , 5113669.287 , 1656.399</text:p>
      <text:p text:style-name="P2">561412.409465 , 5113770.33963 , 1675.898</text:p>
      <text:p text:style-name="P2">561412.409465 , 5113871.39226 , 1683.617</text:p>
      <text:p text:style-name="P2">561412.409465 , 5113972.44489 , 1670.34</text:p>
      <text:p text:style-name="P2">561412.409465 , 5114073.49752 , 1718.167</text:p>
      <text:p text:style-name="P2">561412.409465 , 5114174.55015 , 1749.151</text:p>
      <text:p text:style-name="P2">561412.409465 , 5114275.60279 , 1821.157</text:p>
      <text:p text:style-name="P2">561412.409465 , 5114376.65542 , 1863.072</text:p>
      <text:p text:style-name="P2">561412.409465 , 5114477.70805 , 1911.319</text:p>
      <text:p text:style-name="P2">561412.409465 , 5114578.76068 , 1955.591</text:p>
      <text:p text:style-name="P2">561412.409465 , 5114679.81331 , 2000.249</text:p>
      <text:p text:style-name="P2">561412.409465 , 5114780.86594 , 2035.801</text:p>
      <text:p text:style-name="P2">561412.409465 , 5114881.91858 , 2087.935</text:p>
      <text:p text:style-name="P2">561412.409465 , 5114982.97121 , 2136.571</text:p>
      <text:p text:style-name="P2">561412.409465 , 5115084.02384 , 2199.245</text:p>
      <text:p text:style-name="P2">561412.409465 , 5115185.07647 , 2251.717</text:p>
      <text:p text:style-name="P2">561412.409465 , 5115286.1291 , 2313.32</text:p>
      <text:p text:style-name="P2">561412.409465 , 5115387.18173 , 2363.535</text:p>
      <text:p text:style-name="P2">561412.409465 , 5115488.23437 , 2420.335</text:p>
      <text:p text:style-name="P2">561412.409465 , 5115589.287 , 2460.42</text:p>
      <text:p text:style-name="P2">561412.409465 , 5115690.33963 , 2490.985</text:p>
      <text:p text:style-name="P2">561412.409465 , 5115791.39226 , 2537.318</text:p>
      <text:p text:style-name="P2">561412.409465 , 5115892.44489 , 2600.689</text:p>
      <text:p text:style-name="P2">561412.409465 , 5115993.49752 , 2623.72</text:p>
      <text:p text:style-name="P2">561412.409465 , 5116094.55015 , 2630.616</text:p>
      <text:p text:style-name="P2">561412.409465 , 5116195.60279 , 2631.512</text:p>
      <text:p text:style-name="P2">561412.409465 , 5116296.65542 , 2633.536</text:p>
      <text:p text:style-name="P2">561412.409465 , 5116397.70805 , 2601.185</text:p>
      <text:p text:style-name="P2">561412.409465 , 5116498.76068 , 2565.035</text:p>
      <text:p text:style-name="P2">561412.409465 , 5116599.81331 , 2505.803</text:p>
      <text:p text:style-name="P2">561412.409465 , 5116700.86594 , 2489.589</text:p>
      <text:p text:style-name="P2">561412.409465 , 5116801.91858 , 2423.876</text:p>
      <text:p text:style-name="P2">561412.409465 , 5116902.97121 , 2350.039</text:p>
      <text:p text:style-name="P2">561412.409465 , 5117004.02384 , 2288.902</text:p>
      <text:p text:style-name="P2">561412.409465 , 5117105.07647 , 2234.727</text:p>
      <text:p text:style-name="P2">561412.409465 , 5117206.1291 , 2225.083</text:p>
      <text:p text:style-name="P2">561412.409465 , 5117307.18173 , 2311.458</text:p>
      <text:p text:style-name="P2">561412.409465 , 5117408.23437 , 2269.719</text:p>
      <text:p text:style-name="P2">561412.409465 , 5117509.287 , 2213.581</text:p>
      <text:p text:style-name="P2">561412.409465 , 5117610.33963 , 2125.697</text:p>
      <text:p text:style-name="P2">561412.409465 , 5117711.39226 , 2054.036</text:p>
      <text:p text:style-name="P2"><text:soft-page-break/>561412.409465 , 5117812.44489 , 2008.143</text:p>
      <text:p text:style-name="P2">561412.409465 , 5117913.49752 , 1964.123</text:p>
      <text:p text:style-name="P2">561412.409465 , 5118014.55015 , 1901.388</text:p>
      <text:p text:style-name="P2">561412.409465 , 5118115.60279 , 1831.194</text:p>
      <text:p text:style-name="P2">561412.409465 , 5118216.65542 , 1777.835</text:p>
      <text:p text:style-name="P2">561412.409465 , 5118317.70805 , 1728.246</text:p>
      <text:p text:style-name="P2">561412.409465 , 5118418.76068 , 1689.545</text:p>
      <text:p text:style-name="P2">561412.409465 , 5118519.81331 , 1640.143</text:p>
      <text:p text:style-name="P2">561412.409465 , 5118620.86594 , 1643.771</text:p>
      <text:p text:style-name="P2">561412.409465 , 5118721.91858 , 1600.024</text:p>
      <text:p text:style-name="P2">561412.409465 , 5118822.97121 , 1560.781</text:p>
      <text:p text:style-name="P2">561412.409465 , 5118924.02384 , 1513.292</text:p>
      <text:p text:style-name="P2">561412.409465 , 5119025.07647 , 1472.203</text:p>
      <text:p text:style-name="P2">561412.409465 , 5119126.1291 , 1449.964</text:p>
      <text:p text:style-name="P2">561412.409465 , 5119227.18173 , 1431.999</text:p>
      <text:p text:style-name="P2">561412.409465 , 5119328.23437 , 1404.049</text:p>
      <text:p text:style-name="P2">561412.409465 , 5119429.287 , 1391.827</text:p>
      <text:p text:style-name="P2">561412.409465 , 5119530.33963 , 1379.788</text:p>
      <text:p text:style-name="P2">561412.409465 , 5119631.39226 , 1369.034</text:p>
      <text:p text:style-name="P2">561412.409465 , 5119732.44489 , 1354.98</text:p>
      <text:p text:style-name="P2">561412.409465 , 5119833.49752 , 1348.041</text:p>
      <text:p text:style-name="P2">561412.409465 , 5119934.55015 , 1340.303</text:p>
      <text:p text:style-name="P2">561412.409465 , 5120035.60279 , 1335.877</text:p>
      <text:p text:style-name="P2">561412.409465 , 5120136.65542 , 1326.439</text:p>
      <text:p text:style-name="P2">561412.409465 , 5120237.70805 , 1347.222</text:p>
      <text:p text:style-name="P2">561412.409465 , 5120338.76068 , 1350.878</text:p>
      <text:p text:style-name="P2">561412.409465 , 5120439.81331 , 1391.619</text:p>
      <text:p text:style-name="P2">561412.409465 , 5120540.86594 , 1333.151</text:p>
      <text:p text:style-name="P2">561412.409465 , 5120641.91858 , 1275.571</text:p>
      <text:p text:style-name="P2">561412.409465 , 5120742.97121 , 1193.424</text:p>
      <text:p text:style-name="P2">561412.409465 , 5120844.02384 , 1141.151</text:p>
      <text:p text:style-name="P2">561412.409465 , 5120945.07647 , 1101.889</text:p>
      <text:p text:style-name="P2">561412.409465 , 5121046.1291 , 900.0</text:p>
      <text:p text:style-name="P2">561513.520576 , 5111446.1291 , 1045.503</text:p>
      <text:p text:style-name="P2">561513.520576 , 5111547.18173 , 1093.297</text:p>
      <text:p text:style-name="P2">561513.520576 , 5111648.23437 , 1129.649</text:p>
      <text:p text:style-name="P2">561513.520576 , 5111749.287 , 1191.083</text:p>
      <text:p text:style-name="P2">561513.520576 , 5111850.33963 , 1225.547</text:p>
      <text:p text:style-name="P2">561513.520576 , 5111951.39226 , 1254.355</text:p>
      <text:p text:style-name="P2">561513.520576 , 5112052.44489 , 1287.917</text:p>
      <text:p text:style-name="P2">561513.520576 , 5112153.49752 , 1307.5</text:p>
      <text:p text:style-name="P2">561513.520576 , 5112254.55015 , 1340.587</text:p>
      <text:p text:style-name="P2">561513.520576 , 5112355.60279 , 1342.651</text:p>
      <text:p text:style-name="P2">561513.520576 , 5112456.65542 , 1378.313</text:p>
      <text:p text:style-name="P2">561513.520576 , 5112557.70805 , 1348.557</text:p>
      <text:p text:style-name="P2">561513.520576 , 5112658.76068 , 1335.537</text:p>
      <text:p text:style-name="P2">561513.520576 , 5112759.81331 , 1363.234</text:p>
      <text:p text:style-name="P2">561513.520576 , 5112860.86594 , 1392.345</text:p>
      <text:p text:style-name="P2">561513.520576 , 5112961.91858 , 1444.705</text:p>
      <text:p text:style-name="P2">561513.520576 , 5113062.97121 , 1496.125</text:p>
      <text:p text:style-name="P2">561513.520576 , 5113164.02384 , 1545.152</text:p>
      <text:p text:style-name="P2">561513.520576 , 5113265.07647 , 1580.821</text:p>
      <text:p text:style-name="P2"><text:soft-page-break/>561513.520576 , 5113366.1291 , 1612.719</text:p>
      <text:p text:style-name="P2">561513.520576 , 5113467.18173 , 1628.425</text:p>
      <text:p text:style-name="P2">561513.520576 , 5113568.23437 , 1649.383</text:p>
      <text:p text:style-name="P2">561513.520576 , 5113669.287 , 1680.984</text:p>
      <text:p text:style-name="P2">561513.520576 , 5113770.33963 , 1705.503</text:p>
      <text:p text:style-name="P2">561513.520576 , 5113871.39226 , 1729.068</text:p>
      <text:p text:style-name="P2">561513.520576 , 5113972.44489 , 1741.188</text:p>
      <text:p text:style-name="P2">561513.520576 , 5114073.49752 , 1760.592</text:p>
      <text:p text:style-name="P2">561513.520576 , 5114174.55015 , 1794.918</text:p>
      <text:p text:style-name="P2">561513.520576 , 5114275.60279 , 1835.063</text:p>
      <text:p text:style-name="P2">561513.520576 , 5114376.65542 , 1888.145</text:p>
      <text:p text:style-name="P2">561513.520576 , 5114477.70805 , 1941.545</text:p>
      <text:p text:style-name="P2">561513.520576 , 5114578.76068 , 1994.078</text:p>
      <text:p text:style-name="P2">561513.520576 , 5114679.81331 , 2040.861</text:p>
      <text:p text:style-name="P2">561513.520576 , 5114780.86594 , 2093.778</text:p>
      <text:p text:style-name="P2">561513.520576 , 5114881.91858 , 2123.234</text:p>
      <text:p text:style-name="P2">561513.520576 , 5114982.97121 , 2170.498</text:p>
      <text:p text:style-name="P2">561513.520576 , 5115084.02384 , 2247.921</text:p>
      <text:p text:style-name="P2">561513.520576 , 5115185.07647 , 2289.969</text:p>
      <text:p text:style-name="P2">561513.520576 , 5115286.1291 , 2346.26</text:p>
      <text:p text:style-name="P2">561513.520576 , 5115387.18173 , 2400.379</text:p>
      <text:p text:style-name="P2">561513.520576 , 5115488.23437 , 2445.578</text:p>
      <text:p text:style-name="P2">561513.520576 , 5115589.287 , 2506.634</text:p>
      <text:p text:style-name="P2">561513.520576 , 5115690.33963 , 2535.679</text:p>
      <text:p text:style-name="P2">561513.520576 , 5115791.39226 , 2576.328</text:p>
      <text:p text:style-name="P2">561513.520576 , 5115892.44489 , 2622.373</text:p>
      <text:p text:style-name="P2">561513.520576 , 5115993.49752 , 2670.28</text:p>
      <text:p text:style-name="P2">561513.520576 , 5116094.55015 , 2686.938</text:p>
      <text:p text:style-name="P2">561513.520576 , 5116195.60279 , 2672.595</text:p>
      <text:p text:style-name="P2">561513.520576 , 5116296.65542 , 2691.038</text:p>
      <text:p text:style-name="P2">561513.520576 , 5116397.70805 , 2625.984</text:p>
      <text:p text:style-name="P2">561513.520576 , 5116498.76068 , 2590.715</text:p>
      <text:p text:style-name="P2">561513.520576 , 5116599.81331 , 2546.375</text:p>
      <text:p text:style-name="P2">561513.520576 , 5116700.86594 , 2538.344</text:p>
      <text:p text:style-name="P2">561513.520576 , 5116801.91858 , 2445.006</text:p>
      <text:p text:style-name="P2">561513.520576 , 5116902.97121 , 2387.812</text:p>
      <text:p text:style-name="P2">561513.520576 , 5117004.02384 , 2322.094</text:p>
      <text:p text:style-name="P2">561513.520576 , 5117105.07647 , 2319.198</text:p>
      <text:p text:style-name="P2">561513.520576 , 5117206.1291 , 2340.739</text:p>
      <text:p text:style-name="P2">561513.520576 , 5117307.18173 , 2334.563</text:p>
      <text:p text:style-name="P2">561513.520576 , 5117408.23437 , 2289.589</text:p>
      <text:p text:style-name="P2">561513.520576 , 5117509.287 , 2223.287</text:p>
      <text:p text:style-name="P2">561513.520576 , 5117610.33963 , 2147.438</text:p>
      <text:p text:style-name="P2">561513.520576 , 5117711.39226 , 2077.175</text:p>
      <text:p text:style-name="P2">561513.520576 , 5117812.44489 , 2027.324</text:p>
      <text:p text:style-name="P2">561513.520576 , 5117913.49752 , 1965.484</text:p>
      <text:p text:style-name="P2">561513.520576 , 5118014.55015 , 1916.363</text:p>
      <text:p text:style-name="P2">561513.520576 , 5118115.60279 , 1864.042</text:p>
      <text:p text:style-name="P2">561513.520576 , 5118216.65542 , 1820.859</text:p>
      <text:p text:style-name="P2">561513.520576 , 5118317.70805 , 1763.311</text:p>
      <text:p text:style-name="P2">561513.520576 , 5118418.76068 , 1702.693</text:p>
      <text:p text:style-name="P2">561513.520576 , 5118519.81331 , 1677.031</text:p>
      <text:p text:style-name="P2"><text:soft-page-break/>561513.520576 , 5118620.86594 , 1662.53</text:p>
      <text:p text:style-name="P2">561513.520576 , 5118721.91858 , 1591.177</text:p>
      <text:p text:style-name="P2">561513.520576 , 5118822.97121 , 1553.281</text:p>
      <text:p text:style-name="P2">561513.520576 , 5118924.02384 , 1535.079</text:p>
      <text:p text:style-name="P2">561513.520576 , 5119025.07647 , 1494.285</text:p>
      <text:p text:style-name="P2">561513.520576 , 5119126.1291 , 1460.25</text:p>
      <text:p text:style-name="P2">561513.520576 , 5119227.18173 , 1436.753</text:p>
      <text:p text:style-name="P2">561513.520576 , 5119328.23437 , 1408.061</text:p>
      <text:p text:style-name="P2">561513.520576 , 5119429.287 , 1384.906</text:p>
      <text:p text:style-name="P2">561513.520576 , 5119530.33963 , 1373.501</text:p>
      <text:p text:style-name="P2">561513.520576 , 5119631.39226 , 1358.05</text:p>
      <text:p text:style-name="P2">561513.520576 , 5119732.44489 , 1353.672</text:p>
      <text:p text:style-name="P2">561513.520576 , 5119833.49752 , 1347.519</text:p>
      <text:p text:style-name="P2">561513.520576 , 5119934.55015 , 1339.095</text:p>
      <text:p text:style-name="P2">561513.520576 , 5120035.60279 , 1336.313</text:p>
      <text:p text:style-name="P2">561513.520576 , 5120136.65542 , 1326.384</text:p>
      <text:p text:style-name="P2">561513.520576 , 5120237.70805 , 1354.045</text:p>
      <text:p text:style-name="P2">561513.520576 , 5120338.76068 , 1397.063</text:p>
      <text:p text:style-name="P2">561513.520576 , 5120439.81331 , 1414.578</text:p>
      <text:p text:style-name="P2">561513.520576 , 5120540.86594 , 1376.255</text:p>
      <text:p text:style-name="P2">561513.520576 , 5120641.91858 , 1283.891</text:p>
      <text:p text:style-name="P2">561513.520576 , 5120742.97121 , 1224.914</text:p>
      <text:p text:style-name="P2">561513.520576 , 5120844.02384 , 1189.867</text:p>
      <text:p text:style-name="P2">561513.520576 , 5120945.07647 , 1143.5</text:p>
      <text:p text:style-name="P2">561513.520576 , 5121046.1291 , 900.0</text:p>
      <text:p text:style-name="P2">561614.631687 , 5111446.1291 , 1066.277</text:p>
      <text:p text:style-name="P2">561614.631687 , 5111547.18173 , 1068.716</text:p>
      <text:p text:style-name="P2">561614.631687 , 5111648.23437 , 1104.894</text:p>
      <text:p text:style-name="P2">561614.631687 , 5111749.287 , 1148.032</text:p>
      <text:p text:style-name="P2">561614.631687 , 5111850.33963 , 1206.01</text:p>
      <text:p text:style-name="P2">561614.631687 , 5111951.39226 , 1253.623</text:p>
      <text:p text:style-name="P2">561614.631687 , 5112052.44489 , 1275.109</text:p>
      <text:p text:style-name="P2">561614.631687 , 5112153.49752 , 1306.304</text:p>
      <text:p text:style-name="P2">561614.631687 , 5112254.55015 , 1341.335</text:p>
      <text:p text:style-name="P2">561614.631687 , 5112355.60279 , 1376.988</text:p>
      <text:p text:style-name="P2">561614.631687 , 5112456.65542 , 1390.843</text:p>
      <text:p text:style-name="P2">561614.631687 , 5112557.70805 , 1411.745</text:p>
      <text:p text:style-name="P2">561614.631687 , 5112658.76068 , 1399.634</text:p>
      <text:p text:style-name="P2">561614.631687 , 5112759.81331 , 1408.832</text:p>
      <text:p text:style-name="P2">561614.631687 , 5112860.86594 , 1425.504</text:p>
      <text:p text:style-name="P2">561614.631687 , 5112961.91858 , 1438.212</text:p>
      <text:p text:style-name="P2">561614.631687 , 5113062.97121 , 1456.808</text:p>
      <text:p text:style-name="P2">561614.631687 , 5113164.02384 , 1488.608</text:p>
      <text:p text:style-name="P2">561614.631687 , 5113265.07647 , 1532.342</text:p>
      <text:p text:style-name="P2">561614.631687 , 5113366.1291 , 1580.58</text:p>
      <text:p text:style-name="P2">561614.631687 , 5113467.18173 , 1641.551</text:p>
      <text:p text:style-name="P2">561614.631687 , 5113568.23437 , 1682.028</text:p>
      <text:p text:style-name="P2">561614.631687 , 5113669.287 , 1704.813</text:p>
      <text:p text:style-name="P2">561614.631687 , 5113770.33963 , 1734.42</text:p>
      <text:p text:style-name="P2">561614.631687 , 5113871.39226 , 1758.721</text:p>
      <text:p text:style-name="P2">561614.631687 , 5113972.44489 , 1781.493</text:p>
      <text:p text:style-name="P2">561614.631687 , 5114073.49752 , 1793.444</text:p>
      <text:p text:style-name="P2"><text:soft-page-break/>561614.631687 , 5114174.55015 , 1845.877</text:p>
      <text:p text:style-name="P2">561614.631687 , 5114275.60279 , 1870.367</text:p>
      <text:p text:style-name="P2">561614.631687 , 5114376.65542 , 1906.874</text:p>
      <text:p text:style-name="P2">561614.631687 , 5114477.70805 , 1954.258</text:p>
      <text:p text:style-name="P2">561614.631687 , 5114578.76068 , 2006.293</text:p>
      <text:p text:style-name="P2">561614.631687 , 5114679.81331 , 2075.398</text:p>
      <text:p text:style-name="P2">561614.631687 , 5114780.86594 , 2129.89</text:p>
      <text:p text:style-name="P2">561614.631687 , 5114881.91858 , 2175.948</text:p>
      <text:p text:style-name="P2">561614.631687 , 5114982.97121 , 2223.042</text:p>
      <text:p text:style-name="P2">561614.631687 , 5115084.02384 , 2286.826</text:p>
      <text:p text:style-name="P2">561614.631687 , 5115185.07647 , 2320.766</text:p>
      <text:p text:style-name="P2">561614.631687 , 5115286.1291 , 2364.891</text:p>
      <text:p text:style-name="P2">561614.631687 , 5115387.18173 , 2442.26</text:p>
      <text:p text:style-name="P2">561614.631687 , 5115488.23437 , 2496.823</text:p>
      <text:p text:style-name="P2">561614.631687 , 5115589.287 , 2555.711</text:p>
      <text:p text:style-name="P2">561614.631687 , 5115690.33963 , 2585.147</text:p>
      <text:p text:style-name="P2">561614.631687 , 5115791.39226 , 2626.949</text:p>
      <text:p text:style-name="P2">561614.631687 , 5115892.44489 , 2664.32</text:p>
      <text:p text:style-name="P2">561614.631687 , 5115993.49752 , 2697.034</text:p>
      <text:p text:style-name="P2">561614.631687 , 5116094.55015 , 2724.276</text:p>
      <text:p text:style-name="P2">561614.631687 , 5116195.60279 , 2727.602</text:p>
      <text:p text:style-name="P2">561614.631687 , 5116296.65542 , 2703.185</text:p>
      <text:p text:style-name="P2">561614.631687 , 5116397.70805 , 2659.709</text:p>
      <text:p text:style-name="P2">561614.631687 , 5116498.76068 , 2630.821</text:p>
      <text:p text:style-name="P2">561614.631687 , 5116599.81331 , 2602.292</text:p>
      <text:p text:style-name="P2">561614.631687 , 5116700.86594 , 2551.113</text:p>
      <text:p text:style-name="P2">561614.631687 , 5116801.91858 , 2487.871</text:p>
      <text:p text:style-name="P2">561614.631687 , 5116902.97121 , 2437.638</text:p>
      <text:p text:style-name="P2">561614.631687 , 5117004.02384 , 2396.028</text:p>
      <text:p text:style-name="P2">561614.631687 , 5117105.07647 , 2385.389</text:p>
      <text:p text:style-name="P2">561614.631687 , 5117206.1291 , 2371.708</text:p>
      <text:p text:style-name="P2">561614.631687 , 5117307.18173 , 2326.447</text:p>
      <text:p text:style-name="P2">561614.631687 , 5117408.23437 , 2273.109</text:p>
      <text:p text:style-name="P2">561614.631687 , 5117509.287 , 2212.159</text:p>
      <text:p text:style-name="P2">561614.631687 , 5117610.33963 , 2154.965</text:p>
      <text:p text:style-name="P2">561614.631687 , 5117711.39226 , 2117.816</text:p>
      <text:p text:style-name="P2">561614.631687 , 5117812.44489 , 2048.758</text:p>
      <text:p text:style-name="P2">561614.631687 , 5117913.49752 , 2004.638</text:p>
      <text:p text:style-name="P2">561614.631687 , 5118014.55015 , 1940.378</text:p>
      <text:p text:style-name="P2">561614.631687 , 5118115.60279 , 1885.388</text:p>
      <text:p text:style-name="P2">561614.631687 , 5118216.65542 , 1837.234</text:p>
      <text:p text:style-name="P2">561614.631687 , 5118317.70805 , 1795.485</text:p>
      <text:p text:style-name="P2">561614.631687 , 5118418.76068 , 1738.369</text:p>
      <text:p text:style-name="P2">561614.631687 , 5118519.81331 , 1714.939</text:p>
      <text:p text:style-name="P2">561614.631687 , 5118620.86594 , 1680.503</text:p>
      <text:p text:style-name="P2">561614.631687 , 5118721.91858 , 1631.509</text:p>
      <text:p text:style-name="P2">561614.631687 , 5118822.97121 , 1577.912</text:p>
      <text:p text:style-name="P2">561614.631687 , 5118924.02384 , 1548.585</text:p>
      <text:p text:style-name="P2">561614.631687 , 5119025.07647 , 1527.371</text:p>
      <text:p text:style-name="P2">561614.631687 , 5119126.1291 , 1482.485</text:p>
      <text:p text:style-name="P2">561614.631687 , 5119227.18173 , 1431.294</text:p>
      <text:p text:style-name="P2">561614.631687 , 5119328.23437 , 1392.271</text:p>
      <text:p text:style-name="P2"><text:soft-page-break/>561614.631687 , 5119429.287 , 1372.323</text:p>
      <text:p text:style-name="P2">561614.631687 , 5119530.33963 , 1362.662</text:p>
      <text:p text:style-name="P2">561614.631687 , 5119631.39226 , 1351.611</text:p>
      <text:p text:style-name="P2">561614.631687 , 5119732.44489 , 1344.709</text:p>
      <text:p text:style-name="P2">561614.631687 , 5119833.49752 , 1336.152</text:p>
      <text:p text:style-name="P2">561614.631687 , 5119934.55015 , 1334.23</text:p>
      <text:p text:style-name="P2">561614.631687 , 5120035.60279 , 1323.775</text:p>
      <text:p text:style-name="P2">561614.631687 , 5120136.65542 , 1320.465</text:p>
      <text:p text:style-name="P2">561614.631687 , 5120237.70805 , 1337.409</text:p>
      <text:p text:style-name="P2">561614.631687 , 5120338.76068 , 1348.198</text:p>
      <text:p text:style-name="P2">561614.631687 , 5120439.81331 , 1387.567</text:p>
      <text:p text:style-name="P2">561614.631687 , 5120540.86594 , 1353.239</text:p>
      <text:p text:style-name="P2">561614.631687 , 5120641.91858 , 1288.046</text:p>
      <text:p text:style-name="P2">561614.631687 , 5120742.97121 , 1264.646</text:p>
      <text:p text:style-name="P2">561614.631687 , 5120844.02384 , 1202.172</text:p>
      <text:p text:style-name="P2">561614.631687 , 5120945.07647 , 1150.623</text:p>
      <text:p text:style-name="P2">561614.631687 , 5121046.1291 , 900.0</text:p>
      <text:p text:style-name="P2">561715.742798 , 5111446.1291 , 1126.055</text:p>
      <text:p text:style-name="P2">561715.742798 , 5111547.18173 , 1139.46</text:p>
      <text:p text:style-name="P2">561715.742798 , 5111648.23437 , 1149.527</text:p>
      <text:p text:style-name="P2">561715.742798 , 5111749.287 , 1151.911</text:p>
      <text:p text:style-name="P2">561715.742798 , 5111850.33963 , 1208.92</text:p>
      <text:p text:style-name="P2">561715.742798 , 5111951.39226 , 1258.676</text:p>
      <text:p text:style-name="P2">561715.742798 , 5112052.44489 , 1288.943</text:p>
      <text:p text:style-name="P2">561715.742798 , 5112153.49752 , 1320.063</text:p>
      <text:p text:style-name="P2">561715.742798 , 5112254.55015 , 1348.355</text:p>
      <text:p text:style-name="P2">561715.742798 , 5112355.60279 , 1371.71</text:p>
      <text:p text:style-name="P2">561715.742798 , 5112456.65542 , 1393.02</text:p>
      <text:p text:style-name="P2">561715.742798 , 5112557.70805 , 1424.58</text:p>
      <text:p text:style-name="P2">561715.742798 , 5112658.76068 , 1439.354</text:p>
      <text:p text:style-name="P2">561715.742798 , 5112759.81331 , 1449.399</text:p>
      <text:p text:style-name="P2">561715.742798 , 5112860.86594 , 1469.687</text:p>
      <text:p text:style-name="P2">561715.742798 , 5112961.91858 , 1496.662</text:p>
      <text:p text:style-name="P2">561715.742798 , 5113062.97121 , 1518.109</text:p>
      <text:p text:style-name="P2">561715.742798 , 5113164.02384 , 1537.979</text:p>
      <text:p text:style-name="P2">561715.742798 , 5113265.07647 , 1552.794</text:p>
      <text:p text:style-name="P2">561715.742798 , 5113366.1291 , 1565.307</text:p>
      <text:p text:style-name="P2">561715.742798 , 5113467.18173 , 1605.881</text:p>
      <text:p text:style-name="P2">561715.742798 , 5113568.23437 , 1659.377</text:p>
      <text:p text:style-name="P2">561715.742798 , 5113669.287 , 1727.058</text:p>
      <text:p text:style-name="P2">561715.742798 , 5113770.33963 , 1763.831</text:p>
      <text:p text:style-name="P2">561715.742798 , 5113871.39226 , 1790.058</text:p>
      <text:p text:style-name="P2">561715.742798 , 5113972.44489 , 1823.444</text:p>
      <text:p text:style-name="P2">561715.742798 , 5114073.49752 , 1849.157</text:p>
      <text:p text:style-name="P2">561715.742798 , 5114174.55015 , 1881.936</text:p>
      <text:p text:style-name="P2">561715.742798 , 5114275.60279 , 1913.633</text:p>
      <text:p text:style-name="P2">561715.742798 , 5114376.65542 , 1946.208</text:p>
      <text:p text:style-name="P2">561715.742798 , 5114477.70805 , 1985.736</text:p>
      <text:p text:style-name="P2">561715.742798 , 5114578.76068 , 2033.505</text:p>
      <text:p text:style-name="P2">561715.742798 , 5114679.81331 , 2086.343</text:p>
      <text:p text:style-name="P2">561715.742798 , 5114780.86594 , 2142.148</text:p>
      <text:p text:style-name="P2">561715.742798 , 5114881.91858 , 2209.038</text:p>
      <text:p text:style-name="P2"><text:soft-page-break/>561715.742798 , 5114982.97121 , 2278.227</text:p>
      <text:p text:style-name="P2">561715.742798 , 5115084.02384 , 2320.454</text:p>
      <text:p text:style-name="P2">561715.742798 , 5115185.07647 , 2362.482</text:p>
      <text:p text:style-name="P2">561715.742798 , 5115286.1291 , 2431.226</text:p>
      <text:p text:style-name="P2">561715.742798 , 5115387.18173 , 2496.752</text:p>
      <text:p text:style-name="P2">561715.742798 , 5115488.23437 , 2538.495</text:p>
      <text:p text:style-name="P2">561715.742798 , 5115589.287 , 2592.556</text:p>
      <text:p text:style-name="P2">561715.742798 , 5115690.33963 , 2628.544</text:p>
      <text:p text:style-name="P2">561715.742798 , 5115791.39226 , 2640.093</text:p>
      <text:p text:style-name="P2">561715.742798 , 5115892.44489 , 2685.436</text:p>
      <text:p text:style-name="P2">561715.742798 , 5115993.49752 , 2738.634</text:p>
      <text:p text:style-name="P2">561715.742798 , 5116094.55015 , 2754.274</text:p>
      <text:p text:style-name="P2">561715.742798 , 5116195.60279 , 2719.107</text:p>
      <text:p text:style-name="P2">561715.742798 , 5116296.65542 , 2692.215</text:p>
      <text:p text:style-name="P2">561715.742798 , 5116397.70805 , 2657.793</text:p>
      <text:p text:style-name="P2">561715.742798 , 5116498.76068 , 2655.321</text:p>
      <text:p text:style-name="P2">561715.742798 , 5116599.81331 , 2630.164</text:p>
      <text:p text:style-name="P2">561715.742798 , 5116700.86594 , 2561.772</text:p>
      <text:p text:style-name="P2">561715.742798 , 5116801.91858 , 2509.178</text:p>
      <text:p text:style-name="P2">561715.742798 , 5116902.97121 , 2496.57</text:p>
      <text:p text:style-name="P2">561715.742798 , 5117004.02384 , 2451.869</text:p>
      <text:p text:style-name="P2">561715.742798 , 5117105.07647 , 2440.629</text:p>
      <text:p text:style-name="P2">561715.742798 , 5117206.1291 , 2394.955</text:p>
      <text:p text:style-name="P2">561715.742798 , 5117307.18173 , 2342.91</text:p>
      <text:p text:style-name="P2">561715.742798 , 5117408.23437 , 2290.435</text:p>
      <text:p text:style-name="P2">561715.742798 , 5117509.287 , 2251.572</text:p>
      <text:p text:style-name="P2">561715.742798 , 5117610.33963 , 2178.621</text:p>
      <text:p text:style-name="P2">561715.742798 , 5117711.39226 , 2124.678</text:p>
      <text:p text:style-name="P2">561715.742798 , 5117812.44489 , 2064.166</text:p>
      <text:p text:style-name="P2">561715.742798 , 5117913.49752 , 2016.488</text:p>
      <text:p text:style-name="P2">561715.742798 , 5118014.55015 , 1959.483</text:p>
      <text:p text:style-name="P2">561715.742798 , 5118115.60279 , 1896.311</text:p>
      <text:p text:style-name="P2">561715.742798 , 5118216.65542 , 1849.236</text:p>
      <text:p text:style-name="P2">561715.742798 , 5118317.70805 , 1810.385</text:p>
      <text:p text:style-name="P2">561715.742798 , 5118418.76068 , 1762.524</text:p>
      <text:p text:style-name="P2">561715.742798 , 5118519.81331 , 1724.899</text:p>
      <text:p text:style-name="P2">561715.742798 , 5118620.86594 , 1709.197</text:p>
      <text:p text:style-name="P2">561715.742798 , 5118721.91858 , 1644.62</text:p>
      <text:p text:style-name="P2">561715.742798 , 5118822.97121 , 1582.427</text:p>
      <text:p text:style-name="P2">561715.742798 , 5118924.02384 , 1534.332</text:p>
      <text:p text:style-name="P2">561715.742798 , 5119025.07647 , 1486.54</text:p>
      <text:p text:style-name="P2">561715.742798 , 5119126.1291 , 1499.654</text:p>
      <text:p text:style-name="P2">561715.742798 , 5119227.18173 , 1464.655</text:p>
      <text:p text:style-name="P2">561715.742798 , 5119328.23437 , 1412.686</text:p>
      <text:p text:style-name="P2">561715.742798 , 5119429.287 , 1376.851</text:p>
      <text:p text:style-name="P2">561715.742798 , 5119530.33963 , 1357.908</text:p>
      <text:p text:style-name="P2">561715.742798 , 5119631.39226 , 1354.373</text:p>
      <text:p text:style-name="P2">561715.742798 , 5119732.44489 , 1343.867</text:p>
      <text:p text:style-name="P2">561715.742798 , 5119833.49752 , 1337.601</text:p>
      <text:p text:style-name="P2">561715.742798 , 5119934.55015 , 1331.031</text:p>
      <text:p text:style-name="P2">561715.742798 , 5120035.60279 , 1326.252</text:p>
      <text:p text:style-name="P2">561715.742798 , 5120136.65542 , 1329.246</text:p>
      <text:p text:style-name="P2"><text:soft-page-break/>561715.742798 , 5120237.70805 , 1332.251</text:p>
      <text:p text:style-name="P2">561715.742798 , 5120338.76068 , 1329.675</text:p>
      <text:p text:style-name="P2">561715.742798 , 5120439.81331 , 1374.585</text:p>
      <text:p text:style-name="P2">561715.742798 , 5120540.86594 , 1369.931</text:p>
      <text:p text:style-name="P2">561715.742798 , 5120641.91858 , 1318.618</text:p>
      <text:p text:style-name="P2">561715.742798 , 5120742.97121 , 1299.009</text:p>
      <text:p text:style-name="P2">561715.742798 , 5120844.02384 , 1218.501</text:p>
      <text:p text:style-name="P2">561715.742798 , 5120945.07647 , 1162.306</text:p>
      <text:p text:style-name="P2">561715.742798 , 5121046.1291 , 900.0</text:p>
      <text:p text:style-name="P2">561816.853909 , 5111446.1291 , 1120.56</text:p>
      <text:p text:style-name="P2">561816.853909 , 5111547.18173 , 1177.422</text:p>
      <text:p text:style-name="P2">561816.853909 , 5111648.23437 , 1222.34</text:p>
      <text:p text:style-name="P2">561816.853909 , 5111749.287 , 1198.355</text:p>
      <text:p text:style-name="P2">561816.853909 , 5111850.33963 , 1196.297</text:p>
      <text:p text:style-name="P2">561816.853909 , 5111951.39226 , 1258.784</text:p>
      <text:p text:style-name="P2">561816.853909 , 5112052.44489 , 1300.392</text:p>
      <text:p text:style-name="P2">561816.853909 , 5112153.49752 , 1326.016</text:p>
      <text:p text:style-name="P2">561816.853909 , 5112254.55015 , 1349.964</text:p>
      <text:p text:style-name="P2">561816.853909 , 5112355.60279 , 1374.149</text:p>
      <text:p text:style-name="P2">561816.853909 , 5112456.65542 , 1398.125</text:p>
      <text:p text:style-name="P2">561816.853909 , 5112557.70805 , 1414.718</text:p>
      <text:p text:style-name="P2">561816.853909 , 5112658.76068 , 1446.663</text:p>
      <text:p text:style-name="P2">561816.853909 , 5112759.81331 , 1463.141</text:p>
      <text:p text:style-name="P2">561816.853909 , 5112860.86594 , 1480.497</text:p>
      <text:p text:style-name="P2">561816.853909 , 5112961.91858 , 1505.768</text:p>
      <text:p text:style-name="P2">561816.853909 , 5113062.97121 , 1531.109</text:p>
      <text:p text:style-name="P2">561816.853909 , 5113164.02384 , 1566.869</text:p>
      <text:p text:style-name="P2">561816.853909 , 5113265.07647 , 1603.82</text:p>
      <text:p text:style-name="P2">561816.853909 , 5113366.1291 , 1632.422</text:p>
      <text:p text:style-name="P2">561816.853909 , 5113467.18173 , 1652.997</text:p>
      <text:p text:style-name="P2">561816.853909 , 5113568.23437 , 1677.211</text:p>
      <text:p text:style-name="P2">561816.853909 , 5113669.287 , 1706.172</text:p>
      <text:p text:style-name="P2">561816.853909 , 5113770.33963 , 1775.487</text:p>
      <text:p text:style-name="P2">561816.853909 , 5113871.39226 , 1815.538</text:p>
      <text:p text:style-name="P2">561816.853909 , 5113972.44489 , 1842.5</text:p>
      <text:p text:style-name="P2">561816.853909 , 5114073.49752 , 1878.264</text:p>
      <text:p text:style-name="P2">561816.853909 , 5114174.55015 , 1912.071</text:p>
      <text:p text:style-name="P2">561816.853909 , 5114275.60279 , 1939.313</text:p>
      <text:p text:style-name="P2">561816.853909 , 5114376.65542 , 1980.491</text:p>
      <text:p text:style-name="P2">561816.853909 , 5114477.70805 , 2021.253</text:p>
      <text:p text:style-name="P2">561816.853909 , 5114578.76068 , 2060.656</text:p>
      <text:p text:style-name="P2">561816.853909 , 5114679.81331 , 2106.619</text:p>
      <text:p text:style-name="P2">561816.853909 , 5114780.86594 , 2155.351</text:p>
      <text:p text:style-name="P2">561816.853909 , 5114881.91858 , 2217.453</text:p>
      <text:p text:style-name="P2">561816.853909 , 5114982.97121 , 2290.62</text:p>
      <text:p text:style-name="P2">561816.853909 , 5115084.02384 , 2364.836</text:p>
      <text:p text:style-name="P2">561816.853909 , 5115185.07647 , 2418.797</text:p>
      <text:p text:style-name="P2">561816.853909 , 5115286.1291 , 2467.991</text:p>
      <text:p text:style-name="P2">561816.853909 , 5115387.18173 , 2523.625</text:p>
      <text:p text:style-name="P2">561816.853909 , 5115488.23437 , 2566.844</text:p>
      <text:p text:style-name="P2">561816.853909 , 5115589.287 , 2606.192</text:p>
      <text:p text:style-name="P2">561816.853909 , 5115690.33963 , 2673.465</text:p>
      <text:p text:style-name="P2"><text:soft-page-break/>561816.853909 , 5115791.39226 , 2698.469</text:p>
      <text:p text:style-name="P2">561816.853909 , 5115892.44489 , 2719.85</text:p>
      <text:p text:style-name="P2">561816.853909 , 5115993.49752 , 2732.444</text:p>
      <text:p text:style-name="P2">561816.853909 , 5116094.55015 , 2735.578</text:p>
      <text:p text:style-name="P2">561816.853909 , 5116195.60279 , 2690.616</text:p>
      <text:p text:style-name="P2">561816.853909 , 5116296.65542 , 2684.425</text:p>
      <text:p text:style-name="P2">561816.853909 , 5116397.70805 , 2682.75</text:p>
      <text:p text:style-name="P2">561816.853909 , 5116498.76068 , 2671.045</text:p>
      <text:p text:style-name="P2">561816.853909 , 5116599.81331 , 2640.959</text:p>
      <text:p text:style-name="P2">561816.853909 , 5116700.86594 , 2611.781</text:p>
      <text:p text:style-name="P2">561816.853909 , 5116801.91858 , 2580.52</text:p>
      <text:p text:style-name="P2">561816.853909 , 5116902.97121 , 2565.758</text:p>
      <text:p text:style-name="P2">561816.853909 , 5117004.02384 , 2506.266</text:p>
      <text:p text:style-name="P2">561816.853909 , 5117105.07647 , 2480.864</text:p>
      <text:p text:style-name="P2">561816.853909 , 5117206.1291 , 2442.611</text:p>
      <text:p text:style-name="P2">561816.853909 , 5117307.18173 , 2361.266</text:p>
      <text:p text:style-name="P2">561816.853909 , 5117408.23437 , 2296.858</text:p>
      <text:p text:style-name="P2">561816.853909 , 5117509.287 , 2227.743</text:p>
      <text:p text:style-name="P2">561816.853909 , 5117610.33963 , 2178.063</text:p>
      <text:p text:style-name="P2">561816.853909 , 5117711.39226 , 2130.437</text:p>
      <text:p text:style-name="P2">561816.853909 , 5117812.44489 , 2074.673</text:p>
      <text:p text:style-name="P2">561816.853909 , 5117913.49752 , 2027.484</text:p>
      <text:p text:style-name="P2">561816.853909 , 5118014.55015 , 1977.17</text:p>
      <text:p text:style-name="P2">561816.853909 , 5118115.60279 , 1920.694</text:p>
      <text:p text:style-name="P2">561816.853909 , 5118216.65542 , 1868.688</text:p>
      <text:p text:style-name="P2">561816.853909 , 5118317.70805 , 1816.228</text:p>
      <text:p text:style-name="P2">561816.853909 , 5118418.76068 , 1761.962</text:p>
      <text:p text:style-name="P2">561816.853909 , 5118519.81331 , 1731.375</text:p>
      <text:p text:style-name="P2">561816.853909 , 5118620.86594 , 1685.548</text:p>
      <text:p text:style-name="P2">561816.853909 , 5118721.91858 , 1630.106</text:p>
      <text:p text:style-name="P2">561816.853909 , 5118822.97121 , 1570.047</text:p>
      <text:p text:style-name="P2">561816.853909 , 5118924.02384 , 1529.801</text:p>
      <text:p text:style-name="P2">561816.853909 , 5119025.07647 , 1482.837</text:p>
      <text:p text:style-name="P2">561816.853909 , 5119126.1291 , 1470.063</text:p>
      <text:p text:style-name="P2">561816.853909 , 5119227.18173 , 1458.17</text:p>
      <text:p text:style-name="P2">561816.853909 , 5119328.23437 , 1438.898</text:p>
      <text:p text:style-name="P2">561816.853909 , 5119429.287 , 1386.156</text:p>
      <text:p text:style-name="P2">561816.853909 , 5119530.33963 , 1371.489</text:p>
      <text:p text:style-name="P2">561816.853909 , 5119631.39226 , 1354.193</text:p>
      <text:p text:style-name="P2">561816.853909 , 5119732.44489 , 1346.969</text:p>
      <text:p text:style-name="P2">561816.853909 , 5119833.49752 , 1341.425</text:p>
      <text:p text:style-name="P2">561816.853909 , 5119934.55015 , 1331.244</text:p>
      <text:p text:style-name="P2">561816.853909 , 5120035.60279 , 1328.031</text:p>
      <text:p text:style-name="P2">561816.853909 , 5120136.65542 , 1319.405</text:p>
      <text:p text:style-name="P2">561816.853909 , 5120237.70805 , 1325.521</text:p>
      <text:p text:style-name="P2">561816.853909 , 5120338.76068 , 1328</text:p>
      <text:p text:style-name="P2">561816.853909 , 5120439.81331 , 1360.104</text:p>
      <text:p text:style-name="P2">561816.853909 , 5120540.86594 , 1313.196</text:p>
      <text:p text:style-name="P2">561816.853909 , 5120641.91858 , 1266.203</text:p>
      <text:p text:style-name="P2">561816.853909 , 5120742.97121 , 1261.023</text:p>
      <text:p text:style-name="P2">561816.853909 , 5120844.02384 , 1205.685</text:p>
      <text:p text:style-name="P2">561816.853909 , 5120945.07647 , 1173.266</text:p>
      <text:p text:style-name="P2"><text:soft-page-break/>561816.853909 , 5121046.1291 , 900.0</text:p>
      <text:p text:style-name="P2">561917.96502 , 5111446.1291 , 1175.874</text:p>
      <text:p text:style-name="P2">561917.96502 , 5111547.18173 , 1224.155</text:p>
      <text:p text:style-name="P2">561917.96502 , 5111648.23437 , 1241.434</text:p>
      <text:p text:style-name="P2">561917.96502 , 5111749.287 , 1247.585</text:p>
      <text:p text:style-name="P2">561917.96502 , 5111850.33963 , 1234.084</text:p>
      <text:p text:style-name="P2">561917.96502 , 5111951.39226 , 1269.803</text:p>
      <text:p text:style-name="P2">561917.96502 , 5112052.44489 , 1296.802</text:p>
      <text:p text:style-name="P2">561917.96502 , 5112153.49752 , 1326.441</text:p>
      <text:p text:style-name="P2">561917.96502 , 5112254.55015 , 1349.203</text:p>
      <text:p text:style-name="P2">561917.96502 , 5112355.60279 , 1370.174</text:p>
      <text:p text:style-name="P2">561917.96502 , 5112456.65542 , 1389.923</text:p>
      <text:p text:style-name="P2">561917.96502 , 5112557.70805 , 1410.935</text:p>
      <text:p text:style-name="P2">561917.96502 , 5112658.76068 , 1441.842</text:p>
      <text:p text:style-name="P2">561917.96502 , 5112759.81331 , 1469.041</text:p>
      <text:p text:style-name="P2">561917.96502 , 5112860.86594 , 1485.362</text:p>
      <text:p text:style-name="P2">561917.96502 , 5112961.91858 , 1508.141</text:p>
      <text:p text:style-name="P2">561917.96502 , 5113062.97121 , 1530.576</text:p>
      <text:p text:style-name="P2">561917.96502 , 5113164.02384 , 1552.753</text:p>
      <text:p text:style-name="P2">561917.96502 , 5113265.07647 , 1585.509</text:p>
      <text:p text:style-name="P2">561917.96502 , 5113366.1291 , 1621.015</text:p>
      <text:p text:style-name="P2">561917.96502 , 5113467.18173 , 1659.767</text:p>
      <text:p text:style-name="P2">561917.96502 , 5113568.23437 , 1727.299</text:p>
      <text:p text:style-name="P2">561917.96502 , 5113669.287 , 1768.461</text:p>
      <text:p text:style-name="P2">561917.96502 , 5113770.33963 , 1799.464</text:p>
      <text:p text:style-name="P2">561917.96502 , 5113871.39226 , 1823.935</text:p>
      <text:p text:style-name="P2">561917.96502 , 5113972.44489 , 1880.354</text:p>
      <text:p text:style-name="P2">561917.96502 , 5114073.49752 , 1904.581</text:p>
      <text:p text:style-name="P2">561917.96502 , 5114174.55015 , 1940.501</text:p>
      <text:p text:style-name="P2">561917.96502 , 5114275.60279 , 1975.675</text:p>
      <text:p text:style-name="P2">561917.96502 , 5114376.65542 , 2013.675</text:p>
      <text:p text:style-name="P2">561917.96502 , 5114477.70805 , 2050.888</text:p>
      <text:p text:style-name="P2">561917.96502 , 5114578.76068 , 2089.553</text:p>
      <text:p text:style-name="P2">561917.96502 , 5114679.81331 , 2134.155</text:p>
      <text:p text:style-name="P2">561917.96502 , 5114780.86594 , 2181.483</text:p>
      <text:p text:style-name="P2">561917.96502 , 5114881.91858 , 2236.618</text:p>
      <text:p text:style-name="P2">561917.96502 , 5114982.97121 , 2317.48</text:p>
      <text:p text:style-name="P2">561917.96502 , 5115084.02384 , 2374.741</text:p>
      <text:p text:style-name="P2">561917.96502 , 5115185.07647 , 2446.433</text:p>
      <text:p text:style-name="P2">561917.96502 , 5115286.1291 , 2503.023</text:p>
      <text:p text:style-name="P2">561917.96502 , 5115387.18173 , 2558.297</text:p>
      <text:p text:style-name="P2">561917.96502 , 5115488.23437 , 2588.623</text:p>
      <text:p text:style-name="P2">561917.96502 , 5115589.287 , 2630.373</text:p>
      <text:p text:style-name="P2">561917.96502 , 5115690.33963 , 2696.792</text:p>
      <text:p text:style-name="P2">561917.96502 , 5115791.39226 , 2736.971</text:p>
      <text:p text:style-name="P2">561917.96502 , 5115892.44489 , 2731.526</text:p>
      <text:p text:style-name="P2">561917.96502 , 5115993.49752 , 2746.412</text:p>
      <text:p text:style-name="P2">561917.96502 , 5116094.55015 , 2743.002</text:p>
      <text:p text:style-name="P2">561917.96502 , 5116195.60279 , 2703.83</text:p>
      <text:p text:style-name="P2">561917.96502 , 5116296.65542 , 2722.851</text:p>
      <text:p text:style-name="P2">561917.96502 , 5116397.70805 , 2726.366</text:p>
      <text:p text:style-name="P2">561917.96502 , 5116498.76068 , 2708.1</text:p>
      <text:p text:style-name="P2"><text:soft-page-break/>561917.96502 , 5116599.81331 , 2689.246</text:p>
      <text:p text:style-name="P2">561917.96502 , 5116700.86594 , 2671.842</text:p>
      <text:p text:style-name="P2">561917.96502 , 5116801.91858 , 2641.605</text:p>
      <text:p text:style-name="P2">561917.96502 , 5116902.97121 , 2601.269</text:p>
      <text:p text:style-name="P2">561917.96502 , 5117004.02384 , 2544.633</text:p>
      <text:p text:style-name="P2">561917.96502 , 5117105.07647 , 2515.844</text:p>
      <text:p text:style-name="P2">561917.96502 , 5117206.1291 , 2469.311</text:p>
      <text:p text:style-name="P2">561917.96502 , 5117307.18173 , 2389.762</text:p>
      <text:p text:style-name="P2">561917.96502 , 5117408.23437 , 2311.803</text:p>
      <text:p text:style-name="P2">561917.96502 , 5117509.287 , 2239.626</text:p>
      <text:p text:style-name="P2">561917.96502 , 5117610.33963 , 2186.611</text:p>
      <text:p text:style-name="P2">561917.96502 , 5117711.39226 , 2127.494</text:p>
      <text:p text:style-name="P2">561917.96502 , 5117812.44489 , 2086.637</text:p>
      <text:p text:style-name="P2">561917.96502 , 5117913.49752 , 2035.113</text:p>
      <text:p text:style-name="P2">561917.96502 , 5118014.55015 , 1989.039</text:p>
      <text:p text:style-name="P2">561917.96502 , 5118115.60279 , 1930.314</text:p>
      <text:p text:style-name="P2">561917.96502 , 5118216.65542 , 1872.563</text:p>
      <text:p text:style-name="P2">561917.96502 , 5118317.70805 , 1815.748</text:p>
      <text:p text:style-name="P2">561917.96502 , 5118418.76068 , 1767.594</text:p>
      <text:p text:style-name="P2">561917.96502 , 5118519.81331 , 1724.979</text:p>
      <text:p text:style-name="P2">561917.96502 , 5118620.86594 , 1675.018</text:p>
      <text:p text:style-name="P2">561917.96502 , 5118721.91858 , 1633.154</text:p>
      <text:p text:style-name="P2">561917.96502 , 5118822.97121 , 1586.558</text:p>
      <text:p text:style-name="P2">561917.96502 , 5118924.02384 , 1551.296</text:p>
      <text:p text:style-name="P2">561917.96502 , 5119025.07647 , 1494.822</text:p>
      <text:p text:style-name="P2">561917.96502 , 5119126.1291 , 1444.944</text:p>
      <text:p text:style-name="P2">561917.96502 , 5119227.18173 , 1419.2</text:p>
      <text:p text:style-name="P2">561917.96502 , 5119328.23437 , 1400.577</text:p>
      <text:p text:style-name="P2">561917.96502 , 5119429.287 , 1387.827</text:p>
      <text:p text:style-name="P2">561917.96502 , 5119530.33963 , 1369.641</text:p>
      <text:p text:style-name="P2">561917.96502 , 5119631.39226 , 1354.19</text:p>
      <text:p text:style-name="P2">561917.96502 , 5119732.44489 , 1345.361</text:p>
      <text:p text:style-name="P2">561917.96502 , 5119833.49752 , 1337.871</text:p>
      <text:p text:style-name="P2">561917.96502 , 5119934.55015 , 1329.703</text:p>
      <text:p text:style-name="P2">561917.96502 , 5120035.60279 , 1327.773</text:p>
      <text:p text:style-name="P2">561917.96502 , 5120136.65542 , 1322.486</text:p>
      <text:p text:style-name="P2">561917.96502 , 5120237.70805 , 1312.262</text:p>
      <text:p text:style-name="P2">561917.96502 , 5120338.76068 , 1306.767</text:p>
      <text:p text:style-name="P2">561917.96502 , 5120439.81331 , 1306.608</text:p>
      <text:p text:style-name="P2">561917.96502 , 5120540.86594 , 1260.523</text:p>
      <text:p text:style-name="P2">561917.96502 , 5120641.91858 , 1203.896</text:p>
      <text:p text:style-name="P2">561917.96502 , 5120742.97121 , 1174.872</text:p>
      <text:p text:style-name="P2">561917.96502 , 5120844.02384 , 1169.859</text:p>
      <text:p text:style-name="P2">561917.96502 , 5120945.07647 , 1138.976</text:p>
      <text:p text:style-name="P2">561917.96502 , 5121046.1291 , 900.0</text:p>
      <text:p text:style-name="P2">562019.076131 , 5111446.1291 , 1214.928</text:p>
      <text:p text:style-name="P2">562019.076131 , 5111547.18173 , 1237.943</text:p>
      <text:p text:style-name="P2">562019.076131 , 5111648.23437 , 1248.341</text:p>
      <text:p text:style-name="P2">562019.076131 , 5111749.287 , 1258.955</text:p>
      <text:p text:style-name="P2">562019.076131 , 5111850.33963 , 1270.797</text:p>
      <text:p text:style-name="P2">562019.076131 , 5111951.39226 , 1283.389</text:p>
      <text:p text:style-name="P2">562019.076131 , 5112052.44489 , 1300.63</text:p>
      <text:p text:style-name="P2"><text:soft-page-break/>562019.076131 , 5112153.49752 , 1325.307</text:p>
      <text:p text:style-name="P2">562019.076131 , 5112254.55015 , 1347.67</text:p>
      <text:p text:style-name="P2">562019.076131 , 5112355.60279 , 1376.641</text:p>
      <text:p text:style-name="P2">562019.076131 , 5112456.65542 , 1399.796</text:p>
      <text:p text:style-name="P2">562019.076131 , 5112557.70805 , 1416.153</text:p>
      <text:p text:style-name="P2">562019.076131 , 5112658.76068 , 1439.055</text:p>
      <text:p text:style-name="P2">562019.076131 , 5112759.81331 , 1466.918</text:p>
      <text:p text:style-name="P2">562019.076131 , 5112860.86594 , 1495.548</text:p>
      <text:p text:style-name="P2">562019.076131 , 5112961.91858 , 1522.851</text:p>
      <text:p text:style-name="P2">562019.076131 , 5113062.97121 , 1540.117</text:p>
      <text:p text:style-name="P2">562019.076131 , 5113164.02384 , 1554.647</text:p>
      <text:p text:style-name="P2">562019.076131 , 5113265.07647 , 1588.981</text:p>
      <text:p text:style-name="P2">562019.076131 , 5113366.1291 , 1630.186</text:p>
      <text:p text:style-name="P2">562019.076131 , 5113467.18173 , 1681.962</text:p>
      <text:p text:style-name="P2">562019.076131 , 5113568.23437 , 1737.979</text:p>
      <text:p text:style-name="P2">562019.076131 , 5113669.287 , 1797.606</text:p>
      <text:p text:style-name="P2">562019.076131 , 5113770.33963 , 1845.326</text:p>
      <text:p text:style-name="P2">562019.076131 , 5113871.39226 , 1875.668</text:p>
      <text:p text:style-name="P2">562019.076131 , 5113972.44489 , 1891.588</text:p>
      <text:p text:style-name="P2">562019.076131 , 5114073.49752 , 1922.752</text:p>
      <text:p text:style-name="P2">562019.076131 , 5114174.55015 , 1968.15</text:p>
      <text:p text:style-name="P2">562019.076131 , 5114275.60279 , 2003.495</text:p>
      <text:p text:style-name="P2">562019.076131 , 5114376.65542 , 2033.285</text:p>
      <text:p text:style-name="P2">562019.076131 , 5114477.70805 , 2074.665</text:p>
      <text:p text:style-name="P2">562019.076131 , 5114578.76068 , 2113.631</text:p>
      <text:p text:style-name="P2">562019.076131 , 5114679.81331 , 2153.413</text:p>
      <text:p text:style-name="P2">562019.076131 , 5114780.86594 , 2203.199</text:p>
      <text:p text:style-name="P2">562019.076131 , 5114881.91858 , 2274.068</text:p>
      <text:p text:style-name="P2">562019.076131 , 5114982.97121 , 2323.251</text:p>
      <text:p text:style-name="P2">562019.076131 , 5115084.02384 , 2390.676</text:p>
      <text:p text:style-name="P2">562019.076131 , 5115185.07647 , 2459.18</text:p>
      <text:p text:style-name="P2">562019.076131 , 5115286.1291 , 2527.373</text:p>
      <text:p text:style-name="P2">562019.076131 , 5115387.18173 , 2606.381</text:p>
      <text:p text:style-name="P2">562019.076131 , 5115488.23437 , 2624.129</text:p>
      <text:p text:style-name="P2">562019.076131 , 5115589.287 , 2661.624</text:p>
      <text:p text:style-name="P2">562019.076131 , 5115690.33963 , 2705.072</text:p>
      <text:p text:style-name="P2">562019.076131 , 5115791.39226 , 2737.742</text:p>
      <text:p text:style-name="P2">562019.076131 , 5115892.44489 , 2711.414</text:p>
      <text:p text:style-name="P2">562019.076131 , 5115993.49752 , 2690.947</text:p>
      <text:p text:style-name="P2">562019.076131 , 5116094.55015 , 2692.88</text:p>
      <text:p text:style-name="P2">562019.076131 , 5116195.60279 , 2680.648</text:p>
      <text:p text:style-name="P2">562019.076131 , 5116296.65542 , 2751.947</text:p>
      <text:p text:style-name="P2">562019.076131 , 5116397.70805 , 2750.389</text:p>
      <text:p text:style-name="P2">562019.076131 , 5116498.76068 , 2752.445</text:p>
      <text:p text:style-name="P2">562019.076131 , 5116599.81331 , 2733.162</text:p>
      <text:p text:style-name="P2">562019.076131 , 5116700.86594 , 2727.796</text:p>
      <text:p text:style-name="P2">562019.076131 , 5116801.91858 , 2696.382</text:p>
      <text:p text:style-name="P2">562019.076131 , 5116902.97121 , 2642.961</text:p>
      <text:p text:style-name="P2">562019.076131 , 5117004.02384 , 2594.563</text:p>
      <text:p text:style-name="P2">562019.076131 , 5117105.07647 , 2541.496</text:p>
      <text:p text:style-name="P2">562019.076131 , 5117206.1291 , 2479.965</text:p>
      <text:p text:style-name="P2">562019.076131 , 5117307.18173 , 2427.125</text:p>
      <text:p text:style-name="P2"><text:soft-page-break/>562019.076131 , 5117408.23437 , 2344.153</text:p>
      <text:p text:style-name="P2">562019.076131 , 5117509.287 , 2246.582</text:p>
      <text:p text:style-name="P2">562019.076131 , 5117610.33963 , 2215.703</text:p>
      <text:p text:style-name="P2">562019.076131 , 5117711.39226 , 2148.091</text:p>
      <text:p text:style-name="P2">562019.076131 , 5117812.44489 , 2112.023</text:p>
      <text:p text:style-name="P2">562019.076131 , 5117913.49752 , 2061.017</text:p>
      <text:p text:style-name="P2">562019.076131 , 5118014.55015 , 2007.694</text:p>
      <text:p text:style-name="P2">562019.076131 , 5118115.60279 , 1940.441</text:p>
      <text:p text:style-name="P2">562019.076131 , 5118216.65542 , 1872.28</text:p>
      <text:p text:style-name="P2">562019.076131 , 5118317.70805 , 1821.113</text:p>
      <text:p text:style-name="P2">562019.076131 , 5118418.76068 , 1782.628</text:p>
      <text:p text:style-name="P2">562019.076131 , 5118519.81331 , 1739.212</text:p>
      <text:p text:style-name="P2">562019.076131 , 5118620.86594 , 1698.525</text:p>
      <text:p text:style-name="P2">562019.076131 , 5118721.91858 , 1655.379</text:p>
      <text:p text:style-name="P2">562019.076131 , 5118822.97121 , 1611.725</text:p>
      <text:p text:style-name="P2">562019.076131 , 5118924.02384 , 1565.893</text:p>
      <text:p text:style-name="P2">562019.076131 , 5119025.07647 , 1509.792</text:p>
      <text:p text:style-name="P2">562019.076131 , 5119126.1291 , 1466.494</text:p>
      <text:p text:style-name="P2">562019.076131 , 5119227.18173 , 1431.423</text:p>
      <text:p text:style-name="P2">562019.076131 , 5119328.23437 , 1405.769</text:p>
      <text:p text:style-name="P2">562019.076131 , 5119429.287 , 1383.483</text:p>
      <text:p text:style-name="P2">562019.076131 , 5119530.33963 , 1369.962</text:p>
      <text:p text:style-name="P2">562019.076131 , 5119631.39226 , 1355.111</text:p>
      <text:p text:style-name="P2">562019.076131 , 5119732.44489 , 1348.539</text:p>
      <text:p text:style-name="P2">562019.076131 , 5119833.49752 , 1341.282</text:p>
      <text:p text:style-name="P2">562019.076131 , 5119934.55015 , 1334.44</text:p>
      <text:p text:style-name="P2">562019.076131 , 5120035.60279 , 1333.827</text:p>
      <text:p text:style-name="P2">562019.076131 , 5120136.65542 , 1328.354</text:p>
      <text:p text:style-name="P2">562019.076131 , 5120237.70805 , 1322.7</text:p>
      <text:p text:style-name="P2">562019.076131 , 5120338.76068 , 1308.723</text:p>
      <text:p text:style-name="P2">562019.076131 , 5120439.81331 , 1281.592</text:p>
      <text:p text:style-name="P2">562019.076131 , 5120540.86594 , 1204.411</text:p>
      <text:p text:style-name="P2">562019.076131 , 5120641.91858 , 1141.09</text:p>
      <text:p text:style-name="P2">562019.076131 , 5120742.97121 , 1090.561</text:p>
      <text:p text:style-name="P2">562019.076131 , 5120844.02384 , 1079.626</text:p>
      <text:p text:style-name="P2">562019.076131 , 5120945.07647 , 1087.547</text:p>
      <text:p text:style-name="P2">562019.076131 , 5121046.1291 , 900.0</text:p>
      <text:p text:style-name="P2">562120.187243 , 5111446.1291 , 1220.823</text:p>
      <text:p text:style-name="P2">562120.187243 , 5111547.18173 , 1241.734</text:p>
      <text:p text:style-name="P2">562120.187243 , 5111648.23437 , 1256.437</text:p>
      <text:p text:style-name="P2">562120.187243 , 5111749.287 , 1271.641</text:p>
      <text:p text:style-name="P2">562120.187243 , 5111850.33963 , 1279.953</text:p>
      <text:p text:style-name="P2">562120.187243 , 5111951.39226 , 1303.99</text:p>
      <text:p text:style-name="P2">562120.187243 , 5112052.44489 , 1327.714</text:p>
      <text:p text:style-name="P2">562120.187243 , 5112153.49752 , 1346.422</text:p>
      <text:p text:style-name="P2">562120.187243 , 5112254.55015 , 1359.352</text:p>
      <text:p text:style-name="P2">562120.187243 , 5112355.60279 , 1378.381</text:p>
      <text:p text:style-name="P2">562120.187243 , 5112456.65542 , 1394.031</text:p>
      <text:p text:style-name="P2">562120.187243 , 5112557.70805 , 1397.861</text:p>
      <text:p text:style-name="P2">562120.187243 , 5112658.76068 , 1389.71</text:p>
      <text:p text:style-name="P2">562120.187243 , 5112759.81331 , 1426.516</text:p>
      <text:p text:style-name="P2">562120.187243 , 5112860.86594 , 1463.965</text:p>
      <text:p text:style-name="P2"><text:soft-page-break/>562120.187243 , 5112961.91858 , 1496.096</text:p>
      <text:p text:style-name="P2">562120.187243 , 5113062.97121 , 1523.141</text:p>
      <text:p text:style-name="P2">562120.187243 , 5113164.02384 , 1551.005</text:p>
      <text:p text:style-name="P2">562120.187243 , 5113265.07647 , 1578.918</text:p>
      <text:p text:style-name="P2">562120.187243 , 5113366.1291 , 1630.453</text:p>
      <text:p text:style-name="P2">562120.187243 , 5113467.18173 , 1676.274</text:p>
      <text:p text:style-name="P2">562120.187243 , 5113568.23437 , 1736.916</text:p>
      <text:p text:style-name="P2">562120.187243 , 5113669.287 , 1791.078</text:p>
      <text:p text:style-name="P2">562120.187243 , 5113770.33963 , 1856.458</text:p>
      <text:p text:style-name="P2">562120.187243 , 5113871.39226 , 1926.042</text:p>
      <text:p text:style-name="P2">562120.187243 , 5113972.44489 , 1937.609</text:p>
      <text:p text:style-name="P2">562120.187243 , 5114073.49752 , 1938.424</text:p>
      <text:p text:style-name="P2">562120.187243 , 5114174.55015 , 1972.545</text:p>
      <text:p text:style-name="P2">562120.187243 , 5114275.60279 , 2017.516</text:p>
      <text:p text:style-name="P2">562120.187243 , 5114376.65542 , 2048.449</text:p>
      <text:p text:style-name="P2">562120.187243 , 5114477.70805 , 2092.873</text:p>
      <text:p text:style-name="P2">562120.187243 , 5114578.76068 , 2139.094</text:p>
      <text:p text:style-name="P2">562120.187243 , 5114679.81331 , 2184.438</text:p>
      <text:p text:style-name="P2">562120.187243 , 5114780.86594 , 2228.932</text:p>
      <text:p text:style-name="P2">562120.187243 , 5114881.91858 , 2286.906</text:p>
      <text:p text:style-name="P2">562120.187243 , 5114982.97121 , 2349.817</text:p>
      <text:p text:style-name="P2">562120.187243 , 5115084.02384 , 2416.13</text:p>
      <text:p text:style-name="P2">562120.187243 , 5115185.07647 , 2469.391</text:p>
      <text:p text:style-name="P2">562120.187243 , 5115286.1291 , 2546.5</text:p>
      <text:p text:style-name="P2">562120.187243 , 5115387.18173 , 2614.303</text:p>
      <text:p text:style-name="P2">562120.187243 , 5115488.23437 , 2681.047</text:p>
      <text:p text:style-name="P2">562120.187243 , 5115589.287 , 2695.033</text:p>
      <text:p text:style-name="P2">562120.187243 , 5115690.33963 , 2719.214</text:p>
      <text:p text:style-name="P2">562120.187243 , 5115791.39226 , 2750.297</text:p>
      <text:p text:style-name="P2">562120.187243 , 5115892.44489 , 2674.874</text:p>
      <text:p text:style-name="P2">562120.187243 , 5115993.49752 , 2657.708</text:p>
      <text:p text:style-name="P2">562120.187243 , 5116094.55015 , 2705.31</text:p>
      <text:p text:style-name="P2">562120.187243 , 5116195.60279 , 2736.668</text:p>
      <text:p text:style-name="P2">562120.187243 , 5116296.65542 , 2765.756</text:p>
      <text:p text:style-name="P2">562120.187243 , 5116397.70805 , 2771.016</text:p>
      <text:p text:style-name="P2">562120.187243 , 5116498.76068 , 2777.79</text:p>
      <text:p text:style-name="P2">562120.187243 , 5116599.81331 , 2759.25</text:p>
      <text:p text:style-name="P2">562120.187243 , 5116700.86594 , 2769.547</text:p>
      <text:p text:style-name="P2">562120.187243 , 5116801.91858 , 2703.336</text:p>
      <text:p text:style-name="P2">562120.187243 , 5116902.97121 , 2633.072</text:p>
      <text:p text:style-name="P2">562120.187243 , 5117004.02384 , 2576.875</text:p>
      <text:p text:style-name="P2">562120.187243 , 5117105.07647 , 2519.002</text:p>
      <text:p text:style-name="P2">562120.187243 , 5117206.1291 , 2474.22</text:p>
      <text:p text:style-name="P2">562120.187243 , 5117307.18173 , 2422.25</text:p>
      <text:p text:style-name="P2">562120.187243 , 5117408.23437 , 2360.361</text:p>
      <text:p text:style-name="P2">562120.187243 , 5117509.287 , 2279.065</text:p>
      <text:p text:style-name="P2">562120.187243 , 5117610.33963 , 2231.906</text:p>
      <text:p text:style-name="P2">562120.187243 , 5117711.39226 , 2183.733</text:p>
      <text:p text:style-name="P2">562120.187243 , 5117812.44489 , 2127.589</text:p>
      <text:p text:style-name="P2">562120.187243 , 5117913.49752 , 2066.563</text:p>
      <text:p text:style-name="P2">562120.187243 , 5118014.55015 , 2015.067</text:p>
      <text:p text:style-name="P2">562120.187243 , 5118115.60279 , 1964.897</text:p>
      <text:p text:style-name="P2"><text:soft-page-break/>562120.187243 , 5118216.65542 , 1900.797</text:p>
      <text:p text:style-name="P2">562120.187243 , 5118317.70805 , 1851.983</text:p>
      <text:p text:style-name="P2">562120.187243 , 5118418.76068 , 1798.856</text:p>
      <text:p text:style-name="P2">562120.187243 , 5118519.81331 , 1750.578</text:p>
      <text:p text:style-name="P2">562120.187243 , 5118620.86594 , 1707.304</text:p>
      <text:p text:style-name="P2">562120.187243 , 5118721.91858 , 1656.9</text:p>
      <text:p text:style-name="P2">562120.187243 , 5118822.97121 , 1624.359</text:p>
      <text:p text:style-name="P2">562120.187243 , 5118924.02384 , 1571.747</text:p>
      <text:p text:style-name="P2">562120.187243 , 5119025.07647 , 1532.782</text:p>
      <text:p text:style-name="P2">562120.187243 , 5119126.1291 , 1495.063</text:p>
      <text:p text:style-name="P2">562120.187243 , 5119227.18173 , 1446.561</text:p>
      <text:p text:style-name="P2">562120.187243 , 5119328.23437 , 1435.616</text:p>
      <text:p text:style-name="P2">562120.187243 , 5119429.287 , 1407.453</text:p>
      <text:p text:style-name="P2">562120.187243 , 5119530.33963 , 1362.366</text:p>
      <text:p text:style-name="P2">562120.187243 , 5119631.39226 , 1353.291</text:p>
      <text:p text:style-name="P2">562120.187243 , 5119732.44489 , 1345.828</text:p>
      <text:p text:style-name="P2">562120.187243 , 5119833.49752 , 1343.78</text:p>
      <text:p text:style-name="P2">562120.187243 , 5119934.55015 , 1332.782</text:p>
      <text:p text:style-name="P2">562120.187243 , 5120035.60279 , 1331.938</text:p>
      <text:p text:style-name="P2">562120.187243 , 5120136.65542 , 1323.645</text:p>
      <text:p text:style-name="P2">562120.187243 , 5120237.70805 , 1335.906</text:p>
      <text:p text:style-name="P2">562120.187243 , 5120338.76068 , 1337.578</text:p>
      <text:p text:style-name="P2">562120.187243 , 5120439.81331 , 1266.753</text:p>
      <text:p text:style-name="P2">562120.187243 , 5120540.86594 , 1171.779</text:p>
      <text:p text:style-name="P2">562120.187243 , 5120641.91858 , 1100.984</text:p>
      <text:p text:style-name="P2">562120.187243 , 5120742.97121 , 1039.099</text:p>
      <text:p text:style-name="P2">562120.187243 , 5120844.02384 , 1007.851</text:p>
      <text:p text:style-name="P2">562120.187243 , 5120945.07647 , 1003.984</text:p>
      <text:p text:style-name="P2">562120.187243 , 5121046.1291 , 900.0</text:p>
      <text:p text:style-name="P2">562221.298354 , 5111446.1291 , 1228.071</text:p>
      <text:p text:style-name="P2">562221.298354 , 5111547.18173 , 1245.178</text:p>
      <text:p text:style-name="P2">562221.298354 , 5111648.23437 , 1263.146</text:p>
      <text:p text:style-name="P2">562221.298354 , 5111749.287 , 1276.217</text:p>
      <text:p text:style-name="P2">562221.298354 , 5111850.33963 , 1293.211</text:p>
      <text:p text:style-name="P2">562221.298354 , 5111951.39226 , 1308.748</text:p>
      <text:p text:style-name="P2">562221.298354 , 5112052.44489 , 1317.844</text:p>
      <text:p text:style-name="P2">562221.298354 , 5112153.49752 , 1325.938</text:p>
      <text:p text:style-name="P2">562221.298354 , 5112254.55015 , 1334.25</text:p>
      <text:p text:style-name="P2">562221.298354 , 5112355.60279 , 1333.393</text:p>
      <text:p text:style-name="P2">562221.298354 , 5112456.65542 , 1349.953</text:p>
      <text:p text:style-name="P2">562221.298354 , 5112557.70805 , 1351.318</text:p>
      <text:p text:style-name="P2">562221.298354 , 5112658.76068 , 1398.836</text:p>
      <text:p text:style-name="P2">562221.298354 , 5112759.81331 , 1431.163</text:p>
      <text:p text:style-name="P2">562221.298354 , 5112860.86594 , 1456.652</text:p>
      <text:p text:style-name="P2">562221.298354 , 5112961.91858 , 1487.73</text:p>
      <text:p text:style-name="P2">562221.298354 , 5113062.97121 , 1519.436</text:p>
      <text:p text:style-name="P2">562221.298354 , 5113164.02384 , 1557.701</text:p>
      <text:p text:style-name="P2">562221.298354 , 5113265.07647 , 1588.207</text:p>
      <text:p text:style-name="P2">562221.298354 , 5113366.1291 , 1627.624</text:p>
      <text:p text:style-name="P2">562221.298354 , 5113467.18173 , 1677.514</text:p>
      <text:p text:style-name="P2">562221.298354 , 5113568.23437 , 1732.106</text:p>
      <text:p text:style-name="P2">562221.298354 , 5113669.287 , 1791.817</text:p>
      <text:p text:style-name="P2"><text:soft-page-break/>562221.298354 , 5113770.33963 , 1852.415</text:p>
      <text:p text:style-name="P2">562221.298354 , 5113871.39226 , 1927.008</text:p>
      <text:p text:style-name="P2">562221.298354 , 5113972.44489 , 1982.749</text:p>
      <text:p text:style-name="P2">562221.298354 , 5114073.49752 , 1966.551</text:p>
      <text:p text:style-name="P2">562221.298354 , 5114174.55015 , 1987.793</text:p>
      <text:p text:style-name="P2">562221.298354 , 5114275.60279 , 2031.88</text:p>
      <text:p text:style-name="P2">562221.298354 , 5114376.65542 , 2064.656</text:p>
      <text:p text:style-name="P2">562221.298354 , 5114477.70805 , 2103.784</text:p>
      <text:p text:style-name="P2">562221.298354 , 5114578.76068 , 2142.457</text:p>
      <text:p text:style-name="P2">562221.298354 , 5114679.81331 , 2200.957</text:p>
      <text:p text:style-name="P2">562221.298354 , 5114780.86594 , 2255.098</text:p>
      <text:p text:style-name="P2">562221.298354 , 5114881.91858 , 2298.375</text:p>
      <text:p text:style-name="P2">562221.298354 , 5114982.97121 , 2351.572</text:p>
      <text:p text:style-name="P2">562221.298354 , 5115084.02384 , 2425.246</text:p>
      <text:p text:style-name="P2">562221.298354 , 5115185.07647 , 2486.87</text:p>
      <text:p text:style-name="P2">562221.298354 , 5115286.1291 , 2547.116</text:p>
      <text:p text:style-name="P2">562221.298354 , 5115387.18173 , 2627.019</text:p>
      <text:p text:style-name="P2">562221.298354 , 5115488.23437 , 2694.037</text:p>
      <text:p text:style-name="P2">562221.298354 , 5115589.287 , 2755.438</text:p>
      <text:p text:style-name="P2">562221.298354 , 5115690.33963 , 2772.464</text:p>
      <text:p text:style-name="P2">562221.298354 , 5115791.39226 , 2810.354</text:p>
      <text:p text:style-name="P2">562221.298354 , 5115892.44489 , 2739.214</text:p>
      <text:p text:style-name="P2">562221.298354 , 5115993.49752 , 2729.287</text:p>
      <text:p text:style-name="P2">562221.298354 , 5116094.55015 , 2752.541</text:p>
      <text:p text:style-name="P2">562221.298354 , 5116195.60279 , 2808.894</text:p>
      <text:p text:style-name="P2">562221.298354 , 5116296.65542 , 2814.108</text:p>
      <text:p text:style-name="P2">562221.298354 , 5116397.70805 , 2784.579</text:p>
      <text:p text:style-name="P2">562221.298354 , 5116498.76068 , 2820.094</text:p>
      <text:p text:style-name="P2">562221.298354 , 5116599.81331 , 2825.342</text:p>
      <text:p text:style-name="P2">562221.298354 , 5116700.86594 , 2776.216</text:p>
      <text:p text:style-name="P2">562221.298354 , 5116801.91858 , 2705.326</text:p>
      <text:p text:style-name="P2">562221.298354 , 5116902.97121 , 2618.36</text:p>
      <text:p text:style-name="P2">562221.298354 , 5117004.02384 , 2569.905</text:p>
      <text:p text:style-name="P2">562221.298354 , 5117105.07647 , 2511.933</text:p>
      <text:p text:style-name="P2">562221.298354 , 5117206.1291 , 2456.655</text:p>
      <text:p text:style-name="P2">562221.298354 , 5117307.18173 , 2407.013</text:p>
      <text:p text:style-name="P2">562221.298354 , 5117408.23437 , 2356.747</text:p>
      <text:p text:style-name="P2">562221.298354 , 5117509.287 , 2292.2</text:p>
      <text:p text:style-name="P2">562221.298354 , 5117610.33963 , 2246.893</text:p>
      <text:p text:style-name="P2">562221.298354 , 5117711.39226 , 2194.875</text:p>
      <text:p text:style-name="P2">562221.298354 , 5117812.44489 , 2138.679</text:p>
      <text:p text:style-name="P2">562221.298354 , 5117913.49752 , 2081.278</text:p>
      <text:p text:style-name="P2">562221.298354 , 5118014.55015 , 2037.039</text:p>
      <text:p text:style-name="P2">562221.298354 , 5118115.60279 , 2002.055</text:p>
      <text:p text:style-name="P2">562221.298354 , 5118216.65542 , 1927.773</text:p>
      <text:p text:style-name="P2">562221.298354 , 5118317.70805 , 1866.091</text:p>
      <text:p text:style-name="P2">562221.298354 , 5118418.76068 , 1824.688</text:p>
      <text:p text:style-name="P2">562221.298354 , 5118519.81331 , 1781.497</text:p>
      <text:p text:style-name="P2">562221.298354 , 5118620.86594 , 1729.257</text:p>
      <text:p text:style-name="P2">562221.298354 , 5118721.91858 , 1665.599</text:p>
      <text:p text:style-name="P2">562221.298354 , 5118822.97121 , 1621.311</text:p>
      <text:p text:style-name="P2">562221.298354 , 5118924.02384 , 1578.731</text:p>
      <text:p text:style-name="P2"><text:soft-page-break/>562221.298354 , 5119025.07647 , 1540.594</text:p>
      <text:p text:style-name="P2">562221.298354 , 5119126.1291 , 1498.423</text:p>
      <text:p text:style-name="P2">562221.298354 , 5119227.18173 , 1434.795</text:p>
      <text:p text:style-name="P2">562221.298354 , 5119328.23437 , 1413.726</text:p>
      <text:p text:style-name="P2">562221.298354 , 5119429.287 , 1410.266</text:p>
      <text:p text:style-name="P2">562221.298354 , 5119530.33963 , 1394.972</text:p>
      <text:p text:style-name="P2">562221.298354 , 5119631.39226 , 1368.388</text:p>
      <text:p text:style-name="P2">562221.298354 , 5119732.44489 , 1321.021</text:p>
      <text:p text:style-name="P2">562221.298354 , 5119833.49752 , 1324.128</text:p>
      <text:p text:style-name="P2">562221.298354 , 5119934.55015 , 1313.067</text:p>
      <text:p text:style-name="P2">562221.298354 , 5120035.60279 , 1321.731</text:p>
      <text:p text:style-name="P2">562221.298354 , 5120136.65542 , 1302.108</text:p>
      <text:p text:style-name="P2">562221.298354 , 5120237.70805 , 1330.26</text:p>
      <text:p text:style-name="P2">562221.298354 , 5120338.76068 , 1373.061</text:p>
      <text:p text:style-name="P2">562221.298354 , 5120439.81331 , 1312.946</text:p>
      <text:p text:style-name="P2">562221.298354 , 5120540.86594 , 1235.466</text:p>
      <text:p text:style-name="P2">562221.298354 , 5120641.91858 , 1174.598</text:p>
      <text:p text:style-name="P2">562221.298354 , 5120742.97121 , 1108.649</text:p>
      <text:p text:style-name="P2">562221.298354 , 5120844.02384 , 1029.169</text:p>
      <text:p text:style-name="P2">562221.298354 , 5120945.07647 , 965.9896</text:p>
      <text:p text:style-name="P2">562221.298354 , 5121046.1291 , 900.0</text:p>
      <text:p text:style-name="P2">562322.409465 , 5111446.1291 , 1201.071</text:p>
      <text:p text:style-name="P2">562322.409465 , 5111547.18173 , 1220.178</text:p>
      <text:p text:style-name="P2">562322.409465 , 5111648.23437 , 1233.878</text:p>
      <text:p text:style-name="P2">562322.409465 , 5111749.287 , 1242.318</text:p>
      <text:p text:style-name="P2">562322.409465 , 5111850.33963 , 1258.585</text:p>
      <text:p text:style-name="P2">562322.409465 , 5111951.39226 , 1270.546</text:p>
      <text:p text:style-name="P2">562322.409465 , 5112052.44489 , 1281.872</text:p>
      <text:p text:style-name="P2">562322.409465 , 5112153.49752 , 1293.032</text:p>
      <text:p text:style-name="P2">562322.409465 , 5112254.55015 , 1313.873</text:p>
      <text:p text:style-name="P2">562322.409465 , 5112355.60279 , 1335.409</text:p>
      <text:p text:style-name="P2">562322.409465 , 5112456.65542 , 1348.683</text:p>
      <text:p text:style-name="P2">562322.409465 , 5112557.70805 , 1366.462</text:p>
      <text:p text:style-name="P2">562322.409465 , 5112658.76068 , 1400.093</text:p>
      <text:p text:style-name="P2">562322.409465 , 5112759.81331 , 1427.12</text:p>
      <text:p text:style-name="P2">562322.409465 , 5112860.86594 , 1450.592</text:p>
      <text:p text:style-name="P2">562322.409465 , 5112961.91858 , 1492.197</text:p>
      <text:p text:style-name="P2">562322.409465 , 5113062.97121 , 1532.547</text:p>
      <text:p text:style-name="P2">562322.409465 , 5113164.02384 , 1565.382</text:p>
      <text:p text:style-name="P2">562322.409465 , 5113265.07647 , 1603.095</text:p>
      <text:p text:style-name="P2">562322.409465 , 5113366.1291 , 1639.11</text:p>
      <text:p text:style-name="P2">562322.409465 , 5113467.18173 , 1667.928</text:p>
      <text:p text:style-name="P2">562322.409465 , 5113568.23437 , 1724.796</text:p>
      <text:p text:style-name="P2">562322.409465 , 5113669.287 , 1776.135</text:p>
      <text:p text:style-name="P2">562322.409465 , 5113770.33963 , 1837.432</text:p>
      <text:p text:style-name="P2">562322.409465 , 5113871.39226 , 1897.686</text:p>
      <text:p text:style-name="P2">562322.409465 , 5113972.44489 , 1963.628</text:p>
      <text:p text:style-name="P2">562322.409465 , 5114073.49752 , 2007.753</text:p>
      <text:p text:style-name="P2">562322.409465 , 5114174.55015 , 2016.645</text:p>
      <text:p text:style-name="P2">562322.409465 , 5114275.60279 , 2035.585</text:p>
      <text:p text:style-name="P2">562322.409465 , 5114376.65542 , 2081.024</text:p>
      <text:p text:style-name="P2"><text:soft-page-break/>562322.409465 , 5114477.70805 , 2113.406</text:p>
      <text:p text:style-name="P2">562322.409465 , 5114578.76068 , 2158.625</text:p>
      <text:p text:style-name="P2">562322.409465 , 5114679.81331 , 2208.381</text:p>
      <text:p text:style-name="P2">562322.409465 , 5114780.86594 , 2269.823</text:p>
      <text:p text:style-name="P2">562322.409465 , 5114881.91858 , 2315.944</text:p>
      <text:p text:style-name="P2">562322.409465 , 5114982.97121 , 2361.469</text:p>
      <text:p text:style-name="P2">562322.409465 , 5115084.02384 , 2429.278</text:p>
      <text:p text:style-name="P2">562322.409465 , 5115185.07647 , 2493.54</text:p>
      <text:p text:style-name="P2">562322.409465 , 5115286.1291 , 2564.012</text:p>
      <text:p text:style-name="P2">562322.409465 , 5115387.18173 , 2632.736</text:p>
      <text:p text:style-name="P2">562322.409465 , 5115488.23437 , 2702.275</text:p>
      <text:p text:style-name="P2">562322.409465 , 5115589.287 , 2774.462</text:p>
      <text:p text:style-name="P2">562322.409465 , 5115690.33963 , 2846.083</text:p>
      <text:p text:style-name="P2">562322.409465 , 5115791.39226 , 2859.567</text:p>
      <text:p text:style-name="P2">562322.409465 , 5115892.44489 , 2834.5</text:p>
      <text:p text:style-name="P2">562322.409465 , 5115993.49752 , 2822.198</text:p>
      <text:p text:style-name="P2">562322.409465 , 5116094.55015 , 2869.7</text:p>
      <text:p text:style-name="P2">562322.409465 , 5116195.60279 , 2891.549</text:p>
      <text:p text:style-name="P2">562322.409465 , 5116296.65542 , 2886.603</text:p>
      <text:p text:style-name="P2">562322.409465 , 5116397.70805 , 2862.936</text:p>
      <text:p text:style-name="P2">562322.409465 , 5116498.76068 , 2819.855</text:p>
      <text:p text:style-name="P2">562322.409465 , 5116599.81331 , 2801.208</text:p>
      <text:p text:style-name="P2">562322.409465 , 5116700.86594 , 2765.193</text:p>
      <text:p text:style-name="P2">562322.409465 , 5116801.91858 , 2692.22</text:p>
      <text:p text:style-name="P2">562322.409465 , 5116902.97121 , 2618.956</text:p>
      <text:p text:style-name="P2">562322.409465 , 5117004.02384 , 2558.183</text:p>
      <text:p text:style-name="P2">562322.409465 , 5117105.07647 , 2505.768</text:p>
      <text:p text:style-name="P2">562322.409465 , 5117206.1291 , 2442.993</text:p>
      <text:p text:style-name="P2">562322.409465 , 5117307.18173 , 2389.308</text:p>
      <text:p text:style-name="P2">562322.409465 , 5117408.23437 , 2330.57</text:p>
      <text:p text:style-name="P2">562322.409465 , 5117509.287 , 2267.699</text:p>
      <text:p text:style-name="P2">562322.409465 , 5117610.33963 , 2200.273</text:p>
      <text:p text:style-name="P2">562322.409465 , 5117711.39226 , 2159.477</text:p>
      <text:p text:style-name="P2">562322.409465 , 5117812.44489 , 2101.496</text:p>
      <text:p text:style-name="P2">562322.409465 , 5117913.49752 , 2056.888</text:p>
      <text:p text:style-name="P2">562322.409465 , 5118014.55015 , 2008.995</text:p>
      <text:p text:style-name="P2">562322.409465 , 5118115.60279 , 1958.764</text:p>
      <text:p text:style-name="P2">562322.409465 , 5118216.65542 , 1902.613</text:p>
      <text:p text:style-name="P2">562322.409465 , 5118317.70805 , 1858.674</text:p>
      <text:p text:style-name="P2">562322.409465 , 5118418.76068 , 1821.769</text:p>
      <text:p text:style-name="P2">562322.409465 , 5118519.81331 , 1800.035</text:p>
      <text:p text:style-name="P2">562322.409465 , 5118620.86594 , 1752.378</text:p>
      <text:p text:style-name="P2">562322.409465 , 5118721.91858 , 1699.102</text:p>
      <text:p text:style-name="P2">562322.409465 , 5118822.97121 , 1652.744</text:p>
      <text:p text:style-name="P2">562322.409465 , 5118924.02384 , 1598.874</text:p>
      <text:p text:style-name="P2">562322.409465 , 5119025.07647 , 1590.211</text:p>
      <text:p text:style-name="P2">562322.409465 , 5119126.1291 , 1561.412</text:p>
      <text:p text:style-name="P2">562322.409465 , 5119227.18173 , 1470.773</text:p>
      <text:p text:style-name="P2">562322.409465 , 5119328.23437 , 1402.661</text:p>
      <text:p text:style-name="P2">562322.409465 , 5119429.287 , 1383.828</text:p>
      <text:p text:style-name="P2">562322.409465 , 5119530.33963 , 1397.347</text:p>
      <text:p text:style-name="P2">562322.409465 , 5119631.39226 , 1386.281</text:p>
      <text:p text:style-name="P2"><text:soft-page-break/>562322.409465 , 5119732.44489 , 1336.641</text:p>
      <text:p text:style-name="P2">562322.409465 , 5119833.49752 , 1321.662</text:p>
      <text:p text:style-name="P2">562322.409465 , 5119934.55015 , 1302.703</text:p>
      <text:p text:style-name="P2">562322.409465 , 5120035.60279 , 1293.884</text:p>
      <text:p text:style-name="P2">562322.409465 , 5120136.65542 , 1272.23</text:p>
      <text:p text:style-name="P2">562322.409465 , 5120237.70805 , 1272.711</text:p>
      <text:p text:style-name="P2">562322.409465 , 5120338.76068 , 1317.658</text:p>
      <text:p text:style-name="P2">562322.409465 , 5120439.81331 , 1301.622</text:p>
      <text:p text:style-name="P2">562322.409465 , 5120540.86594 , 1205.287</text:p>
      <text:p text:style-name="P2">562322.409465 , 5120641.91858 , 1130.27</text:p>
      <text:p text:style-name="P2">562322.409465 , 5120742.97121 , 1087.005</text:p>
      <text:p text:style-name="P2">562322.409465 , 5120844.02384 , 1035.231</text:p>
      <text:p text:style-name="P2">562322.409465 , 5120945.07647 , 967.9867</text:p>
      <text:p text:style-name="P2">562322.409465 , 5121046.1291 , 900.0</text:p>
      <text:p text:style-name="P2">562423.520576 , 5111446.1291 , 1204.039</text:p>
      <text:p text:style-name="P2">562423.520576 , 5111547.18173 , 1219.094</text:p>
      <text:p text:style-name="P2">562423.520576 , 5111648.23437 , 1227.189</text:p>
      <text:p text:style-name="P2">562423.520576 , 5111749.287 , 1241.303</text:p>
      <text:p text:style-name="P2">562423.520576 , 5111850.33963 , 1259.906</text:p>
      <text:p text:style-name="P2">562423.520576 , 5111951.39226 , 1278.498</text:p>
      <text:p text:style-name="P2">562423.520576 , 5112052.44489 , 1309.995</text:p>
      <text:p text:style-name="P2">562423.520576 , 5112153.49752 , 1330.813</text:p>
      <text:p text:style-name="P2">562423.520576 , 5112254.55015 , 1350.281</text:p>
      <text:p text:style-name="P2">562423.520576 , 5112355.60279 , 1366.018</text:p>
      <text:p text:style-name="P2">562423.520576 , 5112456.65542 , 1380.188</text:p>
      <text:p text:style-name="P2">562423.520576 , 5112557.70805 , 1382.44</text:p>
      <text:p text:style-name="P2">562423.520576 , 5112658.76068 , 1397.704</text:p>
      <text:p text:style-name="P2">562423.520576 , 5112759.81331 , 1432.984</text:p>
      <text:p text:style-name="P2">562423.520576 , 5112860.86594 , 1467.641</text:p>
      <text:p text:style-name="P2">562423.520576 , 5112961.91858 , 1500.979</text:p>
      <text:p text:style-name="P2">562423.520576 , 5113062.97121 , 1525.453</text:p>
      <text:p text:style-name="P2">562423.520576 , 5113164.02384 , 1547.799</text:p>
      <text:p text:style-name="P2">562423.520576 , 5113265.07647 , 1577.98</text:p>
      <text:p text:style-name="P2">562423.520576 , 5113366.1291 , 1628.563</text:p>
      <text:p text:style-name="P2">562423.520576 , 5113467.18173 , 1659.163</text:p>
      <text:p text:style-name="P2">562423.520576 , 5113568.23437 , 1714.234</text:p>
      <text:p text:style-name="P2">562423.520576 , 5113669.287 , 1760.406</text:p>
      <text:p text:style-name="P2">562423.520576 , 5113770.33963 , 1815.617</text:p>
      <text:p text:style-name="P2">562423.520576 , 5113871.39226 , 1873.252</text:p>
      <text:p text:style-name="P2">562423.520576 , 5113972.44489 , 1922.609</text:p>
      <text:p text:style-name="P2">562423.520576 , 5114073.49752 , 1973.665</text:p>
      <text:p text:style-name="P2">562423.520576 , 5114174.55015 , 2018.134</text:p>
      <text:p text:style-name="P2">562423.520576 , 5114275.60279 , 2048.453</text:p>
      <text:p text:style-name="P2">562423.520576 , 5114376.65542 , 2077.646</text:p>
      <text:p text:style-name="P2">562423.520576 , 5114477.70805 , 2119.131</text:p>
      <text:p text:style-name="P2">562423.520576 , 5114578.76068 , 2156.438</text:p>
      <text:p text:style-name="P2">562423.520576 , 5114679.81331 , 2200.368</text:p>
      <text:p text:style-name="P2">562423.520576 , 5114780.86594 , 2257.008</text:p>
      <text:p text:style-name="P2">562423.520576 , 5114881.91858 , 2305.625</text:p>
      <text:p text:style-name="P2">562423.520576 , 5114982.97121 , 2356.502</text:p>
      <text:p text:style-name="P2">562423.520576 , 5115084.02384 , 2430.046</text:p>
      <text:p text:style-name="P2">562423.520576 , 5115185.07647 , 2489.844</text:p>
      <text:p text:style-name="P2"><text:soft-page-break/>562423.520576 , 5115286.1291 , 2565.968</text:p>
      <text:p text:style-name="P2">562423.520576 , 5115387.18173 , 2633.742</text:p>
      <text:p text:style-name="P2">562423.520576 , 5115488.23437 , 2697.984</text:p>
      <text:p text:style-name="P2">562423.520576 , 5115589.287 , 2759.78</text:p>
      <text:p text:style-name="P2">562423.520576 , 5115690.33963 , 2847.239</text:p>
      <text:p text:style-name="P2">562423.520576 , 5115791.39226 , 2909.625</text:p>
      <text:p text:style-name="P2">562423.520576 , 5115892.44489 , 2928.884</text:p>
      <text:p text:style-name="P2">562423.520576 , 5115993.49752 , 2928.019</text:p>
      <text:p text:style-name="P2">562423.520576 , 5116094.55015 , 2913.469</text:p>
      <text:p text:style-name="P2">562423.520576 , 5116195.60279 , 2874.447</text:p>
      <text:p text:style-name="P2">562423.520576 , 5116296.65542 , 2841.652</text:p>
      <text:p text:style-name="P2">562423.520576 , 5116397.70805 , 2798.406</text:p>
      <text:p text:style-name="P2">562423.520576 , 5116498.76068 , 2762.299</text:p>
      <text:p text:style-name="P2">562423.520576 , 5116599.81331 , 2746.366</text:p>
      <text:p text:style-name="P2">562423.520576 , 5116700.86594 , 2708.219</text:p>
      <text:p text:style-name="P2">562423.520576 , 5116801.91858 , 2683.661</text:p>
      <text:p text:style-name="P2">562423.520576 , 5116902.97121 , 2608.347</text:p>
      <text:p text:style-name="P2">562423.520576 , 5117004.02384 , 2540.922</text:p>
      <text:p text:style-name="P2">562423.520576 , 5117105.07647 , 2487.719</text:p>
      <text:p text:style-name="P2">562423.520576 , 5117206.1291 , 2422.879</text:p>
      <text:p text:style-name="P2">562423.520576 , 5117307.18173 , 2373.594</text:p>
      <text:p text:style-name="P2">562423.520576 , 5117408.23437 , 2310.008</text:p>
      <text:p text:style-name="P2">562423.520576 , 5117509.287 , 2251.404</text:p>
      <text:p text:style-name="P2">562423.520576 , 5117610.33963 , 2198.875</text:p>
      <text:p text:style-name="P2">562423.520576 , 5117711.39226 , 2134.533</text:p>
      <text:p text:style-name="P2">562423.520576 , 5117812.44489 , 2092.217</text:p>
      <text:p text:style-name="P2">562423.520576 , 5117913.49752 , 2035.391</text:p>
      <text:p text:style-name="P2">562423.520576 , 5118014.55015 , 1981.135</text:p>
      <text:p text:style-name="P2">562423.520576 , 5118115.60279 , 1911.193</text:p>
      <text:p text:style-name="P2">562423.520576 , 5118216.65542 , 1884.719</text:p>
      <text:p text:style-name="P2">562423.520576 , 5118317.70805 , 1835.16</text:p>
      <text:p text:style-name="P2">562423.520576 , 5118418.76068 , 1773.903</text:p>
      <text:p text:style-name="P2">562423.520576 , 5118519.81331 , 1768.047</text:p>
      <text:p text:style-name="P2">562423.520576 , 5118620.86594 , 1745.979</text:p>
      <text:p text:style-name="P2">562423.520576 , 5118721.91858 , 1698.224</text:p>
      <text:p text:style-name="P2">562423.520576 , 5118822.97121 , 1653.359</text:p>
      <text:p text:style-name="P2">562423.520576 , 5118924.02384 , 1614.558</text:p>
      <text:p text:style-name="P2">562423.520576 , 5119025.07647 , 1620.546</text:p>
      <text:p text:style-name="P2">562423.520576 , 5119126.1291 , 1590</text:p>
      <text:p text:style-name="P2">562423.520576 , 5119227.18173 , 1502.282</text:p>
      <text:p text:style-name="P2">562423.520576 , 5119328.23437 , 1412.627</text:p>
      <text:p text:style-name="P2">562423.520576 , 5119429.287 , 1382.141</text:p>
      <text:p text:style-name="P2">562423.520576 , 5119530.33963 , 1371.914</text:p>
      <text:p text:style-name="P2">562423.520576 , 5119631.39226 , 1355.47</text:p>
      <text:p text:style-name="P2">562423.520576 , 5119732.44489 , 1380.063</text:p>
      <text:p text:style-name="P2">562423.520576 , 5119833.49752 , 1365.371</text:p>
      <text:p text:style-name="P2">562423.520576 , 5119934.55015 , 1313.377</text:p>
      <text:p text:style-name="P2">562423.520576 , 5120035.60279 , 1284.766</text:p>
      <text:p text:style-name="P2">562423.520576 , 5120136.65542 , 1274.26</text:p>
      <text:p text:style-name="P2">562423.520576 , 5120237.70805 , 1267.51</text:p>
      <text:p text:style-name="P2">562423.520576 , 5120338.76068 , 1262.578</text:p>
      <text:p text:style-name="P2">562423.520576 , 5120439.81331 , 1285.776</text:p>
      <text:p text:style-name="P2"><text:soft-page-break/>562423.520576 , 5120540.86594 , 1205.878</text:p>
      <text:p text:style-name="P2">562423.520576 , 5120641.91858 , 1123.25</text:p>
      <text:p text:style-name="P2">562423.520576 , 5120742.97121 , 1055.457</text:p>
      <text:p text:style-name="P2">562423.520576 , 5120844.02384 , 975.2992</text:p>
      <text:p text:style-name="P2">562423.520576 , 5120945.07647 , 976.5156</text:p>
      <text:p text:style-name="P2">562423.520576 , 5121046.1291 , 900.0</text:p>
      <text:p text:style-name="P2">562524.631687 , 5111446.1291 , 1231.893</text:p>
      <text:p text:style-name="P2">562524.631687 , 5111547.18173 , 1241.052</text:p>
      <text:p text:style-name="P2">562524.631687 , 5111648.23437 , 1257.422</text:p>
      <text:p text:style-name="P2">562524.631687 , 5111749.287 , 1266.357</text:p>
      <text:p text:style-name="P2">562524.631687 , 5111850.33963 , 1277.267</text:p>
      <text:p text:style-name="P2">562524.631687 , 5111951.39226 , 1295.704</text:p>
      <text:p text:style-name="P2">562524.631687 , 5112052.44489 , 1308.078</text:p>
      <text:p text:style-name="P2">562524.631687 , 5112153.49752 , 1337.038</text:p>
      <text:p text:style-name="P2">562524.631687 , 5112254.55015 , 1365.785</text:p>
      <text:p text:style-name="P2">562524.631687 , 5112355.60279 , 1386.034</text:p>
      <text:p text:style-name="P2">562524.631687 , 5112456.65542 , 1410.109</text:p>
      <text:p text:style-name="P2">562524.631687 , 5112557.70805 , 1432.633</text:p>
      <text:p text:style-name="P2">562524.631687 , 5112658.76068 , 1436.777</text:p>
      <text:p text:style-name="P2">562524.631687 , 5112759.81331 , 1440.163</text:p>
      <text:p text:style-name="P2">562524.631687 , 5112860.86594 , 1479.99</text:p>
      <text:p text:style-name="P2">562524.631687 , 5112961.91858 , 1520.523</text:p>
      <text:p text:style-name="P2">562524.631687 , 5113062.97121 , 1550.013</text:p>
      <text:p text:style-name="P2">562524.631687 , 5113164.02384 , 1577.407</text:p>
      <text:p text:style-name="P2">562524.631687 , 5113265.07647 , 1614.435</text:p>
      <text:p text:style-name="P2">562524.631687 , 5113366.1291 , 1641.067</text:p>
      <text:p text:style-name="P2">562524.631687 , 5113467.18173 , 1672.228</text:p>
      <text:p text:style-name="P2">562524.631687 , 5113568.23437 , 1707.413</text:p>
      <text:p text:style-name="P2">562524.631687 , 5113669.287 , 1749.109</text:p>
      <text:p text:style-name="P2">562524.631687 , 5113770.33963 , 1788.581</text:p>
      <text:p text:style-name="P2">562524.631687 , 5113871.39226 , 1834.784</text:p>
      <text:p text:style-name="P2">562524.631687 , 5113972.44489 , 1877.877</text:p>
      <text:p text:style-name="P2">562524.631687 , 5114073.49752 , 1920.069</text:p>
      <text:p text:style-name="P2">562524.631687 , 5114174.55015 , 1967.598</text:p>
      <text:p text:style-name="P2">562524.631687 , 5114275.60279 , 2019.925</text:p>
      <text:p text:style-name="P2">562524.631687 , 5114376.65542 , 2067.836</text:p>
      <text:p text:style-name="P2">562524.631687 , 5114477.70805 , 2120.094</text:p>
      <text:p text:style-name="P2">562524.631687 , 5114578.76068 , 2156.325</text:p>
      <text:p text:style-name="P2">562524.631687 , 5114679.81331 , 2194.449</text:p>
      <text:p text:style-name="P2">562524.631687 , 5114780.86594 , 2246.905</text:p>
      <text:p text:style-name="P2">562524.631687 , 5114881.91858 , 2308.256</text:p>
      <text:p text:style-name="P2">562524.631687 , 5114982.97121 , 2361.135</text:p>
      <text:p text:style-name="P2">562524.631687 , 5115084.02384 , 2422.698</text:p>
      <text:p text:style-name="P2">562524.631687 , 5115185.07647 , 2471.987</text:p>
      <text:p text:style-name="P2">562524.631687 , 5115286.1291 , 2551.905</text:p>
      <text:p text:style-name="P2">562524.631687 , 5115387.18173 , 2623.2</text:p>
      <text:p text:style-name="P2">562524.631687 , 5115488.23437 , 2679.538</text:p>
      <text:p text:style-name="P2">562524.631687 , 5115589.287 , 2748.322</text:p>
      <text:p text:style-name="P2">562524.631687 , 5115690.33963 , 2816.823</text:p>
      <text:p text:style-name="P2">562524.631687 , 5115791.39226 , 2879.128</text:p>
      <text:p text:style-name="P2">562524.631687 , 5115892.44489 , 2905.476</text:p>
      <text:p text:style-name="P2">562524.631687 , 5115993.49752 , 2922.326</text:p>
      <text:p text:style-name="P2"><text:soft-page-break/>562524.631687 , 5116094.55015 , 2890.984</text:p>
      <text:p text:style-name="P2">562524.631687 , 5116195.60279 , 2850.52</text:p>
      <text:p text:style-name="P2">562524.631687 , 5116296.65542 , 2804.026</text:p>
      <text:p text:style-name="P2">562524.631687 , 5116397.70805 , 2745.34</text:p>
      <text:p text:style-name="P2">562524.631687 , 5116498.76068 , 2698.497</text:p>
      <text:p text:style-name="P2">562524.631687 , 5116599.81331 , 2665.444</text:p>
      <text:p text:style-name="P2">562524.631687 , 5116700.86594 , 2655.308</text:p>
      <text:p text:style-name="P2">562524.631687 , 5116801.91858 , 2605.919</text:p>
      <text:p text:style-name="P2">562524.631687 , 5116902.97121 , 2565.797</text:p>
      <text:p text:style-name="P2">562524.631687 , 5117004.02384 , 2547.229</text:p>
      <text:p text:style-name="P2">562524.631687 , 5117105.07647 , 2474.488</text:p>
      <text:p text:style-name="P2">562524.631687 , 5117206.1291 , 2399.33</text:p>
      <text:p text:style-name="P2">562524.631687 , 5117307.18173 , 2325.972</text:p>
      <text:p text:style-name="P2">562524.631687 , 5117408.23437 , 2301.707</text:p>
      <text:p text:style-name="P2">562524.631687 , 5117509.287 , 2258.111</text:p>
      <text:p text:style-name="P2">562524.631687 , 5117610.33963 , 2176.268</text:p>
      <text:p text:style-name="P2">562524.631687 , 5117711.39226 , 2137.465</text:p>
      <text:p text:style-name="P2">562524.631687 , 5117812.44489 , 2087.308</text:p>
      <text:p text:style-name="P2">562524.631687 , 5117913.49752 , 2032.777</text:p>
      <text:p text:style-name="P2">562524.631687 , 5118014.55015 , 1965.956</text:p>
      <text:p text:style-name="P2">562524.631687 , 5118115.60279 , 1891.042</text:p>
      <text:p text:style-name="P2">562524.631687 , 5118216.65542 , 1842.204</text:p>
      <text:p text:style-name="P2">562524.631687 , 5118317.70805 , 1813.606</text:p>
      <text:p text:style-name="P2">562524.631687 , 5118418.76068 , 1759.917</text:p>
      <text:p text:style-name="P2">562524.631687 , 5118519.81331 , 1708.968</text:p>
      <text:p text:style-name="P2">562524.631687 , 5118620.86594 , 1695.635</text:p>
      <text:p text:style-name="P2">562524.631687 , 5118721.91858 , 1667.581</text:p>
      <text:p text:style-name="P2">562524.631687 , 5118822.97121 , 1645.572</text:p>
      <text:p text:style-name="P2">562524.631687 , 5118924.02384 , 1602.874</text:p>
      <text:p text:style-name="P2">562524.631687 , 5119025.07647 , 1575.6</text:p>
      <text:p text:style-name="P2">562524.631687 , 5119126.1291 , 1553.466</text:p>
      <text:p text:style-name="P2">562524.631687 , 5119227.18173 , 1479.758</text:p>
      <text:p text:style-name="P2">562524.631687 , 5119328.23437 , 1402.464</text:p>
      <text:p text:style-name="P2">562524.631687 , 5119429.287 , 1392.556</text:p>
      <text:p text:style-name="P2">562524.631687 , 5119530.33963 , 1404.377</text:p>
      <text:p text:style-name="P2">562524.631687 , 5119631.39226 , 1380.168</text:p>
      <text:p text:style-name="P2">562524.631687 , 5119732.44489 , 1368.47</text:p>
      <text:p text:style-name="P2">562524.631687 , 5119833.49752 , 1363.327</text:p>
      <text:p text:style-name="P2">562524.631687 , 5119934.55015 , 1318.183</text:p>
      <text:p text:style-name="P2">562524.631687 , 5120035.60279 , 1284.709</text:p>
      <text:p text:style-name="P2">562524.631687 , 5120136.65542 , 1271.062</text:p>
      <text:p text:style-name="P2">562524.631687 , 5120237.70805 , 1265.839</text:p>
      <text:p text:style-name="P2">562524.631687 , 5120338.76068 , 1260.036</text:p>
      <text:p text:style-name="P2">562524.631687 , 5120439.81331 , 1241.778</text:p>
      <text:p text:style-name="P2">562524.631687 , 5120540.86594 , 1197.737</text:p>
      <text:p text:style-name="P2">562524.631687 , 5120641.91858 , 1123.729</text:p>
      <text:p text:style-name="P2">562524.631687 , 5120742.97121 , 1079.308</text:p>
      <text:p text:style-name="P2">562524.631687 , 5120844.02384 , 1070.999</text:p>
      <text:p text:style-name="P2">562524.631687 , 5120945.07647 , 1060.424</text:p>
      <text:p text:style-name="P2">562524.631687 , 5121046.1291 , 900.0</text:p>
      <text:p text:style-name="P2">562625.742798 , 5111446.1291 , 1226.457</text:p>
      <text:p text:style-name="P2">562625.742798 , 5111547.18173 , 1242.741</text:p>
      <text:p text:style-name="P2"><text:soft-page-break/>562625.742798 , 5111648.23437 , 1254.026</text:p>
      <text:p text:style-name="P2">562625.742798 , 5111749.287 , 1271.944</text:p>
      <text:p text:style-name="P2">562625.742798 , 5111850.33963 , 1286.363</text:p>
      <text:p text:style-name="P2">562625.742798 , 5111951.39226 , 1300.245</text:p>
      <text:p text:style-name="P2">562625.742798 , 5112052.44489 , 1316.257</text:p>
      <text:p text:style-name="P2">562625.742798 , 5112153.49752 , 1335.819</text:p>
      <text:p text:style-name="P2">562625.742798 , 5112254.55015 , 1358.849</text:p>
      <text:p text:style-name="P2">562625.742798 , 5112355.60279 , 1384.398</text:p>
      <text:p text:style-name="P2">562625.742798 , 5112456.65542 , 1404.477</text:p>
      <text:p text:style-name="P2">562625.742798 , 5112557.70805 , 1436.388</text:p>
      <text:p text:style-name="P2">562625.742798 , 5112658.76068 , 1458.733</text:p>
      <text:p text:style-name="P2">562625.742798 , 5112759.81331 , 1481.352</text:p>
      <text:p text:style-name="P2">562625.742798 , 5112860.86594 , 1500.471</text:p>
      <text:p text:style-name="P2">562625.742798 , 5112961.91858 , 1511.867</text:p>
      <text:p text:style-name="P2">562625.742798 , 5113062.97121 , 1533.248</text:p>
      <text:p text:style-name="P2">562625.742798 , 5113164.02384 , 1556.45</text:p>
      <text:p text:style-name="P2">562625.742798 , 5113265.07647 , 1586.049</text:p>
      <text:p text:style-name="P2">562625.742798 , 5113366.1291 , 1627.78</text:p>
      <text:p text:style-name="P2">562625.742798 , 5113467.18173 , 1654.197</text:p>
      <text:p text:style-name="P2">562625.742798 , 5113568.23437 , 1691.01</text:p>
      <text:p text:style-name="P2">562625.742798 , 5113669.287 , 1719.763</text:p>
      <text:p text:style-name="P2">562625.742798 , 5113770.33963 , 1774.928</text:p>
      <text:p text:style-name="P2">562625.742798 , 5113871.39226 , 1831.65</text:p>
      <text:p text:style-name="P2">562625.742798 , 5113972.44489 , 1875.4</text:p>
      <text:p text:style-name="P2">562625.742798 , 5114073.49752 , 1910.37</text:p>
      <text:p text:style-name="P2">562625.742798 , 5114174.55015 , 1968.887</text:p>
      <text:p text:style-name="P2">562625.742798 , 5114275.60279 , 2018.527</text:p>
      <text:p text:style-name="P2">562625.742798 , 5114376.65542 , 2067.424</text:p>
      <text:p text:style-name="P2">562625.742798 , 5114477.70805 , 2119.27</text:p>
      <text:p text:style-name="P2">562625.742798 , 5114578.76068 , 2152.396</text:p>
      <text:p text:style-name="P2">562625.742798 , 5114679.81331 , 2194.948</text:p>
      <text:p text:style-name="P2">562625.742798 , 5114780.86594 , 2245.151</text:p>
      <text:p text:style-name="P2">562625.742798 , 5114881.91858 , 2294.903</text:p>
      <text:p text:style-name="P2">562625.742798 , 5114982.97121 , 2346.704</text:p>
      <text:p text:style-name="P2">562625.742798 , 5115084.02384 , 2406.59</text:p>
      <text:p text:style-name="P2">562625.742798 , 5115185.07647 , 2463.725</text:p>
      <text:p text:style-name="P2">562625.742798 , 5115286.1291 , 2526.952</text:p>
      <text:p text:style-name="P2">562625.742798 , 5115387.18173 , 2595.824</text:p>
      <text:p text:style-name="P2">562625.742798 , 5115488.23437 , 2659.985</text:p>
      <text:p text:style-name="P2">562625.742798 , 5115589.287 , 2724.34</text:p>
      <text:p text:style-name="P2">562625.742798 , 5115690.33963 , 2787.412</text:p>
      <text:p text:style-name="P2">562625.742798 , 5115791.39226 , 2832.896</text:p>
      <text:p text:style-name="P2">562625.742798 , 5115892.44489 , 2860.237</text:p>
      <text:p text:style-name="P2">562625.742798 , 5115993.49752 , 2883.893</text:p>
      <text:p text:style-name="P2">562625.742798 , 5116094.55015 , 2893.03</text:p>
      <text:p text:style-name="P2">562625.742798 , 5116195.60279 , 2845.784</text:p>
      <text:p text:style-name="P2">562625.742798 , 5116296.65542 , 2801.153</text:p>
      <text:p text:style-name="P2">562625.742798 , 5116397.70805 , 2720.89</text:p>
      <text:p text:style-name="P2">562625.742798 , 5116498.76068 , 2657.368</text:p>
      <text:p text:style-name="P2">562625.742798 , 5116599.81331 , 2607.816</text:p>
      <text:p text:style-name="P2">562625.742798 , 5116700.86594 , 2572.315</text:p>
      <text:p text:style-name="P2">562625.742798 , 5116801.91858 , 2511.758</text:p>
      <text:p text:style-name="P2"><text:soft-page-break/>562625.742798 , 5116902.97121 , 2465.915</text:p>
      <text:p text:style-name="P2">562625.742798 , 5117004.02384 , 2438.31</text:p>
      <text:p text:style-name="P2">562625.742798 , 5117105.07647 , 2429.572</text:p>
      <text:p text:style-name="P2">562625.742798 , 5117206.1291 , 2357.77</text:p>
      <text:p text:style-name="P2">562625.742798 , 5117307.18173 , 2298.899</text:p>
      <text:p text:style-name="P2">562625.742798 , 5117408.23437 , 2242.96</text:p>
      <text:p text:style-name="P2">562625.742798 , 5117509.287 , 2211.414</text:p>
      <text:p text:style-name="P2">562625.742798 , 5117610.33963 , 2156.133</text:p>
      <text:p text:style-name="P2">562625.742798 , 5117711.39226 , 2099.583</text:p>
      <text:p text:style-name="P2">562625.742798 , 5117812.44489 , 2050.02</text:p>
      <text:p text:style-name="P2">562625.742798 , 5117913.49752 , 1996.516</text:p>
      <text:p text:style-name="P2">562625.742798 , 5118014.55015 , 1951.456</text:p>
      <text:p text:style-name="P2">562625.742798 , 5118115.60279 , 1892.408</text:p>
      <text:p text:style-name="P2">562625.742798 , 5118216.65542 , 1834.736</text:p>
      <text:p text:style-name="P2">562625.742798 , 5118317.70805 , 1767.754</text:p>
      <text:p text:style-name="P2">562625.742798 , 5118418.76068 , 1721.482</text:p>
      <text:p text:style-name="P2">562625.742798 , 5118519.81331 , 1709.262</text:p>
      <text:p text:style-name="P2">562625.742798 , 5118620.86594 , 1660.621</text:p>
      <text:p text:style-name="P2">562625.742798 , 5118721.91858 , 1644.058</text:p>
      <text:p text:style-name="P2">562625.742798 , 5118822.97121 , 1607.776</text:p>
      <text:p text:style-name="P2">562625.742798 , 5118924.02384 , 1565.751</text:p>
      <text:p text:style-name="P2">562625.742798 , 5119025.07647 , 1519.103</text:p>
      <text:p text:style-name="P2">562625.742798 , 5119126.1291 , 1484.897</text:p>
      <text:p text:style-name="P2">562625.742798 , 5119227.18173 , 1432.466</text:p>
      <text:p text:style-name="P2">562625.742798 , 5119328.23437 , 1406.661</text:p>
      <text:p text:style-name="P2">562625.742798 , 5119429.287 , 1436.43</text:p>
      <text:p text:style-name="P2">562625.742798 , 5119530.33963 , 1410.796</text:p>
      <text:p text:style-name="P2">562625.742798 , 5119631.39226 , 1380.215</text:p>
      <text:p text:style-name="P2">562625.742798 , 5119732.44489 , 1361.651</text:p>
      <text:p text:style-name="P2">562625.742798 , 5119833.49752 , 1356.233</text:p>
      <text:p text:style-name="P2">562625.742798 , 5119934.55015 , 1327.691</text:p>
      <text:p text:style-name="P2">562625.742798 , 5120035.60279 , 1311.238</text:p>
      <text:p text:style-name="P2">562625.742798 , 5120136.65542 , 1314.644</text:p>
      <text:p text:style-name="P2">562625.742798 , 5120237.70805 , 1297.269</text:p>
      <text:p text:style-name="P2">562625.742798 , 5120338.76068 , 1275.059</text:p>
      <text:p text:style-name="P2">562625.742798 , 5120439.81331 , 1251.701</text:p>
      <text:p text:style-name="P2">562625.742798 , 5120540.86594 , 1239.276</text:p>
      <text:p text:style-name="P2">562625.742798 , 5120641.91858 , 1173.659</text:p>
      <text:p text:style-name="P2">562625.742798 , 5120742.97121 , 1139.945</text:p>
      <text:p text:style-name="P2">562625.742798 , 5120844.02384 , 1107.244</text:p>
      <text:p text:style-name="P2">562625.742798 , 5120945.07647 , 1099.332</text:p>
      <text:p text:style-name="P2">562625.742798 , 5121046.1291 , 900.0</text:p>
      <text:p text:style-name="P2">562726.853909 , 5111446.1291 , 1216.007</text:p>
      <text:p text:style-name="P2">562726.853909 , 5111547.18173 , 1236.406</text:p>
      <text:p text:style-name="P2">562726.853909 , 5111648.23437 , 1252.347</text:p>
      <text:p text:style-name="P2">562726.853909 , 5111749.287 , 1265.68</text:p>
      <text:p text:style-name="P2">562726.853909 , 5111850.33963 , 1313.125</text:p>
      <text:p text:style-name="P2">562726.853909 , 5111951.39226 , 1321.256</text:p>
      <text:p text:style-name="P2">562726.853909 , 5112052.44489 , 1335.81</text:p>
      <text:p text:style-name="P2">562726.853909 , 5112153.49752 , 1352.25</text:p>
      <text:p text:style-name="P2">562726.853909 , 5112254.55015 , 1374.267</text:p>
      <text:p text:style-name="P2">562726.853909 , 5112355.60279 , 1394.706</text:p>
      <text:p text:style-name="P2"><text:soft-page-break/>562726.853909 , 5112456.65542 , 1416.563</text:p>
      <text:p text:style-name="P2">562726.853909 , 5112557.70805 , 1436.936</text:p>
      <text:p text:style-name="P2">562726.853909 , 5112658.76068 , 1460.602</text:p>
      <text:p text:style-name="P2">562726.853909 , 5112759.81331 , 1479.313</text:p>
      <text:p text:style-name="P2">562726.853909 , 5112860.86594 , 1506.947</text:p>
      <text:p text:style-name="P2">562726.853909 , 5112961.91858 , 1537.839</text:p>
      <text:p text:style-name="P2">562726.853909 , 5113062.97121 , 1561.063</text:p>
      <text:p text:style-name="P2">562726.853909 , 5113164.02384 , 1585.742</text:p>
      <text:p text:style-name="P2">562726.853909 , 5113265.07647 , 1614.995</text:p>
      <text:p text:style-name="P2">562726.853909 , 5113366.1291 , 1649.203</text:p>
      <text:p text:style-name="P2">562726.853909 , 5113467.18173 , 1679.735</text:p>
      <text:p text:style-name="P2">562726.853909 , 5113568.23437 , 1707.209</text:p>
      <text:p text:style-name="P2">562726.853909 , 5113669.287 , 1756.984</text:p>
      <text:p text:style-name="P2">562726.853909 , 5113770.33963 , 1791.371</text:p>
      <text:p text:style-name="P2">562726.853909 , 5113871.39226 , 1833.757</text:p>
      <text:p text:style-name="P2">562726.853909 , 5113972.44489 , 1860.141</text:p>
      <text:p text:style-name="P2">562726.853909 , 5114073.49752 , 1896.375</text:p>
      <text:p text:style-name="P2">562726.853909 , 5114174.55015 , 1964.273</text:p>
      <text:p text:style-name="P2">562726.853909 , 5114275.60279 , 2010.906</text:p>
      <text:p text:style-name="P2">562726.853909 , 5114376.65542 , 2061.796</text:p>
      <text:p text:style-name="P2">562726.853909 , 5114477.70805 , 2110.175</text:p>
      <text:p text:style-name="P2">562726.853909 , 5114578.76068 , 2141.141</text:p>
      <text:p text:style-name="P2">562726.853909 , 5114679.81331 , 2183.204</text:p>
      <text:p text:style-name="P2">562726.853909 , 5114780.86594 , 2229.323</text:p>
      <text:p text:style-name="P2">562726.853909 , 5114881.91858 , 2284.016</text:p>
      <text:p text:style-name="P2">562726.853909 , 5114982.97121 , 2341.531</text:p>
      <text:p text:style-name="P2">562726.853909 , 5115084.02384 , 2389.603</text:p>
      <text:p text:style-name="P2">562726.853909 , 5115185.07647 , 2444.859</text:p>
      <text:p text:style-name="P2">562726.853909 , 5115286.1291 , 2510.395</text:p>
      <text:p text:style-name="P2">562726.853909 , 5115387.18173 , 2581.2</text:p>
      <text:p text:style-name="P2">562726.853909 , 5115488.23437 , 2627.547</text:p>
      <text:p text:style-name="P2">562726.853909 , 5115589.287 , 2680.716</text:p>
      <text:p text:style-name="P2">562726.853909 , 5115690.33963 , 2746.006</text:p>
      <text:p text:style-name="P2">562726.853909 , 5115791.39226 , 2784.766</text:p>
      <text:p text:style-name="P2">562726.853909 , 5115892.44489 , 2808.054</text:p>
      <text:p text:style-name="P2">562726.853909 , 5115993.49752 , 2824.525</text:p>
      <text:p text:style-name="P2">562726.853909 , 5116094.55015 , 2840.531</text:p>
      <text:p text:style-name="P2">562726.853909 , 5116195.60279 , 2848.168</text:p>
      <text:p text:style-name="P2">562726.853909 , 5116296.65542 , 2794.348</text:p>
      <text:p text:style-name="P2">562726.853909 , 5116397.70805 , 2720.906</text:p>
      <text:p text:style-name="P2">562726.853909 , 5116498.76068 , 2637.236</text:p>
      <text:p text:style-name="P2">562726.853909 , 5116599.81331 , 2552.473</text:p>
      <text:p text:style-name="P2">562726.853909 , 5116700.86594 , 2490.281</text:p>
      <text:p text:style-name="P2">562726.853909 , 5116801.91858 , 2430.328</text:p>
      <text:p text:style-name="P2">562726.853909 , 5116902.97121 , 2376.717</text:p>
      <text:p text:style-name="P2">562726.853909 , 5117004.02384 , 2358.016</text:p>
      <text:p text:style-name="P2">562726.853909 , 5117105.07647 , 2356.687</text:p>
      <text:p text:style-name="P2">562726.853909 , 5117206.1291 , 2330.475</text:p>
      <text:p text:style-name="P2">562726.853909 , 5117307.18173 , 2261.516</text:p>
      <text:p text:style-name="P2">562726.853909 , 5117408.23437 , 2206.164</text:p>
      <text:p text:style-name="P2">562726.853909 , 5117509.287 , 2154.546</text:p>
      <text:p text:style-name="P2">562726.853909 , 5117610.33963 , 2120</text:p>
      <text:p text:style-name="P2"><text:soft-page-break/>562726.853909 , 5117711.39226 , 2056.768</text:p>
      <text:p text:style-name="P2">562726.853909 , 5117812.44489 , 2015.258</text:p>
      <text:p text:style-name="P2">562726.853909 , 5117913.49752 , 1969.875</text:p>
      <text:p text:style-name="P2">562726.853909 , 5118014.55015 , 1912.803</text:p>
      <text:p text:style-name="P2">562726.853909 , 5118115.60279 , 1874.141</text:p>
      <text:p text:style-name="P2">562726.853909 , 5118216.65542 , 1815.641</text:p>
      <text:p text:style-name="P2">562726.853909 , 5118317.70805 , 1772.986</text:p>
      <text:p text:style-name="P2">562726.853909 , 5118418.76068 , 1687.868</text:p>
      <text:p text:style-name="P2">562726.853909 , 5118519.81331 , 1665.703</text:p>
      <text:p text:style-name="P2">562726.853909 , 5118620.86594 , 1649.962</text:p>
      <text:p text:style-name="P2">562726.853909 , 5118721.91858 , 1621.666</text:p>
      <text:p text:style-name="P2">562726.853909 , 5118822.97121 , 1597.672</text:p>
      <text:p text:style-name="P2">562726.853909 , 5118924.02384 , 1566.412</text:p>
      <text:p text:style-name="P2">562726.853909 , 5119025.07647 , 1509.364</text:p>
      <text:p text:style-name="P2">562726.853909 , 5119126.1291 , 1456.266</text:p>
      <text:p text:style-name="P2">562726.853909 , 5119227.18173 , 1431.233</text:p>
      <text:p text:style-name="P2">562726.853909 , 5119328.23437 , 1464.615</text:p>
      <text:p text:style-name="P2">562726.853909 , 5119429.287 , 1449.313</text:p>
      <text:p text:style-name="P2">562726.853909 , 5119530.33963 , 1420.516</text:p>
      <text:p text:style-name="P2">562726.853909 , 5119631.39226 , 1388.167</text:p>
      <text:p text:style-name="P2">562726.853909 , 5119732.44489 , 1364.766</text:p>
      <text:p text:style-name="P2">562726.853909 , 5119833.49752 , 1349.47</text:p>
      <text:p text:style-name="P2">562726.853909 , 5119934.55015 , 1327.708</text:p>
      <text:p text:style-name="P2">562726.853909 , 5120035.60279 , 1325.906</text:p>
      <text:p text:style-name="P2">562726.853909 , 5120136.65542 , 1311.252</text:p>
      <text:p text:style-name="P2">562726.853909 , 5120237.70805 , 1310.074</text:p>
      <text:p text:style-name="P2">562726.853909 , 5120338.76068 , 1271.188</text:p>
      <text:p text:style-name="P2">562726.853909 , 5120439.81331 , 1251.753</text:p>
      <text:p text:style-name="P2">562726.853909 , 5120540.86594 , 1229.639</text:p>
      <text:p text:style-name="P2">562726.853909 , 5120641.91858 , 1229.688</text:p>
      <text:p text:style-name="P2">562726.853909 , 5120742.97121 , 1188.2</text:p>
      <text:p text:style-name="P2">562726.853909 , 5120844.02384 , 1165.344</text:p>
      <text:p text:style-name="P2">562726.853909 , 5120945.07647 , 1147.859</text:p>
      <text:p text:style-name="P2">562726.853909 , 5121046.1291 , 900.0</text:p>
      <text:p text:style-name="P2">562827.96502 , 5111446.1291 , 1225.51</text:p>
      <text:p text:style-name="P2">562827.96502 , 5111547.18173 , 1239.64</text:p>
      <text:p text:style-name="P2">562827.96502 , 5111648.23437 , 1252.911</text:p>
      <text:p text:style-name="P2">562827.96502 , 5111749.287 , 1269.318</text:p>
      <text:p text:style-name="P2">562827.96502 , 5111850.33963 , 1282.643</text:p>
      <text:p text:style-name="P2">562827.96502 , 5111951.39226 , 1295.719</text:p>
      <text:p text:style-name="P2">562827.96502 , 5112052.44489 , 1325.249</text:p>
      <text:p text:style-name="P2">562827.96502 , 5112153.49752 , 1354.023</text:p>
      <text:p text:style-name="P2">562827.96502 , 5112254.55015 , 1366.275</text:p>
      <text:p text:style-name="P2">562827.96502 , 5112355.60279 , 1387.242</text:p>
      <text:p text:style-name="P2">562827.96502 , 5112456.65542 , 1408.469</text:p>
      <text:p text:style-name="P2">562827.96502 , 5112557.70805 , 1430.683</text:p>
      <text:p text:style-name="P2">562827.96502 , 5112658.76068 , 1458.982</text:p>
      <text:p text:style-name="P2">562827.96502 , 5112759.81331 , 1478.093</text:p>
      <text:p text:style-name="P2">562827.96502 , 5112860.86594 , 1502.32</text:p>
      <text:p text:style-name="P2">562827.96502 , 5112961.91858 , 1531.484</text:p>
      <text:p text:style-name="P2">562827.96502 , 5113062.97121 , 1557.185</text:p>
      <text:p text:style-name="P2">562827.96502 , 5113164.02384 , 1579.718</text:p>
      <text:p text:style-name="P2"><text:soft-page-break/>562827.96502 , 5113265.07647 , 1604.807</text:p>
      <text:p text:style-name="P2">562827.96502 , 5113366.1291 , 1643.01</text:p>
      <text:p text:style-name="P2">562827.96502 , 5113467.18173 , 1672.568</text:p>
      <text:p text:style-name="P2">562827.96502 , 5113568.23437 , 1693.782</text:p>
      <text:p text:style-name="P2">562827.96502 , 5113669.287 , 1727.847</text:p>
      <text:p text:style-name="P2">562827.96502 , 5113770.33963 , 1784.421</text:p>
      <text:p text:style-name="P2">562827.96502 , 5113871.39226 , 1800.322</text:p>
      <text:p text:style-name="P2">562827.96502 , 5113972.44489 , 1839.444</text:p>
      <text:p text:style-name="P2">562827.96502 , 5114073.49752 , 1873.64</text:p>
      <text:p text:style-name="P2">562827.96502 , 5114174.55015 , 1945.085</text:p>
      <text:p text:style-name="P2">562827.96502 , 5114275.60279 , 2003.08</text:p>
      <text:p text:style-name="P2">562827.96502 , 5114376.65542 , 2047.379</text:p>
      <text:p text:style-name="P2">562827.96502 , 5114477.70805 , 2099.965</text:p>
      <text:p text:style-name="P2">562827.96502 , 5114578.76068 , 2134.455</text:p>
      <text:p text:style-name="P2">562827.96502 , 5114679.81331 , 2179.696</text:p>
      <text:p text:style-name="P2">562827.96502 , 5114780.86594 , 2226.855</text:p>
      <text:p text:style-name="P2">562827.96502 , 5114881.91858 , 2278.488</text:p>
      <text:p text:style-name="P2">562827.96502 , 5114982.97121 , 2332.745</text:p>
      <text:p text:style-name="P2">562827.96502 , 5115084.02384 , 2385.41</text:p>
      <text:p text:style-name="P2">562827.96502 , 5115185.07647 , 2432.603</text:p>
      <text:p text:style-name="P2">562827.96502 , 5115286.1291 , 2494.38</text:p>
      <text:p text:style-name="P2">562827.96502 , 5115387.18173 , 2547.453</text:p>
      <text:p text:style-name="P2">562827.96502 , 5115488.23437 , 2598.31</text:p>
      <text:p text:style-name="P2">562827.96502 , 5115589.287 , 2643.376</text:p>
      <text:p text:style-name="P2">562827.96502 , 5115690.33963 , 2688.788</text:p>
      <text:p text:style-name="P2">562827.96502 , 5115791.39226 , 2728.425</text:p>
      <text:p text:style-name="P2">562827.96502 , 5115892.44489 , 2748.507</text:p>
      <text:p text:style-name="P2">562827.96502 , 5115993.49752 , 2765.054</text:p>
      <text:p text:style-name="P2">562827.96502 , 5116094.55015 , 2775.213</text:p>
      <text:p text:style-name="P2">562827.96502 , 5116195.60279 , 2786.764</text:p>
      <text:p text:style-name="P2">562827.96502 , 5116296.65542 , 2771.684</text:p>
      <text:p text:style-name="P2">562827.96502 , 5116397.70805 , 2723.434</text:p>
      <text:p text:style-name="P2">562827.96502 , 5116498.76068 , 2637.506</text:p>
      <text:p text:style-name="P2">562827.96502 , 5116599.81331 , 2560.483</text:p>
      <text:p text:style-name="P2">562827.96502 , 5116700.86594 , 2478.644</text:p>
      <text:p text:style-name="P2">562827.96502 , 5116801.91858 , 2406.936</text:p>
      <text:p text:style-name="P2">562827.96502 , 5116902.97121 , 2338.333</text:p>
      <text:p text:style-name="P2">562827.96502 , 5117004.02384 , 2290.2</text:p>
      <text:p text:style-name="P2">562827.96502 , 5117105.07647 , 2258.358</text:p>
      <text:p text:style-name="P2">562827.96502 , 5117206.1291 , 2234.399</text:p>
      <text:p text:style-name="P2">562827.96502 , 5117307.18173 , 2226.911</text:p>
      <text:p text:style-name="P2">562827.96502 , 5117408.23437 , 2166.81</text:p>
      <text:p text:style-name="P2">562827.96502 , 5117509.287 , 2116.626</text:p>
      <text:p text:style-name="P2">562827.96502 , 5117610.33963 , 2070.542</text:p>
      <text:p text:style-name="P2">562827.96502 , 5117711.39226 , 2023.631</text:p>
      <text:p text:style-name="P2">562827.96502 , 5117812.44489 , 1962.391</text:p>
      <text:p text:style-name="P2">562827.96502 , 5117913.49752 , 1926.223</text:p>
      <text:p text:style-name="P2">562827.96502 , 5118014.55015 , 1881.289</text:p>
      <text:p text:style-name="P2">562827.96502 , 5118115.60279 , 1809.961</text:p>
      <text:p text:style-name="P2">562827.96502 , 5118216.65542 , 1773.22</text:p>
      <text:p text:style-name="P2">562827.96502 , 5118317.70805 , 1732.05</text:p>
      <text:p text:style-name="P2">562827.96502 , 5118418.76068 , 1702.128</text:p>
      <text:p text:style-name="P2"><text:soft-page-break/>562827.96502 , 5118519.81331 , 1663.789</text:p>
      <text:p text:style-name="P2">562827.96502 , 5118620.86594 , 1591.998</text:p>
      <text:p text:style-name="P2">562827.96502 , 5118721.91858 , 1609.217</text:p>
      <text:p text:style-name="P2">562827.96502 , 5118822.97121 , 1567.501</text:p>
      <text:p text:style-name="P2">562827.96502 , 5118924.02384 , 1570.018</text:p>
      <text:p text:style-name="P2">562827.96502 , 5119025.07647 , 1524.559</text:p>
      <text:p text:style-name="P2">562827.96502 , 5119126.1291 , 1501.775</text:p>
      <text:p text:style-name="P2">562827.96502 , 5119227.18173 , 1493.288</text:p>
      <text:p text:style-name="P2">562827.96502 , 5119328.23437 , 1486.19</text:p>
      <text:p text:style-name="P2">562827.96502 , 5119429.287 , 1454.086</text:p>
      <text:p text:style-name="P2">562827.96502 , 5119530.33963 , 1417.744</text:p>
      <text:p text:style-name="P2">562827.96502 , 5119631.39226 , 1375.228</text:p>
      <text:p text:style-name="P2">562827.96502 , 5119732.44489 , 1324.938</text:p>
      <text:p text:style-name="P2">562827.96502 , 5119833.49752 , 1303.184</text:p>
      <text:p text:style-name="P2">562827.96502 , 5119934.55015 , 1299.969</text:p>
      <text:p text:style-name="P2">562827.96502 , 5120035.60279 , 1282.53</text:p>
      <text:p text:style-name="P2">562827.96502 , 5120136.65542 , 1300.817</text:p>
      <text:p text:style-name="P2">562827.96502 , 5120237.70805 , 1299.99</text:p>
      <text:p text:style-name="P2">562827.96502 , 5120338.76068 , 1256.785</text:p>
      <text:p text:style-name="P2">562827.96502 , 5120439.81331 , 1198.579</text:p>
      <text:p text:style-name="P2">562827.96502 , 5120540.86594 , 1195.239</text:p>
      <text:p text:style-name="P2">562827.96502 , 5120641.91858 , 1202.3</text:p>
      <text:p text:style-name="P2">562827.96502 , 5120742.97121 , 1245.604</text:p>
      <text:p text:style-name="P2">562827.96502 , 5120844.02384 , 1225.677</text:p>
      <text:p text:style-name="P2">562827.96502 , 5120945.07647 , 1208.338</text:p>
      <text:p text:style-name="P2">562827.96502 , 5121046.1291 , 900.0</text:p>
      <text:p text:style-name="P2">562929.076131 , 5111446.1291 , 1225.921</text:p>
      <text:p text:style-name="P2">562929.076131 , 5111547.18173 , 1233.595</text:p>
      <text:p text:style-name="P2">562929.076131 , 5111648.23437 , 1249.658</text:p>
      <text:p text:style-name="P2">562929.076131 , 5111749.287 , 1264.271</text:p>
      <text:p text:style-name="P2">562929.076131 , 5111850.33963 , 1275.797</text:p>
      <text:p text:style-name="P2">562929.076131 , 5111951.39226 , 1304.932</text:p>
      <text:p text:style-name="P2">562929.076131 , 5112052.44489 , 1344.047</text:p>
      <text:p text:style-name="P2">562929.076131 , 5112153.49752 , 1382.155</text:p>
      <text:p text:style-name="P2">562929.076131 , 5112254.55015 , 1391.944</text:p>
      <text:p text:style-name="P2">562929.076131 , 5112355.60279 , 1413.589</text:p>
      <text:p text:style-name="P2">562929.076131 , 5112456.65542 , 1423.575</text:p>
      <text:p text:style-name="P2">562929.076131 , 5112557.70805 , 1440.069</text:p>
      <text:p text:style-name="P2">562929.076131 , 5112658.76068 , 1460.524</text:p>
      <text:p text:style-name="P2">562929.076131 , 5112759.81331 , 1475.815</text:p>
      <text:p text:style-name="P2">562929.076131 , 5112860.86594 , 1488.654</text:p>
      <text:p text:style-name="P2">562929.076131 , 5112961.91858 , 1507.863</text:p>
      <text:p text:style-name="P2">562929.076131 , 5113062.97121 , 1534.342</text:p>
      <text:p text:style-name="P2">562929.076131 , 5113164.02384 , 1561.407</text:p>
      <text:p text:style-name="P2">562929.076131 , 5113265.07647 , 1565.994</text:p>
      <text:p text:style-name="P2">562929.076131 , 5113366.1291 , 1601.315</text:p>
      <text:p text:style-name="P2">562929.076131 , 5113467.18173 , 1634.478</text:p>
      <text:p text:style-name="P2">562929.076131 , 5113568.23437 , 1691.202</text:p>
      <text:p text:style-name="P2">562929.076131 , 5113669.287 , 1718.44</text:p>
      <text:p text:style-name="P2">562929.076131 , 5113770.33963 , 1750.827</text:p>
      <text:p text:style-name="P2">562929.076131 , 5113871.39226 , 1803.176</text:p>
      <text:p text:style-name="P2">562929.076131 , 5113972.44489 , 1845.58</text:p>
      <text:p text:style-name="P2"><text:soft-page-break/>562929.076131 , 5114073.49752 , 1879.034</text:p>
      <text:p text:style-name="P2">562929.076131 , 5114174.55015 , 1922.166</text:p>
      <text:p text:style-name="P2">562929.076131 , 5114275.60279 , 1969.479</text:p>
      <text:p text:style-name="P2">562929.076131 , 5114376.65542 , 2013.674</text:p>
      <text:p text:style-name="P2">562929.076131 , 5114477.70805 , 2069.996</text:p>
      <text:p text:style-name="P2">562929.076131 , 5114578.76068 , 2114.595</text:p>
      <text:p text:style-name="P2">562929.076131 , 5114679.81331 , 2160.502</text:p>
      <text:p text:style-name="P2">562929.076131 , 5114780.86594 , 2205.011</text:p>
      <text:p text:style-name="P2">562929.076131 , 5114881.91858 , 2264.818</text:p>
      <text:p text:style-name="P2">562929.076131 , 5114982.97121 , 2315.204</text:p>
      <text:p text:style-name="P2">562929.076131 , 5115084.02384 , 2368.993</text:p>
      <text:p text:style-name="P2">562929.076131 , 5115185.07647 , 2421.946</text:p>
      <text:p text:style-name="P2">562929.076131 , 5115286.1291 , 2456.405</text:p>
      <text:p text:style-name="P2">562929.076131 , 5115387.18173 , 2504.384</text:p>
      <text:p text:style-name="P2">562929.076131 , 5115488.23437 , 2549.977</text:p>
      <text:p text:style-name="P2">562929.076131 , 5115589.287 , 2593.483</text:p>
      <text:p text:style-name="P2">562929.076131 , 5115690.33963 , 2641.539</text:p>
      <text:p text:style-name="P2">562929.076131 , 5115791.39226 , 2667.4</text:p>
      <text:p text:style-name="P2">562929.076131 , 5115892.44489 , 2686.604</text:p>
      <text:p text:style-name="P2">562929.076131 , 5115993.49752 , 2698.384</text:p>
      <text:p text:style-name="P2">562929.076131 , 5116094.55015 , 2706.126</text:p>
      <text:p text:style-name="P2">562929.076131 , 5116195.60279 , 2719.691</text:p>
      <text:p text:style-name="P2">562929.076131 , 5116296.65542 , 2716.377</text:p>
      <text:p text:style-name="P2">562929.076131 , 5116397.70805 , 2712.255</text:p>
      <text:p text:style-name="P2">562929.076131 , 5116498.76068 , 2691.036</text:p>
      <text:p text:style-name="P2">562929.076131 , 5116599.81331 , 2628.243</text:p>
      <text:p text:style-name="P2">562929.076131 , 5116700.86594 , 2550.069</text:p>
      <text:p text:style-name="P2">562929.076131 , 5116801.91858 , 2449.652</text:p>
      <text:p text:style-name="P2">562929.076131 , 5116902.97121 , 2372.456</text:p>
      <text:p text:style-name="P2">562929.076131 , 5117004.02384 , 2286.979</text:p>
      <text:p text:style-name="P2">562929.076131 , 5117105.07647 , 2235.944</text:p>
      <text:p text:style-name="P2">562929.076131 , 5117206.1291 , 2170.182</text:p>
      <text:p text:style-name="P2">562929.076131 , 5117307.18173 , 2132.595</text:p>
      <text:p text:style-name="P2">562929.076131 , 5117408.23437 , 2133.967</text:p>
      <text:p text:style-name="P2">562929.076131 , 5117509.287 , 2133.275</text:p>
      <text:p text:style-name="P2">562929.076131 , 5117610.33963 , 2060.249</text:p>
      <text:p text:style-name="P2">562929.076131 , 5117711.39226 , 1996.823</text:p>
      <text:p text:style-name="P2">562929.076131 , 5117812.44489 , 1933.101</text:p>
      <text:p text:style-name="P2">562929.076131 , 5117913.49752 , 1884.296</text:p>
      <text:p text:style-name="P2">562929.076131 , 5118014.55015 , 1824.808</text:p>
      <text:p text:style-name="P2">562929.076131 , 5118115.60279 , 1772.215</text:p>
      <text:p text:style-name="P2">562929.076131 , 5118216.65542 , 1722.505</text:p>
      <text:p text:style-name="P2">562929.076131 , 5118317.70805 , 1681.163</text:p>
      <text:p text:style-name="P2">562929.076131 , 5118418.76068 , 1659.61</text:p>
      <text:p text:style-name="P2">562929.076131 , 5118519.81331 , 1648.865</text:p>
      <text:p text:style-name="P2">562929.076131 , 5118620.86594 , 1610.116</text:p>
      <text:p text:style-name="P2">562929.076131 , 5118721.91858 , 1537.026</text:p>
      <text:p text:style-name="P2">562929.076131 , 5118822.97121 , 1531.587</text:p>
      <text:p text:style-name="P2">562929.076131 , 5118924.02384 , 1517.165</text:p>
      <text:p text:style-name="P2">562929.076131 , 5119025.07647 , 1502.032</text:p>
      <text:p text:style-name="P2">562929.076131 , 5119126.1291 , 1491.983</text:p>
      <text:p text:style-name="P2">562929.076131 , 5119227.18173 , 1473.64</text:p>
      <text:p text:style-name="P2"><text:soft-page-break/>562929.076131 , 5119328.23437 , 1481.994</text:p>
      <text:p text:style-name="P2">562929.076131 , 5119429.287 , 1444.656</text:p>
      <text:p text:style-name="P2">562929.076131 , 5119530.33963 , 1405.25</text:p>
      <text:p text:style-name="P2">562929.076131 , 5119631.39226 , 1361.296</text:p>
      <text:p text:style-name="P2">562929.076131 , 5119732.44489 , 1315.435</text:p>
      <text:p text:style-name="P2">562929.076131 , 5119833.49752 , 1293.19</text:p>
      <text:p text:style-name="P2">562929.076131 , 5119934.55015 , 1284.498</text:p>
      <text:p text:style-name="P2">562929.076131 , 5120035.60279 , 1279.344</text:p>
      <text:p text:style-name="P2">562929.076131 , 5120136.65542 , 1267.722</text:p>
      <text:p text:style-name="P2">562929.076131 , 5120237.70805 , 1264.991</text:p>
      <text:p text:style-name="P2">562929.076131 , 5120338.76068 , 1260.33</text:p>
      <text:p text:style-name="P2">562929.076131 , 5120439.81331 , 1205.24</text:p>
      <text:p text:style-name="P2">562929.076131 , 5120540.86594 , 1198.731</text:p>
      <text:p text:style-name="P2">562929.076131 , 5120641.91858 , 1195.285</text:p>
      <text:p text:style-name="P2">562929.076131 , 5120742.97121 , 1205.568</text:p>
      <text:p text:style-name="P2">562929.076131 , 5120844.02384 , 1224.749</text:p>
      <text:p text:style-name="P2">562929.076131 , 5120945.07647 , 1269.307</text:p>
      <text:p text:style-name="P2">562929.076131 , 5121046.1291 , 900.0</text:p>
      <text:p text:style-name="P2">563030.187243 , 5111446.1291 , 1227.414</text:p>
      <text:p text:style-name="P2">563030.187243 , 5111547.18173 , 1240.328</text:p>
      <text:p text:style-name="P2">563030.187243 , 5111648.23437 , 1245.243</text:p>
      <text:p text:style-name="P2">563030.187243 , 5111749.287 , 1249.207</text:p>
      <text:p text:style-name="P2">563030.187243 , 5111850.33963 , 1265.828</text:p>
      <text:p text:style-name="P2">563030.187243 , 5111951.39226 , 1324.153</text:p>
      <text:p text:style-name="P2">563030.187243 , 5112052.44489 , 1383.216</text:p>
      <text:p text:style-name="P2">563030.187243 , 5112153.49752 , 1395.094</text:p>
      <text:p text:style-name="P2">563030.187243 , 5112254.55015 , 1397.187</text:p>
      <text:p text:style-name="P2">563030.187243 , 5112355.60279 , 1408.887</text:p>
      <text:p text:style-name="P2">563030.187243 , 5112456.65542 , 1410.609</text:p>
      <text:p text:style-name="P2">563030.187243 , 5112557.70805 , 1424.868</text:p>
      <text:p text:style-name="P2">563030.187243 , 5112658.76068 , 1436.076</text:p>
      <text:p text:style-name="P2">563030.187243 , 5112759.81331 , 1462.703</text:p>
      <text:p text:style-name="P2">563030.187243 , 5112860.86594 , 1485.159</text:p>
      <text:p text:style-name="P2">563030.187243 , 5112961.91858 , 1505.597</text:p>
      <text:p text:style-name="P2">563030.187243 , 5113062.97121 , 1509.938</text:p>
      <text:p text:style-name="P2">563030.187243 , 5113164.02384 , 1499.902</text:p>
      <text:p text:style-name="P2">563030.187243 , 5113265.07647 , 1532.661</text:p>
      <text:p text:style-name="P2">563030.187243 , 5113366.1291 , 1568.906</text:p>
      <text:p text:style-name="P2">563030.187243 , 5113467.18173 , 1624.218</text:p>
      <text:p text:style-name="P2">563030.187243 , 5113568.23437 , 1677.678</text:p>
      <text:p text:style-name="P2">563030.187243 , 5113669.287 , 1742.656</text:p>
      <text:p text:style-name="P2">563030.187243 , 5113770.33963 , 1777.612</text:p>
      <text:p text:style-name="P2">563030.187243 , 5113871.39226 , 1814.897</text:p>
      <text:p text:style-name="P2">563030.187243 , 5113972.44489 , 1844.234</text:p>
      <text:p text:style-name="P2">563030.187243 , 5114073.49752 , 1875.009</text:p>
      <text:p text:style-name="P2">563030.187243 , 5114174.55015 , 1919.027</text:p>
      <text:p text:style-name="P2">563030.187243 , 5114275.60279 , 1952.453</text:p>
      <text:p text:style-name="P2">563030.187243 , 5114376.65542 , 1991.859</text:p>
      <text:p text:style-name="P2">563030.187243 , 5114477.70805 , 2046.435</text:p>
      <text:p text:style-name="P2">563030.187243 , 5114578.76068 , 2107.719</text:p>
      <text:p text:style-name="P2">563030.187243 , 5114679.81331 , 2146.739</text:p>
      <text:p text:style-name="P2">563030.187243 , 5114780.86594 , 2183.897</text:p>
      <text:p text:style-name="P2"><text:soft-page-break/>563030.187243 , 5114881.91858 , 2226.047</text:p>
      <text:p text:style-name="P2">563030.187243 , 5114982.97121 , 2278.375</text:p>
      <text:p text:style-name="P2">563030.187243 , 5115084.02384 , 2356.65</text:p>
      <text:p text:style-name="P2">563030.187243 , 5115185.07647 , 2404.891</text:p>
      <text:p text:style-name="P2">563030.187243 , 5115286.1291 , 2436.253</text:p>
      <text:p text:style-name="P2">563030.187243 , 5115387.18173 , 2463.735</text:p>
      <text:p text:style-name="P2">563030.187243 , 5115488.23437 , 2501.703</text:p>
      <text:p text:style-name="P2">563030.187243 , 5115589.287 , 2555.233</text:p>
      <text:p text:style-name="P2">563030.187243 , 5115690.33963 , 2590.378</text:p>
      <text:p text:style-name="P2">563030.187243 , 5115791.39226 , 2613.281</text:p>
      <text:p text:style-name="P2">563030.187243 , 5115892.44489 , 2627.602</text:p>
      <text:p text:style-name="P2">563030.187243 , 5115993.49752 , 2637.782</text:p>
      <text:p text:style-name="P2">563030.187243 , 5116094.55015 , 2642.063</text:p>
      <text:p text:style-name="P2">563030.187243 , 5116195.60279 , 2647.902</text:p>
      <text:p text:style-name="P2">563030.187243 , 5116296.65542 , 2646.253</text:p>
      <text:p text:style-name="P2">563030.187243 , 5116397.70805 , 2641.266</text:p>
      <text:p text:style-name="P2">563030.187243 , 5116498.76068 , 2633.333</text:p>
      <text:p text:style-name="P2">563030.187243 , 5116599.81331 , 2607.447</text:p>
      <text:p text:style-name="P2">563030.187243 , 5116700.86594 , 2550.406</text:p>
      <text:p text:style-name="P2">563030.187243 , 5116801.91858 , 2493.646</text:p>
      <text:p text:style-name="P2">563030.187243 , 5116902.97121 , 2416.565</text:p>
      <text:p text:style-name="P2">563030.187243 , 5117004.02384 , 2325.5</text:p>
      <text:p text:style-name="P2">563030.187243 , 5117105.07647 , 2248.38</text:p>
      <text:p text:style-name="P2">563030.187243 , 5117206.1291 , 2163.274</text:p>
      <text:p text:style-name="P2">563030.187243 , 5117307.18173 , 2109.172</text:p>
      <text:p text:style-name="P2">563030.187243 , 5117408.23437 , 2072.746</text:p>
      <text:p text:style-name="P2">563030.187243 , 5117509.287 , 2046.645</text:p>
      <text:p text:style-name="P2">563030.187243 , 5117610.33963 , 2053.078</text:p>
      <text:p text:style-name="P2">563030.187243 , 5117711.39226 , 1995.977</text:p>
      <text:p text:style-name="P2">563030.187243 , 5117812.44489 , 1943.711</text:p>
      <text:p text:style-name="P2">563030.187243 , 5117913.49752 , 1899.422</text:p>
      <text:p text:style-name="P2">563030.187243 , 5118014.55015 , 1842.683</text:p>
      <text:p text:style-name="P2">563030.187243 , 5118115.60279 , 1771.929</text:p>
      <text:p text:style-name="P2">563030.187243 , 5118216.65542 , 1694.063</text:p>
      <text:p text:style-name="P2">563030.187243 , 5118317.70805 , 1666.863</text:p>
      <text:p text:style-name="P2">563030.187243 , 5118418.76068 , 1642.997</text:p>
      <text:p text:style-name="P2">563030.187243 , 5118519.81331 , 1621.625</text:p>
      <text:p text:style-name="P2">563030.187243 , 5118620.86594 , 1586.505</text:p>
      <text:p text:style-name="P2">563030.187243 , 5118721.91858 , 1557.688</text:p>
      <text:p text:style-name="P2">563030.187243 , 5118822.97121 , 1507.047</text:p>
      <text:p text:style-name="P2">563030.187243 , 5118924.02384 , 1477.39</text:p>
      <text:p text:style-name="P2">563030.187243 , 5119025.07647 , 1483.494</text:p>
      <text:p text:style-name="P2">563030.187243 , 5119126.1291 , 1458.625</text:p>
      <text:p text:style-name="P2">563030.187243 , 5119227.18173 , 1453.664</text:p>
      <text:p text:style-name="P2">563030.187243 , 5119328.23437 , 1426.671</text:p>
      <text:p text:style-name="P2">563030.187243 , 5119429.287 , 1398.688</text:p>
      <text:p text:style-name="P2">563030.187243 , 5119530.33963 , 1353.035</text:p>
      <text:p text:style-name="P2">563030.187243 , 5119631.39226 , 1323.788</text:p>
      <text:p text:style-name="P2">563030.187243 , 5119732.44489 , 1303.094</text:p>
      <text:p text:style-name="P2">563030.187243 , 5119833.49752 , 1280.777</text:p>
      <text:p text:style-name="P2">563030.187243 , 5119934.55015 , 1258.792</text:p>
      <text:p text:style-name="P2">563030.187243 , 5120035.60279 , 1260.875</text:p>
      <text:p text:style-name="P2"><text:soft-page-break/>563030.187243 , 5120136.65542 , 1258.77</text:p>
      <text:p text:style-name="P2">563030.187243 , 5120237.70805 , 1226.952</text:p>
      <text:p text:style-name="P2">563030.187243 , 5120338.76068 , 1246.406</text:p>
      <text:p text:style-name="P2">563030.187243 , 5120439.81331 , 1219.587</text:p>
      <text:p text:style-name="P2">563030.187243 , 5120540.86594 , 1203.503</text:p>
      <text:p text:style-name="P2">563030.187243 , 5120641.91858 , 1196.313</text:p>
      <text:p text:style-name="P2">563030.187243 , 5120742.97121 , 1191.765</text:p>
      <text:p text:style-name="P2">563030.187243 , 5120844.02384 , 1192.763</text:p>
      <text:p text:style-name="P2">563030.187243 , 5120945.07647 , 1207</text:p>
      <text:p text:style-name="P2">563030.187243 , 5121046.1291 , 900.0</text:p>
      <text:p text:style-name="P2">563131.298354 , 5111446.1291 , 1219.618</text:p>
      <text:p text:style-name="P2">563131.298354 , 5111547.18173 , 1221.765</text:p>
      <text:p text:style-name="P2">563131.298354 , 5111648.23437 , 1228.484</text:p>
      <text:p text:style-name="P2">563131.298354 , 5111749.287 , 1238.316</text:p>
      <text:p text:style-name="P2">563131.298354 , 5111850.33963 , 1265.491</text:p>
      <text:p text:style-name="P2">563131.298354 , 5111951.39226 , 1307.36</text:p>
      <text:p text:style-name="P2">563131.298354 , 5112052.44489 , 1355.105</text:p>
      <text:p text:style-name="P2">563131.298354 , 5112153.49752 , 1363.815</text:p>
      <text:p text:style-name="P2">563131.298354 , 5112254.55015 , 1359.641</text:p>
      <text:p text:style-name="P2">563131.298354 , 5112355.60279 , 1371.244</text:p>
      <text:p text:style-name="P2">563131.298354 , 5112456.65542 , 1379.516</text:p>
      <text:p text:style-name="P2">563131.298354 , 5112557.70805 , 1400.031</text:p>
      <text:p text:style-name="P2">563131.298354 , 5112658.76068 , 1427.998</text:p>
      <text:p text:style-name="P2">563131.298354 , 5112759.81331 , 1428.643</text:p>
      <text:p text:style-name="P2">563131.298354 , 5112860.86594 , 1436.543</text:p>
      <text:p text:style-name="P2">563131.298354 , 5112961.91858 , 1442.444</text:p>
      <text:p text:style-name="P2">563131.298354 , 5113062.97121 , 1473.88</text:p>
      <text:p text:style-name="P2">563131.298354 , 5113164.02384 , 1515.34</text:p>
      <text:p text:style-name="P2">563131.298354 , 5113265.07647 , 1551.834</text:p>
      <text:p text:style-name="P2">563131.298354 , 5113366.1291 , 1575.686</text:p>
      <text:p text:style-name="P2">563131.298354 , 5113467.18173 , 1610.92</text:p>
      <text:p text:style-name="P2">563131.298354 , 5113568.23437 , 1669.35</text:p>
      <text:p text:style-name="P2">563131.298354 , 5113669.287 , 1711.977</text:p>
      <text:p text:style-name="P2">563131.298354 , 5113770.33963 , 1747.973</text:p>
      <text:p text:style-name="P2">563131.298354 , 5113871.39226 , 1794.891</text:p>
      <text:p text:style-name="P2">563131.298354 , 5113972.44489 , 1836.167</text:p>
      <text:p text:style-name="P2">563131.298354 , 5114073.49752 , 1864.591</text:p>
      <text:p text:style-name="P2">563131.298354 , 5114174.55015 , 1900.193</text:p>
      <text:p text:style-name="P2">563131.298354 , 5114275.60279 , 1910.427</text:p>
      <text:p text:style-name="P2">563131.298354 , 5114376.65542 , 1969.847</text:p>
      <text:p text:style-name="P2">563131.298354 , 5114477.70805 , 2032.894</text:p>
      <text:p text:style-name="P2">563131.298354 , 5114578.76068 , 2086.119</text:p>
      <text:p text:style-name="P2">563131.298354 , 5114679.81331 , 2106.854</text:p>
      <text:p text:style-name="P2">563131.298354 , 5114780.86594 , 2132.38</text:p>
      <text:p text:style-name="P2">563131.298354 , 5114881.91858 , 2178.981</text:p>
      <text:p text:style-name="P2">563131.298354 , 5114982.97121 , 2249.047</text:p>
      <text:p text:style-name="P2">563131.298354 , 5115084.02384 , 2327.951</text:p>
      <text:p text:style-name="P2">563131.298354 , 5115185.07647 , 2377.947</text:p>
      <text:p text:style-name="P2">563131.298354 , 5115286.1291 , 2406.127</text:p>
      <text:p text:style-name="P2">563131.298354 , 5115387.18173 , 2435.072</text:p>
      <text:p text:style-name="P2">563131.298354 , 5115488.23437 , 2469.357</text:p>
      <text:p text:style-name="P2">563131.298354 , 5115589.287 , 2512.43</text:p>
      <text:p text:style-name="P2"><text:soft-page-break/>563131.298354 , 5115690.33963 , 2539.476</text:p>
      <text:p text:style-name="P2">563131.298354 , 5115791.39226 , 2558.726</text:p>
      <text:p text:style-name="P2">563131.298354 , 5115892.44489 , 2570.019</text:p>
      <text:p text:style-name="P2">563131.298354 , 5115993.49752 , 2577.423</text:p>
      <text:p text:style-name="P2">563131.298354 , 5116094.55015 , 2583.587</text:p>
      <text:p text:style-name="P2">563131.298354 , 5116195.60279 , 2585.074</text:p>
      <text:p text:style-name="P2">563131.298354 , 5116296.65542 , 2583.79</text:p>
      <text:p text:style-name="P2">563131.298354 , 5116397.70805 , 2574.72</text:p>
      <text:p text:style-name="P2">563131.298354 , 5116498.76068 , 2565.483</text:p>
      <text:p text:style-name="P2">563131.298354 , 5116599.81331 , 2539.485</text:p>
      <text:p text:style-name="P2">563131.298354 , 5116700.86594 , 2506.838</text:p>
      <text:p text:style-name="P2">563131.298354 , 5116801.91858 , 2452.617</text:p>
      <text:p text:style-name="P2">563131.298354 , 5116902.97121 , 2393.149</text:p>
      <text:p text:style-name="P2">563131.298354 , 5117004.02384 , 2345.394</text:p>
      <text:p text:style-name="P2">563131.298354 , 5117105.07647 , 2268.517</text:p>
      <text:p text:style-name="P2">563131.298354 , 5117206.1291 , 2177.517</text:p>
      <text:p text:style-name="P2">563131.298354 , 5117307.18173 , 2105.19</text:p>
      <text:p text:style-name="P2">563131.298354 , 5117408.23437 , 2044.369</text:p>
      <text:p text:style-name="P2">563131.298354 , 5117509.287 , 2007.642</text:p>
      <text:p text:style-name="P2">563131.298354 , 5117610.33963 , 1972.325</text:p>
      <text:p text:style-name="P2">563131.298354 , 5117711.39226 , 1965.549</text:p>
      <text:p text:style-name="P2">563131.298354 , 5117812.44489 , 1937.715</text:p>
      <text:p text:style-name="P2">563131.298354 , 5117913.49752 , 1873.98</text:p>
      <text:p text:style-name="P2">563131.298354 , 5118014.55015 , 1856.53</text:p>
      <text:p text:style-name="P2">563131.298354 , 5118115.60279 , 1793.493</text:p>
      <text:p text:style-name="P2">563131.298354 , 5118216.65542 , 1723.452</text:p>
      <text:p text:style-name="P2">563131.298354 , 5118317.70805 , 1659.185</text:p>
      <text:p text:style-name="P2">563131.298354 , 5118418.76068 , 1612.613</text:p>
      <text:p text:style-name="P2">563131.298354 , 5118519.81331 , 1612.892</text:p>
      <text:p text:style-name="P2">563131.298354 , 5118620.86594 , 1576.193</text:p>
      <text:p text:style-name="P2">563131.298354 , 5118721.91858 , 1528.675</text:p>
      <text:p text:style-name="P2">563131.298354 , 5118822.97121 , 1505.425</text:p>
      <text:p text:style-name="P2">563131.298354 , 5118924.02384 , 1476.596</text:p>
      <text:p text:style-name="P2">563131.298354 , 5119025.07647 , 1459.522</text:p>
      <text:p text:style-name="P2">563131.298354 , 5119126.1291 , 1424.817</text:p>
      <text:p text:style-name="P2">563131.298354 , 5119227.18173 , 1423.199</text:p>
      <text:p text:style-name="P2">563131.298354 , 5119328.23437 , 1405.328</text:p>
      <text:p text:style-name="P2">563131.298354 , 5119429.287 , 1393.396</text:p>
      <text:p text:style-name="P2">563131.298354 , 5119530.33963 , 1369.726</text:p>
      <text:p text:style-name="P2">563131.298354 , 5119631.39226 , 1324.41</text:p>
      <text:p text:style-name="P2">563131.298354 , 5119732.44489 , 1307.052</text:p>
      <text:p text:style-name="P2">563131.298354 , 5119833.49752 , 1287.329</text:p>
      <text:p text:style-name="P2">563131.298354 , 5119934.55015 , 1262.489</text:p>
      <text:p text:style-name="P2">563131.298354 , 5120035.60279 , 1248.281</text:p>
      <text:p text:style-name="P2">563131.298354 , 5120136.65542 , 1238.048</text:p>
      <text:p text:style-name="P2">563131.298354 , 5120237.70805 , 1229.167</text:p>
      <text:p text:style-name="P2">563131.298354 , 5120338.76068 , 1220.048</text:p>
      <text:p text:style-name="P2">563131.298354 , 5120439.81331 , 1212.122</text:p>
      <text:p text:style-name="P2">563131.298354 , 5120540.86594 , 1201.454</text:p>
      <text:p text:style-name="P2">563131.298354 , 5120641.91858 , 1193.566</text:p>
      <text:p text:style-name="P2">563131.298354 , 5120742.97121 , 1187.782</text:p>
      <text:p text:style-name="P2">563131.298354 , 5120844.02384 , 1179.861</text:p>
      <text:p text:style-name="P2"><text:soft-page-break/>563131.298354 , 5120945.07647 , 1200.639</text:p>
      <text:p text:style-name="P2">563131.298354 , 5121046.1291 , 900.0</text:p>
      <text:p text:style-name="P2">563232.409465 , 5111446.1291 , 1205.939</text:p>
      <text:p text:style-name="P2">563232.409465 , 5111547.18173 , 1223.367</text:p>
      <text:p text:style-name="P2">563232.409465 , 5111648.23437 , 1236.263</text:p>
      <text:p text:style-name="P2">563232.409465 , 5111749.287 , 1250.621</text:p>
      <text:p text:style-name="P2">563232.409465 , 5111850.33963 , 1261.531</text:p>
      <text:p text:style-name="P2">563232.409465 , 5111951.39226 , 1273.272</text:p>
      <text:p text:style-name="P2">563232.409465 , 5112052.44489 , 1299.372</text:p>
      <text:p text:style-name="P2">563232.409465 , 5112153.49752 , 1316.06</text:p>
      <text:p text:style-name="P2">563232.409465 , 5112254.55015 , 1335.236</text:p>
      <text:p text:style-name="P2">563232.409465 , 5112355.60279 , 1354.336</text:p>
      <text:p text:style-name="P2">563232.409465 , 5112456.65542 , 1371.629</text:p>
      <text:p text:style-name="P2">563232.409465 , 5112557.70805 , 1370.743</text:p>
      <text:p text:style-name="P2">563232.409465 , 5112658.76068 , 1390.135</text:p>
      <text:p text:style-name="P2">563232.409465 , 5112759.81331 , 1421.431</text:p>
      <text:p text:style-name="P2">563232.409465 , 5112860.86594 , 1438.951</text:p>
      <text:p text:style-name="P2">563232.409465 , 5112961.91858 , 1474.738</text:p>
      <text:p text:style-name="P2">563232.409465 , 5113062.97121 , 1478.808</text:p>
      <text:p text:style-name="P2">563232.409465 , 5113164.02384 , 1501.661</text:p>
      <text:p text:style-name="P2">563232.409465 , 5113265.07647 , 1540.566</text:p>
      <text:p text:style-name="P2">563232.409465 , 5113366.1291 , 1581.141</text:p>
      <text:p text:style-name="P2">563232.409465 , 5113467.18173 , 1616.462</text:p>
      <text:p text:style-name="P2">563232.409465 , 5113568.23437 , 1643.07</text:p>
      <text:p text:style-name="P2">563232.409465 , 5113669.287 , 1681.455</text:p>
      <text:p text:style-name="P2">563232.409465 , 5113770.33963 , 1732.095</text:p>
      <text:p text:style-name="P2">563232.409465 , 5113871.39226 , 1781.806</text:p>
      <text:p text:style-name="P2">563232.409465 , 5113972.44489 , 1807.209</text:p>
      <text:p text:style-name="P2">563232.409465 , 5114073.49752 , 1831.114</text:p>
      <text:p text:style-name="P2">563232.409465 , 5114174.55015 , 1842.925</text:p>
      <text:p text:style-name="P2">563232.409465 , 5114275.60279 , 1902.994</text:p>
      <text:p text:style-name="P2">563232.409465 , 5114376.65542 , 1939.713</text:p>
      <text:p text:style-name="P2">563232.409465 , 5114477.70805 , 1986.752</text:p>
      <text:p text:style-name="P2">563232.409465 , 5114578.76068 , 2016.318</text:p>
      <text:p text:style-name="P2">563232.409465 , 5114679.81331 , 2036.318</text:p>
      <text:p text:style-name="P2">563232.409465 , 5114780.86594 , 2082.819</text:p>
      <text:p text:style-name="P2">563232.409465 , 5114881.91858 , 2143.546</text:p>
      <text:p text:style-name="P2">563232.409465 , 5114982.97121 , 2225.716</text:p>
      <text:p text:style-name="P2">563232.409465 , 5115084.02384 , 2300.822</text:p>
      <text:p text:style-name="P2">563232.409465 , 5115185.07647 , 2333.797</text:p>
      <text:p text:style-name="P2">563232.409465 , 5115286.1291 , 2357.708</text:p>
      <text:p text:style-name="P2">563232.409465 , 5115387.18173 , 2387.417</text:p>
      <text:p text:style-name="P2">563232.409465 , 5115488.23437 , 2426.536</text:p>
      <text:p text:style-name="P2">563232.409465 , 5115589.287 , 2460.705</text:p>
      <text:p text:style-name="P2">563232.409465 , 5115690.33963 , 2490.217</text:p>
      <text:p text:style-name="P2">563232.409465 , 5115791.39226 , 2497.637</text:p>
      <text:p text:style-name="P2">563232.409465 , 5115892.44489 , 2507.671</text:p>
      <text:p text:style-name="P2">563232.409465 , 5115993.49752 , 2517.831</text:p>
      <text:p text:style-name="P2">563232.409465 , 5116094.55015 , 2525.536</text:p>
      <text:p text:style-name="P2">563232.409465 , 5116195.60279 , 2524.787</text:p>
      <text:p text:style-name="P2">563232.409465 , 5116296.65542 , 2515.733</text:p>
      <text:p text:style-name="P2">563232.409465 , 5116397.70805 , 2508.421</text:p>
      <text:p text:style-name="P2"><text:soft-page-break/>563232.409465 , 5116498.76068 , 2486.233</text:p>
      <text:p text:style-name="P2">563232.409465 , 5116599.81331 , 2470.308</text:p>
      <text:p text:style-name="P2">563232.409465 , 5116700.86594 , 2449.922</text:p>
      <text:p text:style-name="P2">563232.409465 , 5116801.91858 , 2416.284</text:p>
      <text:p text:style-name="P2">563232.409465 , 5116902.97121 , 2357.774</text:p>
      <text:p text:style-name="P2">563232.409465 , 5117004.02384 , 2310.789</text:p>
      <text:p text:style-name="P2">563232.409465 , 5117105.07647 , 2260.459</text:p>
      <text:p text:style-name="P2">563232.409465 , 5117206.1291 , 2207.921</text:p>
      <text:p text:style-name="P2">563232.409465 , 5117307.18173 , 2138.397</text:p>
      <text:p text:style-name="P2">563232.409465 , 5117408.23437 , 2055.388</text:p>
      <text:p text:style-name="P2">563232.409465 , 5117509.287 , 1986.13</text:p>
      <text:p text:style-name="P2">563232.409465 , 5117610.33963 , 1952.759</text:p>
      <text:p text:style-name="P2">563232.409465 , 5117711.39226 , 1926.305</text:p>
      <text:p text:style-name="P2">563232.409465 , 5117812.44489 , 1871.107</text:p>
      <text:p text:style-name="P2">563232.409465 , 5117913.49752 , 1854.676</text:p>
      <text:p text:style-name="P2">563232.409465 , 5118014.55015 , 1802.531</text:p>
      <text:p text:style-name="P2">563232.409465 , 5118115.60279 , 1756.45</text:p>
      <text:p text:style-name="P2">563232.409465 , 5118216.65542 , 1696.931</text:p>
      <text:p text:style-name="P2">563232.409465 , 5118317.70805 , 1650.591</text:p>
      <text:p text:style-name="P2">563232.409465 , 5118418.76068 , 1628.721</text:p>
      <text:p text:style-name="P2">563232.409465 , 5118519.81331 , 1593.109</text:p>
      <text:p text:style-name="P2">563232.409465 , 5118620.86594 , 1566.12</text:p>
      <text:p text:style-name="P2">563232.409465 , 5118721.91858 , 1517.71</text:p>
      <text:p text:style-name="P2">563232.409465 , 5118822.97121 , 1503.929</text:p>
      <text:p text:style-name="P2">563232.409465 , 5118924.02384 , 1484.549</text:p>
      <text:p text:style-name="P2">563232.409465 , 5119025.07647 , 1465.375</text:p>
      <text:p text:style-name="P2">563232.409465 , 5119126.1291 , 1429.696</text:p>
      <text:p text:style-name="P2">563232.409465 , 5119227.18173 , 1412.773</text:p>
      <text:p text:style-name="P2">563232.409465 , 5119328.23437 , 1386.469</text:p>
      <text:p text:style-name="P2">563232.409465 , 5119429.287 , 1366.649</text:p>
      <text:p text:style-name="P2">563232.409465 , 5119530.33963 , 1332.866</text:p>
      <text:p text:style-name="P2">563232.409465 , 5119631.39226 , 1344.325</text:p>
      <text:p text:style-name="P2">563232.409465 , 5119732.44489 , 1314.494</text:p>
      <text:p text:style-name="P2">563232.409465 , 5119833.49752 , 1280.983</text:p>
      <text:p text:style-name="P2">563232.409465 , 5119934.55015 , 1265.718</text:p>
      <text:p text:style-name="P2">563232.409465 , 5120035.60279 , 1255.817</text:p>
      <text:p text:style-name="P2">563232.409465 , 5120136.65542 , 1243.302</text:p>
      <text:p text:style-name="P2">563232.409465 , 5120237.70805 , 1232.114</text:p>
      <text:p text:style-name="P2">563232.409465 , 5120338.76068 , 1223.379</text:p>
      <text:p text:style-name="P2">563232.409465 , 5120439.81331 , 1214.735</text:p>
      <text:p text:style-name="P2">563232.409465 , 5120540.86594 , 1199.715</text:p>
      <text:p text:style-name="P2">563232.409465 , 5120641.91858 , 1188.836</text:p>
      <text:p text:style-name="P2">563232.409465 , 5120742.97121 , 1181.884</text:p>
      <text:p text:style-name="P2">563232.409465 , 5120844.02384 , 1171.565</text:p>
      <text:p text:style-name="P2">563232.409465 , 5120945.07647 , 1196.81</text:p>
      <text:p text:style-name="P2">563232.409465 , 5121046.1291 , 900.0</text:p>
      <text:p text:style-name="P2">563333.520576 , 5111446.1291 , 1207.553</text:p>
      <text:p text:style-name="P2">563333.520576 , 5111547.18173 , 1225.766</text:p>
      <text:p text:style-name="P2">563333.520576 , 5111648.23437 , 1238.622</text:p>
      <text:p text:style-name="P2">563333.520576 , 5111749.287 , 1249.647</text:p>
      <text:p text:style-name="P2">563333.520576 , 5111850.33963 , 1259.672</text:p>
      <text:p text:style-name="P2">563333.520576 , 5111951.39226 , 1270.618</text:p>
      <text:p text:style-name="P2"><text:soft-page-break/>563333.520576 , 5112052.44489 , 1293.024</text:p>
      <text:p text:style-name="P2">563333.520576 , 5112153.49752 , 1309.156</text:p>
      <text:p text:style-name="P2">563333.520576 , 5112254.55015 , 1327.247</text:p>
      <text:p text:style-name="P2">563333.520576 , 5112355.60279 , 1329.818</text:p>
      <text:p text:style-name="P2">563333.520576 , 5112456.65542 , 1348.859</text:p>
      <text:p text:style-name="P2">563333.520576 , 5112557.70805 , 1376.63</text:p>
      <text:p text:style-name="P2">563333.520576 , 5112658.76068 , 1398.552</text:p>
      <text:p text:style-name="P2">563333.520576 , 5112759.81331 , 1405.047</text:p>
      <text:p text:style-name="P2">563333.520576 , 5112860.86594 , 1418.963</text:p>
      <text:p text:style-name="P2">563333.520576 , 5112961.91858 , 1447.84</text:p>
      <text:p text:style-name="P2">563333.520576 , 5113062.97121 , 1480.297</text:p>
      <text:p text:style-name="P2">563333.520576 , 5113164.02384 , 1506.192</text:p>
      <text:p text:style-name="P2">563333.520576 , 5113265.07647 , 1548.571</text:p>
      <text:p text:style-name="P2">563333.520576 , 5113366.1291 , 1585.688</text:p>
      <text:p text:style-name="P2">563333.520576 , 5113467.18173 , 1614.384</text:p>
      <text:p text:style-name="P2">563333.520576 , 5113568.23437 , 1640.531</text:p>
      <text:p text:style-name="P2">563333.520576 , 5113669.287 , 1674.875</text:p>
      <text:p text:style-name="P2">563333.520576 , 5113770.33963 , 1713.817</text:p>
      <text:p text:style-name="P2">563333.520576 , 5113871.39226 , 1751.711</text:p>
      <text:p text:style-name="P2">563333.520576 , 5113972.44489 , 1765.719</text:p>
      <text:p text:style-name="P2">563333.520576 , 5114073.49752 , 1772.73</text:p>
      <text:p text:style-name="P2">563333.520576 , 5114174.55015 , 1823.813</text:p>
      <text:p text:style-name="P2">563333.520576 , 5114275.60279 , 1862.469</text:p>
      <text:p text:style-name="P2">563333.520576 , 5114376.65542 , 1895.015</text:p>
      <text:p text:style-name="P2">563333.520576 , 5114477.70805 , 1943.86</text:p>
      <text:p text:style-name="P2">563333.520576 , 5114578.76068 , 1957.844</text:p>
      <text:p text:style-name="P2">563333.520576 , 5114679.81331 , 1993.519</text:p>
      <text:p text:style-name="P2">563333.520576 , 5114780.86594 , 2060.695</text:p>
      <text:p text:style-name="P2">563333.520576 , 5114881.91858 , 2140.031</text:p>
      <text:p text:style-name="P2">563333.520576 , 5114982.97121 , 2243.315</text:p>
      <text:p text:style-name="P2">563333.520576 , 5115084.02384 , 2268.661</text:p>
      <text:p text:style-name="P2">563333.520576 , 5115185.07647 , 2298.438</text:p>
      <text:p text:style-name="P2">563333.520576 , 5115286.1291 , 2324.064</text:p>
      <text:p text:style-name="P2">563333.520576 , 5115387.18173 , 2351.571</text:p>
      <text:p text:style-name="P2">563333.520576 , 5115488.23437 , 2390.375</text:p>
      <text:p text:style-name="P2">563333.520576 , 5115589.287 , 2414.222</text:p>
      <text:p text:style-name="P2">563333.520576 , 5115690.33963 , 2442.942</text:p>
      <text:p text:style-name="P2">563333.520576 , 5115791.39226 , 2457.063</text:p>
      <text:p text:style-name="P2">563333.520576 , 5115892.44489 , 2460.464</text:p>
      <text:p text:style-name="P2">563333.520576 , 5115993.49752 , 2465.84</text:p>
      <text:p text:style-name="P2">563333.520576 , 5116094.55015 , 2475.156</text:p>
      <text:p text:style-name="P2">563333.520576 , 5116195.60279 , 2477.553</text:p>
      <text:p text:style-name="P2">563333.520576 , 5116296.65542 , 2477.939</text:p>
      <text:p text:style-name="P2">563333.520576 , 5116397.70805 , 2465.906</text:p>
      <text:p text:style-name="P2">563333.520576 , 5116498.76068 , 2443.011</text:p>
      <text:p text:style-name="P2">563333.520576 , 5116599.81331 , 2414.939</text:p>
      <text:p text:style-name="P2">563333.520576 , 5116700.86594 , 2393.203</text:p>
      <text:p text:style-name="P2">563333.520576 , 5116801.91858 , 2387.697</text:p>
      <text:p text:style-name="P2">563333.520576 , 5116902.97121 , 2351.109</text:p>
      <text:p text:style-name="P2">563333.520576 , 5117004.02384 , 2301.328</text:p>
      <text:p text:style-name="P2">563333.520576 , 5117105.07647 , 2252.089</text:p>
      <text:p text:style-name="P2">563333.520576 , 5117206.1291 , 2191.413</text:p>
      <text:p text:style-name="P2"><text:soft-page-break/>563333.520576 , 5117307.18173 , 2143.25</text:p>
      <text:p text:style-name="P2">563333.520576 , 5117408.23437 , 2095.806</text:p>
      <text:p text:style-name="P2">563333.520576 , 5117509.287 , 2037.097</text:p>
      <text:p text:style-name="P2">563333.520576 , 5117610.33963 , 1981.328</text:p>
      <text:p text:style-name="P2">563333.520576 , 5117711.39226 , 1898.063</text:p>
      <text:p text:style-name="P2">563333.520576 , 5117812.44489 , 1841.17</text:p>
      <text:p text:style-name="P2">563333.520576 , 5117913.49752 , 1804.766</text:p>
      <text:p text:style-name="P2">563333.520576 , 5118014.55015 , 1763.185</text:p>
      <text:p text:style-name="P2">563333.520576 , 5118115.60279 , 1731.355</text:p>
      <text:p text:style-name="P2">563333.520576 , 5118216.65542 , 1698.047</text:p>
      <text:p text:style-name="P2">563333.520576 , 5118317.70805 , 1662.823</text:p>
      <text:p text:style-name="P2">563333.520576 , 5118418.76068 , 1636.763</text:p>
      <text:p text:style-name="P2">563333.520576 , 5118519.81331 , 1604.719</text:p>
      <text:p text:style-name="P2">563333.520576 , 5118620.86594 , 1567.337</text:p>
      <text:p text:style-name="P2">563333.520576 , 5118721.91858 , 1535.61</text:p>
      <text:p text:style-name="P2">563333.520576 , 5118822.97121 , 1510.328</text:p>
      <text:p text:style-name="P2">563333.520576 , 5118924.02384 , 1483.638</text:p>
      <text:p text:style-name="P2">563333.520576 , 5119025.07647 , 1455.97</text:p>
      <text:p text:style-name="P2">563333.520576 , 5119126.1291 , 1437.938</text:p>
      <text:p text:style-name="P2">563333.520576 , 5119227.18173 , 1411.995</text:p>
      <text:p text:style-name="P2">563333.520576 , 5119328.23437 , 1400.357</text:p>
      <text:p text:style-name="P2">563333.520576 , 5119429.287 , 1384.344</text:p>
      <text:p text:style-name="P2">563333.520576 , 5119530.33963 , 1363.591</text:p>
      <text:p text:style-name="P2">563333.520576 , 5119631.39226 , 1334.686</text:p>
      <text:p text:style-name="P2">563333.520576 , 5119732.44489 , 1294.359</text:p>
      <text:p text:style-name="P2">563333.520576 , 5119833.49752 , 1282.74</text:p>
      <text:p text:style-name="P2">563333.520576 , 5119934.55015 , 1272.466</text:p>
      <text:p text:style-name="P2">563333.520576 , 5120035.60279 , 1258.984</text:p>
      <text:p text:style-name="P2">563333.520576 , 5120136.65542 , 1247.373</text:p>
      <text:p text:style-name="P2">563333.520576 , 5120237.70805 , 1235.751</text:p>
      <text:p text:style-name="P2">563333.520576 , 5120338.76068 , 1224.547</text:p>
      <text:p text:style-name="P2">563333.520576 , 5120439.81331 , 1213.823</text:p>
      <text:p text:style-name="P2">563333.520576 , 5120540.86594 , 1199.395</text:p>
      <text:p text:style-name="P2">563333.520576 , 5120641.91858 , 1190.125</text:p>
      <text:p text:style-name="P2">563333.520576 , 5120742.97121 , 1176.002</text:p>
      <text:p text:style-name="P2">563333.520576 , 5120844.02384 , 1169.517</text:p>
      <text:p text:style-name="P2">563333.520576 , 5120945.07647 , 1158.172</text:p>
      <text:p text:style-name="P2">563333.520576 , 5121046.1291 , 900.0</text:p>
      <text:p text:style-name="P2">563434.631687 , 5111446.1291 , 1210.407</text:p>
      <text:p text:style-name="P2">563434.631687 , 5111547.18173 , 1219.571</text:p>
      <text:p text:style-name="P2">563434.631687 , 5111648.23437 , 1230.368</text:p>
      <text:p text:style-name="P2">563434.631687 , 5111749.287 , 1241.898</text:p>
      <text:p text:style-name="P2">563434.631687 , 5111850.33963 , 1251.186</text:p>
      <text:p text:style-name="P2">563434.631687 , 5111951.39226 , 1269.161</text:p>
      <text:p text:style-name="P2">563434.631687 , 5112052.44489 , 1286.074</text:p>
      <text:p text:style-name="P2">563434.631687 , 5112153.49752 , 1298.084</text:p>
      <text:p text:style-name="P2">563434.631687 , 5112254.55015 , 1317.606</text:p>
      <text:p text:style-name="P2">563434.631687 , 5112355.60279 , 1336.95</text:p>
      <text:p text:style-name="P2">563434.631687 , 5112456.65542 , 1351.711</text:p>
      <text:p text:style-name="P2">563434.631687 , 5112557.70805 , 1354.064</text:p>
      <text:p text:style-name="P2">563434.631687 , 5112658.76068 , 1381.731</text:p>
      <text:p text:style-name="P2">563434.631687 , 5112759.81331 , 1401.523</text:p>
      <text:p text:style-name="P2"><text:soft-page-break/>563434.631687 , 5112860.86594 , 1424.477</text:p>
      <text:p text:style-name="P2">563434.631687 , 5112961.91858 , 1468.477</text:p>
      <text:p text:style-name="P2">563434.631687 , 5113062.97121 , 1487.177</text:p>
      <text:p text:style-name="P2">563434.631687 , 5113164.02384 , 1516.172</text:p>
      <text:p text:style-name="P2">563434.631687 , 5113265.07647 , 1546.788</text:p>
      <text:p text:style-name="P2">563434.631687 , 5113366.1291 , 1577.637</text:p>
      <text:p text:style-name="P2">563434.631687 , 5113467.18173 , 1601.096</text:p>
      <text:p text:style-name="P2">563434.631687 , 5113568.23437 , 1626.698</text:p>
      <text:p text:style-name="P2">563434.631687 , 5113669.287 , 1652.741</text:p>
      <text:p text:style-name="P2">563434.631687 , 5113770.33963 , 1685.419</text:p>
      <text:p text:style-name="P2">563434.631687 , 5113871.39226 , 1706.968</text:p>
      <text:p text:style-name="P2">563434.631687 , 5113972.44489 , 1715.228</text:p>
      <text:p text:style-name="P2">563434.631687 , 5114073.49752 , 1725.669</text:p>
      <text:p text:style-name="P2">563434.631687 , 5114174.55015 , 1775.524</text:p>
      <text:p text:style-name="P2">563434.631687 , 5114275.60279 , 1802.03</text:p>
      <text:p text:style-name="P2">563434.631687 , 5114376.65542 , 1848.537</text:p>
      <text:p text:style-name="P2">563434.631687 , 5114477.70805 , 1894.374</text:p>
      <text:p text:style-name="P2">563434.631687 , 5114578.76068 , 1921.636</text:p>
      <text:p text:style-name="P2">563434.631687 , 5114679.81331 , 1978.526</text:p>
      <text:p text:style-name="P2">563434.631687 , 5114780.86594 , 2055.755</text:p>
      <text:p text:style-name="P2">563434.631687 , 5114881.91858 , 2136.367</text:p>
      <text:p text:style-name="P2">563434.631687 , 5114982.97121 , 2201.274</text:p>
      <text:p text:style-name="P2">563434.631687 , 5115084.02384 , 2239.28</text:p>
      <text:p text:style-name="P2">563434.631687 , 5115185.07647 , 2266.537</text:p>
      <text:p text:style-name="P2">563434.631687 , 5115286.1291 , 2281.752</text:p>
      <text:p text:style-name="P2">563434.631687 , 5115387.18173 , 2309.312</text:p>
      <text:p text:style-name="P2">563434.631687 , 5115488.23437 , 2348.739</text:p>
      <text:p text:style-name="P2">563434.631687 , 5115589.287 , 2372.357</text:p>
      <text:p text:style-name="P2">563434.631687 , 5115690.33963 , 2393.182</text:p>
      <text:p text:style-name="P2">563434.631687 , 5115791.39226 , 2409.406</text:p>
      <text:p text:style-name="P2">563434.631687 , 5115892.44489 , 2419.782</text:p>
      <text:p text:style-name="P2">563434.631687 , 5115993.49752 , 2424.348</text:p>
      <text:p text:style-name="P2">563434.631687 , 5116094.55015 , 2432.493</text:p>
      <text:p text:style-name="P2">563434.631687 , 5116195.60279 , 2434.095</text:p>
      <text:p text:style-name="P2">563434.631687 , 5116296.65542 , 2425.697</text:p>
      <text:p text:style-name="P2">563434.631687 , 5116397.70805 , 2415.147</text:p>
      <text:p text:style-name="P2">563434.631687 , 5116498.76068 , 2392.019</text:p>
      <text:p text:style-name="P2">563434.631687 , 5116599.81331 , 2365.917</text:p>
      <text:p text:style-name="P2">563434.631687 , 5116700.86594 , 2351.315</text:p>
      <text:p text:style-name="P2">563434.631687 , 5116801.91858 , 2332.002</text:p>
      <text:p text:style-name="P2">563434.631687 , 5116902.97121 , 2328.648</text:p>
      <text:p text:style-name="P2">563434.631687 , 5117004.02384 , 2288.083</text:p>
      <text:p text:style-name="P2">563434.631687 , 5117105.07647 , 2234.859</text:p>
      <text:p text:style-name="P2">563434.631687 , 5117206.1291 , 2174.232</text:p>
      <text:p text:style-name="P2">563434.631687 , 5117307.18173 , 2121.369</text:p>
      <text:p text:style-name="P2">563434.631687 , 5117408.23437 , 2069.52</text:p>
      <text:p text:style-name="P2">563434.631687 , 5117509.287 , 2017.734</text:p>
      <text:p text:style-name="P2">563434.631687 , 5117610.33963 , 1989.024</text:p>
      <text:p text:style-name="P2">563434.631687 , 5117711.39226 , 1941.013</text:p>
      <text:p text:style-name="P2">563434.631687 , 5117812.44489 , 1872.59</text:p>
      <text:p text:style-name="P2">563434.631687 , 5117913.49752 , 1813.345</text:p>
      <text:p text:style-name="P2">563434.631687 , 5118014.55015 , 1755.082</text:p>
      <text:p text:style-name="P2"><text:soft-page-break/>563434.631687 , 5118115.60279 , 1711.042</text:p>
      <text:p text:style-name="P2">563434.631687 , 5118216.65542 , 1670.615</text:p>
      <text:p text:style-name="P2">563434.631687 , 5118317.70805 , 1638.907</text:p>
      <text:p text:style-name="P2">563434.631687 , 5118418.76068 , 1602.11</text:p>
      <text:p text:style-name="P2">563434.631687 , 5118519.81331 , 1587.795</text:p>
      <text:p text:style-name="P2">563434.631687 , 5118620.86594 , 1549.206</text:p>
      <text:p text:style-name="P2">563434.631687 , 5118721.91858 , 1532.442</text:p>
      <text:p text:style-name="P2">563434.631687 , 5118822.97121 , 1507.304</text:p>
      <text:p text:style-name="P2">563434.631687 , 5118924.02384 , 1477.724</text:p>
      <text:p text:style-name="P2">563434.631687 , 5119025.07647 , 1455.216</text:p>
      <text:p text:style-name="P2">563434.631687 , 5119126.1291 , 1433.859</text:p>
      <text:p text:style-name="P2">563434.631687 , 5119227.18173 , 1411.371</text:p>
      <text:p text:style-name="P2">563434.631687 , 5119328.23437 , 1386.568</text:p>
      <text:p text:style-name="P2">563434.631687 , 5119429.287 , 1372.247</text:p>
      <text:p text:style-name="P2">563434.631687 , 5119530.33963 , 1353.283</text:p>
      <text:p text:style-name="P2">563434.631687 , 5119631.39226 , 1325.413</text:p>
      <text:p text:style-name="P2">563434.631687 , 5119732.44489 , 1298.186</text:p>
      <text:p text:style-name="P2">563434.631687 , 5119833.49752 , 1294.178</text:p>
      <text:p text:style-name="P2">563434.631687 , 5119934.55015 , 1277.844</text:p>
      <text:p text:style-name="P2">563434.631687 , 5120035.60279 , 1265.352</text:p>
      <text:p text:style-name="P2">563434.631687 , 5120136.65542 , 1250.86</text:p>
      <text:p text:style-name="P2">563434.631687 , 5120237.70805 , 1235.493</text:p>
      <text:p text:style-name="P2">563434.631687 , 5120338.76068 , 1219.019</text:p>
      <text:p text:style-name="P2">563434.631687 , 5120439.81331 , 1208.683</text:p>
      <text:p text:style-name="P2">563434.631687 , 5120540.86594 , 1193.259</text:p>
      <text:p text:style-name="P2">563434.631687 , 5120641.91858 , 1183.015</text:p>
      <text:p text:style-name="P2">563434.631687 , 5120742.97121 , 1174.969</text:p>
      <text:p text:style-name="P2">563434.631687 , 5120844.02384 , 1163.458</text:p>
      <text:p text:style-name="P2">563434.631687 , 5120945.07647 , 1150.08</text:p>
      <text:p text:style-name="P2">563434.631687 , 5121046.1291 , 900.0</text:p>
      <text:p text:style-name="P2">563535.742798 , 5111446.1291 , 1207.269</text:p>
      <text:p text:style-name="P2">563535.742798 , 5111547.18173 , 1213.704</text:p>
      <text:p text:style-name="P2">563535.742798 , 5111648.23437 , 1223.323</text:p>
      <text:p text:style-name="P2">563535.742798 , 5111749.287 , 1234.108</text:p>
      <text:p text:style-name="P2">563535.742798 , 5111850.33963 , 1247.559</text:p>
      <text:p text:style-name="P2">563535.742798 , 5111951.39226 , 1257.417</text:p>
      <text:p text:style-name="P2">563535.742798 , 5112052.44489 , 1280.467</text:p>
      <text:p text:style-name="P2">563535.742798 , 5112153.49752 , 1296.195</text:p>
      <text:p text:style-name="P2">563535.742798 , 5112254.55015 , 1310.523</text:p>
      <text:p text:style-name="P2">563535.742798 , 5112355.60279 , 1310.317</text:p>
      <text:p text:style-name="P2">563535.742798 , 5112456.65542 , 1330.347</text:p>
      <text:p text:style-name="P2">563535.742798 , 5112557.70805 , 1367.079</text:p>
      <text:p text:style-name="P2">563535.742798 , 5112658.76068 , 1383.38</text:p>
      <text:p text:style-name="P2">563535.742798 , 5112759.81331 , 1393.87</text:p>
      <text:p text:style-name="P2">563535.742798 , 5112860.86594 , 1414.244</text:p>
      <text:p text:style-name="P2">563535.742798 , 5112961.91858 , 1460.629</text:p>
      <text:p text:style-name="P2">563535.742798 , 5113062.97121 , 1478.369</text:p>
      <text:p text:style-name="P2">563535.742798 , 5113164.02384 , 1506.959</text:p>
      <text:p text:style-name="P2">563535.742798 , 5113265.07647 , 1532.709</text:p>
      <text:p text:style-name="P2">563535.742798 , 5113366.1291 , 1544.274</text:p>
      <text:p text:style-name="P2">563535.742798 , 5113467.18173 , 1568.844</text:p>
      <text:p text:style-name="P2">563535.742798 , 5113568.23437 , 1593.527</text:p>
      <text:p text:style-name="P2"><text:soft-page-break/>563535.742798 , 5113669.287 , 1620.125</text:p>
      <text:p text:style-name="P2">563535.742798 , 5113770.33963 , 1649.158</text:p>
      <text:p text:style-name="P2">563535.742798 , 5113871.39226 , 1672.38</text:p>
      <text:p text:style-name="P2">563535.742798 , 5113972.44489 , 1677.137</text:p>
      <text:p text:style-name="P2">563535.742798 , 5114073.49752 , 1712.133</text:p>
      <text:p text:style-name="P2">563535.742798 , 5114174.55015 , 1736.313</text:p>
      <text:p text:style-name="P2">563535.742798 , 5114275.60279 , 1783.275</text:p>
      <text:p text:style-name="P2">563535.742798 , 5114376.65542 , 1821.56</text:p>
      <text:p text:style-name="P2">563535.742798 , 5114477.70805 , 1852.131</text:p>
      <text:p text:style-name="P2">563535.742798 , 5114578.76068 , 1897.998</text:p>
      <text:p text:style-name="P2">563535.742798 , 5114679.81331 , 1952.458</text:p>
      <text:p text:style-name="P2">563535.742798 , 5114780.86594 , 2021.342</text:p>
      <text:p text:style-name="P2">563535.742798 , 5114881.91858 , 2083.91</text:p>
      <text:p text:style-name="P2">563535.742798 , 5114982.97121 , 2137.697</text:p>
      <text:p text:style-name="P2">563535.742798 , 5115084.02384 , 2184.435</text:p>
      <text:p text:style-name="P2">563535.742798 , 5115185.07647 , 2213.782</text:p>
      <text:p text:style-name="P2">563535.742798 , 5115286.1291 , 2238.483</text:p>
      <text:p text:style-name="P2">563535.742798 , 5115387.18173 , 2270.431</text:p>
      <text:p text:style-name="P2">563535.742798 , 5115488.23437 , 2297.889</text:p>
      <text:p text:style-name="P2">563535.742798 , 5115589.287 , 2318.809</text:p>
      <text:p text:style-name="P2">563535.742798 , 5115690.33963 , 2336.546</text:p>
      <text:p text:style-name="P2">563535.742798 , 5115791.39226 , 2335.27</text:p>
      <text:p text:style-name="P2">563535.742798 , 5115892.44489 , 2360.984</text:p>
      <text:p text:style-name="P2">563535.742798 , 5115993.49752 , 2379.293</text:p>
      <text:p text:style-name="P2">563535.742798 , 5116094.55015 , 2390.613</text:p>
      <text:p text:style-name="P2">563535.742798 , 5116195.60279 , 2389.913</text:p>
      <text:p text:style-name="P2">563535.742798 , 5116296.65542 , 2374.417</text:p>
      <text:p text:style-name="P2">563535.742798 , 5116397.70805 , 2353.233</text:p>
      <text:p text:style-name="P2">563535.742798 , 5116498.76068 , 2327.4</text:p>
      <text:p text:style-name="P2">563535.742798 , 5116599.81331 , 2311.291</text:p>
      <text:p text:style-name="P2">563535.742798 , 5116700.86594 , 2292.874</text:p>
      <text:p text:style-name="P2">563535.742798 , 5116801.91858 , 2276.593</text:p>
      <text:p text:style-name="P2">563535.742798 , 5116902.97121 , 2262.92</text:p>
      <text:p text:style-name="P2">563535.742798 , 5117004.02384 , 2255.572</text:p>
      <text:p text:style-name="P2">563535.742798 , 5117105.07647 , 2204.907</text:p>
      <text:p text:style-name="P2">563535.742798 , 5117206.1291 , 2147.11</text:p>
      <text:p text:style-name="P2">563535.742798 , 5117307.18173 , 2091.777</text:p>
      <text:p text:style-name="P2">563535.742798 , 5117408.23437 , 2040.12</text:p>
      <text:p text:style-name="P2">563535.742798 , 5117509.287 , 1992.8</text:p>
      <text:p text:style-name="P2">563535.742798 , 5117610.33963 , 1944.788</text:p>
      <text:p text:style-name="P2">563535.742798 , 5117711.39226 , 1912.878</text:p>
      <text:p text:style-name="P2">563535.742798 , 5117812.44489 , 1876.787</text:p>
      <text:p text:style-name="P2">563535.742798 , 5117913.49752 , 1822.886</text:p>
      <text:p text:style-name="P2">563535.742798 , 5118014.55015 , 1764.437</text:p>
      <text:p text:style-name="P2">563535.742798 , 5118115.60279 , 1713.736</text:p>
      <text:p text:style-name="P2">563535.742798 , 5118216.65542 , 1672.718</text:p>
      <text:p text:style-name="P2">563535.742798 , 5118317.70805 , 1630.355</text:p>
      <text:p text:style-name="P2">563535.742798 , 5118418.76068 , 1597.858</text:p>
      <text:p text:style-name="P2">563535.742798 , 5118519.81331 , 1563.313</text:p>
      <text:p text:style-name="P2">563535.742798 , 5118620.86594 , 1540.093</text:p>
      <text:p text:style-name="P2">563535.742798 , 5118721.91858 , 1485.567</text:p>
      <text:p text:style-name="P2">563535.742798 , 5118822.97121 , 1454.376</text:p>
      <text:p text:style-name="P2"><text:soft-page-break/>563535.742798 , 5118924.02384 , 1445.807</text:p>
      <text:p text:style-name="P2">563535.742798 , 5119025.07647 , 1424.218</text:p>
      <text:p text:style-name="P2">563535.742798 , 5119126.1291 , 1397.925</text:p>
      <text:p text:style-name="P2">563535.742798 , 5119227.18173 , 1378.235</text:p>
      <text:p text:style-name="P2">563535.742798 , 5119328.23437 , 1384.583</text:p>
      <text:p text:style-name="P2">563535.742798 , 5119429.287 , 1364.7</text:p>
      <text:p text:style-name="P2">563535.742798 , 5119530.33963 , 1343.237</text:p>
      <text:p text:style-name="P2">563535.742798 , 5119631.39226 , 1324.966</text:p>
      <text:p text:style-name="P2">563535.742798 , 5119732.44489 , 1318.997</text:p>
      <text:p text:style-name="P2">563535.742798 , 5119833.49752 , 1297.097</text:p>
      <text:p text:style-name="P2">563535.742798 , 5119934.55015 , 1277.533</text:p>
      <text:p text:style-name="P2">563535.742798 , 5120035.60279 , 1260.717</text:p>
      <text:p text:style-name="P2">563535.742798 , 5120136.65542 , 1247.913</text:p>
      <text:p text:style-name="P2">563535.742798 , 5120237.70805 , 1230.229</text:p>
      <text:p text:style-name="P2">563535.742798 , 5120338.76068 , 1217.903</text:p>
      <text:p text:style-name="P2">563535.742798 , 5120439.81331 , 1205.01</text:p>
      <text:p text:style-name="P2">563535.742798 , 5120540.86594 , 1192.66</text:p>
      <text:p text:style-name="P2">563535.742798 , 5120641.91858 , 1179.897</text:p>
      <text:p text:style-name="P2">563535.742798 , 5120742.97121 , 1170.069</text:p>
      <text:p text:style-name="P2">563535.742798 , 5120844.02384 , 1158.442</text:p>
      <text:p text:style-name="P2">563535.742798 , 5120945.07647 , 1148.316</text:p>
      <text:p text:style-name="P2">563535.742798 , 5121046.1291 , 900.0</text:p>
      <text:p text:style-name="P2">563636.853909 , 5111446.1291 , 1199.665</text:p>
      <text:p text:style-name="P2">563636.853909 , 5111547.18173 , 1205.828</text:p>
      <text:p text:style-name="P2">563636.853909 , 5111648.23437 , 1219.281</text:p>
      <text:p text:style-name="P2">563636.853909 , 5111749.287 , 1230.302</text:p>
      <text:p text:style-name="P2">563636.853909 , 5111850.33963 , 1243.328</text:p>
      <text:p text:style-name="P2">563636.853909 , 5111951.39226 , 1255.55</text:p>
      <text:p text:style-name="P2">563636.853909 , 5112052.44489 , 1270.352</text:p>
      <text:p text:style-name="P2">563636.853909 , 5112153.49752 , 1283.016</text:p>
      <text:p text:style-name="P2">563636.853909 , 5112254.55015 , 1288.396</text:p>
      <text:p text:style-name="P2">563636.853909 , 5112355.60279 , 1310.218</text:p>
      <text:p text:style-name="P2">563636.853909 , 5112456.65542 , 1345.766</text:p>
      <text:p text:style-name="P2">563636.853909 , 5112557.70805 , 1363.486</text:p>
      <text:p text:style-name="P2">563636.853909 , 5112658.76068 , 1368.918</text:p>
      <text:p text:style-name="P2">563636.853909 , 5112759.81331 , 1405.469</text:p>
      <text:p text:style-name="P2">563636.853909 , 5112860.86594 , 1436.053</text:p>
      <text:p text:style-name="P2">563636.853909 , 5112961.91858 , 1448.839</text:p>
      <text:p text:style-name="P2">563636.853909 , 5113062.97121 , 1459.25</text:p>
      <text:p text:style-name="P2">563636.853909 , 5113164.02384 , 1472.743</text:p>
      <text:p text:style-name="P2">563636.853909 , 5113265.07647 , 1498.64</text:p>
      <text:p text:style-name="P2">563636.853909 , 5113366.1291 , 1531.75</text:p>
      <text:p text:style-name="P2">563636.853909 , 5113467.18173 , 1547.597</text:p>
      <text:p text:style-name="P2">563636.853909 , 5113568.23437 , 1553.931</text:p>
      <text:p text:style-name="P2">563636.853909 , 5113669.287 , 1615.219</text:p>
      <text:p text:style-name="P2">563636.853909 , 5113770.33963 , 1626.942</text:p>
      <text:p text:style-name="P2">563636.853909 , 5113871.39226 , 1633.321</text:p>
      <text:p text:style-name="P2">563636.853909 , 5113972.44489 , 1651.031</text:p>
      <text:p text:style-name="P2">563636.853909 , 5114073.49752 , 1680.307</text:p>
      <text:p text:style-name="P2">563636.853909 , 5114174.55015 , 1733.004</text:p>
      <text:p text:style-name="P2">563636.853909 , 5114275.60279 , 1789.703</text:p>
      <text:p text:style-name="P2">563636.853909 , 5114376.65542 , 1801.462</text:p>
      <text:p text:style-name="P2"><text:soft-page-break/>563636.853909 , 5114477.70805 , 1844.459</text:p>
      <text:p text:style-name="P2">563636.853909 , 5114578.76068 , 1895.609</text:p>
      <text:p text:style-name="P2">563636.853909 , 5114679.81331 , 1942.336</text:p>
      <text:p text:style-name="P2">563636.853909 , 5114780.86594 , 1994.822</text:p>
      <text:p text:style-name="P2">563636.853909 , 5114881.91858 , 2057.531</text:p>
      <text:p text:style-name="P2">563636.853909 , 5114982.97121 , 2112.394</text:p>
      <text:p text:style-name="P2">563636.853909 , 5115084.02384 , 2148.457</text:p>
      <text:p text:style-name="P2">563636.853909 , 5115185.07647 , 2183.609</text:p>
      <text:p text:style-name="P2">563636.853909 , 5115286.1291 , 2210.108</text:p>
      <text:p text:style-name="P2">563636.853909 , 5115387.18173 , 2228.784</text:p>
      <text:p text:style-name="P2">563636.853909 , 5115488.23437 , 2252.297</text:p>
      <text:p text:style-name="P2">563636.853909 , 5115589.287 , 2269.682</text:p>
      <text:p text:style-name="P2">563636.853909 , 5115690.33963 , 2290.248</text:p>
      <text:p text:style-name="P2">563636.853909 , 5115791.39226 , 2300.859</text:p>
      <text:p text:style-name="P2">563636.853909 , 5115892.44489 , 2324.042</text:p>
      <text:p text:style-name="P2">563636.853909 , 5115993.49752 , 2345.2</text:p>
      <text:p text:style-name="P2">563636.853909 , 5116094.55015 , 2356.5</text:p>
      <text:p text:style-name="P2">563636.853909 , 5116195.60279 , 2350.192</text:p>
      <text:p text:style-name="P2">563636.853909 , 5116296.65542 , 2338.059</text:p>
      <text:p text:style-name="P2">563636.853909 , 5116397.70805 , 2305.781</text:p>
      <text:p text:style-name="P2">563636.853909 , 5116498.76068 , 2278.078</text:p>
      <text:p text:style-name="P2">563636.853909 , 5116599.81331 , 2262.496</text:p>
      <text:p text:style-name="P2">563636.853909 , 5116700.86594 , 2240.313</text:p>
      <text:p text:style-name="P2">563636.853909 , 5116801.91858 , 2224.552</text:p>
      <text:p text:style-name="P2">563636.853909 , 5116902.97121 , 2209.633</text:p>
      <text:p text:style-name="P2">563636.853909 , 5117004.02384 , 2208</text:p>
      <text:p text:style-name="P2">563636.853909 , 5117105.07647 , 2179.286</text:p>
      <text:p text:style-name="P2">563636.853909 , 5117206.1291 , 2119.524</text:p>
      <text:p text:style-name="P2">563636.853909 , 5117307.18173 , 2066.578</text:p>
      <text:p text:style-name="P2">563636.853909 , 5117408.23437 , 2010.276</text:p>
      <text:p text:style-name="P2">563636.853909 , 5117509.287 , 1963.718</text:p>
      <text:p text:style-name="P2">563636.853909 , 5117610.33963 , 1930.781</text:p>
      <text:p text:style-name="P2">563636.853909 , 5117711.39226 , 1879.756</text:p>
      <text:p text:style-name="P2">563636.853909 , 5117812.44489 , 1859.197</text:p>
      <text:p text:style-name="P2">563636.853909 , 5117913.49752 , 1810.141</text:p>
      <text:p text:style-name="P2">563636.853909 , 5118014.55015 , 1774.234</text:p>
      <text:p text:style-name="P2">563636.853909 , 5118115.60279 , 1714.776</text:p>
      <text:p text:style-name="P2">563636.853909 , 5118216.65542 , 1671.75</text:p>
      <text:p text:style-name="P2">563636.853909 , 5118317.70805 , 1655.312</text:p>
      <text:p text:style-name="P2">563636.853909 , 5118418.76068 , 1597.985</text:p>
      <text:p text:style-name="P2">563636.853909 , 5118519.81331 , 1544.984</text:p>
      <text:p text:style-name="P2">563636.853909 , 5118620.86594 , 1528.44</text:p>
      <text:p text:style-name="P2">563636.853909 , 5118721.91858 , 1491.063</text:p>
      <text:p text:style-name="P2">563636.853909 , 5118822.97121 , 1455.672</text:p>
      <text:p text:style-name="P2">563636.853909 , 5118924.02384 , 1441.725</text:p>
      <text:p text:style-name="P2">563636.853909 , 5119025.07647 , 1417.01</text:p>
      <text:p text:style-name="P2">563636.853909 , 5119126.1291 , 1400.688</text:p>
      <text:p text:style-name="P2">563636.853909 , 5119227.18173 , 1387.753</text:p>
      <text:p text:style-name="P2">563636.853909 , 5119328.23437 , 1354.275</text:p>
      <text:p text:style-name="P2">563636.853909 , 5119429.287 , 1340.891</text:p>
      <text:p text:style-name="P2">563636.853909 , 5119530.33963 , 1347.794</text:p>
      <text:p text:style-name="P2">563636.853909 , 5119631.39226 , 1328.013</text:p>
      <text:p text:style-name="P2"><text:soft-page-break/>563636.853909 , 5119732.44489 , 1316.234</text:p>
      <text:p text:style-name="P2">563636.853909 , 5119833.49752 , 1293.832</text:p>
      <text:p text:style-name="P2">563636.853909 , 5119934.55015 , 1275.968</text:p>
      <text:p text:style-name="P2">563636.853909 , 5120035.60279 , 1257.781</text:p>
      <text:p text:style-name="P2">563636.853909 , 5120136.65542 , 1242.523</text:p>
      <text:p text:style-name="P2">563636.853909 , 5120237.70805 , 1228.045</text:p>
      <text:p text:style-name="P2">563636.853909 , 5120338.76068 , 1215.734</text:p>
      <text:p text:style-name="P2">563636.853909 , 5120439.81331 , 1199.849</text:p>
      <text:p text:style-name="P2">563636.853909 , 5120540.86594 , 1184.348</text:p>
      <text:p text:style-name="P2">563636.853909 , 5120641.91858 , 1174.828</text:p>
      <text:p text:style-name="P2">563636.853909 , 5120742.97121 , 1168.196</text:p>
      <text:p text:style-name="P2">563636.853909 , 5120844.02384 , 1152.345</text:p>
      <text:p text:style-name="P2">563636.853909 , 5120945.07647 , 1144.719</text:p>
      <text:p text:style-name="P2">563636.853909 , 5121046.1291 , 900.0</text:p>
      <text:p text:style-name="P2">563737.96502 , 5111446.1291 , 1193.82</text:p>
      <text:p text:style-name="P2">563737.96502 , 5111547.18173 , 1204.488</text:p>
      <text:p text:style-name="P2">563737.96502 , 5111648.23437 , 1213.169</text:p>
      <text:p text:style-name="P2">563737.96502 , 5111749.287 , 1225.411</text:p>
      <text:p text:style-name="P2">563737.96502 , 5111850.33963 , 1231.697</text:p>
      <text:p text:style-name="P2">563737.96502 , 5111951.39226 , 1242.752</text:p>
      <text:p text:style-name="P2">563737.96502 , 5112052.44489 , 1243.669</text:p>
      <text:p text:style-name="P2">563737.96502 , 5112153.49752 , 1268.626</text:p>
      <text:p text:style-name="P2">563737.96502 , 5112254.55015 , 1290.501</text:p>
      <text:p text:style-name="P2">563737.96502 , 5112355.60279 , 1323.614</text:p>
      <text:p text:style-name="P2">563737.96502 , 5112456.65542 , 1354.833</text:p>
      <text:p text:style-name="P2">563737.96502 , 5112557.70805 , 1372.014</text:p>
      <text:p text:style-name="P2">563737.96502 , 5112658.76068 , 1389.018</text:p>
      <text:p text:style-name="P2">563737.96502 , 5112759.81331 , 1405.634</text:p>
      <text:p text:style-name="P2">563737.96502 , 5112860.86594 , 1420.69</text:p>
      <text:p text:style-name="P2">563737.96502 , 5112961.91858 , 1422.795</text:p>
      <text:p text:style-name="P2">563737.96502 , 5113062.97121 , 1426.366</text:p>
      <text:p text:style-name="P2">563737.96502 , 5113164.02384 , 1458.056</text:p>
      <text:p text:style-name="P2">563737.96502 , 5113265.07647 , 1488.848</text:p>
      <text:p text:style-name="P2">563737.96502 , 5113366.1291 , 1504.161</text:p>
      <text:p text:style-name="P2">563737.96502 , 5113467.18173 , 1510.54</text:p>
      <text:p text:style-name="P2">563737.96502 , 5113568.23437 , 1535.791</text:p>
      <text:p text:style-name="P2">563737.96502 , 5113669.287 , 1586.377</text:p>
      <text:p text:style-name="P2">563737.96502 , 5113770.33963 , 1604.009</text:p>
      <text:p text:style-name="P2">563737.96502 , 5113871.39226 , 1613.187</text:p>
      <text:p text:style-name="P2">563737.96502 , 5113972.44489 , 1644.978</text:p>
      <text:p text:style-name="P2">563737.96502 , 5114073.49752 , 1684.769</text:p>
      <text:p text:style-name="P2">563737.96502 , 5114174.55015 , 1740.93</text:p>
      <text:p text:style-name="P2">563737.96502 , 5114275.60279 , 1766.943</text:p>
      <text:p text:style-name="P2">563737.96502 , 5114376.65542 , 1769.424</text:p>
      <text:p text:style-name="P2">563737.96502 , 5114477.70805 , 1846.659</text:p>
      <text:p text:style-name="P2">563737.96502 , 5114578.76068 , 1902.89</text:p>
      <text:p text:style-name="P2">563737.96502 , 5114679.81331 , 1943.327</text:p>
      <text:p text:style-name="P2">563737.96502 , 5114780.86594 , 1996.318</text:p>
      <text:p text:style-name="P2">563737.96502 , 5114881.91858 , 2037.4</text:p>
      <text:p text:style-name="P2">563737.96502 , 5114982.97121 , 2085.713</text:p>
      <text:p text:style-name="P2">563737.96502 , 5115084.02384 , 2125.932</text:p>
      <text:p text:style-name="P2">563737.96502 , 5115185.07647 , 2162.907</text:p>
      <text:p text:style-name="P2"><text:soft-page-break/>563737.96502 , 5115286.1291 , 2185.484</text:p>
      <text:p text:style-name="P2">563737.96502 , 5115387.18173 , 2196.101</text:p>
      <text:p text:style-name="P2">563737.96502 , 5115488.23437 , 2211.421</text:p>
      <text:p text:style-name="P2">563737.96502 , 5115589.287 , 2231.903</text:p>
      <text:p text:style-name="P2">563737.96502 , 5115690.33963 , 2257.21</text:p>
      <text:p text:style-name="P2">563737.96502 , 5115791.39226 , 2274.219</text:p>
      <text:p text:style-name="P2">563737.96502 , 5115892.44489 , 2288.868</text:p>
      <text:p text:style-name="P2">563737.96502 , 5115993.49752 , 2309.721</text:p>
      <text:p text:style-name="P2">563737.96502 , 5116094.55015 , 2320.356</text:p>
      <text:p text:style-name="P2">563737.96502 , 5116195.60279 , 2315.854</text:p>
      <text:p text:style-name="P2">563737.96502 , 5116296.65542 , 2292.962</text:p>
      <text:p text:style-name="P2">563737.96502 , 5116397.70805 , 2266.736</text:p>
      <text:p text:style-name="P2">563737.96502 , 5116498.76068 , 2235.777</text:p>
      <text:p text:style-name="P2">563737.96502 , 5116599.81331 , 2217.782</text:p>
      <text:p text:style-name="P2">563737.96502 , 5116700.86594 , 2209.66</text:p>
      <text:p text:style-name="P2">563737.96502 , 5116801.91858 , 2189.265</text:p>
      <text:p text:style-name="P2">563737.96502 , 5116902.97121 , 2164.98</text:p>
      <text:p text:style-name="P2">563737.96502 , 5117004.02384 , 2156.222</text:p>
      <text:p text:style-name="P2">563737.96502 , 5117105.07647 , 2140.809</text:p>
      <text:p text:style-name="P2">563737.96502 , 5117206.1291 , 2123.512</text:p>
      <text:p text:style-name="P2">563737.96502 , 5117307.18173 , 2078.917</text:p>
      <text:p text:style-name="P2">563737.96502 , 5117408.23437 , 2009.333</text:p>
      <text:p text:style-name="P2">563737.96502 , 5117509.287 , 1941.92</text:p>
      <text:p text:style-name="P2">563737.96502 , 5117610.33963 , 1896.953</text:p>
      <text:p text:style-name="P2">563737.96502 , 5117711.39226 , 1847.025</text:p>
      <text:p text:style-name="P2">563737.96502 , 5117812.44489 , 1812.08</text:p>
      <text:p text:style-name="P2">563737.96502 , 5117913.49752 , 1788.443</text:p>
      <text:p text:style-name="P2">563737.96502 , 5118014.55015 , 1739.638</text:p>
      <text:p text:style-name="P2">563737.96502 , 5118115.60279 , 1714.103</text:p>
      <text:p text:style-name="P2">563737.96502 , 5118216.65542 , 1670.777</text:p>
      <text:p text:style-name="P2">563737.96502 , 5118317.70805 , 1626.251</text:p>
      <text:p text:style-name="P2">563737.96502 , 5118418.76068 , 1618.866</text:p>
      <text:p text:style-name="P2">563737.96502 , 5118519.81331 , 1579.309</text:p>
      <text:p text:style-name="P2">563737.96502 , 5118620.86594 , 1533.886</text:p>
      <text:p text:style-name="P2">563737.96502 , 5118721.91858 , 1491.766</text:p>
      <text:p text:style-name="P2">563737.96502 , 5118822.97121 , 1470.813</text:p>
      <text:p text:style-name="P2">563737.96502 , 5118924.02384 , 1452.646</text:p>
      <text:p text:style-name="P2">563737.96502 , 5119025.07647 , 1420.722</text:p>
      <text:p text:style-name="P2">563737.96502 , 5119126.1291 , 1405.536</text:p>
      <text:p text:style-name="P2">563737.96502 , 5119227.18173 , 1389.694</text:p>
      <text:p text:style-name="P2">563737.96502 , 5119328.23437 , 1353.3</text:p>
      <text:p text:style-name="P2">563737.96502 , 5119429.287 , 1329.352</text:p>
      <text:p text:style-name="P2">563737.96502 , 5119530.33963 , 1317.533</text:p>
      <text:p text:style-name="P2">563737.96502 , 5119631.39226 , 1321.755</text:p>
      <text:p text:style-name="P2">563737.96502 , 5119732.44489 , 1298.718</text:p>
      <text:p text:style-name="P2">563737.96502 , 5119833.49752 , 1292.739</text:p>
      <text:p text:style-name="P2">563737.96502 , 5119934.55015 , 1278.17</text:p>
      <text:p text:style-name="P2">563737.96502 , 5120035.60279 , 1261.979</text:p>
      <text:p text:style-name="P2">563737.96502 , 5120136.65542 , 1246.281</text:p>
      <text:p text:style-name="P2">563737.96502 , 5120237.70805 , 1234.595</text:p>
      <text:p text:style-name="P2">563737.96502 , 5120338.76068 , 1216.209</text:p>
      <text:p text:style-name="P2">563737.96502 , 5120439.81331 , 1201.557</text:p>
      <text:p text:style-name="P2"><text:soft-page-break/>563737.96502 , 5120540.86594 , 1185.089</text:p>
      <text:p text:style-name="P2">563737.96502 , 5120641.91858 , 1176.274</text:p>
      <text:p text:style-name="P2">563737.96502 , 5120742.97121 , 1167.534</text:p>
      <text:p text:style-name="P2">563737.96502 , 5120844.02384 , 1153.017</text:p>
      <text:p text:style-name="P2">563737.96502 , 5120945.07647 , 1141.455</text:p>
      <text:p text:style-name="P2">563737.96502 , 5121046.1291 , 900.0</text:p>
      <text:p text:style-name="P2">563839.076131 , 5111446.1291 , 1188.316</text:p>
      <text:p text:style-name="P2">563839.076131 , 5111547.18173 , 1193.155</text:p>
      <text:p text:style-name="P2">563839.076131 , 5111648.23437 , 1200.412</text:p>
      <text:p text:style-name="P2">563839.076131 , 5111749.287 , 1209.798</text:p>
      <text:p text:style-name="P2">563839.076131 , 5111850.33963 , 1223.97</text:p>
      <text:p text:style-name="P2">563839.076131 , 5111951.39226 , 1220.775</text:p>
      <text:p text:style-name="P2">563839.076131 , 5112052.44489 , 1249.152</text:p>
      <text:p text:style-name="P2">563839.076131 , 5112153.49752 , 1279.72</text:p>
      <text:p text:style-name="P2">563839.076131 , 5112254.55015 , 1286.491</text:p>
      <text:p text:style-name="P2">563839.076131 , 5112355.60279 , 1324.254</text:p>
      <text:p text:style-name="P2">563839.076131 , 5112456.65542 , 1354.693</text:p>
      <text:p text:style-name="P2">563839.076131 , 5112557.70805 , 1368.467</text:p>
      <text:p text:style-name="P2">563839.076131 , 5112658.76068 , 1381.548</text:p>
      <text:p text:style-name="P2">563839.076131 , 5112759.81331 , 1393.599</text:p>
      <text:p text:style-name="P2">563839.076131 , 5112860.86594 , 1386.042</text:p>
      <text:p text:style-name="P2">563839.076131 , 5112961.91858 , 1397.91</text:p>
      <text:p text:style-name="P2">563839.076131 , 5113062.97121 , 1417.747</text:p>
      <text:p text:style-name="P2">563839.076131 , 5113164.02384 , 1445.648</text:p>
      <text:p text:style-name="P2">563839.076131 , 5113265.07647 , 1467.168</text:p>
      <text:p text:style-name="P2">563839.076131 , 5113366.1291 , 1465.398</text:p>
      <text:p text:style-name="P2">563839.076131 , 5113467.18173 , 1498.133</text:p>
      <text:p text:style-name="P2">563839.076131 , 5113568.23437 , 1534.92</text:p>
      <text:p text:style-name="P2">563839.076131 , 5113669.287 , 1552.834</text:p>
      <text:p text:style-name="P2">563839.076131 , 5113770.33963 , 1579.255</text:p>
      <text:p text:style-name="P2">563839.076131 , 5113871.39226 , 1617.224</text:p>
      <text:p text:style-name="P2">563839.076131 , 5113972.44489 , 1642.509</text:p>
      <text:p text:style-name="P2">563839.076131 , 5114073.49752 , 1676.286</text:p>
      <text:p text:style-name="P2">563839.076131 , 5114174.55015 , 1739.852</text:p>
      <text:p text:style-name="P2">563839.076131 , 5114275.60279 , 1716.079</text:p>
      <text:p text:style-name="P2">563839.076131 , 5114376.65542 , 1755.505</text:p>
      <text:p text:style-name="P2">563839.076131 , 5114477.70805 , 1815.333</text:p>
      <text:p text:style-name="P2">563839.076131 , 5114578.76068 , 1871.062</text:p>
      <text:p text:style-name="P2">563839.076131 , 5114679.81331 , 1931.538</text:p>
      <text:p text:style-name="P2">563839.076131 , 5114780.86594 , 1995.942</text:p>
      <text:p text:style-name="P2">563839.076131 , 5114881.91858 , 2029.326</text:p>
      <text:p text:style-name="P2">563839.076131 , 5114982.97121 , 2062.215</text:p>
      <text:p text:style-name="P2">563839.076131 , 5115084.02384 , 2091.011</text:p>
      <text:p text:style-name="P2">563839.076131 , 5115185.07647 , 2120.268</text:p>
      <text:p text:style-name="P2">563839.076131 , 5115286.1291 , 2133.42</text:p>
      <text:p text:style-name="P2">563839.076131 , 5115387.18173 , 2157.595</text:p>
      <text:p text:style-name="P2">563839.076131 , 5115488.23437 , 2170.363</text:p>
      <text:p text:style-name="P2">563839.076131 , 5115589.287 , 2191.533</text:p>
      <text:p text:style-name="P2">563839.076131 , 5115690.33963 , 2223.226</text:p>
      <text:p text:style-name="P2">563839.076131 , 5115791.39226 , 2241.489</text:p>
      <text:p text:style-name="P2">563839.076131 , 5115892.44489 , 2249.395</text:p>
      <text:p text:style-name="P2">563839.076131 , 5115993.49752 , 2262.034</text:p>
      <text:p text:style-name="P2"><text:soft-page-break/>563839.076131 , 5116094.55015 , 2270.641</text:p>
      <text:p text:style-name="P2">563839.076131 , 5116195.60279 , 2265.27</text:p>
      <text:p text:style-name="P2">563839.076131 , 5116296.65542 , 2242.098</text:p>
      <text:p text:style-name="P2">563839.076131 , 5116397.70805 , 2216.973</text:p>
      <text:p text:style-name="P2">563839.076131 , 5116498.76068 , 2196.138</text:p>
      <text:p text:style-name="P2">563839.076131 , 5116599.81331 , 2177.508</text:p>
      <text:p text:style-name="P2">563839.076131 , 5116700.86594 , 2171.389</text:p>
      <text:p text:style-name="P2">563839.076131 , 5116801.91858 , 2156.106</text:p>
      <text:p text:style-name="P2">563839.076131 , 5116902.97121 , 2128.861</text:p>
      <text:p text:style-name="P2">563839.076131 , 5117004.02384 , 2109.755</text:p>
      <text:p text:style-name="P2">563839.076131 , 5117105.07647 , 2086.866</text:p>
      <text:p text:style-name="P2">563839.076131 , 5117206.1291 , 2083.86</text:p>
      <text:p text:style-name="P2">563839.076131 , 5117307.18173 , 2069.993</text:p>
      <text:p text:style-name="P2">563839.076131 , 5117408.23437 , 2017.243</text:p>
      <text:p text:style-name="P2">563839.076131 , 5117509.287 , 1949.157</text:p>
      <text:p text:style-name="P2">563839.076131 , 5117610.33963 , 1893.503</text:p>
      <text:p text:style-name="P2">563839.076131 , 5117711.39226 , 1852.172</text:p>
      <text:p text:style-name="P2">563839.076131 , 5117812.44489 , 1805.047</text:p>
      <text:p text:style-name="P2">563839.076131 , 5117913.49752 , 1755.885</text:p>
      <text:p text:style-name="P2">563839.076131 , 5118014.55015 , 1720.752</text:p>
      <text:p text:style-name="P2">563839.076131 , 5118115.60279 , 1695.859</text:p>
      <text:p text:style-name="P2">563839.076131 , 5118216.65542 , 1668.032</text:p>
      <text:p text:style-name="P2">563839.076131 , 5118317.70805 , 1616.952</text:p>
      <text:p text:style-name="P2">563839.076131 , 5118418.76068 , 1583.775</text:p>
      <text:p text:style-name="P2">563839.076131 , 5118519.81331 , 1576.891</text:p>
      <text:p text:style-name="P2">563839.076131 , 5118620.86594 , 1546.915</text:p>
      <text:p text:style-name="P2">563839.076131 , 5118721.91858 , 1514.02</text:p>
      <text:p text:style-name="P2">563839.076131 , 5118822.97121 , 1482.682</text:p>
      <text:p text:style-name="P2">563839.076131 , 5118924.02384 , 1448.762</text:p>
      <text:p text:style-name="P2">563839.076131 , 5119025.07647 , 1418.846</text:p>
      <text:p text:style-name="P2">563839.076131 , 5119126.1291 , 1403.748</text:p>
      <text:p text:style-name="P2">563839.076131 , 5119227.18173 , 1377.971</text:p>
      <text:p text:style-name="P2">563839.076131 , 5119328.23437 , 1363.86</text:p>
      <text:p text:style-name="P2">563839.076131 , 5119429.287 , 1335.181</text:p>
      <text:p text:style-name="P2">563839.076131 , 5119530.33963 , 1313.026</text:p>
      <text:p text:style-name="P2">563839.076131 , 5119631.39226 , 1292.057</text:p>
      <text:p text:style-name="P2">563839.076131 , 5119732.44489 , 1283.714</text:p>
      <text:p text:style-name="P2">563839.076131 , 5119833.49752 , 1269.492</text:p>
      <text:p text:style-name="P2">563839.076131 , 5119934.55015 , 1268.441</text:p>
      <text:p text:style-name="P2">563839.076131 , 5120035.60279 , 1252.98</text:p>
      <text:p text:style-name="P2">563839.076131 , 5120136.65542 , 1236.948</text:p>
      <text:p text:style-name="P2">563839.076131 , 5120237.70805 , 1223.805</text:p>
      <text:p text:style-name="P2">563839.076131 , 5120338.76068 , 1209.621</text:p>
      <text:p text:style-name="P2">563839.076131 , 5120439.81331 , 1194.61</text:p>
      <text:p text:style-name="P2">563839.076131 , 5120540.86594 , 1185.838</text:p>
      <text:p text:style-name="P2">563839.076131 , 5120641.91858 , 1174.112</text:p>
      <text:p text:style-name="P2">563839.076131 , 5120742.97121 , 1165.589</text:p>
      <text:p text:style-name="P2">563839.076131 , 5120844.02384 , 1153.138</text:p>
      <text:p text:style-name="P2">563839.076131 , 5120945.07647 , 1142.841</text:p>
      <text:p text:style-name="P2">563839.076131 , 5121046.1291 , 900.0</text:p>
      <text:p text:style-name="P2">563940.187243 , 5111446.1291 , 1174.936</text:p>
      <text:p text:style-name="P2">563940.187243 , 5111547.18173 , 1182.891</text:p>
      <text:p text:style-name="P2"><text:soft-page-break/>563940.187243 , 5111648.23437 , 1189.144</text:p>
      <text:p text:style-name="P2">563940.187243 , 5111749.287 , 1200.016</text:p>
      <text:p text:style-name="P2">563940.187243 , 5111850.33963 , 1207.672</text:p>
      <text:p text:style-name="P2">563940.187243 , 5111951.39226 , 1233.359</text:p>
      <text:p text:style-name="P2">563940.187243 , 5112052.44489 , 1257.216</text:p>
      <text:p text:style-name="P2">563940.187243 , 5112153.49752 , 1264.938</text:p>
      <text:p text:style-name="P2">563940.187243 , 5112254.55015 , 1277.577</text:p>
      <text:p text:style-name="P2">563940.187243 , 5112355.60279 , 1313.153</text:p>
      <text:p text:style-name="P2">563940.187243 , 5112456.65542 , 1341.766</text:p>
      <text:p text:style-name="P2">563940.187243 , 5112557.70805 , 1375.682</text:p>
      <text:p text:style-name="P2">563940.187243 , 5112658.76068 , 1354.442</text:p>
      <text:p text:style-name="P2">563940.187243 , 5112759.81331 , 1353.859</text:p>
      <text:p text:style-name="P2">563940.187243 , 5112860.86594 , 1375.124</text:p>
      <text:p text:style-name="P2">563940.187243 , 5112961.91858 , 1384.337</text:p>
      <text:p text:style-name="P2">563940.187243 , 5113062.97121 , 1412.688</text:p>
      <text:p text:style-name="P2">563940.187243 , 5113164.02384 , 1436.802</text:p>
      <text:p text:style-name="P2">563940.187243 , 5113265.07647 , 1454.012</text:p>
      <text:p text:style-name="P2">563940.187243 , 5113366.1291 , 1474.016</text:p>
      <text:p text:style-name="P2">563940.187243 , 5113467.18173 , 1482.427</text:p>
      <text:p text:style-name="P2">563940.187243 , 5113568.23437 , 1508.98</text:p>
      <text:p text:style-name="P2">563940.187243 , 5113669.287 , 1552.5</text:p>
      <text:p text:style-name="P2">563940.187243 , 5113770.33963 , 1583.811</text:p>
      <text:p text:style-name="P2">563940.187243 , 5113871.39226 , 1618.767</text:p>
      <text:p text:style-name="P2">563940.187243 , 5113972.44489 , 1640.078</text:p>
      <text:p text:style-name="P2">563940.187243 , 5114073.49752 , 1675.194</text:p>
      <text:p text:style-name="P2">563940.187243 , 5114174.55015 , 1688.359</text:p>
      <text:p text:style-name="P2">563940.187243 , 5114275.60279 , 1691.609</text:p>
      <text:p text:style-name="P2">563940.187243 , 5114376.65542 , 1736.757</text:p>
      <text:p text:style-name="P2">563940.187243 , 5114477.70805 , 1785.344</text:p>
      <text:p text:style-name="P2">563940.187243 , 5114578.76068 , 1845.969</text:p>
      <text:p text:style-name="P2">563940.187243 , 5114679.81331 , 1895.344</text:p>
      <text:p text:style-name="P2">563940.187243 , 5114780.86594 , 1946.95</text:p>
      <text:p text:style-name="P2">563940.187243 , 5114881.91858 , 1979.234</text:p>
      <text:p text:style-name="P2">563940.187243 , 5114982.97121 , 2012.262</text:p>
      <text:p text:style-name="P2">563940.187243 , 5115084.02384 , 2041.724</text:p>
      <text:p text:style-name="P2">563940.187243 , 5115185.07647 , 2084.781</text:p>
      <text:p text:style-name="P2">563940.187243 , 5115286.1291 , 2106.724</text:p>
      <text:p text:style-name="P2">563940.187243 , 5115387.18173 , 2111.929</text:p>
      <text:p text:style-name="P2">563940.187243 , 5115488.23437 , 2123.016</text:p>
      <text:p text:style-name="P2">563940.187243 , 5115589.287 , 2145.879</text:p>
      <text:p text:style-name="P2">563940.187243 , 5115690.33963 , 2198.871</text:p>
      <text:p text:style-name="P2">563940.187243 , 5115791.39226 , 2210.625</text:p>
      <text:p text:style-name="P2">563940.187243 , 5115892.44489 , 2212.795</text:p>
      <text:p text:style-name="P2">563940.187243 , 5115993.49752 , 2211.787</text:p>
      <text:p text:style-name="P2">563940.187243 , 5116094.55015 , 2234.438</text:p>
      <text:p text:style-name="P2">563940.187243 , 5116195.60279 , 2218.439</text:p>
      <text:p text:style-name="P2">563940.187243 , 5116296.65542 , 2190.417</text:p>
      <text:p text:style-name="P2">563940.187243 , 5116397.70805 , 2169.422</text:p>
      <text:p text:style-name="P2">563940.187243 , 5116498.76068 , 2152.795</text:p>
      <text:p text:style-name="P2">563940.187243 , 5116599.81331 , 2130.582</text:p>
      <text:p text:style-name="P2">563940.187243 , 5116700.86594 , 2120.219</text:p>
      <text:p text:style-name="P2">563940.187243 , 5116801.91858 , 2128.479</text:p>
      <text:p text:style-name="P2"><text:soft-page-break/>563940.187243 , 5116902.97121 , 2109.007</text:p>
      <text:p text:style-name="P2">563940.187243 , 5117004.02384 , 2082.172</text:p>
      <text:p text:style-name="P2">563940.187243 , 5117105.07647 , 2067.781</text:p>
      <text:p text:style-name="P2">563940.187243 , 5117206.1291 , 2034.534</text:p>
      <text:p text:style-name="P2">563940.187243 , 5117307.18173 , 2016.438</text:p>
      <text:p text:style-name="P2">563940.187243 , 5117408.23437 , 2014.085</text:p>
      <text:p text:style-name="P2">563940.187243 , 5117509.287 , 1948.058</text:p>
      <text:p text:style-name="P2">563940.187243 , 5117610.33963 , 1899.953</text:p>
      <text:p text:style-name="P2">563940.187243 , 5117711.39226 , 1852.936</text:p>
      <text:p text:style-name="P2">563940.187243 , 5117812.44489 , 1805.105</text:p>
      <text:p text:style-name="P2">563940.187243 , 5117913.49752 , 1763.719</text:p>
      <text:p text:style-name="P2">563940.187243 , 5118014.55015 , 1717.192</text:p>
      <text:p text:style-name="P2">563940.187243 , 5118115.60279 , 1669.146</text:p>
      <text:p text:style-name="P2">563940.187243 , 5118216.65542 , 1643.203</text:p>
      <text:p text:style-name="P2">563940.187243 , 5118317.70805 , 1616.667</text:p>
      <text:p text:style-name="P2">563940.187243 , 5118418.76068 , 1568.428</text:p>
      <text:p text:style-name="P2">563940.187243 , 5118519.81331 , 1551.219</text:p>
      <text:p text:style-name="P2">563940.187243 , 5118620.86594 , 1545.205</text:p>
      <text:p text:style-name="P2">563940.187243 , 5118721.91858 , 1518.93</text:p>
      <text:p text:style-name="P2">563940.187243 , 5118822.97121 , 1491.547</text:p>
      <text:p text:style-name="P2">563940.187243 , 5118924.02384 , 1460.664</text:p>
      <text:p text:style-name="P2">563940.187243 , 5119025.07647 , 1430.075</text:p>
      <text:p text:style-name="P2">563940.187243 , 5119126.1291 , 1403.359</text:p>
      <text:p text:style-name="P2">563940.187243 , 5119227.18173 , 1378.944</text:p>
      <text:p text:style-name="P2">563940.187243 , 5119328.23437 , 1348.246</text:p>
      <text:p text:style-name="P2">563940.187243 , 5119429.287 , 1341.094</text:p>
      <text:p text:style-name="P2">563940.187243 , 5119530.33963 , 1326.466</text:p>
      <text:p text:style-name="P2">563940.187243 , 5119631.39226 , 1301.428</text:p>
      <text:p text:style-name="P2">563940.187243 , 5119732.44489 , 1282.469</text:p>
      <text:p text:style-name="P2">563940.187243 , 5119833.49752 , 1266.394</text:p>
      <text:p text:style-name="P2">563940.187243 , 5119934.55015 , 1249.697</text:p>
      <text:p text:style-name="P2">563940.187243 , 5120035.60279 , 1241.891</text:p>
      <text:p text:style-name="P2">563940.187243 , 5120136.65542 , 1236.151</text:p>
      <text:p text:style-name="P2">563940.187243 , 5120237.70805 , 1221.196</text:p>
      <text:p text:style-name="P2">563940.187243 , 5120338.76068 , 1205.797</text:p>
      <text:p text:style-name="P2">563940.187243 , 5120439.81331 , 1193.711</text:p>
      <text:p text:style-name="P2">563940.187243 , 5120540.86594 , 1183.153</text:p>
      <text:p text:style-name="P2">563940.187243 , 5120641.91858 , 1171.906</text:p>
      <text:p text:style-name="P2">563940.187243 , 5120742.97121 , 1159.823</text:p>
      <text:p text:style-name="P2">563940.187243 , 5120844.02384 , 1143.865</text:p>
      <text:p text:style-name="P2">563940.187243 , 5120945.07647 , 1131.797</text:p>
      <text:p text:style-name="P2">563940.187243 , 5121046.1291 , 900.0</text:p>
      <text:p text:style-name="P2">564041.298354 , 5111446.1291 , 1165.524</text:p>
      <text:p text:style-name="P2">564041.298354 , 5111547.18173 , 1171.823</text:p>
      <text:p text:style-name="P2">564041.298354 , 5111648.23437 , 1182.596</text:p>
      <text:p text:style-name="P2">564041.298354 , 5111749.287 , 1188.825</text:p>
      <text:p text:style-name="P2">564041.298354 , 5111850.33963 , 1228.175</text:p>
      <text:p text:style-name="P2">564041.298354 , 5111951.39226 , 1243.532</text:p>
      <text:p text:style-name="P2">564041.298354 , 5112052.44489 , 1252.888</text:p>
      <text:p text:style-name="P2">564041.298354 , 5112153.49752 , 1263.644</text:p>
      <text:p text:style-name="P2">564041.298354 , 5112254.55015 , 1276.77</text:p>
      <text:p text:style-name="P2">564041.298354 , 5112355.60279 , 1284.807</text:p>
      <text:p text:style-name="P2"><text:soft-page-break/>564041.298354 , 5112456.65542 , 1319.391</text:p>
      <text:p text:style-name="P2">564041.298354 , 5112557.70805 , 1332.934</text:p>
      <text:p text:style-name="P2">564041.298354 , 5112658.76068 , 1333.167</text:p>
      <text:p text:style-name="P2">564041.298354 , 5112759.81331 , 1351.97</text:p>
      <text:p text:style-name="P2">564041.298354 , 5112860.86594 , 1356.775</text:p>
      <text:p text:style-name="P2">564041.298354 , 5112961.91858 , 1395.711</text:p>
      <text:p text:style-name="P2">564041.298354 , 5113062.97121 , 1419.563</text:p>
      <text:p text:style-name="P2">564041.298354 , 5113164.02384 , 1440.484</text:p>
      <text:p text:style-name="P2">564041.298354 , 5113265.07647 , 1457.922</text:p>
      <text:p text:style-name="P2">564041.298354 , 5113366.1291 , 1458.664</text:p>
      <text:p text:style-name="P2">564041.298354 , 5113467.18173 , 1482.722</text:p>
      <text:p text:style-name="P2">564041.298354 , 5113568.23437 , 1525.045</text:p>
      <text:p text:style-name="P2">564041.298354 , 5113669.287 , 1563.494</text:p>
      <text:p text:style-name="P2">564041.298354 , 5113770.33963 , 1592.104</text:p>
      <text:p text:style-name="P2">564041.298354 , 5113871.39226 , 1610.808</text:p>
      <text:p text:style-name="P2">564041.298354 , 5113972.44489 , 1630.218</text:p>
      <text:p text:style-name="P2">564041.298354 , 5114073.49752 , 1657.562</text:p>
      <text:p text:style-name="P2">564041.298354 , 5114174.55015 , 1664.432</text:p>
      <text:p text:style-name="P2">564041.298354 , 5114275.60279 , 1700.453</text:p>
      <text:p text:style-name="P2">564041.298354 , 5114376.65542 , 1729.601</text:p>
      <text:p text:style-name="P2">564041.298354 , 5114477.70805 , 1773.731</text:p>
      <text:p text:style-name="P2">564041.298354 , 5114578.76068 , 1824.703</text:p>
      <text:p text:style-name="P2">564041.298354 , 5114679.81331 , 1871.141</text:p>
      <text:p text:style-name="P2">564041.298354 , 5114780.86594 , 1908.516</text:p>
      <text:p text:style-name="P2">564041.298354 , 5114881.91858 , 1934.026</text:p>
      <text:p text:style-name="P2">564041.298354 , 5114982.97121 , 1968.279</text:p>
      <text:p text:style-name="P2">564041.298354 , 5115084.02384 , 2009.831</text:p>
      <text:p text:style-name="P2">564041.298354 , 5115185.07647 , 2051.924</text:p>
      <text:p text:style-name="P2">564041.298354 , 5115286.1291 , 2057.479</text:p>
      <text:p text:style-name="P2">564041.298354 , 5115387.18173 , 2073.238</text:p>
      <text:p text:style-name="P2">564041.298354 , 5115488.23437 , 2079.685</text:p>
      <text:p text:style-name="P2">564041.298354 , 5115589.287 , 2111.018</text:p>
      <text:p text:style-name="P2">564041.298354 , 5115690.33963 , 2160.112</text:p>
      <text:p text:style-name="P2">564041.298354 , 5115791.39226 , 2169.565</text:p>
      <text:p text:style-name="P2">564041.298354 , 5115892.44489 , 2172.404</text:p>
      <text:p text:style-name="P2">564041.298354 , 5115993.49752 , 2170.523</text:p>
      <text:p text:style-name="P2">564041.298354 , 5116094.55015 , 2203.237</text:p>
      <text:p text:style-name="P2">564041.298354 , 5116195.60279 , 2167.508</text:p>
      <text:p text:style-name="P2">564041.298354 , 5116296.65542 , 2131.792</text:p>
      <text:p text:style-name="P2">564041.298354 , 5116397.70805 , 2131.586</text:p>
      <text:p text:style-name="P2">564041.298354 , 5116498.76068 , 2107.771</text:p>
      <text:p text:style-name="P2">564041.298354 , 5116599.81331 , 2087.373</text:p>
      <text:p text:style-name="P2">564041.298354 , 5116700.86594 , 2085.992</text:p>
      <text:p text:style-name="P2">564041.298354 , 5116801.91858 , 2100.606</text:p>
      <text:p text:style-name="P2">564041.298354 , 5116902.97121 , 2081.94</text:p>
      <text:p text:style-name="P2">564041.298354 , 5117004.02384 , 2066.896</text:p>
      <text:p text:style-name="P2">564041.298354 , 5117105.07647 , 2037.145</text:p>
      <text:p text:style-name="P2">564041.298354 , 5117206.1291 , 1998.4</text:p>
      <text:p text:style-name="P2">564041.298354 , 5117307.18173 , 1966.926</text:p>
      <text:p text:style-name="P2">564041.298354 , 5117408.23437 , 1960.768</text:p>
      <text:p text:style-name="P2">564041.298354 , 5117509.287 , 1950.164</text:p>
      <text:p text:style-name="P2">564041.298354 , 5117610.33963 , 1892.385</text:p>
      <text:p text:style-name="P2"><text:soft-page-break/>564041.298354 , 5117711.39226 , 1845.094</text:p>
      <text:p text:style-name="P2">564041.298354 , 5117812.44489 , 1806.476</text:p>
      <text:p text:style-name="P2">564041.298354 , 5117913.49752 , 1759.113</text:p>
      <text:p text:style-name="P2">564041.298354 , 5118014.55015 , 1727.712</text:p>
      <text:p text:style-name="P2">564041.298354 , 5118115.60279 , 1674.55</text:p>
      <text:p text:style-name="P2">564041.298354 , 5118216.65542 , 1624.2</text:p>
      <text:p text:style-name="P2">564041.298354 , 5118317.70805 , 1586.737</text:p>
      <text:p text:style-name="P2">564041.298354 , 5118418.76068 , 1566.503</text:p>
      <text:p text:style-name="P2">564041.298354 , 5118519.81331 , 1552.56</text:p>
      <text:p text:style-name="P2">564041.298354 , 5118620.86594 , 1526.305</text:p>
      <text:p text:style-name="P2">564041.298354 , 5118721.91858 , 1500.09</text:p>
      <text:p text:style-name="P2">564041.298354 , 5118822.97121 , 1487.201</text:p>
      <text:p text:style-name="P2">564041.298354 , 5118924.02384 , 1465.127</text:p>
      <text:p text:style-name="P2">564041.298354 , 5119025.07647 , 1434.418</text:p>
      <text:p text:style-name="P2">564041.298354 , 5119126.1291 , 1408.307</text:p>
      <text:p text:style-name="P2">564041.298354 , 5119227.18173 , 1382.883</text:p>
      <text:p text:style-name="P2">564041.298354 , 5119328.23437 , 1356.608</text:p>
      <text:p text:style-name="P2">564041.298354 , 5119429.287 , 1336.557</text:p>
      <text:p text:style-name="P2">564041.298354 , 5119530.33963 , 1320.666</text:p>
      <text:p text:style-name="P2">564041.298354 , 5119631.39226 , 1303.126</text:p>
      <text:p text:style-name="P2">564041.298354 , 5119732.44489 , 1291.093</text:p>
      <text:p text:style-name="P2">564041.298354 , 5119833.49752 , 1279.958</text:p>
      <text:p text:style-name="P2">564041.298354 , 5119934.55015 , 1262.884</text:p>
      <text:p text:style-name="P2">564041.298354 , 5120035.60279 , 1234.128</text:p>
      <text:p text:style-name="P2">564041.298354 , 5120136.65542 , 1228.744</text:p>
      <text:p text:style-name="P2">564041.298354 , 5120237.70805 , 1213.729</text:p>
      <text:p text:style-name="P2">564041.298354 , 5120338.76068 , 1202.655</text:p>
      <text:p text:style-name="P2">564041.298354 , 5120439.81331 , 1193.777</text:p>
      <text:p text:style-name="P2">564041.298354 , 5120540.86594 , 1180.543</text:p>
      <text:p text:style-name="P2">564041.298354 , 5120641.91858 , 1171.847</text:p>
      <text:p text:style-name="P2">564041.298354 , 5120742.97121 , 1157.568</text:p>
      <text:p text:style-name="P2">564041.298354 , 5120844.02384 , 1145.438</text:p>
      <text:p text:style-name="P2">564041.298354 , 5120945.07647 , 1133.533</text:p>
      <text:p text:style-name="P2">564041.298354 , 5121046.1291 , 900.0</text:p>
      <text:p text:style-name="P2">564142.409465 , 5111446.1291 , 1154.349</text:p>
      <text:p text:style-name="P2">564142.409465 , 5111547.18173 , 1165.138</text:p>
      <text:p text:style-name="P2">564142.409465 , 5111648.23437 , 1173.206</text:p>
      <text:p text:style-name="P2">564142.409465 , 5111749.287 , 1188.998</text:p>
      <text:p text:style-name="P2">564142.409465 , 5111850.33963 , 1204.007</text:p>
      <text:p text:style-name="P2">564142.409465 , 5111951.39226 , 1226.535</text:p>
      <text:p text:style-name="P2">564142.409465 , 5112052.44489 , 1238.682</text:p>
      <text:p text:style-name="P2">564142.409465 , 5112153.49752 , 1238.944</text:p>
      <text:p text:style-name="P2">564142.409465 , 5112254.55015 , 1253.722</text:p>
      <text:p text:style-name="P2">564142.409465 , 5112355.60279 , 1269.061</text:p>
      <text:p text:style-name="P2">564142.409465 , 5112456.65542 , 1286.065</text:p>
      <text:p text:style-name="P2">564142.409465 , 5112557.70805 , 1306.051</text:p>
      <text:p text:style-name="P2">564142.409465 , 5112658.76068 , 1313.853</text:p>
      <text:p text:style-name="P2">564142.409465 , 5112759.81331 , 1337.454</text:p>
      <text:p text:style-name="P2">564142.409465 , 5112860.86594 , 1378.069</text:p>
      <text:p text:style-name="P2">564142.409465 , 5112961.91858 , 1402.839</text:p>
      <text:p text:style-name="P2">564142.409465 , 5113062.97121 , 1426.133</text:p>
      <text:p text:style-name="P2">564142.409465 , 5113164.02384 , 1432.223</text:p>
      <text:p text:style-name="P2"><text:soft-page-break/>564142.409465 , 5113265.07647 , 1432.817</text:p>
      <text:p text:style-name="P2">564142.409465 , 5113366.1291 , 1450.431</text:p>
      <text:p text:style-name="P2">564142.409465 , 5113467.18173 , 1457.469</text:p>
      <text:p text:style-name="P2">564142.409465 , 5113568.23437 , 1509.92</text:p>
      <text:p text:style-name="P2">564142.409465 , 5113669.287 , 1543.289</text:p>
      <text:p text:style-name="P2">564142.409465 , 5113770.33963 , 1550.464</text:p>
      <text:p text:style-name="P2">564142.409465 , 5113871.39226 , 1598.801</text:p>
      <text:p text:style-name="P2">564142.409465 , 5113972.44489 , 1623.892</text:p>
      <text:p text:style-name="P2">564142.409465 , 5114073.49752 , 1610.436</text:p>
      <text:p text:style-name="P2">564142.409465 , 5114174.55015 , 1658.505</text:p>
      <text:p text:style-name="P2">564142.409465 , 5114275.60279 , 1675.607</text:p>
      <text:p text:style-name="P2">564142.409465 , 5114376.65542 , 1701.886</text:p>
      <text:p text:style-name="P2">564142.409465 , 5114477.70805 , 1742.9</text:p>
      <text:p text:style-name="P2">564142.409465 , 5114578.76068 , 1799.365</text:p>
      <text:p text:style-name="P2">564142.409465 , 5114679.81331 , 1825.967</text:p>
      <text:p text:style-name="P2">564142.409465 , 5114780.86594 , 1857.294</text:p>
      <text:p text:style-name="P2">564142.409465 , 5114881.91858 , 1897.79</text:p>
      <text:p text:style-name="P2">564142.409465 , 5114982.97121 , 1932.94</text:p>
      <text:p text:style-name="P2">564142.409465 , 5115084.02384 , 1970.784</text:p>
      <text:p text:style-name="P2">564142.409465 , 5115185.07647 , 1990.927</text:p>
      <text:p text:style-name="P2">564142.409465 , 5115286.1291 , 2000.716</text:p>
      <text:p text:style-name="P2">564142.409465 , 5115387.18173 , 2028.044</text:p>
      <text:p text:style-name="P2">564142.409465 , 5115488.23437 , 2064.058</text:p>
      <text:p text:style-name="P2">564142.409465 , 5115589.287 , 2085.344</text:p>
      <text:p text:style-name="P2">564142.409465 , 5115690.33963 , 2127.959</text:p>
      <text:p text:style-name="P2">564142.409465 , 5115791.39226 , 2126.704</text:p>
      <text:p text:style-name="P2">564142.409465 , 5115892.44489 , 2127.628</text:p>
      <text:p text:style-name="P2">564142.409465 , 5115993.49752 , 2130.562</text:p>
      <text:p text:style-name="P2">564142.409465 , 5116094.55015 , 2164.636</text:p>
      <text:p text:style-name="P2">564142.409465 , 5116195.60279 , 2116.603</text:p>
      <text:p text:style-name="P2">564142.409465 , 5116296.65542 , 2074.996</text:p>
      <text:p text:style-name="P2">564142.409465 , 5116397.70805 , 2080.056</text:p>
      <text:p text:style-name="P2">564142.409465 , 5116498.76068 , 2073.07</text:p>
      <text:p text:style-name="P2">564142.409465 , 5116599.81331 , 2056.445</text:p>
      <text:p text:style-name="P2">564142.409465 , 5116700.86594 , 2037.68</text:p>
      <text:p text:style-name="P2">564142.409465 , 5116801.91858 , 2038.777</text:p>
      <text:p text:style-name="P2">564142.409465 , 5116902.97121 , 2049.409</text:p>
      <text:p text:style-name="P2">564142.409465 , 5117004.02384 , 2036.119</text:p>
      <text:p text:style-name="P2">564142.409465 , 5117105.07647 , 2006.936</text:p>
      <text:p text:style-name="P2">564142.409465 , 5117206.1291 , 1963.116</text:p>
      <text:p text:style-name="P2">564142.409465 , 5117307.18173 , 1926.759</text:p>
      <text:p text:style-name="P2">564142.409465 , 5117408.23437 , 1905.195</text:p>
      <text:p text:style-name="P2">564142.409465 , 5117509.287 , 1889.7</text:p>
      <text:p text:style-name="P2">564142.409465 , 5117610.33963 , 1856.933</text:p>
      <text:p text:style-name="P2">564142.409465 , 5117711.39226 , 1810.996</text:p>
      <text:p text:style-name="P2">564142.409465 , 5117812.44489 , 1761.114</text:p>
      <text:p text:style-name="P2">564142.409465 , 5117913.49752 , 1749.698</text:p>
      <text:p text:style-name="P2">564142.409465 , 5118014.55015 , 1717.586</text:p>
      <text:p text:style-name="P2">564142.409465 , 5118115.60279 , 1685.737</text:p>
      <text:p text:style-name="P2">564142.409465 , 5118216.65542 , 1644.573</text:p>
      <text:p text:style-name="P2">564142.409465 , 5118317.70805 , 1596.591</text:p>
      <text:p text:style-name="P2">564142.409465 , 5118418.76068 , 1552.916</text:p>
      <text:p text:style-name="P2"><text:soft-page-break/>564142.409465 , 5118519.81331 , 1537.556</text:p>
      <text:p text:style-name="P2">564142.409465 , 5118620.86594 , 1518.137</text:p>
      <text:p text:style-name="P2">564142.409465 , 5118721.91858 , 1490.429</text:p>
      <text:p text:style-name="P2">564142.409465 , 5118822.97121 , 1464.644</text:p>
      <text:p text:style-name="P2">564142.409465 , 5118924.02384 , 1452.447</text:p>
      <text:p text:style-name="P2">564142.409465 , 5119025.07647 , 1437.045</text:p>
      <text:p text:style-name="P2">564142.409465 , 5119126.1291 , 1415.832</text:p>
      <text:p text:style-name="P2">564142.409465 , 5119227.18173 , 1399.965</text:p>
      <text:p text:style-name="P2">564142.409465 , 5119328.23437 , 1374.255</text:p>
      <text:p text:style-name="P2">564142.409465 , 5119429.287 , 1355.769</text:p>
      <text:p text:style-name="P2">564142.409465 , 5119530.33963 , 1309.879</text:p>
      <text:p text:style-name="P2">564142.409465 , 5119631.39226 , 1301.252</text:p>
      <text:p text:style-name="P2">564142.409465 , 5119732.44489 , 1286.929</text:p>
      <text:p text:style-name="P2">564142.409465 , 5119833.49752 , 1274.747</text:p>
      <text:p text:style-name="P2">564142.409465 , 5119934.55015 , 1267.315</text:p>
      <text:p text:style-name="P2">564142.409465 , 5120035.60279 , 1243.88</text:p>
      <text:p text:style-name="P2">564142.409465 , 5120136.65542 , 1224.105</text:p>
      <text:p text:style-name="P2">564142.409465 , 5120237.70805 , 1209.886</text:p>
      <text:p text:style-name="P2">564142.409465 , 5120338.76068 , 1194.914</text:p>
      <text:p text:style-name="P2">564142.409465 , 5120439.81331 , 1187.813</text:p>
      <text:p text:style-name="P2">564142.409465 , 5120540.86594 , 1177.422</text:p>
      <text:p text:style-name="P2">564142.409465 , 5120641.91858 , 1164.005</text:p>
      <text:p text:style-name="P2">564142.409465 , 5120742.97121 , 1153.014</text:p>
      <text:p text:style-name="P2">564142.409465 , 5120844.02384 , 1143.024</text:p>
      <text:p text:style-name="P2">564142.409465 , 5120945.07647 , 1131.99</text:p>
      <text:p text:style-name="P2">564142.409465 , 5121046.1291 , 900.0</text:p>
      <text:p text:style-name="P2">564243.520576 , 5111446.1291 , 1143.826</text:p>
      <text:p text:style-name="P2">564243.520576 , 5111547.18173 , 1154.5</text:p>
      <text:p text:style-name="P2">564243.520576 , 5111648.23437 , 1173.86</text:p>
      <text:p text:style-name="P2">564243.520576 , 5111749.287 , 1183.465</text:p>
      <text:p text:style-name="P2">564243.520576 , 5111850.33963 , 1194.719</text:p>
      <text:p text:style-name="P2">564243.520576 , 5111951.39226 , 1205.9</text:p>
      <text:p text:style-name="P2">564243.520576 , 5112052.44489 , 1221.689</text:p>
      <text:p text:style-name="P2">564243.520576 , 5112153.49752 , 1240.344</text:p>
      <text:p text:style-name="P2">564243.520576 , 5112254.55015 , 1251.433</text:p>
      <text:p text:style-name="P2">564243.520576 , 5112355.60279 , 1270.659</text:p>
      <text:p text:style-name="P2">564243.520576 , 5112456.65542 , 1283.453</text:p>
      <text:p text:style-name="P2">564243.520576 , 5112557.70805 , 1296.77</text:p>
      <text:p text:style-name="P2">564243.520576 , 5112658.76068 , 1339.304</text:p>
      <text:p text:style-name="P2">564243.520576 , 5112759.81331 , 1361.016</text:p>
      <text:p text:style-name="P2">564243.520576 , 5112860.86594 , 1381.176</text:p>
      <text:p text:style-name="P2">564243.520576 , 5112961.91858 , 1400.473</text:p>
      <text:p text:style-name="P2">564243.520576 , 5113062.97121 , 1413.766</text:p>
      <text:p text:style-name="P2">564243.520576 , 5113164.02384 , 1414.826</text:p>
      <text:p text:style-name="P2">564243.520576 , 5113265.07647 , 1429.313</text:p>
      <text:p text:style-name="P2">564243.520576 , 5113366.1291 , 1426</text:p>
      <text:p text:style-name="P2">564243.520576 , 5113467.18173 , 1435.859</text:p>
      <text:p text:style-name="P2">564243.520576 , 5113568.23437 , 1480.34</text:p>
      <text:p text:style-name="P2">564243.520576 , 5113669.287 , 1520.016</text:p>
      <text:p text:style-name="P2">564243.520576 , 5113770.33963 , 1548.753</text:p>
      <text:p text:style-name="P2">564243.520576 , 5113871.39226 , 1588.49</text:p>
      <text:p text:style-name="P2">564243.520576 , 5113972.44489 , 1589.281</text:p>
      <text:p text:style-name="P2"><text:soft-page-break/>564243.520576 , 5114073.49752 , 1592.856</text:p>
      <text:p text:style-name="P2">564243.520576 , 5114174.55015 , 1632.81</text:p>
      <text:p text:style-name="P2">564243.520576 , 5114275.60279 , 1646.25</text:p>
      <text:p text:style-name="P2">564243.520576 , 5114376.65542 , 1675.678</text:p>
      <text:p text:style-name="P2">564243.520576 , 5114477.70805 , 1721.663</text:p>
      <text:p text:style-name="P2">564243.520576 , 5114578.76068 , 1759.078</text:p>
      <text:p text:style-name="P2">564243.520576 , 5114679.81331 , 1789.369</text:p>
      <text:p text:style-name="P2">564243.520576 , 5114780.86594 , 1825.487</text:p>
      <text:p text:style-name="P2">564243.520576 , 5114881.91858 , 1861.297</text:p>
      <text:p text:style-name="P2">564243.520576 , 5114982.97121 , 1916.438</text:p>
      <text:p text:style-name="P2">564243.520576 , 5115084.02384 , 1937.513</text:p>
      <text:p text:style-name="P2">564243.520576 , 5115185.07647 , 1943.766</text:p>
      <text:p text:style-name="P2">564243.520576 , 5115286.1291 , 1961.186</text:p>
      <text:p text:style-name="P2">564243.520576 , 5115387.18173 , 2015.469</text:p>
      <text:p text:style-name="P2">564243.520576 , 5115488.23437 , 2035.266</text:p>
      <text:p text:style-name="P2">564243.520576 , 5115589.287 , 2050.571</text:p>
      <text:p text:style-name="P2">564243.520576 , 5115690.33963 , 2077.322</text:p>
      <text:p text:style-name="P2">564243.520576 , 5115791.39226 , 2080.047</text:p>
      <text:p text:style-name="P2">564243.520576 , 5115892.44489 , 2069.114</text:p>
      <text:p text:style-name="P2">564243.520576 , 5115993.49752 , 2082.037</text:p>
      <text:p text:style-name="P2">564243.520576 , 5116094.55015 , 2133.922</text:p>
      <text:p text:style-name="P2">564243.520576 , 5116195.60279 , 2081.586</text:p>
      <text:p text:style-name="P2">564243.520576 , 5116296.65542 , 2030.095</text:p>
      <text:p text:style-name="P2">564243.520576 , 5116397.70805 , 2011.375</text:p>
      <text:p text:style-name="P2">564243.520576 , 5116498.76068 , 2039.943</text:p>
      <text:p text:style-name="P2">564243.520576 , 5116599.81331 , 2013.741</text:p>
      <text:p text:style-name="P2">564243.520576 , 5116700.86594 , 2002.078</text:p>
      <text:p text:style-name="P2">564243.520576 , 5116801.91858 , 1973.946</text:p>
      <text:p text:style-name="P2">564243.520576 , 5116902.97121 , 2018.518</text:p>
      <text:p text:style-name="P2">564243.520576 , 5117004.02384 , 1998.328</text:p>
      <text:p text:style-name="P2">564243.520576 , 5117105.07647 , 1974.325</text:p>
      <text:p text:style-name="P2">564243.520576 , 5117206.1291 , 1934.589</text:p>
      <text:p text:style-name="P2">564243.520576 , 5117307.18173 , 1895.281</text:p>
      <text:p text:style-name="P2">564243.520576 , 5117408.23437 , 1874.674</text:p>
      <text:p text:style-name="P2">564243.520576 , 5117509.287 , 1844.406</text:p>
      <text:p text:style-name="P2">564243.520576 , 5117610.33963 , 1815.906</text:p>
      <text:p text:style-name="P2">564243.520576 , 5117711.39226 , 1782.099</text:p>
      <text:p text:style-name="P2">564243.520576 , 5117812.44489 , 1741.009</text:p>
      <text:p text:style-name="P2">564243.520576 , 5117913.49752 , 1705.172</text:p>
      <text:p text:style-name="P2">564243.520576 , 5118014.55015 , 1694.557</text:p>
      <text:p text:style-name="P2">564243.520576 , 5118115.60279 , 1666.171</text:p>
      <text:p text:style-name="P2">564243.520576 , 5118216.65542 , 1635.719</text:p>
      <text:p text:style-name="P2">564243.520576 , 5118317.70805 , 1604.374</text:p>
      <text:p text:style-name="P2">564243.520576 , 5118418.76068 , 1555.154</text:p>
      <text:p text:style-name="P2">564243.520576 , 5118519.81331 , 1537.922</text:p>
      <text:p text:style-name="P2">564243.520576 , 5118620.86594 , 1502.838</text:p>
      <text:p text:style-name="P2">564243.520576 , 5118721.91858 , 1487.242</text:p>
      <text:p text:style-name="P2">564243.520576 , 5118822.97121 , 1457.063</text:p>
      <text:p text:style-name="P2">564243.520576 , 5118924.02384 , 1419.95</text:p>
      <text:p text:style-name="P2">564243.520576 , 5119025.07647 , 1433.851</text:p>
      <text:p text:style-name="P2">564243.520576 , 5119126.1291 , 1416.594</text:p>
      <text:p text:style-name="P2">564243.520576 , 5119227.18173 , 1397.073</text:p>
      <text:p text:style-name="P2"><text:soft-page-break/>564243.520576 , 5119328.23437 , 1370.246</text:p>
      <text:p text:style-name="P2">564243.520576 , 5119429.287 , 1342.578</text:p>
      <text:p text:style-name="P2">564243.520576 , 5119530.33963 , 1309.58</text:p>
      <text:p text:style-name="P2">564243.520576 , 5119631.39226 , 1290.304</text:p>
      <text:p text:style-name="P2">564243.520576 , 5119732.44489 , 1278.938</text:p>
      <text:p text:style-name="P2">564243.520576 , 5119833.49752 , 1276.104</text:p>
      <text:p text:style-name="P2">564243.520576 , 5119934.55015 , 1258.286</text:p>
      <text:p text:style-name="P2">564243.520576 , 5120035.60279 , 1247.031</text:p>
      <text:p text:style-name="P2">564243.520576 , 5120136.65542 , 1237.177</text:p>
      <text:p text:style-name="P2">564243.520576 , 5120237.70805 , 1226.487</text:p>
      <text:p text:style-name="P2">564243.520576 , 5120338.76068 , 1192.75</text:p>
      <text:p text:style-name="P2">564243.520576 , 5120439.81331 , 1179.705</text:p>
      <text:p text:style-name="P2">564243.520576 , 5120540.86594 , 1171.13</text:p>
      <text:p text:style-name="P2">564243.520576 , 5120641.91858 , 1162.125</text:p>
      <text:p text:style-name="P2">564243.520576 , 5120742.97121 , 1156.407</text:p>
      <text:p text:style-name="P2">564243.520576 , 5120844.02384 , 1147.942</text:p>
      <text:p text:style-name="P2">564243.520576 , 5120945.07647 , 1134.391</text:p>
      <text:p text:style-name="P2">564243.520576 , 5121046.1291 , 900.0</text:p>
      <text:p text:style-name="P2">564344.631687 , 5111446.1291 , 1148.567</text:p>
      <text:p text:style-name="P2">564344.631687 , 5111547.18173 , 1162.389</text:p>
      <text:p text:style-name="P2">564344.631687 , 5111648.23437 , 1171.097</text:p>
      <text:p text:style-name="P2">564344.631687 , 5111749.287 , 1177.861</text:p>
      <text:p text:style-name="P2">564344.631687 , 5111850.33963 , 1186.821</text:p>
      <text:p text:style-name="P2">564344.631687 , 5111951.39226 , 1192.032</text:p>
      <text:p text:style-name="P2">564344.631687 , 5112052.44489 , 1218.809</text:p>
      <text:p text:style-name="P2">564344.631687 , 5112153.49752 , 1231.113</text:p>
      <text:p text:style-name="P2">564344.631687 , 5112254.55015 , 1241.111</text:p>
      <text:p text:style-name="P2">564344.631687 , 5112355.60279 , 1254.982</text:p>
      <text:p text:style-name="P2">564344.631687 , 5112456.65542 , 1288.829</text:p>
      <text:p text:style-name="P2">564344.631687 , 5112557.70805 , 1327.05</text:p>
      <text:p text:style-name="P2">564344.631687 , 5112658.76068 , 1342.808</text:p>
      <text:p text:style-name="P2">564344.631687 , 5112759.81331 , 1356.954</text:p>
      <text:p text:style-name="P2">564344.631687 , 5112860.86594 , 1375.694</text:p>
      <text:p text:style-name="P2">564344.631687 , 5112961.91858 , 1396.186</text:p>
      <text:p text:style-name="P2">564344.631687 , 5113062.97121 , 1383.858</text:p>
      <text:p text:style-name="P2">564344.631687 , 5113164.02384 , 1403.803</text:p>
      <text:p text:style-name="P2">564344.631687 , 5113265.07647 , 1394.61</text:p>
      <text:p text:style-name="P2">564344.631687 , 5113366.1291 , 1409.33</text:p>
      <text:p text:style-name="P2">564344.631687 , 5113467.18173 , 1431.953</text:p>
      <text:p text:style-name="P2">564344.631687 , 5113568.23437 , 1455.602</text:p>
      <text:p text:style-name="P2">564344.631687 , 5113669.287 , 1491.06</text:p>
      <text:p text:style-name="P2">564344.631687 , 5113770.33963 , 1522.954</text:p>
      <text:p text:style-name="P2">564344.631687 , 5113871.39226 , 1560.827</text:p>
      <text:p text:style-name="P2">564344.631687 , 5113972.44489 , 1563.131</text:p>
      <text:p text:style-name="P2">564344.631687 , 5114073.49752 , 1600.629</text:p>
      <text:p text:style-name="P2">564344.631687 , 5114174.55015 , 1584.241</text:p>
      <text:p text:style-name="P2">564344.631687 , 5114275.60279 , 1606.969</text:p>
      <text:p text:style-name="P2">564344.631687 , 5114376.65542 , 1641.13</text:p>
      <text:p text:style-name="P2">564344.631687 , 5114477.70805 , 1694.819</text:p>
      <text:p text:style-name="P2">564344.631687 , 5114578.76068 , 1730.973</text:p>
      <text:p text:style-name="P2">564344.631687 , 5114679.81331 , 1764.385</text:p>
      <text:p text:style-name="P2">564344.631687 , 5114780.86594 , 1794.147</text:p>
      <text:p text:style-name="P2"><text:soft-page-break/>564344.631687 , 5114881.91858 , 1833.008</text:p>
      <text:p text:style-name="P2">564344.631687 , 5114982.97121 , 1874.068</text:p>
      <text:p text:style-name="P2">564344.631687 , 5115084.02384 , 1906.31</text:p>
      <text:p text:style-name="P2">564344.631687 , 5115185.07647 , 1912.286</text:p>
      <text:p text:style-name="P2">564344.631687 , 5115286.1291 , 1942.999</text:p>
      <text:p text:style-name="P2">564344.631687 , 5115387.18173 , 1964.361</text:p>
      <text:p text:style-name="P2">564344.631687 , 5115488.23437 , 1993.249</text:p>
      <text:p text:style-name="P2">564344.631687 , 5115589.287 , 2003.435</text:p>
      <text:p text:style-name="P2">564344.631687 , 5115690.33963 , 2022.591</text:p>
      <text:p text:style-name="P2">564344.631687 , 5115791.39226 , 2023.665</text:p>
      <text:p text:style-name="P2">564344.631687 , 5115892.44489 , 2022.127</text:p>
      <text:p text:style-name="P2">564344.631687 , 5115993.49752 , 2043.451</text:p>
      <text:p text:style-name="P2">564344.631687 , 5116094.55015 , 2099.421</text:p>
      <text:p text:style-name="P2">564344.631687 , 5116195.60279 , 2050.863</text:p>
      <text:p text:style-name="P2">564344.631687 , 5116296.65542 , 2000.556</text:p>
      <text:p text:style-name="P2">564344.631687 , 5116397.70805 , 1982.082</text:p>
      <text:p text:style-name="P2">564344.631687 , 5116498.76068 , 1995.73</text:p>
      <text:p text:style-name="P2">564344.631687 , 5116599.81331 , 1967.719</text:p>
      <text:p text:style-name="P2">564344.631687 , 5116700.86594 , 1932.785</text:p>
      <text:p text:style-name="P2">564344.631687 , 5116801.91858 , 1938.773</text:p>
      <text:p text:style-name="P2">564344.631687 , 5116902.97121 , 1952.137</text:p>
      <text:p text:style-name="P2">564344.631687 , 5117004.02384 , 1969.299</text:p>
      <text:p text:style-name="P2">564344.631687 , 5117105.07647 , 1939.397</text:p>
      <text:p text:style-name="P2">564344.631687 , 5117206.1291 , 1907.782</text:p>
      <text:p text:style-name="P2">564344.631687 , 5117307.18173 , 1878.095</text:p>
      <text:p text:style-name="P2">564344.631687 , 5117408.23437 , 1843.644</text:p>
      <text:p text:style-name="P2">564344.631687 , 5117509.287 , 1809.832</text:p>
      <text:p text:style-name="P2">564344.631687 , 5117610.33963 , 1781.281</text:p>
      <text:p text:style-name="P2">564344.631687 , 5117711.39226 , 1746.423</text:p>
      <text:p text:style-name="P2">564344.631687 , 5117812.44489 , 1734.657</text:p>
      <text:p text:style-name="P2">564344.631687 , 5117913.49752 , 1699.161</text:p>
      <text:p text:style-name="P2">564344.631687 , 5118014.55015 , 1673.846</text:p>
      <text:p text:style-name="P2">564344.631687 , 5118115.60279 , 1644.63</text:p>
      <text:p text:style-name="P2">564344.631687 , 5118216.65542 , 1598.071</text:p>
      <text:p text:style-name="P2">564344.631687 , 5118317.70805 , 1572.286</text:p>
      <text:p text:style-name="P2">564344.631687 , 5118418.76068 , 1551.612</text:p>
      <text:p text:style-name="P2">564344.631687 , 5118519.81331 , 1508.354</text:p>
      <text:p text:style-name="P2">564344.631687 , 5118620.86594 , 1490.94</text:p>
      <text:p text:style-name="P2">564344.631687 , 5118721.91858 , 1461.116</text:p>
      <text:p text:style-name="P2">564344.631687 , 5118822.97121 , 1442.406</text:p>
      <text:p text:style-name="P2">564344.631687 , 5118924.02384 , 1405.138</text:p>
      <text:p text:style-name="P2">564344.631687 , 5119025.07647 , 1393.066</text:p>
      <text:p text:style-name="P2">564344.631687 , 5119126.1291 , 1409.852</text:p>
      <text:p text:style-name="P2">564344.631687 , 5119227.18173 , 1395.596</text:p>
      <text:p text:style-name="P2">564344.631687 , 5119328.23437 , 1375.58</text:p>
      <text:p text:style-name="P2">564344.631687 , 5119429.287 , 1325.447</text:p>
      <text:p text:style-name="P2">564344.631687 , 5119530.33963 , 1310.856</text:p>
      <text:p text:style-name="P2">564344.631687 , 5119631.39226 , 1293.362</text:p>
      <text:p text:style-name="P2">564344.631687 , 5119732.44489 , 1275.755</text:p>
      <text:p text:style-name="P2">564344.631687 , 5119833.49752 , 1264.622</text:p>
      <text:p text:style-name="P2">564344.631687 , 5119934.55015 , 1250.885</text:p>
      <text:p text:style-name="P2">564344.631687 , 5120035.60279 , 1235.929</text:p>
      <text:p text:style-name="P2"><text:soft-page-break/>564344.631687 , 5120136.65542 , 1208.914</text:p>
      <text:p text:style-name="P2">564344.631687 , 5120237.70805 , 1207.573</text:p>
      <text:p text:style-name="P2">564344.631687 , 5120338.76068 , 1171.745</text:p>
      <text:p text:style-name="P2">564344.631687 , 5120439.81331 , 1173.735</text:p>
      <text:p text:style-name="P2">564344.631687 , 5120540.86594 , 1160.426</text:p>
      <text:p text:style-name="P2">564344.631687 , 5120641.91858 , 1154.814</text:p>
      <text:p text:style-name="P2">564344.631687 , 5120742.97121 , 1144.541</text:p>
      <text:p text:style-name="P2">564344.631687 , 5120844.02384 , 1138.395</text:p>
      <text:p text:style-name="P2">564344.631687 , 5120945.07647 , 1127.248</text:p>
      <text:p text:style-name="P2">564344.631687 , 5121046.1291 , 900.0</text:p>
      <text:p text:style-name="P2">564445.742798 , 5111446.1291 , 1139.766</text:p>
      <text:p text:style-name="P2">564445.742798 , 5111547.18173 , 1148.555</text:p>
      <text:p text:style-name="P2">564445.742798 , 5111648.23437 , 1157.663</text:p>
      <text:p text:style-name="P2">564445.742798 , 5111749.287 , 1170.931</text:p>
      <text:p text:style-name="P2">564445.742798 , 5111850.33963 , 1175.042</text:p>
      <text:p text:style-name="P2">564445.742798 , 5111951.39226 , 1198.372</text:p>
      <text:p text:style-name="P2">564445.742798 , 5112052.44489 , 1211.241</text:p>
      <text:p text:style-name="P2">564445.742798 , 5112153.49752 , 1214.807</text:p>
      <text:p text:style-name="P2">564445.742798 , 5112254.55015 , 1236.016</text:p>
      <text:p text:style-name="P2">564445.742798 , 5112355.60279 , 1276.352</text:p>
      <text:p text:style-name="P2">564445.742798 , 5112456.65542 , 1309.404</text:p>
      <text:p text:style-name="P2">564445.742798 , 5112557.70805 , 1324.052</text:p>
      <text:p text:style-name="P2">564445.742798 , 5112658.76068 , 1337.663</text:p>
      <text:p text:style-name="P2">564445.742798 , 5112759.81331 , 1356.995</text:p>
      <text:p text:style-name="P2">564445.742798 , 5112860.86594 , 1376.358</text:p>
      <text:p text:style-name="P2">564445.742798 , 5112961.91858 , 1364.448</text:p>
      <text:p text:style-name="P2">564445.742798 , 5113062.97121 , 1366.167</text:p>
      <text:p text:style-name="P2">564445.742798 , 5113164.02384 , 1372.748</text:p>
      <text:p text:style-name="P2">564445.742798 , 5113265.07647 , 1377.536</text:p>
      <text:p text:style-name="P2">564445.742798 , 5113366.1291 , 1389.188</text:p>
      <text:p text:style-name="P2">564445.742798 , 5113467.18173 , 1427.276</text:p>
      <text:p text:style-name="P2">564445.742798 , 5113568.23437 , 1453.346</text:p>
      <text:p text:style-name="P2">564445.742798 , 5113669.287 , 1474.254</text:p>
      <text:p text:style-name="P2">564445.742798 , 5113770.33963 , 1500.201</text:p>
      <text:p text:style-name="P2">564445.742798 , 5113871.39226 , 1503.372</text:p>
      <text:p text:style-name="P2">564445.742798 , 5113972.44489 , 1549.981</text:p>
      <text:p text:style-name="P2">564445.742798 , 5114073.49752 , 1561.859</text:p>
      <text:p text:style-name="P2">564445.742798 , 5114174.55015 , 1562.438</text:p>
      <text:p text:style-name="P2">564445.742798 , 5114275.60279 , 1591.556</text:p>
      <text:p text:style-name="P2">564445.742798 , 5114376.65542 , 1625.341</text:p>
      <text:p text:style-name="P2">564445.742798 , 5114477.70805 , 1661.435</text:p>
      <text:p text:style-name="P2">564445.742798 , 5114578.76068 , 1684.664</text:p>
      <text:p text:style-name="P2">564445.742798 , 5114679.81331 , 1717.863</text:p>
      <text:p text:style-name="P2">564445.742798 , 5114780.86594 , 1757.813</text:p>
      <text:p text:style-name="P2">564445.742798 , 5114881.91858 , 1795.835</text:p>
      <text:p text:style-name="P2">564445.742798 , 5114982.97121 , 1828.499</text:p>
      <text:p text:style-name="P2">564445.742798 , 5115084.02384 , 1858.975</text:p>
      <text:p text:style-name="P2">564445.742798 , 5115185.07647 , 1878.495</text:p>
      <text:p text:style-name="P2">564445.742798 , 5115286.1291 , 1904.908</text:p>
      <text:p text:style-name="P2">564445.742798 , 5115387.18173 , 1922.434</text:p>
      <text:p text:style-name="P2">564445.742798 , 5115488.23437 , 1934.925</text:p>
      <text:p text:style-name="P2">564445.742798 , 5115589.287 , 1955.178</text:p>
      <text:p text:style-name="P2"><text:soft-page-break/>564445.742798 , 5115690.33963 , 1969.66</text:p>
      <text:p text:style-name="P2">564445.742798 , 5115791.39226 , 1962.056</text:p>
      <text:p text:style-name="P2">564445.742798 , 5115892.44489 , 1969.137</text:p>
      <text:p text:style-name="P2">564445.742798 , 5115993.49752 , 2006.106</text:p>
      <text:p text:style-name="P2">564445.742798 , 5116094.55015 , 2062.231</text:p>
      <text:p text:style-name="P2">564445.742798 , 5116195.60279 , 2038.519</text:p>
      <text:p text:style-name="P2">564445.742798 , 5116296.65542 , 1998.073</text:p>
      <text:p text:style-name="P2">564445.742798 , 5116397.70805 , 1963.698</text:p>
      <text:p text:style-name="P2">564445.742798 , 5116498.76068 , 1950.389</text:p>
      <text:p text:style-name="P2">564445.742798 , 5116599.81331 , 1934.745</text:p>
      <text:p text:style-name="P2">564445.742798 , 5116700.86594 , 1887.653</text:p>
      <text:p text:style-name="P2">564445.742798 , 5116801.91858 , 1892.21</text:p>
      <text:p text:style-name="P2">564445.742798 , 5116902.97121 , 1893.334</text:p>
      <text:p text:style-name="P2">564445.742798 , 5117004.02384 , 1937.042</text:p>
      <text:p text:style-name="P2">564445.742798 , 5117105.07647 , 1915.365</text:p>
      <text:p text:style-name="P2">564445.742798 , 5117206.1291 , 1889.653</text:p>
      <text:p text:style-name="P2">564445.742798 , 5117307.18173 , 1862.779</text:p>
      <text:p text:style-name="P2">564445.742798 , 5117408.23437 , 1822.758</text:p>
      <text:p text:style-name="P2">564445.742798 , 5117509.287 , 1788.825</text:p>
      <text:p text:style-name="P2">564445.742798 , 5117610.33963 , 1763.594</text:p>
      <text:p text:style-name="P2">564445.742798 , 5117711.39226 , 1737.216</text:p>
      <text:p text:style-name="P2">564445.742798 , 5117812.44489 , 1711.433</text:p>
      <text:p text:style-name="P2">564445.742798 , 5117913.49752 , 1692.692</text:p>
      <text:p text:style-name="P2">564445.742798 , 5118014.55015 , 1665.611</text:p>
      <text:p text:style-name="P2">564445.742798 , 5118115.60279 , 1629.5</text:p>
      <text:p text:style-name="P2">564445.742798 , 5118216.65542 , 1571.578</text:p>
      <text:p text:style-name="P2">564445.742798 , 5118317.70805 , 1544.386</text:p>
      <text:p text:style-name="P2">564445.742798 , 5118418.76068 , 1527.636</text:p>
      <text:p text:style-name="P2">564445.742798 , 5118519.81331 , 1486.709</text:p>
      <text:p text:style-name="P2">564445.742798 , 5118620.86594 , 1483.26</text:p>
      <text:p text:style-name="P2">564445.742798 , 5118721.91858 , 1444.241</text:p>
      <text:p text:style-name="P2">564445.742798 , 5118822.97121 , 1393.26</text:p>
      <text:p text:style-name="P2">564445.742798 , 5118924.02384 , 1397.627</text:p>
      <text:p text:style-name="P2">564445.742798 , 5119025.07647 , 1357.387</text:p>
      <text:p text:style-name="P2">564445.742798 , 5119126.1291 , 1397.352</text:p>
      <text:p text:style-name="P2">564445.742798 , 5119227.18173 , 1386.08</text:p>
      <text:p text:style-name="P2">564445.742798 , 5119328.23437 , 1347.785</text:p>
      <text:p text:style-name="P2">564445.742798 , 5119429.287 , 1318.365</text:p>
      <text:p text:style-name="P2">564445.742798 , 5119530.33963 , 1302.88</text:p>
      <text:p text:style-name="P2">564445.742798 , 5119631.39226 , 1292.205</text:p>
      <text:p text:style-name="P2">564445.742798 , 5119732.44489 , 1277.376</text:p>
      <text:p text:style-name="P2">564445.742798 , 5119833.49752 , 1265.544</text:p>
      <text:p text:style-name="P2">564445.742798 , 5119934.55015 , 1259.969</text:p>
      <text:p text:style-name="P2">564445.742798 , 5120035.60279 , 1250.52</text:p>
      <text:p text:style-name="P2">564445.742798 , 5120136.65542 , 1232.366</text:p>
      <text:p text:style-name="P2">564445.742798 , 5120237.70805 , 1211.357</text:p>
      <text:p text:style-name="P2">564445.742798 , 5120338.76068 , 1189.256</text:p>
      <text:p text:style-name="P2">564445.742798 , 5120439.81331 , 1165.196</text:p>
      <text:p text:style-name="P2">564445.742798 , 5120540.86594 , 1155.099</text:p>
      <text:p text:style-name="P2">564445.742798 , 5120641.91858 , 1153.193</text:p>
      <text:p text:style-name="P2">564445.742798 , 5120742.97121 , 1141.19</text:p>
      <text:p text:style-name="P2">564445.742798 , 5120844.02384 , 1131.744</text:p>
      <text:p text:style-name="P2"><text:soft-page-break/>564445.742798 , 5120945.07647 , 1124.86</text:p>
      <text:p text:style-name="P2">564445.742798 , 5121046.1291 , 900.0</text:p>
      <text:p text:style-name="P2">564546.853909 , 5111446.1291 , 1132.909</text:p>
      <text:p text:style-name="P2">564546.853909 , 5111547.18173 , 1143.969</text:p>
      <text:p text:style-name="P2">564546.853909 , 5111648.23437 , 1151.06</text:p>
      <text:p text:style-name="P2">564546.853909 , 5111749.287 , 1156.289</text:p>
      <text:p text:style-name="P2">564546.853909 , 5111850.33963 , 1167.781</text:p>
      <text:p text:style-name="P2">564546.853909 , 5111951.39226 , 1188.442</text:p>
      <text:p text:style-name="P2">564546.853909 , 5112052.44489 , 1199.188</text:p>
      <text:p text:style-name="P2">564546.853909 , 5112153.49752 , 1211.703</text:p>
      <text:p text:style-name="P2">564546.853909 , 5112254.55015 , 1245.081</text:p>
      <text:p text:style-name="P2">564546.853909 , 5112355.60279 , 1274.745</text:p>
      <text:p text:style-name="P2">564546.853909 , 5112456.65542 , 1298.047</text:p>
      <text:p text:style-name="P2">564546.853909 , 5112557.70805 , 1316.024</text:p>
      <text:p text:style-name="P2">564546.853909 , 5112658.76068 , 1328.693</text:p>
      <text:p text:style-name="P2">564546.853909 , 5112759.81331 , 1327.875</text:p>
      <text:p text:style-name="P2">564546.853909 , 5112860.86594 , 1308.09</text:p>
      <text:p text:style-name="P2">564546.853909 , 5112961.91858 , 1337.729</text:p>
      <text:p text:style-name="P2">564546.853909 , 5113062.97121 , 1355.563</text:p>
      <text:p text:style-name="P2">564546.853909 , 5113164.02384 , 1365.724</text:p>
      <text:p text:style-name="P2">564546.853909 , 5113265.07647 , 1376.755</text:p>
      <text:p text:style-name="P2">564546.853909 , 5113366.1291 , 1390.406</text:p>
      <text:p text:style-name="P2">564546.853909 , 5113467.18173 , 1407.605</text:p>
      <text:p text:style-name="P2">564546.853909 , 5113568.23437 , 1432.517</text:p>
      <text:p text:style-name="P2">564546.853909 , 5113669.287 , 1448.422</text:p>
      <text:p text:style-name="P2">564546.853909 , 5113770.33963 , 1466.807</text:p>
      <text:p text:style-name="P2">564546.853909 , 5113871.39226 , 1490.888</text:p>
      <text:p text:style-name="P2">564546.853909 , 5113972.44489 , 1536.609</text:p>
      <text:p text:style-name="P2">564546.853909 , 5114073.49752 , 1536.483</text:p>
      <text:p text:style-name="P2">564546.853909 , 5114174.55015 , 1552.094</text:p>
      <text:p text:style-name="P2">564546.853909 , 5114275.60279 , 1576.563</text:p>
      <text:p text:style-name="P2">564546.853909 , 5114376.65542 , 1593.34</text:p>
      <text:p text:style-name="P2">564546.853909 , 5114477.70805 , 1639.144</text:p>
      <text:p text:style-name="P2">564546.853909 , 5114578.76068 , 1660.109</text:p>
      <text:p text:style-name="P2">564546.853909 , 5114679.81331 , 1662.814</text:p>
      <text:p text:style-name="P2">564546.853909 , 5114780.86594 , 1723.661</text:p>
      <text:p text:style-name="P2">564546.853909 , 5114881.91858 , 1766.641</text:p>
      <text:p text:style-name="P2">564546.853909 , 5114982.97121 , 1777.726</text:p>
      <text:p text:style-name="P2">564546.853909 , 5115084.02384 , 1801.933</text:p>
      <text:p text:style-name="P2">564546.853909 , 5115185.07647 , 1836.313</text:p>
      <text:p text:style-name="P2">564546.853909 , 5115286.1291 , 1860.661</text:p>
      <text:p text:style-name="P2">564546.853909 , 5115387.18173 , 1877.039</text:p>
      <text:p text:style-name="P2">564546.853909 , 5115488.23437 , 1885.516</text:p>
      <text:p text:style-name="P2">564546.853909 , 5115589.287 , 1903.42</text:p>
      <text:p text:style-name="P2">564546.853909 , 5115690.33963 , 1929.526</text:p>
      <text:p text:style-name="P2">564546.853909 , 5115791.39226 , 1929.594</text:p>
      <text:p text:style-name="P2">564546.853909 , 5115892.44489 , 1931.12</text:p>
      <text:p text:style-name="P2">564546.853909 , 5115993.49752 , 1980.03</text:p>
      <text:p text:style-name="P2">564546.853909 , 5116094.55015 , 2017.672</text:p>
      <text:p text:style-name="P2">564546.853909 , 5116195.60279 , 2010.752</text:p>
      <text:p text:style-name="P2">564546.853909 , 5116296.65542 , 1964.655</text:p>
      <text:p text:style-name="P2">564546.853909 , 5116397.70805 , 1935.75</text:p>
      <text:p text:style-name="P2"><text:soft-page-break/>564546.853909 , 5116498.76068 , 1917.678</text:p>
      <text:p text:style-name="P2">564546.853909 , 5116599.81331 , 1910.763</text:p>
      <text:p text:style-name="P2">564546.853909 , 5116700.86594 , 1884.656</text:p>
      <text:p text:style-name="P2">564546.853909 , 5116801.91858 , 1830.072</text:p>
      <text:p text:style-name="P2">564546.853909 , 5116902.97121 , 1847.288</text:p>
      <text:p text:style-name="P2">564546.853909 , 5117004.02384 , 1877.656</text:p>
      <text:p text:style-name="P2">564546.853909 , 5117105.07647 , 1892.883</text:p>
      <text:p text:style-name="P2">564546.853909 , 5117206.1291 , 1866.621</text:p>
      <text:p text:style-name="P2">564546.853909 , 5117307.18173 , 1840.984</text:p>
      <text:p text:style-name="P2">564546.853909 , 5117408.23437 , 1809.939</text:p>
      <text:p text:style-name="P2">564546.853909 , 5117509.287 , 1773.962</text:p>
      <text:p text:style-name="P2">564546.853909 , 5117610.33963 , 1744.203</text:p>
      <text:p text:style-name="P2">564546.853909 , 5117711.39226 , 1728.586</text:p>
      <text:p text:style-name="P2">564546.853909 , 5117812.44489 , 1691.848</text:p>
      <text:p text:style-name="P2">564546.853909 , 5117913.49752 , 1645.75</text:p>
      <text:p text:style-name="P2">564546.853909 , 5118014.55015 , 1651.606</text:p>
      <text:p text:style-name="P2">564546.853909 , 5118115.60279 , 1608.623</text:p>
      <text:p text:style-name="P2">564546.853909 , 5118216.65542 , 1543.281</text:p>
      <text:p text:style-name="P2">564546.853909 , 5118317.70805 , 1515.936</text:p>
      <text:p text:style-name="P2">564546.853909 , 5118418.76068 , 1493.337</text:p>
      <text:p text:style-name="P2">564546.853909 , 5118519.81331 , 1465.688</text:p>
      <text:p text:style-name="P2">564546.853909 , 5118620.86594 , 1450.433</text:p>
      <text:p text:style-name="P2">564546.853909 , 5118721.91858 , 1423.817</text:p>
      <text:p text:style-name="P2">564546.853909 , 5118822.97121 , 1395.328</text:p>
      <text:p text:style-name="P2">564546.853909 , 5118924.02384 , 1361.552</text:p>
      <text:p text:style-name="P2">564546.853909 , 5119025.07647 , 1339.185</text:p>
      <text:p text:style-name="P2">564546.853909 , 5119126.1291 , 1366.703</text:p>
      <text:p text:style-name="P2">564546.853909 , 5119227.18173 , 1359.738</text:p>
      <text:p text:style-name="P2">564546.853909 , 5119328.23437 , 1340.33</text:p>
      <text:p text:style-name="P2">564546.853909 , 5119429.287 , 1316.422</text:p>
      <text:p text:style-name="P2">564546.853909 , 5119530.33963 , 1297.188</text:p>
      <text:p text:style-name="P2">564546.853909 , 5119631.39226 , 1277.788</text:p>
      <text:p text:style-name="P2">564546.853909 , 5119732.44489 , 1269.813</text:p>
      <text:p text:style-name="P2">564546.853909 , 5119833.49752 , 1260.964</text:p>
      <text:p text:style-name="P2">564546.853909 , 5119934.55015 , 1251.296</text:p>
      <text:p text:style-name="P2">564546.853909 , 5120035.60279 , 1240.031</text:p>
      <text:p text:style-name="P2">564546.853909 , 5120136.65542 , 1229.641</text:p>
      <text:p text:style-name="P2">564546.853909 , 5120237.70805 , 1217.372</text:p>
      <text:p text:style-name="P2">564546.853909 , 5120338.76068 , 1201.016</text:p>
      <text:p text:style-name="P2">564546.853909 , 5120439.81331 , 1174.884</text:p>
      <text:p text:style-name="P2">564546.853909 , 5120540.86594 , 1140.347</text:p>
      <text:p text:style-name="P2">564546.853909 , 5120641.91858 , 1139.172</text:p>
      <text:p text:style-name="P2">564546.853909 , 5120742.97121 , 1136.973</text:p>
      <text:p text:style-name="P2">564546.853909 , 5120844.02384 , 1126.046</text:p>
      <text:p text:style-name="P2">564546.853909 , 5120945.07647 , 1118.594</text:p>
      <text:p text:style-name="P2">564546.853909 , 5121046.1291 , 900.0</text:p>
      <text:p text:style-name="P2">564647.96502 , 5111446.1291 , 1124.558</text:p>
      <text:p text:style-name="P2">564647.96502 , 5111547.18173 , 1129.596</text:p>
      <text:p text:style-name="P2">564647.96502 , 5111648.23437 , 1144.26</text:p>
      <text:p text:style-name="P2">564647.96502 , 5111749.287 , 1157.414</text:p>
      <text:p text:style-name="P2">564647.96502 , 5111850.33963 , 1174.008</text:p>
      <text:p text:style-name="P2">564647.96502 , 5111951.39226 , 1187.514</text:p>
      <text:p text:style-name="P2"><text:soft-page-break/>564647.96502 , 5112052.44489 , 1192.006</text:p>
      <text:p text:style-name="P2">564647.96502 , 5112153.49752 , 1229.673</text:p>
      <text:p text:style-name="P2">564647.96502 , 5112254.55015 , 1250.072</text:p>
      <text:p text:style-name="P2">564647.96502 , 5112355.60279 , 1264.651</text:p>
      <text:p text:style-name="P2">564647.96502 , 5112456.65542 , 1274.98</text:p>
      <text:p text:style-name="P2">564647.96502 , 5112557.70805 , 1286.458</text:p>
      <text:p text:style-name="P2">564647.96502 , 5112658.76068 , 1282.529</text:p>
      <text:p text:style-name="P2">564647.96502 , 5112759.81331 , 1303.341</text:p>
      <text:p text:style-name="P2">564647.96502 , 5112860.86594 , 1331.212</text:p>
      <text:p text:style-name="P2">564647.96502 , 5112961.91858 , 1333.603</text:p>
      <text:p text:style-name="P2">564647.96502 , 5113062.97121 , 1354.175</text:p>
      <text:p text:style-name="P2">564647.96502 , 5113164.02384 , 1367.603</text:p>
      <text:p text:style-name="P2">564647.96502 , 5113265.07647 , 1380.069</text:p>
      <text:p text:style-name="P2">564647.96502 , 5113366.1291 , 1391.14</text:p>
      <text:p text:style-name="P2">564647.96502 , 5113467.18173 , 1406.565</text:p>
      <text:p text:style-name="P2">564647.96502 , 5113568.23437 , 1426.952</text:p>
      <text:p text:style-name="P2">564647.96502 , 5113669.287 , 1443.02</text:p>
      <text:p text:style-name="P2">564647.96502 , 5113770.33963 , 1446.492</text:p>
      <text:p text:style-name="P2">564647.96502 , 5113871.39226 , 1501.297</text:p>
      <text:p text:style-name="P2">564647.96502 , 5113972.44489 , 1515.166</text:p>
      <text:p text:style-name="P2">564647.96502 , 5114073.49752 , 1512.117</text:p>
      <text:p text:style-name="P2">564647.96502 , 5114174.55015 , 1533.275</text:p>
      <text:p text:style-name="P2">564647.96502 , 5114275.60279 , 1551.635</text:p>
      <text:p text:style-name="P2">564647.96502 , 5114376.65542 , 1572.621</text:p>
      <text:p text:style-name="P2">564647.96502 , 5114477.70805 , 1597.752</text:p>
      <text:p text:style-name="P2">564647.96502 , 5114578.76068 , 1612.545</text:p>
      <text:p text:style-name="P2">564647.96502 , 5114679.81331 , 1649.114</text:p>
      <text:p text:style-name="P2">564647.96502 , 5114780.86594 , 1693.317</text:p>
      <text:p text:style-name="P2">564647.96502 , 5114881.91858 , 1703.493</text:p>
      <text:p text:style-name="P2">564647.96502 , 5114982.97121 , 1717.701</text:p>
      <text:p text:style-name="P2">564647.96502 , 5115084.02384 , 1768.06</text:p>
      <text:p text:style-name="P2">564647.96502 , 5115185.07647 , 1793.999</text:p>
      <text:p text:style-name="P2">564647.96502 , 5115286.1291 , 1815.595</text:p>
      <text:p text:style-name="P2">564647.96502 , 5115387.18173 , 1834.959</text:p>
      <text:p text:style-name="P2">564647.96502 , 5115488.23437 , 1842.892</text:p>
      <text:p text:style-name="P2">564647.96502 , 5115589.287 , 1855.073</text:p>
      <text:p text:style-name="P2">564647.96502 , 5115690.33963 , 1886.667</text:p>
      <text:p text:style-name="P2">564647.96502 , 5115791.39226 , 1900.943</text:p>
      <text:p text:style-name="P2">564647.96502 , 5115892.44489 , 1920.348</text:p>
      <text:p text:style-name="P2">564647.96502 , 5115993.49752 , 1960.771</text:p>
      <text:p text:style-name="P2">564647.96502 , 5116094.55015 , 1989.336</text:p>
      <text:p text:style-name="P2">564647.96502 , 5116195.60279 , 1970.322</text:p>
      <text:p text:style-name="P2">564647.96502 , 5116296.65542 , 1916.35</text:p>
      <text:p text:style-name="P2">564647.96502 , 5116397.70805 , 1876.723</text:p>
      <text:p text:style-name="P2">564647.96502 , 5116498.76068 , 1887.538</text:p>
      <text:p text:style-name="P2">564647.96502 , 5116599.81331 , 1871.239</text:p>
      <text:p text:style-name="P2">564647.96502 , 5116700.86594 , 1857.858</text:p>
      <text:p text:style-name="P2">564647.96502 , 5116801.91858 , 1815.684</text:p>
      <text:p text:style-name="P2">564647.96502 , 5116902.97121 , 1778.673</text:p>
      <text:p text:style-name="P2">564647.96502 , 5117004.02384 , 1808.634</text:p>
      <text:p text:style-name="P2">564647.96502 , 5117105.07647 , 1833.813</text:p>
      <text:p text:style-name="P2">564647.96502 , 5117206.1291 , 1823.613</text:p>
      <text:p text:style-name="P2"><text:soft-page-break/>564647.96502 , 5117307.18173 , 1795.59</text:p>
      <text:p text:style-name="P2">564647.96502 , 5117408.23437 , 1782.46</text:p>
      <text:p text:style-name="P2">564647.96502 , 5117509.287 , 1757.162</text:p>
      <text:p text:style-name="P2">564647.96502 , 5117610.33963 , 1708.226</text:p>
      <text:p text:style-name="P2">564647.96502 , 5117711.39226 , 1717.689</text:p>
      <text:p text:style-name="P2">564647.96502 , 5117812.44489 , 1677.549</text:p>
      <text:p text:style-name="P2">564647.96502 , 5117913.49752 , 1615.134</text:p>
      <text:p text:style-name="P2">564647.96502 , 5118014.55015 , 1586.183</text:p>
      <text:p text:style-name="P2">564647.96502 , 5118115.60279 , 1590.485</text:p>
      <text:p text:style-name="P2">564647.96502 , 5118216.65542 , 1553.534</text:p>
      <text:p text:style-name="P2">564647.96502 , 5118317.70805 , 1501.685</text:p>
      <text:p text:style-name="P2">564647.96502 , 5118418.76068 , 1478.936</text:p>
      <text:p text:style-name="P2">564647.96502 , 5118519.81331 , 1442.046</text:p>
      <text:p text:style-name="P2">564647.96502 , 5118620.86594 , 1420.11</text:p>
      <text:p text:style-name="P2">564647.96502 , 5118721.91858 , 1401.123</text:p>
      <text:p text:style-name="P2">564647.96502 , 5118822.97121 , 1380.8</text:p>
      <text:p text:style-name="P2">564647.96502 , 5118924.02384 , 1352.802</text:p>
      <text:p text:style-name="P2">564647.96502 , 5119025.07647 , 1319.004</text:p>
      <text:p text:style-name="P2">564647.96502 , 5119126.1291 , 1301.965</text:p>
      <text:p text:style-name="P2">564647.96502 , 5119227.18173 , 1320.671</text:p>
      <text:p text:style-name="P2">564647.96502 , 5119328.23437 , 1304.388</text:p>
      <text:p text:style-name="P2">564647.96502 , 5119429.287 , 1291.848</text:p>
      <text:p text:style-name="P2">564647.96502 , 5119530.33963 , 1278.523</text:p>
      <text:p text:style-name="P2">564647.96502 , 5119631.39226 , 1271.08</text:p>
      <text:p text:style-name="P2">564647.96502 , 5119732.44489 , 1260.885</text:p>
      <text:p text:style-name="P2">564647.96502 , 5119833.49752 , 1255.644</text:p>
      <text:p text:style-name="P2">564647.96502 , 5119934.55015 , 1246.148</text:p>
      <text:p text:style-name="P2">564647.96502 , 5120035.60279 , 1241.715</text:p>
      <text:p text:style-name="P2">564647.96502 , 5120136.65542 , 1235.173</text:p>
      <text:p text:style-name="P2">564647.96502 , 5120237.70805 , 1224.622</text:p>
      <text:p text:style-name="P2">564647.96502 , 5120338.76068 , 1210.738</text:p>
      <text:p text:style-name="P2">564647.96502 , 5120439.81331 , 1183.36</text:p>
      <text:p text:style-name="P2">564647.96502 , 5120540.86594 , 1139.962</text:p>
      <text:p text:style-name="P2">564647.96502 , 5120641.91858 , 1133.883</text:p>
      <text:p text:style-name="P2">564647.96502 , 5120742.97121 , 1121.738</text:p>
      <text:p text:style-name="P2">564647.96502 , 5120844.02384 , 1117.816</text:p>
      <text:p text:style-name="P2">564647.96502 , 5120945.07647 , 1111.281</text:p>
      <text:p text:style-name="P2">564647.96502 , 5121046.1291 , 900.0</text:p>
      <text:p text:style-name="P2">564749.076131 , 5111446.1291 , 1120.909</text:p>
      <text:p text:style-name="P2">564749.076131 , 5111547.18173 , 1129.292</text:p>
      <text:p text:style-name="P2">564749.076131 , 5111648.23437 , 1142.681</text:p>
      <text:p text:style-name="P2">564749.076131 , 5111749.287 , 1149.917</text:p>
      <text:p text:style-name="P2">564749.076131 , 5111850.33963 , 1159.83</text:p>
      <text:p text:style-name="P2">564749.076131 , 5111951.39226 , 1172.892</text:p>
      <text:p text:style-name="P2">564749.076131 , 5112052.44489 , 1208.637</text:p>
      <text:p text:style-name="P2">564749.076131 , 5112153.49752 , 1220.381</text:p>
      <text:p text:style-name="P2">564749.076131 , 5112254.55015 , 1236.495</text:p>
      <text:p text:style-name="P2">564749.076131 , 5112355.60279 , 1246.646</text:p>
      <text:p text:style-name="P2">564749.076131 , 5112456.65542 , 1246.249</text:p>
      <text:p text:style-name="P2">564749.076131 , 5112557.70805 , 1245.011</text:p>
      <text:p text:style-name="P2">564749.076131 , 5112658.76068 , 1270.844</text:p>
      <text:p text:style-name="P2">564749.076131 , 5112759.81331 , 1290.123</text:p>
      <text:p text:style-name="P2"><text:soft-page-break/>564749.076131 , 5112860.86594 , 1306.001</text:p>
      <text:p text:style-name="P2">564749.076131 , 5112961.91858 , 1341.621</text:p>
      <text:p text:style-name="P2">564749.076131 , 5113062.97121 , 1353.613</text:p>
      <text:p text:style-name="P2">564749.076131 , 5113164.02384 , 1361.963</text:p>
      <text:p text:style-name="P2">564749.076131 , 5113265.07647 , 1380.718</text:p>
      <text:p text:style-name="P2">564749.076131 , 5113366.1291 , 1396.448</text:p>
      <text:p text:style-name="P2">564749.076131 , 5113467.18173 , 1406.94</text:p>
      <text:p text:style-name="P2">564749.076131 , 5113568.23437 , 1423.451</text:p>
      <text:p text:style-name="P2">564749.076131 , 5113669.287 , 1429.415</text:p>
      <text:p text:style-name="P2">564749.076131 , 5113770.33963 , 1451.955</text:p>
      <text:p text:style-name="P2">564749.076131 , 5113871.39226 , 1472.844</text:p>
      <text:p text:style-name="P2">564749.076131 , 5113972.44489 , 1480.517</text:p>
      <text:p text:style-name="P2">564749.076131 , 5114073.49752 , 1490.265</text:p>
      <text:p text:style-name="P2">564749.076131 , 5114174.55015 , 1505.948</text:p>
      <text:p text:style-name="P2">564749.076131 , 5114275.60279 , 1519.523</text:p>
      <text:p text:style-name="P2">564749.076131 , 5114376.65542 , 1538.589</text:p>
      <text:p text:style-name="P2">564749.076131 , 5114477.70805 , 1572.738</text:p>
      <text:p text:style-name="P2">564749.076131 , 5114578.76068 , 1605.934</text:p>
      <text:p text:style-name="P2">564749.076131 , 5114679.81331 , 1622.922</text:p>
      <text:p text:style-name="P2">564749.076131 , 5114780.86594 , 1643.146</text:p>
      <text:p text:style-name="P2">564749.076131 , 5114881.91858 , 1659.821</text:p>
      <text:p text:style-name="P2">564749.076131 , 5114982.97121 , 1688.575</text:p>
      <text:p text:style-name="P2">564749.076131 , 5115084.02384 , 1720.986</text:p>
      <text:p text:style-name="P2">564749.076131 , 5115185.07647 , 1745.267</text:p>
      <text:p text:style-name="P2">564749.076131 , 5115286.1291 , 1771.322</text:p>
      <text:p text:style-name="P2">564749.076131 , 5115387.18173 , 1791.28</text:p>
      <text:p text:style-name="P2">564749.076131 , 5115488.23437 , 1797.405</text:p>
      <text:p text:style-name="P2">564749.076131 , 5115589.287 , 1817.075</text:p>
      <text:p text:style-name="P2">564749.076131 , 5115690.33963 , 1842.695</text:p>
      <text:p text:style-name="P2">564749.076131 , 5115791.39226 , 1858.854</text:p>
      <text:p text:style-name="P2">564749.076131 , 5115892.44489 , 1894.687</text:p>
      <text:p text:style-name="P2">564749.076131 , 5115993.49752 , 1929.211</text:p>
      <text:p text:style-name="P2">564749.076131 , 5116094.55015 , 1943.176</text:p>
      <text:p text:style-name="P2">564749.076131 , 5116195.60279 , 1920.958</text:p>
      <text:p text:style-name="P2">564749.076131 , 5116296.65542 , 1863.613</text:p>
      <text:p text:style-name="P2">564749.076131 , 5116397.70805 , 1825.055</text:p>
      <text:p text:style-name="P2">564749.076131 , 5116498.76068 , 1820.717</text:p>
      <text:p text:style-name="P2">564749.076131 , 5116599.81331 , 1820.313</text:p>
      <text:p text:style-name="P2">564749.076131 , 5116700.86594 , 1817.033</text:p>
      <text:p text:style-name="P2">564749.076131 , 5116801.91858 , 1785.232</text:p>
      <text:p text:style-name="P2">564749.076131 , 5116902.97121 , 1723.969</text:p>
      <text:p text:style-name="P2">564749.076131 , 5117004.02384 , 1756.208</text:p>
      <text:p text:style-name="P2">564749.076131 , 5117105.07647 , 1781.481</text:p>
      <text:p text:style-name="P2">564749.076131 , 5117206.1291 , 1772.789</text:p>
      <text:p text:style-name="P2">564749.076131 , 5117307.18173 , 1736.978</text:p>
      <text:p text:style-name="P2">564749.076131 , 5117408.23437 , 1728.021</text:p>
      <text:p text:style-name="P2">564749.076131 , 5117509.287 , 1723.102</text:p>
      <text:p text:style-name="P2">564749.076131 , 5117610.33963 , 1703.043</text:p>
      <text:p text:style-name="P2">564749.076131 , 5117711.39226 , 1669.872</text:p>
      <text:p text:style-name="P2">564749.076131 , 5117812.44489 , 1649.683</text:p>
      <text:p text:style-name="P2">564749.076131 , 5117913.49752 , 1598.426</text:p>
      <text:p text:style-name="P2">564749.076131 , 5118014.55015 , 1556.163</text:p>
      <text:p text:style-name="P2"><text:soft-page-break/>564749.076131 , 5118115.60279 , 1561.158</text:p>
      <text:p text:style-name="P2">564749.076131 , 5118216.65542 , 1538.414</text:p>
      <text:p text:style-name="P2">564749.076131 , 5118317.70805 , 1497.304</text:p>
      <text:p text:style-name="P2">564749.076131 , 5118418.76068 , 1457.704</text:p>
      <text:p text:style-name="P2">564749.076131 , 5118519.81331 , 1448.691</text:p>
      <text:p text:style-name="P2">564749.076131 , 5118620.86594 , 1442.326</text:p>
      <text:p text:style-name="P2">564749.076131 , 5118721.91858 , 1402.095</text:p>
      <text:p text:style-name="P2">564749.076131 , 5118822.97121 , 1383.234</text:p>
      <text:p text:style-name="P2">564749.076131 , 5118924.02384 , 1343.316</text:p>
      <text:p text:style-name="P2">564749.076131 , 5119025.07647 , 1317.362</text:p>
      <text:p text:style-name="P2">564749.076131 , 5119126.1291 , 1297.821</text:p>
      <text:p text:style-name="P2">564749.076131 , 5119227.18173 , 1272.198</text:p>
      <text:p text:style-name="P2">564749.076131 , 5119328.23437 , 1273.573</text:p>
      <text:p text:style-name="P2">564749.076131 , 5119429.287 , 1251.396</text:p>
      <text:p text:style-name="P2">564749.076131 , 5119530.33963 , 1262.266</text:p>
      <text:p text:style-name="P2">564749.076131 , 5119631.39226 , 1257.104</text:p>
      <text:p text:style-name="P2">564749.076131 , 5119732.44489 , 1248.455</text:p>
      <text:p text:style-name="P2">564749.076131 , 5119833.49752 , 1245.495</text:p>
      <text:p text:style-name="P2">564749.076131 , 5119934.55015 , 1238.235</text:p>
      <text:p text:style-name="P2">564749.076131 , 5120035.60279 , 1232.136</text:p>
      <text:p text:style-name="P2">564749.076131 , 5120136.65542 , 1224.87</text:p>
      <text:p text:style-name="P2">564749.076131 , 5120237.70805 , 1215.581</text:p>
      <text:p text:style-name="P2">564749.076131 , 5120338.76068 , 1206.04</text:p>
      <text:p text:style-name="P2">564749.076131 , 5120439.81331 , 1191.99</text:p>
      <text:p text:style-name="P2">564749.076131 , 5120540.86594 , 1142.702</text:p>
      <text:p text:style-name="P2">564749.076131 , 5120641.91858 , 1122.154</text:p>
      <text:p text:style-name="P2">564749.076131 , 5120742.97121 , 1116.659</text:p>
      <text:p text:style-name="P2">564749.076131 , 5120844.02384 , 1110.174</text:p>
      <text:p text:style-name="P2">564749.076131 , 5120945.07647 , 1103.167</text:p>
      <text:p text:style-name="P2">564749.076131 , 5121046.1291 , 900.0</text:p>
      <text:p text:style-name="P2">564850.187243 , 5111446.1291 , 1105.471</text:p>
      <text:p text:style-name="P2">564850.187243 , 5111547.18173 , 1120.531</text:p>
      <text:p text:style-name="P2">564850.187243 , 5111648.23437 , 1127.033</text:p>
      <text:p text:style-name="P2">564850.187243 , 5111749.287 , 1137.146</text:p>
      <text:p text:style-name="P2">564850.187243 , 5111850.33963 , 1150.422</text:p>
      <text:p text:style-name="P2">564850.187243 , 5111951.39226 , 1157.366</text:p>
      <text:p text:style-name="P2">564850.187243 , 5112052.44489 , 1200.54</text:p>
      <text:p text:style-name="P2">564850.187243 , 5112153.49752 , 1207.797</text:p>
      <text:p text:style-name="P2">564850.187243 , 5112254.55015 , 1218.253</text:p>
      <text:p text:style-name="P2">564850.187243 , 5112355.60279 , 1206.52</text:p>
      <text:p text:style-name="P2">564850.187243 , 5112456.65542 , 1210.297</text:p>
      <text:p text:style-name="P2">564850.187243 , 5112557.70805 , 1271.623</text:p>
      <text:p text:style-name="P2">564850.187243 , 5112658.76068 , 1307.927</text:p>
      <text:p text:style-name="P2">564850.187243 , 5112759.81331 , 1332.516</text:p>
      <text:p text:style-name="P2">564850.187243 , 5112860.86594 , 1343.116</text:p>
      <text:p text:style-name="P2">564850.187243 , 5112961.91858 , 1357.155</text:p>
      <text:p text:style-name="P2">564850.187243 , 5113062.97121 , 1362.797</text:p>
      <text:p text:style-name="P2">564850.187243 , 5113164.02384 , 1378.871</text:p>
      <text:p text:style-name="P2">564850.187243 , 5113265.07647 , 1379.662</text:p>
      <text:p text:style-name="P2">564850.187243 , 5113366.1291 , 1392.844</text:p>
      <text:p text:style-name="P2">564850.187243 , 5113467.18173 , 1404.55</text:p>
      <text:p text:style-name="P2">564850.187243 , 5113568.23437 , 1413.249</text:p>
      <text:p text:style-name="P2"><text:soft-page-break/>564850.187243 , 5113669.287 , 1422.719</text:p>
      <text:p text:style-name="P2">564850.187243 , 5113770.33963 , 1442.73</text:p>
      <text:p text:style-name="P2">564850.187243 , 5113871.39226 , 1453.036</text:p>
      <text:p text:style-name="P2">564850.187243 , 5113972.44489 , 1461.547</text:p>
      <text:p text:style-name="P2">564850.187243 , 5114073.49752 , 1475.399</text:p>
      <text:p text:style-name="P2">564850.187243 , 5114174.55015 , 1490.745</text:p>
      <text:p text:style-name="P2">564850.187243 , 5114275.60279 , 1498.797</text:p>
      <text:p text:style-name="P2">564850.187243 , 5114376.65542 , 1522.918</text:p>
      <text:p text:style-name="P2">564850.187243 , 5114477.70805 , 1557.366</text:p>
      <text:p text:style-name="P2">564850.187243 , 5114578.76068 , 1579.188</text:p>
      <text:p text:style-name="P2">564850.187243 , 5114679.81331 , 1587.278</text:p>
      <text:p text:style-name="P2">564850.187243 , 5114780.86594 , 1603.549</text:p>
      <text:p text:style-name="P2">564850.187243 , 5114881.91858 , 1628.219</text:p>
      <text:p text:style-name="P2">564850.187243 , 5114982.97121 , 1654.766</text:p>
      <text:p text:style-name="P2">564850.187243 , 5115084.02384 , 1692.986</text:p>
      <text:p text:style-name="P2">564850.187243 , 5115185.07647 , 1723.234</text:p>
      <text:p text:style-name="P2">564850.187243 , 5115286.1291 , 1743.253</text:p>
      <text:p text:style-name="P2">564850.187243 , 5115387.18173 , 1760.694</text:p>
      <text:p text:style-name="P2">564850.187243 , 5115488.23437 , 1763.859</text:p>
      <text:p text:style-name="P2">564850.187243 , 5115589.287 , 1782.608</text:p>
      <text:p text:style-name="P2">564850.187243 , 5115690.33963 , 1793.645</text:p>
      <text:p text:style-name="P2">564850.187243 , 5115791.39226 , 1830.281</text:p>
      <text:p text:style-name="P2">564850.187243 , 5115892.44489 , 1868.911</text:p>
      <text:p text:style-name="P2">564850.187243 , 5115993.49752 , 1876.492</text:p>
      <text:p text:style-name="P2">564850.187243 , 5116094.55015 , 1897.531</text:p>
      <text:p text:style-name="P2">564850.187243 , 5116195.60279 , 1872.248</text:p>
      <text:p text:style-name="P2">564850.187243 , 5116296.65542 , 1828.99</text:p>
      <text:p text:style-name="P2">564850.187243 , 5116397.70805 , 1795.75</text:p>
      <text:p text:style-name="P2">564850.187243 , 5116498.76068 , 1793.52</text:p>
      <text:p text:style-name="P2">564850.187243 , 5116599.81331 , 1782.28</text:p>
      <text:p text:style-name="P2">564850.187243 , 5116700.86594 , 1784.547</text:p>
      <text:p text:style-name="P2">564850.187243 , 5116801.91858 , 1769.416</text:p>
      <text:p text:style-name="P2">564850.187243 , 5116902.97121 , 1697.04</text:p>
      <text:p text:style-name="P2">564850.187243 , 5117004.02384 , 1717.031</text:p>
      <text:p text:style-name="P2">564850.187243 , 5117105.07647 , 1725.041</text:p>
      <text:p text:style-name="P2">564850.187243 , 5117206.1291 , 1730.775</text:p>
      <text:p text:style-name="P2">564850.187243 , 5117307.18173 , 1714.109</text:p>
      <text:p text:style-name="P2">564850.187243 , 5117408.23437 , 1673.538</text:p>
      <text:p text:style-name="P2">564850.187243 , 5117509.287 , 1682.76</text:p>
      <text:p text:style-name="P2">564850.187243 , 5117610.33963 , 1632.516</text:p>
      <text:p text:style-name="P2">564850.187243 , 5117711.39226 , 1635.271</text:p>
      <text:p text:style-name="P2">564850.187243 , 5117812.44489 , 1625.956</text:p>
      <text:p text:style-name="P2">564850.187243 , 5117913.49752 , 1603.344</text:p>
      <text:p text:style-name="P2">564850.187243 , 5118014.55015 , 1578.211</text:p>
      <text:p text:style-name="P2">564850.187243 , 5118115.60279 , 1538.157</text:p>
      <text:p text:style-name="P2">564850.187243 , 5118216.65542 , 1500.406</text:p>
      <text:p text:style-name="P2">564850.187243 , 5118317.70805 , 1496.063</text:p>
      <text:p text:style-name="P2">564850.187243 , 5118418.76068 , 1455.344</text:p>
      <text:p text:style-name="P2">564850.187243 , 5118519.81331 , 1441.328</text:p>
      <text:p text:style-name="P2">564850.187243 , 5118620.86594 , 1428.224</text:p>
      <text:p text:style-name="P2">564850.187243 , 5118721.91858 , 1389.822</text:p>
      <text:p text:style-name="P2">564850.187243 , 5118822.97121 , 1371.422</text:p>
      <text:p text:style-name="P2"><text:soft-page-break/>564850.187243 , 5118924.02384 , 1343.635</text:p>
      <text:p text:style-name="P2">564850.187243 , 5119025.07647 , 1327.224</text:p>
      <text:p text:style-name="P2">564850.187243 , 5119126.1291 , 1313.906</text:p>
      <text:p text:style-name="P2">564850.187243 , 5119227.18173 , 1296.426</text:p>
      <text:p text:style-name="P2">564850.187243 , 5119328.23437 , 1271.267</text:p>
      <text:p text:style-name="P2">564850.187243 , 5119429.287 , 1255.469</text:p>
      <text:p text:style-name="P2">564850.187243 , 5119530.33963 , 1226.44</text:p>
      <text:p text:style-name="P2">564850.187243 , 5119631.39226 , 1202.142</text:p>
      <text:p text:style-name="P2">564850.187243 , 5119732.44489 , 1200.859</text:p>
      <text:p text:style-name="P2">564850.187243 , 5119833.49752 , 1213.738</text:p>
      <text:p text:style-name="P2">564850.187243 , 5119934.55015 , 1217.659</text:p>
      <text:p text:style-name="P2">564850.187243 , 5120035.60279 , 1213.453</text:p>
      <text:p text:style-name="P2">564850.187243 , 5120136.65542 , 1206.742</text:p>
      <text:p text:style-name="P2">564850.187243 , 5120237.70805 , 1199.776</text:p>
      <text:p text:style-name="P2">564850.187243 , 5120338.76068 , 1195.391</text:p>
      <text:p text:style-name="P2">564850.187243 , 5120439.81331 , 1180.536</text:p>
      <text:p text:style-name="P2">564850.187243 , 5120540.86594 , 1136.516</text:p>
      <text:p text:style-name="P2">564850.187243 , 5120641.91858 , 1110.859</text:p>
      <text:p text:style-name="P2">564850.187243 , 5120742.97121 , 1111.776</text:p>
      <text:p text:style-name="P2">564850.187243 , 5120844.02384 , 1102.729</text:p>
      <text:p text:style-name="P2">564850.187243 , 5120945.07647 , 1097.359</text:p>
      <text:p text:style-name="P2">564850.187243 , 5121046.1291 , 1092</text:p>
      <text:p text:style-name="P2">564951.298354 , 5111446.1291 , 1103.074</text:p>
      <text:p text:style-name="P2">564951.298354 , 5111547.18173 , 1113.702</text:p>
      <text:p text:style-name="P2">564951.298354 , 5111648.23437 , 1123.149</text:p>
      <text:p text:style-name="P2">564951.298354 , 5111749.287 , 1133.35</text:p>
      <text:p text:style-name="P2">564951.298354 , 5111850.33963 , 1136.948</text:p>
      <text:p text:style-name="P2">564951.298354 , 5111951.39226 , 1174.523</text:p>
      <text:p text:style-name="P2">564951.298354 , 5112052.44489 , 1184.503</text:p>
      <text:p text:style-name="P2">564951.298354 , 5112153.49752 , 1197.614</text:p>
      <text:p text:style-name="P2">564951.298354 , 5112254.55015 , 1185.227</text:p>
      <text:p text:style-name="P2">564951.298354 , 5112355.60279 , 1187.376</text:p>
      <text:p text:style-name="P2">564951.298354 , 5112456.65542 , 1257.697</text:p>
      <text:p text:style-name="P2">564951.298354 , 5112557.70805 , 1307.486</text:p>
      <text:p text:style-name="P2">564951.298354 , 5112658.76068 , 1369.149</text:p>
      <text:p text:style-name="P2">564951.298354 , 5112759.81331 , 1430.961</text:p>
      <text:p text:style-name="P2">564951.298354 , 5112860.86594 , 1442.784</text:p>
      <text:p text:style-name="P2">564951.298354 , 5112961.91858 , 1433.883</text:p>
      <text:p text:style-name="P2">564951.298354 , 5113062.97121 , 1442.318</text:p>
      <text:p text:style-name="P2">564951.298354 , 5113164.02384 , 1379.114</text:p>
      <text:p text:style-name="P2">564951.298354 , 5113265.07647 , 1382.759</text:p>
      <text:p text:style-name="P2">564951.298354 , 5113366.1291 , 1387.194</text:p>
      <text:p text:style-name="P2">564951.298354 , 5113467.18173 , 1397.184</text:p>
      <text:p text:style-name="P2">564951.298354 , 5113568.23437 , 1406.266</text:p>
      <text:p text:style-name="P2">564951.298354 , 5113669.287 , 1410.105</text:p>
      <text:p text:style-name="P2">564951.298354 , 5113770.33963 , 1419.389</text:p>
      <text:p text:style-name="P2">564951.298354 , 5113871.39226 , 1433.57</text:p>
      <text:p text:style-name="P2">564951.298354 , 5113972.44489 , 1448.434</text:p>
      <text:p text:style-name="P2">564951.298354 , 5114073.49752 , 1465.716</text:p>
      <text:p text:style-name="P2">564951.298354 , 5114174.55015 , 1464.407</text:p>
      <text:p text:style-name="P2">564951.298354 , 5114275.60279 , 1494.291</text:p>
      <text:p text:style-name="P2">564951.298354 , 5114376.65542 , 1516.85</text:p>
      <text:p text:style-name="P2"><text:soft-page-break/>564951.298354 , 5114477.70805 , 1527.219</text:p>
      <text:p text:style-name="P2">564951.298354 , 5114578.76068 , 1542.48</text:p>
      <text:p text:style-name="P2">564951.298354 , 5114679.81331 , 1558.989</text:p>
      <text:p text:style-name="P2">564951.298354 , 5114780.86594 , 1582.682</text:p>
      <text:p text:style-name="P2">564951.298354 , 5114881.91858 , 1611.716</text:p>
      <text:p text:style-name="P2">564951.298354 , 5114982.97121 , 1637.306</text:p>
      <text:p text:style-name="P2">564951.298354 , 5115084.02384 , 1673.21</text:p>
      <text:p text:style-name="P2">564951.298354 , 5115185.07647 , 1697.975</text:p>
      <text:p text:style-name="P2">564951.298354 , 5115286.1291 , 1711.16</text:p>
      <text:p text:style-name="P2">564951.298354 , 5115387.18173 , 1717.635</text:p>
      <text:p text:style-name="P2">564951.298354 , 5115488.23437 , 1743.909</text:p>
      <text:p text:style-name="P2">564951.298354 , 5115589.287 , 1756.109</text:p>
      <text:p text:style-name="P2">564951.298354 , 5115690.33963 , 1764.075</text:p>
      <text:p text:style-name="P2">564951.298354 , 5115791.39226 , 1796.157</text:p>
      <text:p text:style-name="P2">564951.298354 , 5115892.44489 , 1846.31</text:p>
      <text:p text:style-name="P2">564951.298354 , 5115993.49752 , 1847.001</text:p>
      <text:p text:style-name="P2">564951.298354 , 5116094.55015 , 1851.238</text:p>
      <text:p text:style-name="P2">564951.298354 , 5116195.60279 , 1835.482</text:p>
      <text:p text:style-name="P2">564951.298354 , 5116296.65542 , 1796.126</text:p>
      <text:p text:style-name="P2">564951.298354 , 5116397.70805 , 1780.59</text:p>
      <text:p text:style-name="P2">564951.298354 , 5116498.76068 , 1753.553</text:p>
      <text:p text:style-name="P2">564951.298354 , 5116599.81331 , 1749.088</text:p>
      <text:p text:style-name="P2">564951.298354 , 5116700.86594 , 1740.825</text:p>
      <text:p text:style-name="P2">564951.298354 , 5116801.91858 , 1721.11</text:p>
      <text:p text:style-name="P2">564951.298354 , 5116902.97121 , 1684.624</text:p>
      <text:p text:style-name="P2">564951.298354 , 5117004.02384 , 1654.68</text:p>
      <text:p text:style-name="P2">564951.298354 , 5117105.07647 , 1676.198</text:p>
      <text:p text:style-name="P2">564951.298354 , 5117206.1291 , 1677.384</text:p>
      <text:p text:style-name="P2">564951.298354 , 5117307.18173 , 1679.976</text:p>
      <text:p text:style-name="P2">564951.298354 , 5117408.23437 , 1620.442</text:p>
      <text:p text:style-name="P2">564951.298354 , 5117509.287 , 1633.962</text:p>
      <text:p text:style-name="P2">564951.298354 , 5117610.33963 , 1595.649</text:p>
      <text:p text:style-name="P2">564951.298354 , 5117711.39226 , 1568.266</text:p>
      <text:p text:style-name="P2">564951.298354 , 5117812.44489 , 1555.433</text:p>
      <text:p text:style-name="P2">564951.298354 , 5117913.49752 , 1573.194</text:p>
      <text:p text:style-name="P2">564951.298354 , 5118014.55015 , 1575.172</text:p>
      <text:p text:style-name="P2">564951.298354 , 5118115.60279 , 1551.767</text:p>
      <text:p text:style-name="P2">564951.298354 , 5118216.65542 , 1513.517</text:p>
      <text:p text:style-name="P2">564951.298354 , 5118317.70805 , 1492.988</text:p>
      <text:p text:style-name="P2">564951.298354 , 5118418.76068 , 1473.084</text:p>
      <text:p text:style-name="P2">564951.298354 , 5118519.81331 , 1463.105</text:p>
      <text:p text:style-name="P2">564951.298354 , 5118620.86594 , 1441.458</text:p>
      <text:p text:style-name="P2">564951.298354 , 5118721.91858 , 1408.357</text:p>
      <text:p text:style-name="P2">564951.298354 , 5118822.97121 , 1353.479</text:p>
      <text:p text:style-name="P2">564951.298354 , 5118924.02384 , 1305.573</text:p>
      <text:p text:style-name="P2">564951.298354 , 5119025.07647 , 1337.307</text:p>
      <text:p text:style-name="P2">564951.298354 , 5119126.1291 , 1314.529</text:p>
      <text:p text:style-name="P2">564951.298354 , 5119227.18173 , 1291.172</text:p>
      <text:p text:style-name="P2">564951.298354 , 5119328.23437 , 1264.531</text:p>
      <text:p text:style-name="P2">564951.298354 , 5119429.287 , 1231.425</text:p>
      <text:p text:style-name="P2">564951.298354 , 5119530.33963 , 1221.578</text:p>
      <text:p text:style-name="P2">564951.298354 , 5119631.39226 , 1204.046</text:p>
      <text:p text:style-name="P2"><text:soft-page-break/>564951.298354 , 5119732.44489 , 1166.638</text:p>
      <text:p text:style-name="P2">564951.298354 , 5119833.49752 , 1163.323</text:p>
      <text:p text:style-name="P2">564951.298354 , 5119934.55015 , 1165.08</text:p>
      <text:p text:style-name="P2">564951.298354 , 5120035.60279 , 1168.189</text:p>
      <text:p text:style-name="P2">564951.298354 , 5120136.65542 , 1176.236</text:p>
      <text:p text:style-name="P2">564951.298354 , 5120237.70805 , 1175.903</text:p>
      <text:p text:style-name="P2">564951.298354 , 5120338.76068 , 1146.714</text:p>
      <text:p text:style-name="P2">564951.298354 , 5120439.81331 , 1122.856</text:p>
      <text:p text:style-name="P2">564951.298354 , 5120540.86594 , 1098.173</text:p>
      <text:p text:style-name="P2">564951.298354 , 5120641.91858 , 1099.701</text:p>
      <text:p text:style-name="P2">564951.298354 , 5120742.97121 , 1096.343</text:p>
      <text:p text:style-name="P2">564951.298354 , 5120844.02384 , 1085.954</text:p>
      <text:p text:style-name="P2">564951.298354 , 5120945.07647 , 1081.738</text:p>
      <text:p text:style-name="P2">564951.298354 , 5121046.1291 , 1080.981</text:p>
      <text:p text:style-name="P2">565052.409465 , 5111446.1291 , 1093.61</text:p>
      <text:p text:style-name="P2">565052.409465 , 5111547.18173 , 1101.043</text:p>
      <text:p text:style-name="P2">565052.409465 , 5111648.23437 , 1109.409</text:p>
      <text:p text:style-name="P2">565052.409465 , 5111749.287 , 1131.462</text:p>
      <text:p text:style-name="P2">565052.409465 , 5111850.33963 , 1162.463</text:p>
      <text:p text:style-name="P2">565052.409465 , 5111951.39226 , 1170.825</text:p>
      <text:p text:style-name="P2">565052.409465 , 5112052.44489 , 1170.504</text:p>
      <text:p text:style-name="P2">565052.409465 , 5112153.49752 , 1179.041</text:p>
      <text:p text:style-name="P2">565052.409465 , 5112254.55015 , 1140.734</text:p>
      <text:p text:style-name="P2">565052.409465 , 5112355.60279 , 1206.548</text:p>
      <text:p text:style-name="P2">565052.409465 , 5112456.65542 , 1275.697</text:p>
      <text:p text:style-name="P2">565052.409465 , 5112557.70805 , 1335.217</text:p>
      <text:p text:style-name="P2">565052.409465 , 5112658.76068 , 1412.188</text:p>
      <text:p text:style-name="P2">565052.409465 , 5112759.81331 , 1466.334</text:p>
      <text:p text:style-name="P2">565052.409465 , 5112860.86594 , 1444.243</text:p>
      <text:p text:style-name="P2">565052.409465 , 5112961.91858 , 1436.013</text:p>
      <text:p text:style-name="P2">565052.409465 , 5113062.97121 , 1432.63</text:p>
      <text:p text:style-name="P2">565052.409465 , 5113164.02384 , 1381.934</text:p>
      <text:p text:style-name="P2">565052.409465 , 5113265.07647 , 1384.017</text:p>
      <text:p text:style-name="P2">565052.409465 , 5113366.1291 , 1385.872</text:p>
      <text:p text:style-name="P2">565052.409465 , 5113467.18173 , 1391.182</text:p>
      <text:p text:style-name="P2">565052.409465 , 5113568.23437 , 1398.9</text:p>
      <text:p text:style-name="P2">565052.409465 , 5113669.287 , 1402.323</text:p>
      <text:p text:style-name="P2">565052.409465 , 5113770.33963 , 1412.84</text:p>
      <text:p text:style-name="P2">565052.409465 , 5113871.39226 , 1422.291</text:p>
      <text:p text:style-name="P2">565052.409465 , 5113972.44489 , 1434.435</text:p>
      <text:p text:style-name="P2">565052.409465 , 5114073.49752 , 1438.457</text:p>
      <text:p text:style-name="P2">565052.409465 , 5114174.55015 , 1458.518</text:p>
      <text:p text:style-name="P2">565052.409465 , 5114275.60279 , 1490.035</text:p>
      <text:p text:style-name="P2">565052.409465 , 5114376.65542 , 1475.458</text:p>
      <text:p text:style-name="P2">565052.409465 , 5114477.70805 , 1491.705</text:p>
      <text:p text:style-name="P2">565052.409465 , 5114578.76068 , 1508.211</text:p>
      <text:p text:style-name="P2">565052.409465 , 5114679.81331 , 1525.644</text:p>
      <text:p text:style-name="P2">565052.409465 , 5114780.86594 , 1563.203</text:p>
      <text:p text:style-name="P2">565052.409465 , 5114881.91858 , 1588.666</text:p>
      <text:p text:style-name="P2">565052.409465 , 5114982.97121 , 1619.247</text:p>
      <text:p text:style-name="P2">565052.409465 , 5115084.02384 , 1646.913</text:p>
      <text:p text:style-name="P2">565052.409465 , 5115185.07647 , 1661.698</text:p>
      <text:p text:style-name="P2"><text:soft-page-break/>565052.409465 , 5115286.1291 , 1679.004</text:p>
      <text:p text:style-name="P2">565052.409465 , 5115387.18173 , 1698.451</text:p>
      <text:p text:style-name="P2">565052.409465 , 5115488.23437 , 1718.411</text:p>
      <text:p text:style-name="P2">565052.409465 , 5115589.287 , 1704.778</text:p>
      <text:p text:style-name="P2">565052.409465 , 5115690.33963 , 1749.163</text:p>
      <text:p text:style-name="P2">565052.409465 , 5115791.39226 , 1777.678</text:p>
      <text:p text:style-name="P2">565052.409465 , 5115892.44489 , 1801.317</text:p>
      <text:p text:style-name="P2">565052.409465 , 5115993.49752 , 1823.935</text:p>
      <text:p text:style-name="P2">565052.409465 , 5116094.55015 , 1820.433</text:p>
      <text:p text:style-name="P2">565052.409465 , 5116195.60279 , 1776.86</text:p>
      <text:p text:style-name="P2">565052.409465 , 5116296.65542 , 1760.323</text:p>
      <text:p text:style-name="P2">565052.409465 , 5116397.70805 , 1747.503</text:p>
      <text:p text:style-name="P2">565052.409465 , 5116498.76068 , 1728.166</text:p>
      <text:p text:style-name="P2">565052.409465 , 5116599.81331 , 1713.879</text:p>
      <text:p text:style-name="P2">565052.409465 , 5116700.86594 , 1673.527</text:p>
      <text:p text:style-name="P2">565052.409465 , 5116801.91858 , 1696.859</text:p>
      <text:p text:style-name="P2">565052.409465 , 5116902.97121 , 1676.469</text:p>
      <text:p text:style-name="P2">565052.409465 , 5117004.02384 , 1597.873</text:p>
      <text:p text:style-name="P2">565052.409465 , 5117105.07647 , 1621.499</text:p>
      <text:p text:style-name="P2">565052.409465 , 5117206.1291 , 1613.958</text:p>
      <text:p text:style-name="P2">565052.409465 , 5117307.18173 , 1636.064</text:p>
      <text:p text:style-name="P2">565052.409465 , 5117408.23437 , 1617.018</text:p>
      <text:p text:style-name="P2">565052.409465 , 5117509.287 , 1585.715</text:p>
      <text:p text:style-name="P2">565052.409465 , 5117610.33963 , 1561.285</text:p>
      <text:p text:style-name="P2">565052.409465 , 5117711.39226 , 1516.971</text:p>
      <text:p text:style-name="P2">565052.409465 , 5117812.44489 , 1488.308</text:p>
      <text:p text:style-name="P2">565052.409465 , 5117913.49752 , 1498.982</text:p>
      <text:p text:style-name="P2">565052.409465 , 5118014.55015 , 1528.33</text:p>
      <text:p text:style-name="P2">565052.409465 , 5118115.60279 , 1539.693</text:p>
      <text:p text:style-name="P2">565052.409465 , 5118216.65542 , 1506.789</text:p>
      <text:p text:style-name="P2">565052.409465 , 5118317.70805 , 1496.127</text:p>
      <text:p text:style-name="P2">565052.409465 , 5118418.76068 , 1476.662</text:p>
      <text:p text:style-name="P2">565052.409465 , 5118519.81331 , 1457.104</text:p>
      <text:p text:style-name="P2">565052.409465 , 5118620.86594 , 1447.748</text:p>
      <text:p text:style-name="P2">565052.409465 , 5118721.91858 , 1427.734</text:p>
      <text:p text:style-name="P2">565052.409465 , 5118822.97121 , 1366.89</text:p>
      <text:p text:style-name="P2">565052.409465 , 5118924.02384 , 1306.848</text:p>
      <text:p text:style-name="P2">565052.409465 , 5119025.07647 , 1292.235</text:p>
      <text:p text:style-name="P2">565052.409465 , 5119126.1291 , 1277.343</text:p>
      <text:p text:style-name="P2">565052.409465 , 5119227.18173 , 1277.91</text:p>
      <text:p text:style-name="P2">565052.409465 , 5119328.23437 , 1250.105</text:p>
      <text:p text:style-name="P2">565052.409465 , 5119429.287 , 1219.481</text:p>
      <text:p text:style-name="P2">565052.409465 , 5119530.33963 , 1209.603</text:p>
      <text:p text:style-name="P2">565052.409465 , 5119631.39226 , 1191.058</text:p>
      <text:p text:style-name="P2">565052.409465 , 5119732.44489 , 1156.657</text:p>
      <text:p text:style-name="P2">565052.409465 , 5119833.49752 , 1155.47</text:p>
      <text:p text:style-name="P2">565052.409465 , 5119934.55015 , 1144.593</text:p>
      <text:p text:style-name="P2">565052.409465 , 5120035.60279 , 1125.008</text:p>
      <text:p text:style-name="P2">565052.409465 , 5120136.65542 , 1124.52</text:p>
      <text:p text:style-name="P2">565052.409465 , 5120237.70805 , 1119.571</text:p>
      <text:p text:style-name="P2">565052.409465 , 5120338.76068 , 1107.427</text:p>
      <text:p text:style-name="P2">565052.409465 , 5120439.81331 , 1091.998</text:p>
      <text:p text:style-name="P2"><text:soft-page-break/>565052.409465 , 5120540.86594 , 1089.251</text:p>
      <text:p text:style-name="P2">565052.409465 , 5120641.91858 , 1089.237</text:p>
      <text:p text:style-name="P2">565052.409465 , 5120742.97121 , 1088.38</text:p>
      <text:p text:style-name="P2">565052.409465 , 5120844.02384 , 1082.752</text:p>
      <text:p text:style-name="P2">565052.409465 , 5120945.07647 , 1075.248</text:p>
      <text:p text:style-name="P2">565052.409465 , 5121046.1291 , 1067.797</text:p>
      <text:p text:style-name="P2">565153.520576 , 5111446.1291 , 1081.784</text:p>
      <text:p text:style-name="P2">565153.520576 , 5111547.18173 , 1092.922</text:p>
      <text:p text:style-name="P2">565153.520576 , 5111648.23437 , 1096.774</text:p>
      <text:p text:style-name="P2">565153.520576 , 5111749.287 , 1137.814</text:p>
      <text:p text:style-name="P2">565153.520576 , 5111850.33963 , 1149.609</text:p>
      <text:p text:style-name="P2">565153.520576 , 5111951.39226 , 1167.414</text:p>
      <text:p text:style-name="P2">565153.520576 , 5112052.44489 , 1154.485</text:p>
      <text:p text:style-name="P2">565153.520576 , 5112153.49752 , 1141.219</text:p>
      <text:p text:style-name="P2">565153.520576 , 5112254.55015 , 1139.97</text:p>
      <text:p text:style-name="P2">565153.520576 , 5112355.60279 , 1195.571</text:p>
      <text:p text:style-name="P2">565153.520576 , 5112456.65542 , 1253.063</text:p>
      <text:p text:style-name="P2">565153.520576 , 5112557.70805 , 1317.126</text:p>
      <text:p text:style-name="P2">565153.520576 , 5112658.76068 , 1403.519</text:p>
      <text:p text:style-name="P2">565153.520576 , 5112759.81331 , 1430.563</text:p>
      <text:p text:style-name="P2">565153.520576 , 5112860.86594 , 1443.611</text:p>
      <text:p text:style-name="P2">565153.520576 , 5112961.91858 , 1427.952</text:p>
      <text:p text:style-name="P2">565153.520576 , 5113062.97121 , 1419</text:p>
      <text:p text:style-name="P2">565153.520576 , 5113164.02384 , 1393.378</text:p>
      <text:p text:style-name="P2">565153.520576 , 5113265.07647 , 1384.844</text:p>
      <text:p text:style-name="P2">565153.520576 , 5113366.1291 , 1383.922</text:p>
      <text:p text:style-name="P2">565153.520576 , 5113467.18173 , 1386.92</text:p>
      <text:p text:style-name="P2">565153.520576 , 5113568.23437 , 1389.43</text:p>
      <text:p text:style-name="P2">565153.520576 , 5113669.287 , 1393.25</text:p>
      <text:p text:style-name="P2">565153.520576 , 5113770.33963 , 1403.239</text:p>
      <text:p text:style-name="P2">565153.520576 , 5113871.39226 , 1406.558</text:p>
      <text:p text:style-name="P2">565153.520576 , 5113972.44489 , 1417.906</text:p>
      <text:p text:style-name="P2">565153.520576 , 5114073.49752 , 1416.771</text:p>
      <text:p text:style-name="P2">565153.520576 , 5114174.55015 , 1454.677</text:p>
      <text:p text:style-name="P2">565153.520576 , 5114275.60279 , 1466.516</text:p>
      <text:p text:style-name="P2">565153.520576 , 5114376.65542 , 1458.609</text:p>
      <text:p text:style-name="P2">565153.520576 , 5114477.70805 , 1461.74</text:p>
      <text:p text:style-name="P2">565153.520576 , 5114578.76068 , 1470.203</text:p>
      <text:p text:style-name="P2">565153.520576 , 5114679.81331 , 1513.648</text:p>
      <text:p text:style-name="P2">565153.520576 , 5114780.86594 , 1544.972</text:p>
      <text:p text:style-name="P2">565153.520576 , 5114881.91858 , 1575.578</text:p>
      <text:p text:style-name="P2">565153.520576 , 5114982.97121 , 1591.608</text:p>
      <text:p text:style-name="P2">565153.520576 , 5115084.02384 , 1598.279</text:p>
      <text:p text:style-name="P2">565153.520576 , 5115185.07647 , 1634.266</text:p>
      <text:p text:style-name="P2">565153.520576 , 5115286.1291 , 1635.523</text:p>
      <text:p text:style-name="P2">565153.520576 , 5115387.18173 , 1680.123</text:p>
      <text:p text:style-name="P2">565153.520576 , 5115488.23437 , 1683.953</text:p>
      <text:p text:style-name="P2">565153.520576 , 5115589.287 , 1690.006</text:p>
      <text:p text:style-name="P2">565153.520576 , 5115690.33963 , 1716.668</text:p>
      <text:p text:style-name="P2">565153.520576 , 5115791.39226 , 1767.781</text:p>
      <text:p text:style-name="P2">565153.520576 , 5115892.44489 , 1769.007</text:p>
      <text:p text:style-name="P2">565153.520576 , 5115993.49752 , 1798.117</text:p>
      <text:p text:style-name="P2"><text:soft-page-break/>565153.520576 , 5116094.55015 , 1771.109</text:p>
      <text:p text:style-name="P2">565153.520576 , 5116195.60279 , 1713.111</text:p>
      <text:p text:style-name="P2">565153.520576 , 5116296.65542 , 1706.086</text:p>
      <text:p text:style-name="P2">565153.520576 , 5116397.70805 , 1694.5</text:p>
      <text:p text:style-name="P2">565153.520576 , 5116498.76068 , 1685.503</text:p>
      <text:p text:style-name="P2">565153.520576 , 5116599.81331 , 1668.285</text:p>
      <text:p text:style-name="P2">565153.520576 , 5116700.86594 , 1642.078</text:p>
      <text:p text:style-name="P2">565153.520576 , 5116801.91858 , 1655.059</text:p>
      <text:p text:style-name="P2">565153.520576 , 5116902.97121 , 1638.616</text:p>
      <text:p text:style-name="P2">565153.520576 , 5117004.02384 , 1608.547</text:p>
      <text:p text:style-name="P2">565153.520576 , 5117105.07647 , 1567.711</text:p>
      <text:p text:style-name="P2">565153.520576 , 5117206.1291 , 1572.289</text:p>
      <text:p text:style-name="P2">565153.520576 , 5117307.18173 , 1588.219</text:p>
      <text:p text:style-name="P2">565153.520576 , 5117408.23437 , 1593.34</text:p>
      <text:p text:style-name="P2">565153.520576 , 5117509.287 , 1542.448</text:p>
      <text:p text:style-name="P2">565153.520576 , 5117610.33963 , 1539.281</text:p>
      <text:p text:style-name="P2">565153.520576 , 5117711.39226 , 1510.759</text:p>
      <text:p text:style-name="P2">565153.520576 , 5117812.44489 , 1468.35</text:p>
      <text:p text:style-name="P2">565153.520576 , 5117913.49752 , 1431.281</text:p>
      <text:p text:style-name="P2">565153.520576 , 5118014.55015 , 1484.58</text:p>
      <text:p text:style-name="P2">565153.520576 , 5118115.60279 , 1502.176</text:p>
      <text:p text:style-name="P2">565153.520576 , 5118216.65542 , 1469.984</text:p>
      <text:p text:style-name="P2">565153.520576 , 5118317.70805 , 1468.796</text:p>
      <text:p text:style-name="P2">565153.520576 , 5118418.76068 , 1462.785</text:p>
      <text:p text:style-name="P2">565153.520576 , 5118519.81331 , 1426.078</text:p>
      <text:p text:style-name="P2">565153.520576 , 5118620.86594 , 1441.212</text:p>
      <text:p text:style-name="P2">565153.520576 , 5118721.91858 , 1411.952</text:p>
      <text:p text:style-name="P2">565153.520576 , 5118822.97121 , 1359.719</text:p>
      <text:p text:style-name="P2">565153.520576 , 5118924.02384 , 1307.263</text:p>
      <text:p text:style-name="P2">565153.520576 , 5119025.07647 , 1287.187</text:p>
      <text:p text:style-name="P2">565153.520576 , 5119126.1291 , 1280.75</text:p>
      <text:p text:style-name="P2">565153.520576 , 5119227.18173 , 1249.028</text:p>
      <text:p text:style-name="P2">565153.520576 , 5119328.23437 , 1230.756</text:p>
      <text:p text:style-name="P2">565153.520576 , 5119429.287 , 1207.438</text:p>
      <text:p text:style-name="P2">565153.520576 , 5119530.33963 , 1205.088</text:p>
      <text:p text:style-name="P2">565153.520576 , 5119631.39226 , 1189.775</text:p>
      <text:p text:style-name="P2">565153.520576 , 5119732.44489 , 1172.078</text:p>
      <text:p text:style-name="P2">565153.520576 , 5119833.49752 , 1145.771</text:p>
      <text:p text:style-name="P2">565153.520576 , 5119934.55015 , 1137.167</text:p>
      <text:p text:style-name="P2">565153.520576 , 5120035.60279 , 1134.672</text:p>
      <text:p text:style-name="P2">565153.520576 , 5120136.65542 , 1123.688</text:p>
      <text:p text:style-name="P2">565153.520576 , 5120237.70805 , 1106.192</text:p>
      <text:p text:style-name="P2">565153.520576 , 5120338.76068 , 1095.25</text:p>
      <text:p text:style-name="P2">565153.520576 , 5120439.81331 , 1092.833</text:p>
      <text:p text:style-name="P2">565153.520576 , 5120540.86594 , 1087.898</text:p>
      <text:p text:style-name="P2">565153.520576 , 5120641.91858 , 1081.922</text:p>
      <text:p text:style-name="P2">565153.520576 , 5120742.97121 , 1081.269</text:p>
      <text:p text:style-name="P2">565153.520576 , 5120844.02384 , 1073.894</text:p>
      <text:p text:style-name="P2">565153.520576 , 5120945.07647 , 1069.984</text:p>
      <text:p text:style-name="P2">565153.520576 , 5121046.1291 , 1061.385</text:p>
      <text:p text:style-name="P2">565254.631687 , 5111446.1291 , 1071.634</text:p>
      <text:p text:style-name="P2">565254.631687 , 5111547.18173 , 1088.554</text:p>
      <text:p text:style-name="P2"><text:soft-page-break/>565254.631687 , 5111648.23437 , 1115.978</text:p>
      <text:p text:style-name="P2">565254.631687 , 5111749.287 , 1135.004</text:p>
      <text:p text:style-name="P2">565254.631687 , 5111850.33963 , 1144.891</text:p>
      <text:p text:style-name="P2">565254.631687 , 5111951.39226 , 1140.022</text:p>
      <text:p text:style-name="P2">565254.631687 , 5112052.44489 , 1127.853</text:p>
      <text:p text:style-name="P2">565254.631687 , 5112153.49752 , 1122.114</text:p>
      <text:p text:style-name="P2">565254.631687 , 5112254.55015 , 1139.555</text:p>
      <text:p text:style-name="P2">565254.631687 , 5112355.60279 , 1159.906</text:p>
      <text:p text:style-name="P2">565254.631687 , 5112456.65542 , 1232.364</text:p>
      <text:p text:style-name="P2">565254.631687 , 5112557.70805 , 1280.957</text:p>
      <text:p text:style-name="P2">565254.631687 , 5112658.76068 , 1371.22</text:p>
      <text:p text:style-name="P2">565254.631687 , 5112759.81331 , 1389.399</text:p>
      <text:p text:style-name="P2">565254.631687 , 5112860.86594 , 1388.312</text:p>
      <text:p text:style-name="P2">565254.631687 , 5112961.91858 , 1352.955</text:p>
      <text:p text:style-name="P2">565254.631687 , 5113062.97121 , 1343.109</text:p>
      <text:p text:style-name="P2">565254.631687 , 5113164.02384 , 1333.652</text:p>
      <text:p text:style-name="P2">565254.631687 , 5113265.07647 , 1388.08</text:p>
      <text:p text:style-name="P2">565254.631687 , 5113366.1291 , 1384.525</text:p>
      <text:p text:style-name="P2">565254.631687 , 5113467.18173 , 1384.667</text:p>
      <text:p text:style-name="P2">565254.631687 , 5113568.23437 , 1381.049</text:p>
      <text:p text:style-name="P2">565254.631687 , 5113669.287 , 1375.176</text:p>
      <text:p text:style-name="P2">565254.631687 , 5113770.33963 , 1376.387</text:p>
      <text:p text:style-name="P2">565254.631687 , 5113871.39226 , 1394.584</text:p>
      <text:p text:style-name="P2">565254.631687 , 5113972.44489 , 1400.506</text:p>
      <text:p text:style-name="P2">565254.631687 , 5114073.49752 , 1417.232</text:p>
      <text:p text:style-name="P2">565254.631687 , 5114174.55015 , 1438.188</text:p>
      <text:p text:style-name="P2">565254.631687 , 5114275.60279 , 1431.619</text:p>
      <text:p text:style-name="P2">565254.631687 , 5114376.65542 , 1429.274</text:p>
      <text:p text:style-name="P2">565254.631687 , 5114477.70805 , 1448.93</text:p>
      <text:p text:style-name="P2">565254.631687 , 5114578.76068 , 1462.943</text:p>
      <text:p text:style-name="P2">565254.631687 , 5114679.81331 , 1487.18</text:p>
      <text:p text:style-name="P2">565254.631687 , 5114780.86594 , 1525.06</text:p>
      <text:p text:style-name="P2">565254.631687 , 5114881.91858 , 1543.076</text:p>
      <text:p text:style-name="P2">565254.631687 , 5114982.97121 , 1557.331</text:p>
      <text:p text:style-name="P2">565254.631687 , 5115084.02384 , 1566.541</text:p>
      <text:p text:style-name="P2">565254.631687 , 5115185.07647 , 1592.326</text:p>
      <text:p text:style-name="P2">565254.631687 , 5115286.1291 , 1644.695</text:p>
      <text:p text:style-name="P2">565254.631687 , 5115387.18173 , 1645.35</text:p>
      <text:p text:style-name="P2">565254.631687 , 5115488.23437 , 1645.915</text:p>
      <text:p text:style-name="P2">565254.631687 , 5115589.287 , 1657.613</text:p>
      <text:p text:style-name="P2">565254.631687 , 5115690.33963 , 1699.849</text:p>
      <text:p text:style-name="P2">565254.631687 , 5115791.39226 , 1731.567</text:p>
      <text:p text:style-name="P2">565254.631687 , 5115892.44489 , 1748.733</text:p>
      <text:p text:style-name="P2">565254.631687 , 5115993.49752 , 1799.24</text:p>
      <text:p text:style-name="P2">565254.631687 , 5116094.55015 , 1730.464</text:p>
      <text:p text:style-name="P2">565254.631687 , 5116195.60279 , 1670.965</text:p>
      <text:p text:style-name="P2">565254.631687 , 5116296.65542 , 1655.599</text:p>
      <text:p text:style-name="P2">565254.631687 , 5116397.70805 , 1643.753</text:p>
      <text:p text:style-name="P2">565254.631687 , 5116498.76068 , 1632.359</text:p>
      <text:p text:style-name="P2">565254.631687 , 5116599.81331 , 1611.755</text:p>
      <text:p text:style-name="P2">565254.631687 , 5116700.86594 , 1586.105</text:p>
      <text:p text:style-name="P2">565254.631687 , 5116801.91858 , 1599.949</text:p>
      <text:p text:style-name="P2"><text:soft-page-break/>565254.631687 , 5116902.97121 , 1610.485</text:p>
      <text:p text:style-name="P2">565254.631687 , 5117004.02384 , 1580.003</text:p>
      <text:p text:style-name="P2">565254.631687 , 5117105.07647 , 1540.624</text:p>
      <text:p text:style-name="P2">565254.631687 , 5117206.1291 , 1535.207</text:p>
      <text:p text:style-name="P2">565254.631687 , 5117307.18173 , 1542.077</text:p>
      <text:p text:style-name="P2">565254.631687 , 5117408.23437 , 1574.195</text:p>
      <text:p text:style-name="P2">565254.631687 , 5117509.287 , 1552.945</text:p>
      <text:p text:style-name="P2">565254.631687 , 5117610.33963 , 1488.11</text:p>
      <text:p text:style-name="P2">565254.631687 , 5117711.39226 , 1493.609</text:p>
      <text:p text:style-name="P2">565254.631687 , 5117812.44489 , 1489.266</text:p>
      <text:p text:style-name="P2">565254.631687 , 5117913.49752 , 1414.859</text:p>
      <text:p text:style-name="P2">565254.631687 , 5118014.55015 , 1452.607</text:p>
      <text:p text:style-name="P2">565254.631687 , 5118115.60279 , 1450.362</text:p>
      <text:p text:style-name="P2">565254.631687 , 5118216.65542 , 1418.444</text:p>
      <text:p text:style-name="P2">565254.631687 , 5118317.70805 , 1408.328</text:p>
      <text:p text:style-name="P2">565254.631687 , 5118418.76068 , 1451.557</text:p>
      <text:p text:style-name="P2">565254.631687 , 5118519.81331 , 1408.749</text:p>
      <text:p text:style-name="P2">565254.631687 , 5118620.86594 , 1397.914</text:p>
      <text:p text:style-name="P2">565254.631687 , 5118721.91858 , 1402.347</text:p>
      <text:p text:style-name="P2">565254.631687 , 5118822.97121 , 1390.741</text:p>
      <text:p text:style-name="P2">565254.631687 , 5118924.02384 , 1348.076</text:p>
      <text:p text:style-name="P2">565254.631687 , 5119025.07647 , 1289.825</text:p>
      <text:p text:style-name="P2">565254.631687 , 5119126.1291 , 1273.987</text:p>
      <text:p text:style-name="P2">565254.631687 , 5119227.18173 , 1250.316</text:p>
      <text:p text:style-name="P2">565254.631687 , 5119328.23437 , 1248.927</text:p>
      <text:p text:style-name="P2">565254.631687 , 5119429.287 , 1240.421</text:p>
      <text:p text:style-name="P2">565254.631687 , 5119530.33963 , 1230.407</text:p>
      <text:p text:style-name="P2">565254.631687 , 5119631.39226 , 1208.279</text:p>
      <text:p text:style-name="P2">565254.631687 , 5119732.44489 , 1151.021</text:p>
      <text:p text:style-name="P2">565254.631687 , 5119833.49752 , 1153.966</text:p>
      <text:p text:style-name="P2">565254.631687 , 5119934.55015 , 1139.799</text:p>
      <text:p text:style-name="P2">565254.631687 , 5120035.60279 , 1125.575</text:p>
      <text:p text:style-name="P2">565254.631687 , 5120136.65542 , 1126.099</text:p>
      <text:p text:style-name="P2">565254.631687 , 5120237.70805 , 1111.852</text:p>
      <text:p text:style-name="P2">565254.631687 , 5120338.76068 , 1097.891</text:p>
      <text:p text:style-name="P2">565254.631687 , 5120439.81331 , 1087.365</text:p>
      <text:p text:style-name="P2">565254.631687 , 5120540.86594 , 1083.999</text:p>
      <text:p text:style-name="P2">565254.631687 , 5120641.91858 , 1074.165</text:p>
      <text:p text:style-name="P2">565254.631687 , 5120742.97121 , 1069.312</text:p>
      <text:p text:style-name="P2">565254.631687 , 5120844.02384 , 1061.527</text:p>
      <text:p text:style-name="P2">565254.631687 , 5120945.07647 , 1056.757</text:p>
      <text:p text:style-name="P2">565254.631687 , 5121046.1291 , 1048.196</text:p>
      <text:p text:style-name="P2">565355.742798 , 5111446.1291 , 1069.985</text:p>
      <text:p text:style-name="P2">565355.742798 , 5111547.18173 , 1088.305</text:p>
      <text:p text:style-name="P2">565355.742798 , 5111648.23437 , 1108.477</text:p>
      <text:p text:style-name="P2">565355.742798 , 5111749.287 , 1113.545</text:p>
      <text:p text:style-name="P2">565355.742798 , 5111850.33963 , 1115.784</text:p>
      <text:p text:style-name="P2">565355.742798 , 5111951.39226 , 1104.791</text:p>
      <text:p text:style-name="P2">565355.742798 , 5112052.44489 , 1110.499</text:p>
      <text:p text:style-name="P2">565355.742798 , 5112153.49752 , 1114.148</text:p>
      <text:p text:style-name="P2">565355.742798 , 5112254.55015 , 1119.67</text:p>
      <text:p text:style-name="P2">565355.742798 , 5112355.60279 , 1186.643</text:p>
      <text:p text:style-name="P2"><text:soft-page-break/>565355.742798 , 5112456.65542 , 1243.608</text:p>
      <text:p text:style-name="P2">565355.742798 , 5112557.70805 , 1305.394</text:p>
      <text:p text:style-name="P2">565355.742798 , 5112658.76068 , 1374.741</text:p>
      <text:p text:style-name="P2">565355.742798 , 5112759.81331 , 1381.018</text:p>
      <text:p text:style-name="P2">565355.742798 , 5112860.86594 , 1347.503</text:p>
      <text:p text:style-name="P2">565355.742798 , 5112961.91858 , 1299.623</text:p>
      <text:p text:style-name="P2">565355.742798 , 5113062.97121 , 1286.667</text:p>
      <text:p text:style-name="P2">565355.742798 , 5113164.02384 , 1284.503</text:p>
      <text:p text:style-name="P2">565355.742798 , 5113265.07647 , 1343.507</text:p>
      <text:p text:style-name="P2">565355.742798 , 5113366.1291 , 1411.451</text:p>
      <text:p text:style-name="P2">565355.742798 , 5113467.18173 , 1377.904</text:p>
      <text:p text:style-name="P2">565355.742798 , 5113568.23437 , 1369.94</text:p>
      <text:p text:style-name="P2">565355.742798 , 5113669.287 , 1361.023</text:p>
      <text:p text:style-name="P2">565355.742798 , 5113770.33963 , 1366.304</text:p>
      <text:p text:style-name="P2">565355.742798 , 5113871.39226 , 1382.63</text:p>
      <text:p text:style-name="P2">565355.742798 , 5113972.44489 , 1386.892</text:p>
      <text:p text:style-name="P2">565355.742798 , 5114073.49752 , 1398.125</text:p>
      <text:p text:style-name="P2">565355.742798 , 5114174.55015 , 1408.531</text:p>
      <text:p text:style-name="P2">565355.742798 , 5114275.60279 , 1409.921</text:p>
      <text:p text:style-name="P2">565355.742798 , 5114376.65542 , 1413.445</text:p>
      <text:p text:style-name="P2">565355.742798 , 5114477.70805 , 1413.914</text:p>
      <text:p text:style-name="P2">565355.742798 , 5114578.76068 , 1438.496</text:p>
      <text:p text:style-name="P2">565355.742798 , 5114679.81331 , 1470.748</text:p>
      <text:p text:style-name="P2">565355.742798 , 5114780.86594 , 1483.158</text:p>
      <text:p text:style-name="P2">565355.742798 , 5114881.91858 , 1498.027</text:p>
      <text:p text:style-name="P2">565355.742798 , 5114982.97121 , 1521.114</text:p>
      <text:p text:style-name="P2">565355.742798 , 5115084.02384 , 1537.581</text:p>
      <text:p text:style-name="P2">565355.742798 , 5115185.07647 , 1563.957</text:p>
      <text:p text:style-name="P2">565355.742798 , 5115286.1291 , 1596.87</text:p>
      <text:p text:style-name="P2">565355.742798 , 5115387.18173 , 1607.457</text:p>
      <text:p text:style-name="P2">565355.742798 , 5115488.23437 , 1619.024</text:p>
      <text:p text:style-name="P2">565355.742798 , 5115589.287 , 1615.998</text:p>
      <text:p text:style-name="P2">565355.742798 , 5115690.33963 , 1673.418</text:p>
      <text:p text:style-name="P2">565355.742798 , 5115791.39226 , 1688.931</text:p>
      <text:p text:style-name="P2">565355.742798 , 5115892.44489 , 1681.888</text:p>
      <text:p text:style-name="P2">565355.742798 , 5115993.49752 , 1701.167</text:p>
      <text:p text:style-name="P2">565355.742798 , 5116094.55015 , 1731.343</text:p>
      <text:p text:style-name="P2">565355.742798 , 5116195.60279 , 1624.463</text:p>
      <text:p text:style-name="P2">565355.742798 , 5116296.65542 , 1596.997</text:p>
      <text:p text:style-name="P2">565355.742798 , 5116397.70805 , 1583.12</text:p>
      <text:p text:style-name="P2">565355.742798 , 5116498.76068 , 1570.262</text:p>
      <text:p text:style-name="P2">565355.742798 , 5116599.81331 , 1559.18</text:p>
      <text:p text:style-name="P2">565355.742798 , 5116700.86594 , 1531.664</text:p>
      <text:p text:style-name="P2">565355.742798 , 5116801.91858 , 1542.559</text:p>
      <text:p text:style-name="P2">565355.742798 , 5116902.97121 , 1551.808</text:p>
      <text:p text:style-name="P2">565355.742798 , 5117004.02384 , 1532.999</text:p>
      <text:p text:style-name="P2">565355.742798 , 5117105.07647 , 1508.071</text:p>
      <text:p text:style-name="P2">565355.742798 , 5117206.1291 , 1475.152</text:p>
      <text:p text:style-name="P2">565355.742798 , 5117307.18173 , 1504.585</text:p>
      <text:p text:style-name="P2">565355.742798 , 5117408.23437 , 1514.136</text:p>
      <text:p text:style-name="P2">565355.742798 , 5117509.287 , 1526.957</text:p>
      <text:p text:style-name="P2">565355.742798 , 5117610.33963 , 1497.894</text:p>
      <text:p text:style-name="P2"><text:soft-page-break/>565355.742798 , 5117711.39226 , 1438.353</text:p>
      <text:p text:style-name="P2">565355.742798 , 5117812.44489 , 1447.791</text:p>
      <text:p text:style-name="P2">565355.742798 , 5117913.49752 , 1437.735</text:p>
      <text:p text:style-name="P2">565355.742798 , 5118014.55015 , 1435.5</text:p>
      <text:p text:style-name="P2">565355.742798 , 5118115.60279 , 1420.887</text:p>
      <text:p text:style-name="P2">565355.742798 , 5118216.65542 , 1372.353</text:p>
      <text:p text:style-name="P2">565355.742798 , 5118317.70805 , 1377.44</text:p>
      <text:p text:style-name="P2">565355.742798 , 5118418.76068 , 1432.337</text:p>
      <text:p text:style-name="P2">565355.742798 , 5118519.81331 , 1421.97</text:p>
      <text:p text:style-name="P2">565355.742798 , 5118620.86594 , 1398.17</text:p>
      <text:p text:style-name="P2">565355.742798 , 5118721.91858 , 1379.926</text:p>
      <text:p text:style-name="P2">565355.742798 , 5118822.97121 , 1362.708</text:p>
      <text:p text:style-name="P2">565355.742798 , 5118924.02384 , 1354.855</text:p>
      <text:p text:style-name="P2">565355.742798 , 5119025.07647 , 1322.441</text:p>
      <text:p text:style-name="P2">565355.742798 , 5119126.1291 , 1303.151</text:p>
      <text:p text:style-name="P2">565355.742798 , 5119227.18173 , 1286.434</text:p>
      <text:p text:style-name="P2">565355.742798 , 5119328.23437 , 1253.282</text:p>
      <text:p text:style-name="P2">565355.742798 , 5119429.287 , 1237.813</text:p>
      <text:p text:style-name="P2">565355.742798 , 5119530.33963 , 1225.558</text:p>
      <text:p text:style-name="P2">565355.742798 , 5119631.39226 , 1212.495</text:p>
      <text:p text:style-name="P2">565355.742798 , 5119732.44489 , 1176.641</text:p>
      <text:p text:style-name="P2">565355.742798 , 5119833.49752 , 1133.587</text:p>
      <text:p text:style-name="P2">565355.742798 , 5119934.55015 , 1128.581</text:p>
      <text:p text:style-name="P2">565355.742798 , 5120035.60279 , 1122.149</text:p>
      <text:p text:style-name="P2">565355.742798 , 5120136.65542 , 1118.739</text:p>
      <text:p text:style-name="P2">565355.742798 , 5120237.70805 , 1103.922</text:p>
      <text:p text:style-name="P2">565355.742798 , 5120338.76068 , 1083.455</text:p>
      <text:p text:style-name="P2">565355.742798 , 5120439.81331 , 1097.926</text:p>
      <text:p text:style-name="P2">565355.742798 , 5120540.86594 , 1078.695</text:p>
      <text:p text:style-name="P2">565355.742798 , 5120641.91858 , 1064.533</text:p>
      <text:p text:style-name="P2">565355.742798 , 5120742.97121 , 1059.981</text:p>
      <text:p text:style-name="P2">565355.742798 , 5120844.02384 , 1052.985</text:p>
      <text:p text:style-name="P2">565355.742798 , 5120945.07647 , 1049.295</text:p>
      <text:p text:style-name="P2">565355.742798 , 5121046.1291 , 1045.573</text:p>
      <text:p text:style-name="P2">565456.853909 , 5111446.1291 , 1052.484</text:p>
      <text:p text:style-name="P2">565456.853909 , 5111547.18173 , 1062.203</text:p>
      <text:p text:style-name="P2">565456.853909 , 5111648.23437 , 1094.628</text:p>
      <text:p text:style-name="P2">565456.853909 , 5111749.287 , 1092.894</text:p>
      <text:p text:style-name="P2">565456.853909 , 5111850.33963 , 1088.063</text:p>
      <text:p text:style-name="P2">565456.853909 , 5111951.39226 , 1098.011</text:p>
      <text:p text:style-name="P2">565456.853909 , 5112052.44489 , 1100.466</text:p>
      <text:p text:style-name="P2">565456.853909 , 5112153.49752 , 1111.359</text:p>
      <text:p text:style-name="P2">565456.853909 , 5112254.55015 , 1144.723</text:p>
      <text:p text:style-name="P2">565456.853909 , 5112355.60279 , 1223.381</text:p>
      <text:p text:style-name="P2">565456.853909 , 5112456.65542 , 1290.094</text:p>
      <text:p text:style-name="P2">565456.853909 , 5112557.70805 , 1349.362</text:p>
      <text:p text:style-name="P2">565456.853909 , 5112658.76068 , 1400.123</text:p>
      <text:p text:style-name="P2">565456.853909 , 5112759.81331 , 1396.797</text:p>
      <text:p text:style-name="P2">565456.853909 , 5112860.86594 , 1341.262</text:p>
      <text:p text:style-name="P2">565456.853909 , 5112961.91858 , 1260.309</text:p>
      <text:p text:style-name="P2">565456.853909 , 5113062.97121 , 1209.203</text:p>
      <text:p text:style-name="P2">565456.853909 , 5113164.02384 , 1252.925</text:p>
      <text:p text:style-name="P2"><text:soft-page-break/>565456.853909 , 5113265.07647 , 1314.995</text:p>
      <text:p text:style-name="P2">565456.853909 , 5113366.1291 , 1348.438</text:p>
      <text:p text:style-name="P2">565456.853909 , 5113467.18173 , 1340.355</text:p>
      <text:p text:style-name="P2">565456.853909 , 5113568.23437 , 1360.762</text:p>
      <text:p text:style-name="P2">565456.853909 , 5113669.287 , 1355.656</text:p>
      <text:p text:style-name="P2">565456.853909 , 5113770.33963 , 1358.31</text:p>
      <text:p text:style-name="P2">565456.853909 , 5113871.39226 , 1366.515</text:p>
      <text:p text:style-name="P2">565456.853909 , 5113972.44489 , 1374.453</text:p>
      <text:p text:style-name="P2">565456.853909 , 5114073.49752 , 1379.418</text:p>
      <text:p text:style-name="P2">565456.853909 , 5114174.55015 , 1398.146</text:p>
      <text:p text:style-name="P2">565456.853909 , 5114275.60279 , 1388.172</text:p>
      <text:p text:style-name="P2">565456.853909 , 5114376.65542 , 1403.034</text:p>
      <text:p text:style-name="P2">565456.853909 , 5114477.70805 , 1401.47</text:p>
      <text:p text:style-name="P2">565456.853909 , 5114578.76068 , 1413.438</text:p>
      <text:p text:style-name="P2">565456.853909 , 5114679.81331 , 1429.809</text:p>
      <text:p text:style-name="P2">565456.853909 , 5114780.86594 , 1454.437</text:p>
      <text:p text:style-name="P2">565456.853909 , 5114881.91858 , 1469.625</text:p>
      <text:p text:style-name="P2">565456.853909 , 5114982.97121 , 1495.333</text:p>
      <text:p text:style-name="P2">565456.853909 , 5115084.02384 , 1515.517</text:p>
      <text:p text:style-name="P2">565456.853909 , 5115185.07647 , 1519.266</text:p>
      <text:p text:style-name="P2">565456.853909 , 5115286.1291 , 1550.691</text:p>
      <text:p text:style-name="P2">565456.853909 , 5115387.18173 , 1567.615</text:p>
      <text:p text:style-name="P2">565456.853909 , 5115488.23437 , 1569.422</text:p>
      <text:p text:style-name="P2">565456.853909 , 5115589.287 , 1580.492</text:p>
      <text:p text:style-name="P2">565456.853909 , 5115690.33963 , 1634.061</text:p>
      <text:p text:style-name="P2">565456.853909 , 5115791.39226 , 1646.719</text:p>
      <text:p text:style-name="P2">565456.853909 , 5115892.44489 , 1628.182</text:p>
      <text:p text:style-name="P2">565456.853909 , 5115993.49752 , 1610.97</text:p>
      <text:p text:style-name="P2">565456.853909 , 5116094.55015 , 1678.766</text:p>
      <text:p text:style-name="P2">565456.853909 , 5116195.60279 , 1625.911</text:p>
      <text:p text:style-name="P2">565456.853909 , 5116296.65542 , 1555.885</text:p>
      <text:p text:style-name="P2">565456.853909 , 5116397.70805 , 1534.703</text:p>
      <text:p text:style-name="P2">565456.853909 , 5116498.76068 , 1515.603</text:p>
      <text:p text:style-name="P2">565456.853909 , 5116599.81331 , 1528.598</text:p>
      <text:p text:style-name="P2">565456.853909 , 5116700.86594 , 1481.5</text:p>
      <text:p text:style-name="P2">565456.853909 , 5116801.91858 , 1479.498</text:p>
      <text:p text:style-name="P2">565456.853909 , 5116902.97121 , 1488.51</text:p>
      <text:p text:style-name="P2">565456.853909 , 5117004.02384 , 1482.141</text:p>
      <text:p text:style-name="P2">565456.853909 , 5117105.07647 , 1468.846</text:p>
      <text:p text:style-name="P2">565456.853909 , 5117206.1291 , 1447.576</text:p>
      <text:p text:style-name="P2">565456.853909 , 5117307.18173 , 1451.891</text:p>
      <text:p text:style-name="P2">565456.853909 , 5117408.23437 , 1461.616</text:p>
      <text:p text:style-name="P2">565456.853909 , 5117509.287 , 1479.565</text:p>
      <text:p text:style-name="P2">565456.853909 , 5117610.33963 , 1478.047</text:p>
      <text:p text:style-name="P2">565456.853909 , 5117711.39226 , 1426.506</text:p>
      <text:p text:style-name="P2">565456.853909 , 5117812.44489 , 1383.589</text:p>
      <text:p text:style-name="P2">565456.853909 , 5117913.49752 , 1422.25</text:p>
      <text:p text:style-name="P2">565456.853909 , 5118014.55015 , 1408.17</text:p>
      <text:p text:style-name="P2">565456.853909 , 5118115.60279 , 1401.003</text:p>
      <text:p text:style-name="P2">565456.853909 , 5118216.65542 , 1381</text:p>
      <text:p text:style-name="P2">565456.853909 , 5118317.70805 , 1377.758</text:p>
      <text:p text:style-name="P2">565456.853909 , 5118418.76068 , 1410.984</text:p>
      <text:p text:style-name="P2"><text:soft-page-break/>565456.853909 , 5118519.81331 , 1380.438</text:p>
      <text:p text:style-name="P2">565456.853909 , 5118620.86594 , 1369.701</text:p>
      <text:p text:style-name="P2">565456.853909 , 5118721.91858 , 1364.188</text:p>
      <text:p text:style-name="P2">565456.853909 , 5118822.97121 , 1348.25</text:p>
      <text:p text:style-name="P2">565456.853909 , 5118924.02384 , 1326.242</text:p>
      <text:p text:style-name="P2">565456.853909 , 5119025.07647 , 1320.526</text:p>
      <text:p text:style-name="P2">565456.853909 , 5119126.1291 , 1304.469</text:p>
      <text:p text:style-name="P2">565456.853909 , 5119227.18173 , 1296.766</text:p>
      <text:p text:style-name="P2">565456.853909 , 5119328.23437 , 1281.538</text:p>
      <text:p text:style-name="P2">565456.853909 , 5119429.287 , 1253.625</text:p>
      <text:p text:style-name="P2">565456.853909 , 5119530.33963 , 1233.888</text:p>
      <text:p text:style-name="P2">565456.853909 , 5119631.39226 , 1197.005</text:p>
      <text:p text:style-name="P2">565456.853909 , 5119732.44489 , 1181.359</text:p>
      <text:p text:style-name="P2">565456.853909 , 5119833.49752 , 1126.025</text:p>
      <text:p text:style-name="P2">565456.853909 , 5119934.55015 , 1115.855</text:p>
      <text:p text:style-name="P2">565456.853909 , 5120035.60279 , 1109.844</text:p>
      <text:p text:style-name="P2">565456.853909 , 5120136.65542 , 1108.357</text:p>
      <text:p text:style-name="P2">565456.853909 , 5120237.70805 , 1104.289</text:p>
      <text:p text:style-name="P2">565456.853909 , 5120338.76068 , 1093.734</text:p>
      <text:p text:style-name="P2">565456.853909 , 5120439.81331 , 1074.308</text:p>
      <text:p text:style-name="P2">565456.853909 , 5120540.86594 , 1074.788</text:p>
      <text:p text:style-name="P2">565456.853909 , 5120641.91858 , 1069.703</text:p>
      <text:p text:style-name="P2">565456.853909 , 5120742.97121 , 1054.748</text:p>
      <text:p text:style-name="P2">565456.853909 , 5120844.02384 , 1049.595</text:p>
      <text:p text:style-name="P2">565456.853909 , 5120945.07647 , 1046.25</text:p>
      <text:p text:style-name="P2">565456.853909 , 5121046.1291 , 1041.398</text:p>
      <text:p text:style-name="P2">565557.96502 , 5111446.1291 , 1038.455</text:p>
      <text:p text:style-name="P2">565557.96502 , 5111547.18173 , 1030.959</text:p>
      <text:p text:style-name="P2">565557.96502 , 5111648.23437 , 1087.262</text:p>
      <text:p text:style-name="P2">565557.96502 , 5111749.287 , 1068.917</text:p>
      <text:p text:style-name="P2">565557.96502 , 5111850.33963 , 1081.483</text:p>
      <text:p text:style-name="P2">565557.96502 , 5111951.39226 , 1087.563</text:p>
      <text:p text:style-name="P2">565557.96502 , 5112052.44489 , 1089.448</text:p>
      <text:p text:style-name="P2">565557.96502 , 5112153.49752 , 1111.36</text:p>
      <text:p text:style-name="P2">565557.96502 , 5112254.55015 , 1179.844</text:p>
      <text:p text:style-name="P2">565557.96502 , 5112355.60279 , 1252.368</text:p>
      <text:p text:style-name="P2">565557.96502 , 5112456.65542 , 1304.375</text:p>
      <text:p text:style-name="P2">565557.96502 , 5112557.70805 , 1391.568</text:p>
      <text:p text:style-name="P2">565557.96502 , 5112658.76068 , 1434.752</text:p>
      <text:p text:style-name="P2">565557.96502 , 5112759.81331 , 1400.074</text:p>
      <text:p text:style-name="P2">565557.96502 , 5112860.86594 , 1326.855</text:p>
      <text:p text:style-name="P2">565557.96502 , 5112961.91858 , 1247.754</text:p>
      <text:p text:style-name="P2">565557.96502 , 5113062.97121 , 1210.622</text:p>
      <text:p text:style-name="P2">565557.96502 , 5113164.02384 , 1223.342</text:p>
      <text:p text:style-name="P2">565557.96502 , 5113265.07647 , 1280.134</text:p>
      <text:p text:style-name="P2">565557.96502 , 5113366.1291 , 1282.668</text:p>
      <text:p text:style-name="P2">565557.96502 , 5113467.18173 , 1295.289</text:p>
      <text:p text:style-name="P2">565557.96502 , 5113568.23437 , 1337.905</text:p>
      <text:p text:style-name="P2">565557.96502 , 5113669.287 , 1339.289</text:p>
      <text:p text:style-name="P2">565557.96502 , 5113770.33963 , 1336.434</text:p>
      <text:p text:style-name="P2">565557.96502 , 5113871.39226 , 1345.96</text:p>
      <text:p text:style-name="P2">565557.96502 , 5113972.44489 , 1352.086</text:p>
      <text:p text:style-name="P2"><text:soft-page-break/>565557.96502 , 5114073.49752 , 1357.578</text:p>
      <text:p text:style-name="P2">565557.96502 , 5114174.55015 , 1369.569</text:p>
      <text:p text:style-name="P2">565557.96502 , 5114275.60279 , 1374.586</text:p>
      <text:p text:style-name="P2">565557.96502 , 5114376.65542 , 1377.891</text:p>
      <text:p text:style-name="P2">565557.96502 , 5114477.70805 , 1382.261</text:p>
      <text:p text:style-name="P2">565557.96502 , 5114578.76068 , 1403.846</text:p>
      <text:p text:style-name="P2">565557.96502 , 5114679.81331 , 1420.487</text:p>
      <text:p text:style-name="P2">565557.96502 , 5114780.86594 , 1443.34</text:p>
      <text:p text:style-name="P2">565557.96502 , 5114881.91858 , 1456.248</text:p>
      <text:p text:style-name="P2">565557.96502 , 5114982.97121 , 1482.592</text:p>
      <text:p text:style-name="P2">565557.96502 , 5115084.02384 , 1488.631</text:p>
      <text:p text:style-name="P2">565557.96502 , 5115185.07647 , 1499.198</text:p>
      <text:p text:style-name="P2">565557.96502 , 5115286.1291 , 1511.854</text:p>
      <text:p text:style-name="P2">565557.96502 , 5115387.18173 , 1521.403</text:p>
      <text:p text:style-name="P2">565557.96502 , 5115488.23437 , 1531.74</text:p>
      <text:p text:style-name="P2">565557.96502 , 5115589.287 , 1547.44</text:p>
      <text:p text:style-name="P2">565557.96502 , 5115690.33963 , 1589.238</text:p>
      <text:p text:style-name="P2">565557.96502 , 5115791.39226 , 1630.682</text:p>
      <text:p text:style-name="P2">565557.96502 , 5115892.44489 , 1614.723</text:p>
      <text:p text:style-name="P2">565557.96502 , 5115993.49752 , 1560.59</text:p>
      <text:p text:style-name="P2">565557.96502 , 5116094.55015 , 1602.403</text:p>
      <text:p text:style-name="P2">565557.96502 , 5116195.60279 , 1599.764</text:p>
      <text:p text:style-name="P2">565557.96502 , 5116296.65542 , 1536.208</text:p>
      <text:p text:style-name="P2">565557.96502 , 5116397.70805 , 1516.378</text:p>
      <text:p text:style-name="P2">565557.96502 , 5116498.76068 , 1475.68</text:p>
      <text:p text:style-name="P2">565557.96502 , 5116599.81331 , 1459.616</text:p>
      <text:p text:style-name="P2">565557.96502 , 5116700.86594 , 1421.456</text:p>
      <text:p text:style-name="P2">565557.96502 , 5116801.91858 , 1428.38</text:p>
      <text:p text:style-name="P2">565557.96502 , 5116902.97121 , 1436.468</text:p>
      <text:p text:style-name="P2">565557.96502 , 5117004.02384 , 1429.667</text:p>
      <text:p text:style-name="P2">565557.96502 , 5117105.07647 , 1428.932</text:p>
      <text:p text:style-name="P2">565557.96502 , 5117206.1291 , 1420.039</text:p>
      <text:p text:style-name="P2">565557.96502 , 5117307.18173 , 1413.395</text:p>
      <text:p text:style-name="P2">565557.96502 , 5117408.23437 , 1403.083</text:p>
      <text:p text:style-name="P2">565557.96502 , 5117509.287 , 1421.642</text:p>
      <text:p text:style-name="P2">565557.96502 , 5117610.33963 , 1446.26</text:p>
      <text:p text:style-name="P2">565557.96502 , 5117711.39226 , 1427.356</text:p>
      <text:p text:style-name="P2">565557.96502 , 5117812.44489 , 1361.115</text:p>
      <text:p text:style-name="P2">565557.96502 , 5117913.49752 , 1367.433</text:p>
      <text:p text:style-name="P2">565557.96502 , 5118014.55015 , 1360.135</text:p>
      <text:p text:style-name="P2">565557.96502 , 5118115.60279 , 1384.668</text:p>
      <text:p text:style-name="P2">565557.96502 , 5118216.65542 , 1367.698</text:p>
      <text:p text:style-name="P2">565557.96502 , 5118317.70805 , 1357.647</text:p>
      <text:p text:style-name="P2">565557.96502 , 5118418.76068 , 1371.314</text:p>
      <text:p text:style-name="P2">565557.96502 , 5118519.81331 , 1356.608</text:p>
      <text:p text:style-name="P2">565557.96502 , 5118620.86594 , 1313.906</text:p>
      <text:p text:style-name="P2">565557.96502 , 5118721.91858 , 1314.796</text:p>
      <text:p text:style-name="P2">565557.96502 , 5118822.97121 , 1295.711</text:p>
      <text:p text:style-name="P2">565557.96502 , 5118924.02384 , 1311.515</text:p>
      <text:p text:style-name="P2">565557.96502 , 5119025.07647 , 1310.641</text:p>
      <text:p text:style-name="P2">565557.96502 , 5119126.1291 , 1295.138</text:p>
      <text:p text:style-name="P2">565557.96502 , 5119227.18173 , 1295.113</text:p>
      <text:p text:style-name="P2"><text:soft-page-break/>565557.96502 , 5119328.23437 , 1290.851</text:p>
      <text:p text:style-name="P2">565557.96502 , 5119429.287 , 1276.55</text:p>
      <text:p text:style-name="P2">565557.96502 , 5119530.33963 , 1274.284</text:p>
      <text:p text:style-name="P2">565557.96502 , 5119631.39226 , 1235.943</text:p>
      <text:p text:style-name="P2">565557.96502 , 5119732.44489 , 1203.599</text:p>
      <text:p text:style-name="P2">565557.96502 , 5119833.49752 , 1133.187</text:p>
      <text:p text:style-name="P2">565557.96502 , 5119934.55015 , 1114.239</text:p>
      <text:p text:style-name="P2">565557.96502 , 5120035.60279 , 1104.679</text:p>
      <text:p text:style-name="P2">565557.96502 , 5120136.65542 , 1099.878</text:p>
      <text:p text:style-name="P2">565557.96502 , 5120237.70805 , 1089.122</text:p>
      <text:p text:style-name="P2">565557.96502 , 5120338.76068 , 1084.735</text:p>
      <text:p text:style-name="P2">565557.96502 , 5120439.81331 , 1081.283</text:p>
      <text:p text:style-name="P2">565557.96502 , 5120540.86594 , 1063.766</text:p>
      <text:p text:style-name="P2">565557.96502 , 5120641.91858 , 1060.02</text:p>
      <text:p text:style-name="P2">565557.96502 , 5120742.97121 , 1045.209</text:p>
      <text:p text:style-name="P2">565557.96502 , 5120844.02384 , 1044.414</text:p>
      <text:p text:style-name="P2">565557.96502 , 5120945.07647 , 1038.023</text:p>
      <text:p text:style-name="P2">565557.96502 , 5121046.1291 , 1033.865</text:p>
      <text:p text:style-name="P2">565659.076131 , 5111446.1291 , 1033.224</text:p>
      <text:p text:style-name="P2">565659.076131 , 5111547.18173 , 1031.716</text:p>
      <text:p text:style-name="P2">565659.076131 , 5111648.23437 , 1043.047</text:p>
      <text:p text:style-name="P2">565659.076131 , 5111749.287 , 1057.466</text:p>
      <text:p text:style-name="P2">565659.076131 , 5111850.33963 , 1068.291</text:p>
      <text:p text:style-name="P2">565659.076131 , 5111951.39226 , 1077.095</text:p>
      <text:p text:style-name="P2">565659.076131 , 5112052.44489 , 1078.417</text:p>
      <text:p text:style-name="P2">565659.076131 , 5112153.49752 , 1119.401</text:p>
      <text:p text:style-name="P2">565659.076131 , 5112254.55015 , 1187.457</text:p>
      <text:p text:style-name="P2">565659.076131 , 5112355.60279 , 1274.748</text:p>
      <text:p text:style-name="P2">565659.076131 , 5112456.65542 , 1323.3</text:p>
      <text:p text:style-name="P2">565659.076131 , 5112557.70805 , 1372.984</text:p>
      <text:p text:style-name="P2">565659.076131 , 5112658.76068 , 1404.645</text:p>
      <text:p text:style-name="P2">565659.076131 , 5112759.81331 , 1387.528</text:p>
      <text:p text:style-name="P2">565659.076131 , 5112860.86594 , 1297.665</text:p>
      <text:p text:style-name="P2">565659.076131 , 5112961.91858 , 1220.266</text:p>
      <text:p text:style-name="P2">565659.076131 , 5113062.97121 , 1209.679</text:p>
      <text:p text:style-name="P2">565659.076131 , 5113164.02384 , 1214.128</text:p>
      <text:p text:style-name="P2">565659.076131 , 5113265.07647 , 1217.945</text:p>
      <text:p text:style-name="P2">565659.076131 , 5113366.1291 , 1246.701</text:p>
      <text:p text:style-name="P2">565659.076131 , 5113467.18173 , 1280.669</text:p>
      <text:p text:style-name="P2">565659.076131 , 5113568.23437 , 1307.191</text:p>
      <text:p text:style-name="P2">565659.076131 , 5113669.287 , 1314.993</text:p>
      <text:p text:style-name="P2">565659.076131 , 5113770.33963 , 1308.827</text:p>
      <text:p text:style-name="P2">565659.076131 , 5113871.39226 , 1329.747</text:p>
      <text:p text:style-name="P2">565659.076131 , 5113972.44489 , 1333.675</text:p>
      <text:p text:style-name="P2">565659.076131 , 5114073.49752 , 1347.629</text:p>
      <text:p text:style-name="P2">565659.076131 , 5114174.55015 , 1347.139</text:p>
      <text:p text:style-name="P2">565659.076131 , 5114275.60279 , 1356.082</text:p>
      <text:p text:style-name="P2">565659.076131 , 5114376.65542 , 1358.421</text:p>
      <text:p text:style-name="P2">565659.076131 , 5114477.70805 , 1362.251</text:p>
      <text:p text:style-name="P2">565659.076131 , 5114578.76068 , 1402.364</text:p>
      <text:p text:style-name="P2">565659.076131 , 5114679.81331 , 1414.069</text:p>
      <text:p text:style-name="P2">565659.076131 , 5114780.86594 , 1427.776</text:p>
      <text:p text:style-name="P2"><text:soft-page-break/>565659.076131 , 5114881.91858 , 1449.561</text:p>
      <text:p text:style-name="P2">565659.076131 , 5114982.97121 , 1459.794</text:p>
      <text:p text:style-name="P2">565659.076131 , 5115084.02384 , 1473.421</text:p>
      <text:p text:style-name="P2">565659.076131 , 5115185.07647 , 1465.14</text:p>
      <text:p text:style-name="P2">565659.076131 , 5115286.1291 , 1459.084</text:p>
      <text:p text:style-name="P2">565659.076131 , 5115387.18173 , 1488.398</text:p>
      <text:p text:style-name="P2">565659.076131 , 5115488.23437 , 1500.802</text:p>
      <text:p text:style-name="P2">565659.076131 , 5115589.287 , 1515.73</text:p>
      <text:p text:style-name="P2">565659.076131 , 5115690.33963 , 1563.358</text:p>
      <text:p text:style-name="P2">565659.076131 , 5115791.39226 , 1612.122</text:p>
      <text:p text:style-name="P2">565659.076131 , 5115892.44489 , 1575.055</text:p>
      <text:p text:style-name="P2">565659.076131 , 5115993.49752 , 1511.885</text:p>
      <text:p text:style-name="P2">565659.076131 , 5116094.55015 , 1533.709</text:p>
      <text:p text:style-name="P2">565659.076131 , 5116195.60279 , 1523.393</text:p>
      <text:p text:style-name="P2">565659.076131 , 5116296.65542 , 1503.406</text:p>
      <text:p text:style-name="P2">565659.076131 , 5116397.70805 , 1462.842</text:p>
      <text:p text:style-name="P2">565659.076131 , 5116498.76068 , 1453.929</text:p>
      <text:p text:style-name="P2">565659.076131 , 5116599.81331 , 1429.026</text:p>
      <text:p text:style-name="P2">565659.076131 , 5116700.86594 , 1390.95</text:p>
      <text:p text:style-name="P2">565659.076131 , 5116801.91858 , 1377.381</text:p>
      <text:p text:style-name="P2">565659.076131 , 5116902.97121 , 1399.419</text:p>
      <text:p text:style-name="P2">565659.076131 , 5117004.02384 , 1398.837</text:p>
      <text:p text:style-name="P2">565659.076131 , 5117105.07647 , 1385.431</text:p>
      <text:p text:style-name="P2">565659.076131 , 5117206.1291 , 1380.987</text:p>
      <text:p text:style-name="P2">565659.076131 , 5117307.18173 , 1372.466</text:p>
      <text:p text:style-name="P2">565659.076131 , 5117408.23437 , 1364.178</text:p>
      <text:p text:style-name="P2">565659.076131 , 5117509.287 , 1365.816</text:p>
      <text:p text:style-name="P2">565659.076131 , 5117610.33963 , 1418.672</text:p>
      <text:p text:style-name="P2">565659.076131 , 5117711.39226 , 1436.23</text:p>
      <text:p text:style-name="P2">565659.076131 , 5117812.44489 , 1357.589</text:p>
      <text:p text:style-name="P2">565659.076131 , 5117913.49752 , 1341.731</text:p>
      <text:p text:style-name="P2">565659.076131 , 5118014.55015 , 1337.185</text:p>
      <text:p text:style-name="P2">565659.076131 , 5118115.60279 , 1324.405</text:p>
      <text:p text:style-name="P2">565659.076131 , 5118216.65542 , 1344.756</text:p>
      <text:p text:style-name="P2">565659.076131 , 5118317.70805 , 1337.57</text:p>
      <text:p text:style-name="P2">565659.076131 , 5118418.76068 , 1317.92</text:p>
      <text:p text:style-name="P2">565659.076131 , 5118519.81331 , 1324.987</text:p>
      <text:p text:style-name="P2">565659.076131 , 5118620.86594 , 1320.127</text:p>
      <text:p text:style-name="P2">565659.076131 , 5118721.91858 , 1288.794</text:p>
      <text:p text:style-name="P2">565659.076131 , 5118822.97121 , 1256.898</text:p>
      <text:p text:style-name="P2">565659.076131 , 5118924.02384 , 1238.146</text:p>
      <text:p text:style-name="P2">565659.076131 , 5119025.07647 , 1292.484</text:p>
      <text:p text:style-name="P2">565659.076131 , 5119126.1291 , 1298.135</text:p>
      <text:p text:style-name="P2">565659.076131 , 5119227.18173 , 1292.861</text:p>
      <text:p text:style-name="P2">565659.076131 , 5119328.23437 , 1290.846</text:p>
      <text:p text:style-name="P2">565659.076131 , 5119429.287 , 1287.16</text:p>
      <text:p text:style-name="P2">565659.076131 , 5119530.33963 , 1274.055</text:p>
      <text:p text:style-name="P2">565659.076131 , 5119631.39226 , 1252.765</text:p>
      <text:p text:style-name="P2">565659.076131 , 5119732.44489 , 1209.153</text:p>
      <text:p text:style-name="P2">565659.076131 , 5119833.49752 , 1157.852</text:p>
      <text:p text:style-name="P2">565659.076131 , 5119934.55015 , 1111.532</text:p>
      <text:p text:style-name="P2">565659.076131 , 5120035.60279 , 1104.624</text:p>
      <text:p text:style-name="P2"><text:soft-page-break/>565659.076131 , 5120136.65542 , 1093.581</text:p>
      <text:p text:style-name="P2">565659.076131 , 5120237.70805 , 1083.502</text:p>
      <text:p text:style-name="P2">565659.076131 , 5120338.76068 , 1074.156</text:p>
      <text:p text:style-name="P2">565659.076131 , 5120439.81331 , 1065.633</text:p>
      <text:p text:style-name="P2">565659.076131 , 5120540.86594 , 1051.721</text:p>
      <text:p text:style-name="P2">565659.076131 , 5120641.91858 , 1038.729</text:p>
      <text:p text:style-name="P2">565659.076131 , 5120742.97121 , 1035.408</text:p>
      <text:p text:style-name="P2">565659.076131 , 5120844.02384 , 1032.548</text:p>
      <text:p text:style-name="P2">565659.076131 , 5120945.07647 , 1029.632</text:p>
      <text:p text:style-name="P2">565659.076131 , 5121046.1291 , 1025.138</text:p>
      <text:p text:style-name="P2">565760.187243 , 5111446.1291 , 1017.263</text:p>
      <text:p text:style-name="P2">565760.187243 , 5111547.18173 , 1035.219</text:p>
      <text:p text:style-name="P2">565760.187243 , 5111648.23437 , 1044.243</text:p>
      <text:p text:style-name="P2">565760.187243 , 5111749.287 , 1048.557</text:p>
      <text:p text:style-name="P2">565760.187243 , 5111850.33963 , 1057.531</text:p>
      <text:p text:style-name="P2">565760.187243 , 5111951.39226 , 1057.641</text:p>
      <text:p text:style-name="P2">565760.187243 , 5112052.44489 , 1066.802</text:p>
      <text:p text:style-name="P2">565760.187243 , 5112153.49752 , 1100.234</text:p>
      <text:p text:style-name="P2">565760.187243 , 5112254.55015 , 1167.34</text:p>
      <text:p text:style-name="P2">565760.187243 , 5112355.60279 , 1257.37</text:p>
      <text:p text:style-name="P2">565760.187243 , 5112456.65542 , 1297.906</text:p>
      <text:p text:style-name="P2">565760.187243 , 5112557.70805 , 1320.751</text:p>
      <text:p text:style-name="P2">565760.187243 , 5112658.76068 , 1338.405</text:p>
      <text:p text:style-name="P2">565760.187243 , 5112759.81331 , 1329.641</text:p>
      <text:p text:style-name="P2">565760.187243 , 5112860.86594 , 1290.196</text:p>
      <text:p text:style-name="P2">565760.187243 , 5112961.91858 , 1212.52</text:p>
      <text:p text:style-name="P2">565760.187243 , 5113062.97121 , 1214.391</text:p>
      <text:p text:style-name="P2">565760.187243 , 5113164.02384 , 1213.206</text:p>
      <text:p text:style-name="P2">565760.187243 , 5113265.07647 , 1217.411</text:p>
      <text:p text:style-name="P2">565760.187243 , 5113366.1291 , 1219.391</text:p>
      <text:p text:style-name="P2">565760.187243 , 5113467.18173 , 1243.08</text:p>
      <text:p text:style-name="P2">565760.187243 , 5113568.23437 , 1276.494</text:p>
      <text:p text:style-name="P2">565760.187243 , 5113669.287 , 1290.75</text:p>
      <text:p text:style-name="P2">565760.187243 , 5113770.33963 , 1280.682</text:p>
      <text:p text:style-name="P2">565760.187243 , 5113871.39226 , 1298.925</text:p>
      <text:p text:style-name="P2">565760.187243 , 5113972.44489 , 1317.547</text:p>
      <text:p text:style-name="P2">565760.187243 , 5114073.49752 , 1322.918</text:p>
      <text:p text:style-name="P2">565760.187243 , 5114174.55015 , 1332.69</text:p>
      <text:p text:style-name="P2">565760.187243 , 5114275.60279 , 1333.109</text:p>
      <text:p text:style-name="P2">565760.187243 , 5114376.65542 , 1330.263</text:p>
      <text:p text:style-name="P2">565760.187243 , 5114477.70805 , 1349.272</text:p>
      <text:p text:style-name="P2">565760.187243 , 5114578.76068 , 1383.906</text:p>
      <text:p text:style-name="P2">565760.187243 , 5114679.81331 , 1389.355</text:p>
      <text:p text:style-name="P2">565760.187243 , 5114780.86594 , 1406.575</text:p>
      <text:p text:style-name="P2">565760.187243 , 5114881.91858 , 1424.406</text:p>
      <text:p text:style-name="P2">565760.187243 , 5114982.97121 , 1432.98</text:p>
      <text:p text:style-name="P2">565760.187243 , 5115084.02384 , 1428.234</text:p>
      <text:p text:style-name="P2">565760.187243 , 5115185.07647 , 1432.422</text:p>
      <text:p text:style-name="P2">565760.187243 , 5115286.1291 , 1435.078</text:p>
      <text:p text:style-name="P2">565760.187243 , 5115387.18173 , 1457.122</text:p>
      <text:p text:style-name="P2">565760.187243 , 5115488.23437 , 1465.422</text:p>
      <text:p text:style-name="P2">565760.187243 , 5115589.287 , 1492.711</text:p>
      <text:p text:style-name="P2"><text:soft-page-break/>565760.187243 , 5115690.33963 , 1536.468</text:p>
      <text:p text:style-name="P2">565760.187243 , 5115791.39226 , 1569.578</text:p>
      <text:p text:style-name="P2">565760.187243 , 5115892.44489 , 1542.535</text:p>
      <text:p text:style-name="P2">565760.187243 , 5115993.49752 , 1476.829</text:p>
      <text:p text:style-name="P2">565760.187243 , 5116094.55015 , 1483.188</text:p>
      <text:p text:style-name="P2">565760.187243 , 5116195.60279 , 1466.027</text:p>
      <text:p text:style-name="P2">565760.187243 , 5116296.65542 , 1454.347</text:p>
      <text:p text:style-name="P2">565760.187243 , 5116397.70805 , 1432.203</text:p>
      <text:p text:style-name="P2">565760.187243 , 5116498.76068 , 1431.839</text:p>
      <text:p text:style-name="P2">565760.187243 , 5116599.81331 , 1396.11</text:p>
      <text:p text:style-name="P2">565760.187243 , 5116700.86594 , 1372.125</text:p>
      <text:p text:style-name="P2">565760.187243 , 5116801.91858 , 1346.976</text:p>
      <text:p text:style-name="P2">565760.187243 , 5116902.97121 , 1378.237</text:p>
      <text:p text:style-name="P2">565760.187243 , 5117004.02384 , 1374.281</text:p>
      <text:p text:style-name="P2">565760.187243 , 5117105.07647 , 1352.499</text:p>
      <text:p text:style-name="P2">565760.187243 , 5117206.1291 , 1350.935</text:p>
      <text:p text:style-name="P2">565760.187243 , 5117307.18173 , 1338.422</text:p>
      <text:p text:style-name="P2">565760.187243 , 5117408.23437 , 1314.088</text:p>
      <text:p text:style-name="P2">565760.187243 , 5117509.287 , 1334.131</text:p>
      <text:p text:style-name="P2">565760.187243 , 5117610.33963 , 1375.078</text:p>
      <text:p text:style-name="P2">565760.187243 , 5117711.39226 , 1396.799</text:p>
      <text:p text:style-name="P2">565760.187243 , 5117812.44489 , 1366.282</text:p>
      <text:p text:style-name="P2">565760.187243 , 5117913.49752 , 1304.094</text:p>
      <text:p text:style-name="P2">565760.187243 , 5118014.55015 , 1312.708</text:p>
      <text:p text:style-name="P2">565760.187243 , 5118115.60279 , 1287.656</text:p>
      <text:p text:style-name="P2">565760.187243 , 5118216.65542 , 1323.031</text:p>
      <text:p text:style-name="P2">565760.187243 , 5118317.70805 , 1323.819</text:p>
      <text:p text:style-name="P2">565760.187243 , 5118418.76068 , 1312.791</text:p>
      <text:p text:style-name="P2">565760.187243 , 5118519.81331 , 1321.438</text:p>
      <text:p text:style-name="P2">565760.187243 , 5118620.86594 , 1305.288</text:p>
      <text:p text:style-name="P2">565760.187243 , 5118721.91858 , 1287.77</text:p>
      <text:p text:style-name="P2">565760.187243 , 5118822.97121 , 1263.656</text:p>
      <text:p text:style-name="P2">565760.187243 , 5118924.02384 , 1213.205</text:p>
      <text:p text:style-name="P2">565760.187243 , 5119025.07647 , 1274.575</text:p>
      <text:p text:style-name="P2">565760.187243 , 5119126.1291 , 1298.188</text:p>
      <text:p text:style-name="P2">565760.187243 , 5119227.18173 , 1301.58</text:p>
      <text:p text:style-name="P2">565760.187243 , 5119328.23437 , 1296.517</text:p>
      <text:p text:style-name="P2">565760.187243 , 5119429.287 , 1293.422</text:p>
      <text:p text:style-name="P2">565760.187243 , 5119530.33963 , 1277.128</text:p>
      <text:p text:style-name="P2">565760.187243 , 5119631.39226 , 1236.837</text:p>
      <text:p text:style-name="P2">565760.187243 , 5119732.44489 , 1172.953</text:p>
      <text:p text:style-name="P2">565760.187243 , 5119833.49752 , 1154.77</text:p>
      <text:p text:style-name="P2">565760.187243 , 5119934.55015 , 1115.832</text:p>
      <text:p text:style-name="P2">565760.187243 , 5120035.60279 , 1107.453</text:p>
      <text:p text:style-name="P2">565760.187243 , 5120136.65542 , 1090.378</text:p>
      <text:p text:style-name="P2">565760.187243 , 5120237.70805 , 1082.741</text:p>
      <text:p text:style-name="P2">565760.187243 , 5120338.76068 , 1070.25</text:p>
      <text:p text:style-name="P2">565760.187243 , 5120439.81331 , 1058.865</text:p>
      <text:p text:style-name="P2">565760.187243 , 5120540.86594 , 1045.89</text:p>
      <text:p text:style-name="P2">565760.187243 , 5120641.91858 , 1029.875</text:p>
      <text:p text:style-name="P2">565760.187243 , 5120742.97121 , 1027.62</text:p>
      <text:p text:style-name="P2">565760.187243 , 5120844.02384 , 1026.731</text:p>
      <text:p text:style-name="P2"><text:soft-page-break/>565760.187243 , 5120945.07647 , 1029.375</text:p>
      <text:p text:style-name="P2">565760.187243 , 5121046.1291 , 1020.532</text:p>
      <text:p text:style-name="P2">565861.298354 , 5111446.1291 , 1008.785</text:p>
      <text:p text:style-name="P2">565861.298354 , 5111547.18173 , 1023.737</text:p>
      <text:p text:style-name="P2">565861.298354 , 5111648.23437 , 1032.489</text:p>
      <text:p text:style-name="P2">565861.298354 , 5111749.287 , 1039.193</text:p>
      <text:p text:style-name="P2">565861.298354 , 5111850.33963 , 1047.806</text:p>
      <text:p text:style-name="P2">565861.298354 , 5111951.39226 , 1053.546</text:p>
      <text:p text:style-name="P2">565861.298354 , 5112052.44489 , 1057.384</text:p>
      <text:p text:style-name="P2">565861.298354 , 5112153.49752 , 1101.466</text:p>
      <text:p text:style-name="P2">565861.298354 , 5112254.55015 , 1150.579</text:p>
      <text:p text:style-name="P2">565861.298354 , 5112355.60279 , 1239.307</text:p>
      <text:p text:style-name="P2">565861.298354 , 5112456.65542 , 1225.98</text:p>
      <text:p text:style-name="P2">565861.298354 , 5112557.70805 , 1249.452</text:p>
      <text:p text:style-name="P2">565861.298354 , 5112658.76068 , 1274.407</text:p>
      <text:p text:style-name="P2">565861.298354 , 5112759.81331 , 1286.729</text:p>
      <text:p text:style-name="P2">565861.298354 , 5112860.86594 , 1254.21</text:p>
      <text:p text:style-name="P2">565861.298354 , 5112961.91858 , 1205.641</text:p>
      <text:p text:style-name="P2">565861.298354 , 5113062.97121 , 1206.233</text:p>
      <text:p text:style-name="P2">565861.298354 , 5113164.02384 , 1213.999</text:p>
      <text:p text:style-name="P2">565861.298354 , 5113265.07647 , 1216.512</text:p>
      <text:p text:style-name="P2">565861.298354 , 5113366.1291 , 1223.062</text:p>
      <text:p text:style-name="P2">565861.298354 , 5113467.18173 , 1227.078</text:p>
      <text:p text:style-name="P2">565861.298354 , 5113568.23437 , 1263.159</text:p>
      <text:p text:style-name="P2">565861.298354 , 5113669.287 , 1267.897</text:p>
      <text:p text:style-name="P2">565861.298354 , 5113770.33963 , 1273.285</text:p>
      <text:p text:style-name="P2">565861.298354 , 5113871.39226 , 1282.001</text:p>
      <text:p text:style-name="P2">565861.298354 , 5113972.44489 , 1296.959</text:p>
      <text:p text:style-name="P2">565861.298354 , 5114073.49752 , 1304.42</text:p>
      <text:p text:style-name="P2">565861.298354 , 5114174.55015 , 1311.663</text:p>
      <text:p text:style-name="P2">565861.298354 , 5114275.60279 , 1312.332</text:p>
      <text:p text:style-name="P2">565861.298354 , 5114376.65542 , 1308.781</text:p>
      <text:p text:style-name="P2">565861.298354 , 5114477.70805 , 1326.285</text:p>
      <text:p text:style-name="P2">565861.298354 , 5114578.76068 , 1354.152</text:p>
      <text:p text:style-name="P2">565861.298354 , 5114679.81331 , 1369.623</text:p>
      <text:p text:style-name="P2">565861.298354 , 5114780.86594 , 1380.427</text:p>
      <text:p text:style-name="P2">565861.298354 , 5114881.91858 , 1395.373</text:p>
      <text:p text:style-name="P2">565861.298354 , 5114982.97121 , 1399.13</text:p>
      <text:p text:style-name="P2">565861.298354 , 5115084.02384 , 1385.692</text:p>
      <text:p text:style-name="P2">565861.298354 , 5115185.07647 , 1394.924</text:p>
      <text:p text:style-name="P2">565861.298354 , 5115286.1291 , 1419.314</text:p>
      <text:p text:style-name="P2">565861.298354 , 5115387.18173 , 1437.953</text:p>
      <text:p text:style-name="P2">565861.298354 , 5115488.23437 , 1455.174</text:p>
      <text:p text:style-name="P2">565861.298354 , 5115589.287 , 1473.339</text:p>
      <text:p text:style-name="P2">565861.298354 , 5115690.33963 , 1519.516</text:p>
      <text:p text:style-name="P2">565861.298354 , 5115791.39226 , 1527.802</text:p>
      <text:p text:style-name="P2">565861.298354 , 5115892.44489 , 1499.769</text:p>
      <text:p text:style-name="P2">565861.298354 , 5115993.49752 , 1461.096</text:p>
      <text:p text:style-name="P2">565861.298354 , 5116094.55015 , 1451.627</text:p>
      <text:p text:style-name="P2">565861.298354 , 5116195.60279 , 1418.33</text:p>
      <text:p text:style-name="P2">565861.298354 , 5116296.65542 , 1418.072</text:p>
      <text:p text:style-name="P2">565861.298354 , 5116397.70805 , 1402.74</text:p>
      <text:p text:style-name="P2"><text:soft-page-break/>565861.298354 , 5116498.76068 , 1408.531</text:p>
      <text:p text:style-name="P2">565861.298354 , 5116599.81331 , 1373.485</text:p>
      <text:p text:style-name="P2">565861.298354 , 5116700.86594 , 1352.876</text:p>
      <text:p text:style-name="P2">565861.298354 , 5116801.91858 , 1343.932</text:p>
      <text:p text:style-name="P2">565861.298354 , 5116902.97121 , 1356.111</text:p>
      <text:p text:style-name="P2">565861.298354 , 5117004.02384 , 1351.488</text:p>
      <text:p text:style-name="P2">565861.298354 , 5117105.07647 , 1337.592</text:p>
      <text:p text:style-name="P2">565861.298354 , 5117206.1291 , 1317.499</text:p>
      <text:p text:style-name="P2">565861.298354 , 5117307.18173 , 1310.279</text:p>
      <text:p text:style-name="P2">565861.298354 , 5117408.23437 , 1294.947</text:p>
      <text:p text:style-name="P2">565861.298354 , 5117509.287 , 1306.709</text:p>
      <text:p text:style-name="P2">565861.298354 , 5117610.33963 , 1330.199</text:p>
      <text:p text:style-name="P2">565861.298354 , 5117711.39226 , 1361.843</text:p>
      <text:p text:style-name="P2">565861.298354 , 5117812.44489 , 1335.67</text:p>
      <text:p text:style-name="P2">565861.298354 , 5117913.49752 , 1322.974</text:p>
      <text:p text:style-name="P2">565861.298354 , 5118014.55015 , 1291.711</text:p>
      <text:p text:style-name="P2">565861.298354 , 5118115.60279 , 1275.592</text:p>
      <text:p text:style-name="P2">565861.298354 , 5118216.65542 , 1299.92</text:p>
      <text:p text:style-name="P2">565861.298354 , 5118317.70805 , 1323.682</text:p>
      <text:p text:style-name="P2">565861.298354 , 5118418.76068 , 1318.036</text:p>
      <text:p text:style-name="P2">565861.298354 , 5118519.81331 , 1286.274</text:p>
      <text:p text:style-name="P2">565861.298354 , 5118620.86594 , 1299.489</text:p>
      <text:p text:style-name="P2">565861.298354 , 5118721.91858 , 1288.801</text:p>
      <text:p text:style-name="P2">565861.298354 , 5118822.97121 , 1255.619</text:p>
      <text:p text:style-name="P2">565861.298354 , 5118924.02384 , 1253.603</text:p>
      <text:p text:style-name="P2">565861.298354 , 5119025.07647 , 1266.35</text:p>
      <text:p text:style-name="P2">565861.298354 , 5119126.1291 , 1269.991</text:p>
      <text:p text:style-name="P2">565861.298354 , 5119227.18173 , 1279.749</text:p>
      <text:p text:style-name="P2">565861.298354 , 5119328.23437 , 1274.653</text:p>
      <text:p text:style-name="P2">565861.298354 , 5119429.287 , 1272.276</text:p>
      <text:p text:style-name="P2">565861.298354 , 5119530.33963 , 1240.364</text:p>
      <text:p text:style-name="P2">565861.298354 , 5119631.39226 , 1180.654</text:p>
      <text:p text:style-name="P2">565861.298354 , 5119732.44489 , 1165.626</text:p>
      <text:p text:style-name="P2">565861.298354 , 5119833.49752 , 1139.418</text:p>
      <text:p text:style-name="P2">565861.298354 , 5119934.55015 , 1107.493</text:p>
      <text:p text:style-name="P2">565861.298354 , 5120035.60279 , 1093.552</text:p>
      <text:p text:style-name="P2">565861.298354 , 5120136.65542 , 1092.64</text:p>
      <text:p text:style-name="P2">565861.298354 , 5120237.70805 , 1077.791</text:p>
      <text:p text:style-name="P2">565861.298354 , 5120338.76068 , 1062.533</text:p>
      <text:p text:style-name="P2">565861.298354 , 5120439.81331 , 1050.447</text:p>
      <text:p text:style-name="P2">565861.298354 , 5120540.86594 , 1041.057</text:p>
      <text:p text:style-name="P2">565861.298354 , 5120641.91858 , 1034.409</text:p>
      <text:p text:style-name="P2">565861.298354 , 5120742.97121 , 1027.791</text:p>
      <text:p text:style-name="P2">565861.298354 , 5120844.02384 , 1015.809</text:p>
      <text:p text:style-name="P2">565861.298354 , 5120945.07647 , 1019.4</text:p>
      <text:p text:style-name="P2">565861.298354 , 5121046.1291 , 1011.301</text:p>
      <text:p text:style-name="P2">565962.409465 , 5111446.1291 , 1016.902</text:p>
      <text:p text:style-name="P2">565962.409465 , 5111547.18173 , 1020.535</text:p>
      <text:p text:style-name="P2">565962.409465 , 5111648.23437 , 1026.455</text:p>
      <text:p text:style-name="P2">565962.409465 , 5111749.287 , 1025.566</text:p>
      <text:p text:style-name="P2">565962.409465 , 5111850.33963 , 1031.933</text:p>
      <text:p text:style-name="P2">565962.409465 , 5111951.39226 , 1035.208</text:p>
      <text:p text:style-name="P2"><text:soft-page-break/>565962.409465 , 5112052.44489 , 1028.953</text:p>
      <text:p text:style-name="P2">565962.409465 , 5112153.49752 , 1063.935</text:p>
      <text:p text:style-name="P2">565962.409465 , 5112254.55015 , 1094.253</text:p>
      <text:p text:style-name="P2">565962.409465 , 5112355.60279 , 1112.761</text:p>
      <text:p text:style-name="P2">565962.409465 , 5112456.65542 , 1126.134</text:p>
      <text:p text:style-name="P2">565962.409465 , 5112557.70805 , 1138.933</text:p>
      <text:p text:style-name="P2">565962.409465 , 5112658.76068 , 1155.808</text:p>
      <text:p text:style-name="P2">565962.409465 , 5112759.81331 , 1208.044</text:p>
      <text:p text:style-name="P2">565962.409465 , 5112860.86594 , 1186.267</text:p>
      <text:p text:style-name="P2">565962.409465 , 5112961.91858 , 1194.24</text:p>
      <text:p text:style-name="P2">565962.409465 , 5113062.97121 , 1199.881</text:p>
      <text:p text:style-name="P2">565962.409465 , 5113164.02384 , 1202.785</text:p>
      <text:p text:style-name="P2">565962.409465 , 5113265.07647 , 1208.484</text:p>
      <text:p text:style-name="P2">565962.409465 , 5113366.1291 , 1212.625</text:p>
      <text:p text:style-name="P2">565962.409465 , 5113467.18173 , 1221.235</text:p>
      <text:p text:style-name="P2">565962.409465 , 5113568.23437 , 1235.721</text:p>
      <text:p text:style-name="P2">565962.409465 , 5113669.287 , 1250.731</text:p>
      <text:p text:style-name="P2">565962.409465 , 5113770.33963 , 1255.913</text:p>
      <text:p text:style-name="P2">565962.409465 , 5113871.39226 , 1259.446</text:p>
      <text:p text:style-name="P2">565962.409465 , 5113972.44489 , 1266.611</text:p>
      <text:p text:style-name="P2">565962.409465 , 5114073.49752 , 1278.331</text:p>
      <text:p text:style-name="P2">565962.409465 , 5114174.55015 , 1276.34</text:p>
      <text:p text:style-name="P2">565962.409465 , 5114275.60279 , 1284.854</text:p>
      <text:p text:style-name="P2">565962.409465 , 5114376.65542 , 1302.307</text:p>
      <text:p text:style-name="P2">565962.409465 , 5114477.70805 , 1313.315</text:p>
      <text:p text:style-name="P2">565962.409465 , 5114578.76068 , 1335.829</text:p>
      <text:p text:style-name="P2">565962.409465 , 5114679.81331 , 1350.156</text:p>
      <text:p text:style-name="P2">565962.409465 , 5114780.86594 , 1354.816</text:p>
      <text:p text:style-name="P2">565962.409465 , 5114881.91858 , 1360.83</text:p>
      <text:p text:style-name="P2">565962.409465 , 5114982.97121 , 1363.421</text:p>
      <text:p text:style-name="P2">565962.409465 , 5115084.02384 , 1362.336</text:p>
      <text:p text:style-name="P2">565962.409465 , 5115185.07647 , 1378.999</text:p>
      <text:p text:style-name="P2">565962.409465 , 5115286.1291 , 1392.312</text:p>
      <text:p text:style-name="P2">565962.409465 , 5115387.18173 , 1440.486</text:p>
      <text:p text:style-name="P2">565962.409465 , 5115488.23437 , 1436.027</text:p>
      <text:p text:style-name="P2">565962.409465 , 5115589.287 , 1474.402</text:p>
      <text:p text:style-name="P2">565962.409465 , 5115690.33963 , 1453.177</text:p>
      <text:p text:style-name="P2">565962.409465 , 5115791.39226 , 1467.046</text:p>
      <text:p text:style-name="P2">565962.409465 , 5115892.44489 , 1479.877</text:p>
      <text:p text:style-name="P2">565962.409465 , 5115993.49752 , 1448.159</text:p>
      <text:p text:style-name="P2">565962.409465 , 5116094.55015 , 1433.667</text:p>
      <text:p text:style-name="P2">565962.409465 , 5116195.60279 , 1387.391</text:p>
      <text:p text:style-name="P2">565962.409465 , 5116296.65542 , 1384.034</text:p>
      <text:p text:style-name="P2">565962.409465 , 5116397.70805 , 1359.089</text:p>
      <text:p text:style-name="P2">565962.409465 , 5116498.76068 , 1384.208</text:p>
      <text:p text:style-name="P2">565962.409465 , 5116599.81331 , 1355.388</text:p>
      <text:p text:style-name="P2">565962.409465 , 5116700.86594 , 1334.218</text:p>
      <text:p text:style-name="P2">565962.409465 , 5116801.91858 , 1311.397</text:p>
      <text:p text:style-name="P2">565962.409465 , 5116902.97121 , 1325.669</text:p>
      <text:p text:style-name="P2">565962.409465 , 5117004.02384 , 1325.217</text:p>
      <text:p text:style-name="P2">565962.409465 , 5117105.07647 , 1299.097</text:p>
      <text:p text:style-name="P2">565962.409465 , 5117206.1291 , 1289.187</text:p>
      <text:p text:style-name="P2"><text:soft-page-break/>565962.409465 , 5117307.18173 , 1287.198</text:p>
      <text:p text:style-name="P2">565962.409465 , 5117408.23437 , 1279.97</text:p>
      <text:p text:style-name="P2">565962.409465 , 5117509.287 , 1281.783</text:p>
      <text:p text:style-name="P2">565962.409465 , 5117610.33963 , 1317.471</text:p>
      <text:p text:style-name="P2">565962.409465 , 5117711.39226 , 1328.558</text:p>
      <text:p text:style-name="P2">565962.409465 , 5117812.44489 , 1321.849</text:p>
      <text:p text:style-name="P2">565962.409465 , 5117913.49752 , 1319.154</text:p>
      <text:p text:style-name="P2">565962.409465 , 5118014.55015 , 1276.032</text:p>
      <text:p text:style-name="P2">565962.409465 , 5118115.60279 , 1267.482</text:p>
      <text:p text:style-name="P2">565962.409465 , 5118216.65542 , 1287.377</text:p>
      <text:p text:style-name="P2">565962.409465 , 5118317.70805 , 1301.744</text:p>
      <text:p text:style-name="P2">565962.409465 , 5118418.76068 , 1309.129</text:p>
      <text:p text:style-name="P2">565962.409465 , 5118519.81331 , 1278.791</text:p>
      <text:p text:style-name="P2">565962.409465 , 5118620.86594 , 1270.61</text:p>
      <text:p text:style-name="P2">565962.409465 , 5118721.91858 , 1255.496</text:p>
      <text:p text:style-name="P2">565962.409465 , 5118822.97121 , 1226.927</text:p>
      <text:p text:style-name="P2">565962.409465 , 5118924.02384 , 1241.929</text:p>
      <text:p text:style-name="P2">565962.409465 , 5119025.07647 , 1238.849</text:p>
      <text:p text:style-name="P2">565962.409465 , 5119126.1291 , 1236.873</text:p>
      <text:p text:style-name="P2">565962.409465 , 5119227.18173 , 1231.116</text:p>
      <text:p text:style-name="P2">565962.409465 , 5119328.23437 , 1205.627</text:p>
      <text:p text:style-name="P2">565962.409465 , 5119429.287 , 1199.67</text:p>
      <text:p text:style-name="P2">565962.409465 , 5119530.33963 , 1183.393</text:p>
      <text:p text:style-name="P2">565962.409465 , 5119631.39226 , 1174.757</text:p>
      <text:p text:style-name="P2">565962.409465 , 5119732.44489 , 1161.065</text:p>
      <text:p text:style-name="P2">565962.409465 , 5119833.49752 , 1144.719</text:p>
      <text:p text:style-name="P2">565962.409465 , 5119934.55015 , 1096.607</text:p>
      <text:p text:style-name="P2">565962.409465 , 5120035.60279 , 1095.11</text:p>
      <text:p text:style-name="P2">565962.409465 , 5120136.65542 , 1083.504</text:p>
      <text:p text:style-name="P2">565962.409465 , 5120237.70805 , 1073.986</text:p>
      <text:p text:style-name="P2">565962.409465 , 5120338.76068 , 1067.838</text:p>
      <text:p text:style-name="P2">565962.409465 , 5120439.81331 , 1056.869</text:p>
      <text:p text:style-name="P2">565962.409465 , 5120540.86594 , 1042.434</text:p>
      <text:p text:style-name="P2">565962.409465 , 5120641.91858 , 1031.584</text:p>
      <text:p text:style-name="P2">565962.409465 , 5120742.97121 , 1022.788</text:p>
      <text:p text:style-name="P2">565962.409465 , 5120844.02384 , 1014.537</text:p>
      <text:p text:style-name="P2">565962.409465 , 5120945.07647 , 1003.534</text:p>
      <text:p text:style-name="P2">565962.409465 , 5121046.1291 , 1006.675</text:p>
      <text:p text:style-name="P2">566063.520576 , 5111446.1291 , 1009.214</text:p>
      <text:p text:style-name="P2">566063.520576 , 5111547.18173 , 1014.797</text:p>
      <text:p text:style-name="P2">566063.520576 , 5111648.23437 , 1015.843</text:p>
      <text:p text:style-name="P2">566063.520576 , 5111749.287 , 1025.802</text:p>
      <text:p text:style-name="P2">566063.520576 , 5111850.33963 , 1019.875</text:p>
      <text:p text:style-name="P2">566063.520576 , 5111951.39226 , 1029.692</text:p>
      <text:p text:style-name="P2">566063.520576 , 5112052.44489 , 1020.607</text:p>
      <text:p text:style-name="P2">566063.520576 , 5112153.49752 , 1022.109</text:p>
      <text:p text:style-name="P2">566063.520576 , 5112254.55015 , 1047.92</text:p>
      <text:p text:style-name="P2">566063.520576 , 5112355.60279 , 1064.019</text:p>
      <text:p text:style-name="P2">566063.520576 , 5112456.65542 , 1060.109</text:p>
      <text:p text:style-name="P2">566063.520576 , 5112557.70805 , 1091.535</text:p>
      <text:p text:style-name="P2">566063.520576 , 5112658.76068 , 1107.674</text:p>
      <text:p text:style-name="P2">566063.520576 , 5112759.81331 , 1143.531</text:p>
      <text:p text:style-name="P2"><text:soft-page-break/>566063.520576 , 5112860.86594 , 1164.119</text:p>
      <text:p text:style-name="P2">566063.520576 , 5112961.91858 , 1176.122</text:p>
      <text:p text:style-name="P2">566063.520576 , 5113062.97121 , 1191.953</text:p>
      <text:p text:style-name="P2">566063.520576 , 5113164.02384 , 1195.45</text:p>
      <text:p text:style-name="P2">566063.520576 , 5113265.07647 , 1200.696</text:p>
      <text:p text:style-name="P2">566063.520576 , 5113366.1291 , 1202.563</text:p>
      <text:p text:style-name="P2">566063.520576 , 5113467.18173 , 1206.539</text:p>
      <text:p text:style-name="P2">566063.520576 , 5113568.23437 , 1215.858</text:p>
      <text:p text:style-name="P2">566063.520576 , 5113669.287 , 1227.703</text:p>
      <text:p text:style-name="P2">566063.520576 , 5113770.33963 , 1238.096</text:p>
      <text:p text:style-name="P2">566063.520576 , 5113871.39226 , 1237.014</text:p>
      <text:p text:style-name="P2">566063.520576 , 5113972.44489 , 1244.172</text:p>
      <text:p text:style-name="P2">566063.520576 , 5114073.49752 , 1246.568</text:p>
      <text:p text:style-name="P2">566063.520576 , 5114174.55015 , 1246.507</text:p>
      <text:p text:style-name="P2">566063.520576 , 5114275.60279 , 1274.281</text:p>
      <text:p text:style-name="P2">566063.520576 , 5114376.65542 , 1284.098</text:p>
      <text:p text:style-name="P2">566063.520576 , 5114477.70805 , 1294.804</text:p>
      <text:p text:style-name="P2">566063.520576 , 5114578.76068 , 1312.016</text:p>
      <text:p text:style-name="P2">566063.520576 , 5114679.81331 , 1324.998</text:p>
      <text:p text:style-name="P2">566063.520576 , 5114780.86594 , 1324.232</text:p>
      <text:p text:style-name="P2">566063.520576 , 5114881.91858 , 1337.234</text:p>
      <text:p text:style-name="P2">566063.520576 , 5114982.97121 , 1343.012</text:p>
      <text:p text:style-name="P2">566063.520576 , 5115084.02384 , 1354.762</text:p>
      <text:p text:style-name="P2">566063.520576 , 5115185.07647 , 1351.438</text:p>
      <text:p text:style-name="P2">566063.520576 , 5115286.1291 , 1378.235</text:p>
      <text:p text:style-name="P2">566063.520576 , 5115387.18173 , 1396.168</text:p>
      <text:p text:style-name="P2">566063.520576 , 5115488.23437 , 1425.938</text:p>
      <text:p text:style-name="P2">566063.520576 , 5115589.287 , 1456.325</text:p>
      <text:p text:style-name="P2">566063.520576 , 5115690.33963 , 1426.811</text:p>
      <text:p text:style-name="P2">566063.520576 , 5115791.39226 , 1444.406</text:p>
      <text:p text:style-name="P2">566063.520576 , 5115892.44489 , 1444.671</text:p>
      <text:p text:style-name="P2">566063.520576 , 5115993.49752 , 1429.756</text:p>
      <text:p text:style-name="P2">566063.520576 , 5116094.55015 , 1433.078</text:p>
      <text:p text:style-name="P2">566063.520576 , 5116195.60279 , 1376.783</text:p>
      <text:p text:style-name="P2">566063.520576 , 5116296.65542 , 1338.751</text:p>
      <text:p text:style-name="P2">566063.520576 , 5116397.70805 , 1351.844</text:p>
      <text:p text:style-name="P2">566063.520576 , 5116498.76068 , 1357.713</text:p>
      <text:p text:style-name="P2">566063.520576 , 5116599.81331 , 1356.806</text:p>
      <text:p text:style-name="P2">566063.520576 , 5116700.86594 , 1330.172</text:p>
      <text:p text:style-name="P2">566063.520576 , 5116801.91858 , 1304.646</text:p>
      <text:p text:style-name="P2">566063.520576 , 5116902.97121 , 1251.527</text:p>
      <text:p text:style-name="P2">566063.520576 , 5117004.02384 , 1300.25</text:p>
      <text:p text:style-name="P2">566063.520576 , 5117105.07647 , 1259.41</text:p>
      <text:p text:style-name="P2">566063.520576 , 5117206.1291 , 1256.329</text:p>
      <text:p text:style-name="P2">566063.520576 , 5117307.18173 , 1271.547</text:p>
      <text:p text:style-name="P2">566063.520576 , 5117408.23437 , 1253.748</text:p>
      <text:p text:style-name="P2">566063.520576 , 5117509.287 , 1263.887</text:p>
      <text:p text:style-name="P2">566063.520576 , 5117610.33963 , 1290.297</text:p>
      <text:p text:style-name="P2">566063.520576 , 5117711.39226 , 1284.736</text:p>
      <text:p text:style-name="P2">566063.520576 , 5117812.44489 , 1295.721</text:p>
      <text:p text:style-name="P2">566063.520576 , 5117913.49752 , 1303.641</text:p>
      <text:p text:style-name="P2">566063.520576 , 5118014.55015 , 1266.823</text:p>
      <text:p text:style-name="P2"><text:soft-page-break/>566063.520576 , 5118115.60279 , 1246.808</text:p>
      <text:p text:style-name="P2">566063.520576 , 5118216.65542 , 1272.5</text:p>
      <text:p text:style-name="P2">566063.520576 , 5118317.70805 , 1268.935</text:p>
      <text:p text:style-name="P2">566063.520576 , 5118418.76068 , 1272.402</text:p>
      <text:p text:style-name="P2">566063.520576 , 5118519.81331 , 1256.031</text:p>
      <text:p text:style-name="P2">566063.520576 , 5118620.86594 , 1257.843</text:p>
      <text:p text:style-name="P2">566063.520576 , 5118721.91858 , 1245.313</text:p>
      <text:p text:style-name="P2">566063.520576 , 5118822.97121 , 1233.234</text:p>
      <text:p text:style-name="P2">566063.520576 , 5118924.02384 , 1200.545</text:p>
      <text:p text:style-name="P2">566063.520576 , 5119025.07647 , 1207.976</text:p>
      <text:p text:style-name="P2">566063.520576 , 5119126.1291 , 1203.156</text:p>
      <text:p text:style-name="P2">566063.520576 , 5119227.18173 , 1218.351</text:p>
      <text:p text:style-name="P2">566063.520576 , 5119328.23437 , 1198.796</text:p>
      <text:p text:style-name="P2">566063.520576 , 5119429.287 , 1143.859</text:p>
      <text:p text:style-name="P2">566063.520576 , 5119530.33963 , 1138.697</text:p>
      <text:p text:style-name="P2">566063.520576 , 5119631.39226 , 1150.141</text:p>
      <text:p text:style-name="P2">566063.520576 , 5119732.44489 , 1143.75</text:p>
      <text:p text:style-name="P2">566063.520576 , 5119833.49752 , 1119.344</text:p>
      <text:p text:style-name="P2">566063.520576 , 5119934.55015 , 1093.113</text:p>
      <text:p text:style-name="P2">566063.520576 , 5120035.60279 , 1086.406</text:p>
      <text:p text:style-name="P2">566063.520576 , 5120136.65542 , 1077.819</text:p>
      <text:p text:style-name="P2">566063.520576 , 5120237.70805 , 1066.692</text:p>
      <text:p text:style-name="P2">566063.520576 , 5120338.76068 , 1055.172</text:p>
      <text:p text:style-name="P2">566063.520576 , 5120439.81331 , 1051.852</text:p>
      <text:p text:style-name="P2">566063.520576 , 5120540.86594 , 1043.394</text:p>
      <text:p text:style-name="P2">566063.520576 , 5120641.91858 , 1032.656</text:p>
      <text:p text:style-name="P2">566063.520576 , 5120742.97121 , 1025.857</text:p>
      <text:p text:style-name="P2">566063.520576 , 5120844.02384 , 1014.677</text:p>
      <text:p text:style-name="P2">566063.520576 , 5120945.07647 , 1009.109</text:p>
      <text:p text:style-name="P2">566063.520576 , 5121046.1291 , 1006.3</text:p>
      <text:p text:style-name="P2">566164.631687 , 5111446.1291 , 996.7848</text:p>
      <text:p text:style-name="P2">566164.631687 , 5111547.18173 , 1004.836</text:p>
      <text:p text:style-name="P2">566164.631687 , 5111648.23437 , 1006.519</text:p>
      <text:p text:style-name="P2">566164.631687 , 5111749.287 , 1006.97</text:p>
      <text:p text:style-name="P2">566164.631687 , 5111850.33963 , 1009.188</text:p>
      <text:p text:style-name="P2">566164.631687 , 5111951.39226 , 1016.817</text:p>
      <text:p text:style-name="P2">566164.631687 , 5112052.44489 , 1015.213</text:p>
      <text:p text:style-name="P2">566164.631687 , 5112153.49752 , 1000.185</text:p>
      <text:p text:style-name="P2">566164.631687 , 5112254.55015 , 1011.345</text:p>
      <text:p text:style-name="P2">566164.631687 , 5112355.60279 , 1019.903</text:p>
      <text:p text:style-name="P2">566164.631687 , 5112456.65542 , 1044.661</text:p>
      <text:p text:style-name="P2">566164.631687 , 5112557.70805 , 1062.807</text:p>
      <text:p text:style-name="P2">566164.631687 , 5112658.76068 , 1091.466</text:p>
      <text:p text:style-name="P2">566164.631687 , 5112759.81331 , 1124.151</text:p>
      <text:p text:style-name="P2">566164.631687 , 5112860.86594 , 1150.51</text:p>
      <text:p text:style-name="P2">566164.631687 , 5112961.91858 , 1161.42</text:p>
      <text:p text:style-name="P2">566164.631687 , 5113062.97121 , 1171.035</text:p>
      <text:p text:style-name="P2">566164.631687 , 5113164.02384 , 1183.683</text:p>
      <text:p text:style-name="P2">566164.631687 , 5113265.07647 , 1187.31</text:p>
      <text:p text:style-name="P2">566164.631687 , 5113366.1291 , 1183.776</text:p>
      <text:p text:style-name="P2">566164.631687 , 5113467.18173 , 1192.055</text:p>
      <text:p text:style-name="P2">566164.631687 , 5113568.23437 , 1197.222</text:p>
      <text:p text:style-name="P2"><text:soft-page-break/>566164.631687 , 5113669.287 , 1204.159</text:p>
      <text:p text:style-name="P2">566164.631687 , 5113770.33963 , 1204.539</text:p>
      <text:p text:style-name="P2">566164.631687 , 5113871.39226 , 1213.049</text:p>
      <text:p text:style-name="P2">566164.631687 , 5113972.44489 , 1223.782</text:p>
      <text:p text:style-name="P2">566164.631687 , 5114073.49752 , 1223.046</text:p>
      <text:p text:style-name="P2">566164.631687 , 5114174.55015 , 1237.871</text:p>
      <text:p text:style-name="P2">566164.631687 , 5114275.60279 , 1254.359</text:p>
      <text:p text:style-name="P2">566164.631687 , 5114376.65542 , 1253.508</text:p>
      <text:p text:style-name="P2">566164.631687 , 5114477.70805 , 1271.406</text:p>
      <text:p text:style-name="P2">566164.631687 , 5114578.76068 , 1291.943</text:p>
      <text:p text:style-name="P2">566164.631687 , 5114679.81331 , 1296.565</text:p>
      <text:p text:style-name="P2">566164.631687 , 5114780.86594 , 1304.791</text:p>
      <text:p text:style-name="P2">566164.631687 , 5114881.91858 , 1324.333</text:p>
      <text:p text:style-name="P2">566164.631687 , 5114982.97121 , 1318.072</text:p>
      <text:p text:style-name="P2">566164.631687 , 5115084.02384 , 1333.23</text:p>
      <text:p text:style-name="P2">566164.631687 , 5115185.07647 , 1335.633</text:p>
      <text:p text:style-name="P2">566164.631687 , 5115286.1291 , 1361.369</text:p>
      <text:p text:style-name="P2">566164.631687 , 5115387.18173 , 1382.468</text:p>
      <text:p text:style-name="P2">566164.631687 , 5115488.23437 , 1401.644</text:p>
      <text:p text:style-name="P2">566164.631687 , 5115589.287 , 1436.549</text:p>
      <text:p text:style-name="P2">566164.631687 , 5115690.33963 , 1407.64</text:p>
      <text:p text:style-name="P2">566164.631687 , 5115791.39226 , 1428.328</text:p>
      <text:p text:style-name="P2">566164.631687 , 5115892.44489 , 1425.006</text:p>
      <text:p text:style-name="P2">566164.631687 , 5115993.49752 , 1387.062</text:p>
      <text:p text:style-name="P2">566164.631687 , 5116094.55015 , 1403.745</text:p>
      <text:p text:style-name="P2">566164.631687 , 5116195.60279 , 1354.905</text:p>
      <text:p text:style-name="P2">566164.631687 , 5116296.65542 , 1307.826</text:p>
      <text:p text:style-name="P2">566164.631687 , 5116397.70805 , 1343.344</text:p>
      <text:p text:style-name="P2">566164.631687 , 5116498.76068 , 1337.494</text:p>
      <text:p text:style-name="P2">566164.631687 , 5116599.81331 , 1349.932</text:p>
      <text:p text:style-name="P2">566164.631687 , 5116700.86594 , 1308.833</text:p>
      <text:p text:style-name="P2">566164.631687 , 5116801.91858 , 1256.724</text:p>
      <text:p text:style-name="P2">566164.631687 , 5116902.97121 , 1218.083</text:p>
      <text:p text:style-name="P2">566164.631687 , 5117004.02384 , 1253.466</text:p>
      <text:p text:style-name="P2">566164.631687 , 5117105.07647 , 1243.662</text:p>
      <text:p text:style-name="P2">566164.631687 , 5117206.1291 , 1242.601</text:p>
      <text:p text:style-name="P2">566164.631687 , 5117307.18173 , 1252.513</text:p>
      <text:p text:style-name="P2">566164.631687 , 5117408.23437 , 1240.858</text:p>
      <text:p text:style-name="P2">566164.631687 , 5117509.287 , 1247.661</text:p>
      <text:p text:style-name="P2">566164.631687 , 5117610.33963 , 1250.964</text:p>
      <text:p text:style-name="P2">566164.631687 , 5117711.39226 , 1273.022</text:p>
      <text:p text:style-name="P2">566164.631687 , 5117812.44489 , 1281.524</text:p>
      <text:p text:style-name="P2">566164.631687 , 5117913.49752 , 1273.473</text:p>
      <text:p text:style-name="P2">566164.631687 , 5118014.55015 , 1259.653</text:p>
      <text:p text:style-name="P2">566164.631687 , 5118115.60279 , 1237.072</text:p>
      <text:p text:style-name="P2">566164.631687 , 5118216.65542 , 1255.434</text:p>
      <text:p text:style-name="P2">566164.631687 , 5118317.70805 , 1267.633</text:p>
      <text:p text:style-name="P2">566164.631687 , 5118418.76068 , 1224.141</text:p>
      <text:p text:style-name="P2">566164.631687 , 5118519.81331 , 1222.205</text:p>
      <text:p text:style-name="P2">566164.631687 , 5118620.86594 , 1213.23</text:p>
      <text:p text:style-name="P2">566164.631687 , 5118721.91858 , 1213.874</text:p>
      <text:p text:style-name="P2">566164.631687 , 5118822.97121 , 1216.72</text:p>
      <text:p text:style-name="P2"><text:soft-page-break/>566164.631687 , 5118924.02384 , 1166.936</text:p>
      <text:p text:style-name="P2">566164.631687 , 5119025.07647 , 1162.721</text:p>
      <text:p text:style-name="P2">566164.631687 , 5119126.1291 , 1160.41</text:p>
      <text:p text:style-name="P2">566164.631687 , 5119227.18173 , 1185.09</text:p>
      <text:p text:style-name="P2">566164.631687 , 5119328.23437 , 1168.586</text:p>
      <text:p text:style-name="P2">566164.631687 , 5119429.287 , 1120.763</text:p>
      <text:p text:style-name="P2">566164.631687 , 5119530.33963 , 1102.418</text:p>
      <text:p text:style-name="P2">566164.631687 , 5119631.39226 , 1114.342</text:p>
      <text:p text:style-name="P2">566164.631687 , 5119732.44489 , 1100.212</text:p>
      <text:p text:style-name="P2">566164.631687 , 5119833.49752 , 1093.803</text:p>
      <text:p text:style-name="P2">566164.631687 , 5119934.55015 , 1087.382</text:p>
      <text:p text:style-name="P2">566164.631687 , 5120035.60279 , 1081.975</text:p>
      <text:p text:style-name="P2">566164.631687 , 5120136.65542 , 1077.961</text:p>
      <text:p text:style-name="P2">566164.631687 , 5120237.70805 , 1068.96</text:p>
      <text:p text:style-name="P2">566164.631687 , 5120338.76068 , 1062.171</text:p>
      <text:p text:style-name="P2">566164.631687 , 5120439.81331 , 1052.351</text:p>
      <text:p text:style-name="P2">566164.631687 , 5120540.86594 , 1038.277</text:p>
      <text:p text:style-name="P2">566164.631687 , 5120641.91858 , 1034.188</text:p>
      <text:p text:style-name="P2">566164.631687 , 5120742.97121 , 1028.67</text:p>
      <text:p text:style-name="P2">566164.631687 , 5120844.02384 , 1015.848</text:p>
      <text:p text:style-name="P2">566164.631687 , 5120945.07647 , 1008.029</text:p>
      <text:p text:style-name="P2">566164.631687 , 5121046.1291 , 996.8681</text:p>
      <text:p text:style-name="P2">566265.742798 , 5111446.1291 , 989.6145</text:p>
      <text:p text:style-name="P2">566265.742798 , 5111547.18173 , 996.9114</text:p>
      <text:p text:style-name="P2">566265.742798 , 5111648.23437 , 996.9321</text:p>
      <text:p text:style-name="P2">566265.742798 , 5111749.287 , 1000.639</text:p>
      <text:p text:style-name="P2">566265.742798 , 5111850.33963 , 1009.92</text:p>
      <text:p text:style-name="P2">566265.742798 , 5111951.39226 , 1004.239</text:p>
      <text:p text:style-name="P2">566265.742798 , 5112052.44489 , 1005.967</text:p>
      <text:p text:style-name="P2">566265.742798 , 5112153.49752 , 998.7257</text:p>
      <text:p text:style-name="P2">566265.742798 , 5112254.55015 , 1000.716</text:p>
      <text:p text:style-name="P2">566265.742798 , 5112355.60279 , 1019.774</text:p>
      <text:p text:style-name="P2">566265.742798 , 5112456.65542 , 1044.127</text:p>
      <text:p text:style-name="P2">566265.742798 , 5112557.70805 , 1066.682</text:p>
      <text:p text:style-name="P2">566265.742798 , 5112658.76068 , 1091.759</text:p>
      <text:p text:style-name="P2">566265.742798 , 5112759.81331 , 1123.974</text:p>
      <text:p text:style-name="P2">566265.742798 , 5112860.86594 , 1138.806</text:p>
      <text:p text:style-name="P2">566265.742798 , 5112961.91858 , 1149.557</text:p>
      <text:p text:style-name="P2">566265.742798 , 5113062.97121 , 1142.887</text:p>
      <text:p text:style-name="P2">566265.742798 , 5113164.02384 , 1158.238</text:p>
      <text:p text:style-name="P2">566265.742798 , 5113265.07647 , 1151.781</text:p>
      <text:p text:style-name="P2">566265.742798 , 5113366.1291 , 1164.922</text:p>
      <text:p text:style-name="P2">566265.742798 , 5113467.18173 , 1176.53</text:p>
      <text:p text:style-name="P2">566265.742798 , 5113568.23437 , 1173.294</text:p>
      <text:p text:style-name="P2">566265.742798 , 5113669.287 , 1172.567</text:p>
      <text:p text:style-name="P2">566265.742798 , 5113770.33963 , 1180.005</text:p>
      <text:p text:style-name="P2">566265.742798 , 5113871.39226 , 1199.909</text:p>
      <text:p text:style-name="P2">566265.742798 , 5113972.44489 , 1199.392</text:p>
      <text:p text:style-name="P2">566265.742798 , 5114073.49752 , 1206.632</text:p>
      <text:p text:style-name="P2">566265.742798 , 5114174.55015 , 1220.547</text:p>
      <text:p text:style-name="P2">566265.742798 , 5114275.60279 , 1230.101</text:p>
      <text:p text:style-name="P2">566265.742798 , 5114376.65542 , 1238.074</text:p>
      <text:p text:style-name="P2"><text:soft-page-break/>566265.742798 , 5114477.70805 , 1245.548</text:p>
      <text:p text:style-name="P2">566265.742798 , 5114578.76068 , 1263.395</text:p>
      <text:p text:style-name="P2">566265.742798 , 5114679.81331 , 1267.328</text:p>
      <text:p text:style-name="P2">566265.742798 , 5114780.86594 , 1289.069</text:p>
      <text:p text:style-name="P2">566265.742798 , 5114881.91858 , 1285.809</text:p>
      <text:p text:style-name="P2">566265.742798 , 5114982.97121 , 1293.253</text:p>
      <text:p text:style-name="P2">566265.742798 , 5115084.02384 , 1305.197</text:p>
      <text:p text:style-name="P2">566265.742798 , 5115185.07647 , 1324.898</text:p>
      <text:p text:style-name="P2">566265.742798 , 5115286.1291 , 1331.666</text:p>
      <text:p text:style-name="P2">566265.742798 , 5115387.18173 , 1336.27</text:p>
      <text:p text:style-name="P2">566265.742798 , 5115488.23437 , 1369.38</text:p>
      <text:p text:style-name="P2">566265.742798 , 5115589.287 , 1414.989</text:p>
      <text:p text:style-name="P2">566265.742798 , 5115690.33963 , 1409.477</text:p>
      <text:p text:style-name="P2">566265.742798 , 5115791.39226 , 1423.246</text:p>
      <text:p text:style-name="P2">566265.742798 , 5115892.44489 , 1396.359</text:p>
      <text:p text:style-name="P2">566265.742798 , 5115993.49752 , 1350.053</text:p>
      <text:p text:style-name="P2">566265.742798 , 5116094.55015 , 1326.183</text:p>
      <text:p text:style-name="P2">566265.742798 , 5116195.60279 , 1312.688</text:p>
      <text:p text:style-name="P2">566265.742798 , 5116296.65542 , 1272.917</text:p>
      <text:p text:style-name="P2">566265.742798 , 5116397.70805 , 1330.731</text:p>
      <text:p text:style-name="P2">566265.742798 , 5116498.76068 , 1340.033</text:p>
      <text:p text:style-name="P2">566265.742798 , 5116599.81331 , 1326.779</text:p>
      <text:p text:style-name="P2">566265.742798 , 5116700.86594 , 1276.612</text:p>
      <text:p text:style-name="P2">566265.742798 , 5116801.91858 , 1218.285</text:p>
      <text:p text:style-name="P2">566265.742798 , 5116902.97121 , 1210.455</text:p>
      <text:p text:style-name="P2">566265.742798 , 5117004.02384 , 1196.075</text:p>
      <text:p text:style-name="P2">566265.742798 , 5117105.07647 , 1234.963</text:p>
      <text:p text:style-name="P2">566265.742798 , 5117206.1291 , 1231.863</text:p>
      <text:p text:style-name="P2">566265.742798 , 5117307.18173 , 1223.264</text:p>
      <text:p text:style-name="P2">566265.742798 , 5117408.23437 , 1231.271</text:p>
      <text:p text:style-name="P2">566265.742798 , 5117509.287 , 1245.846</text:p>
      <text:p text:style-name="P2">566265.742798 , 5117610.33963 , 1237.001</text:p>
      <text:p text:style-name="P2">566265.742798 , 5117711.39226 , 1256.454</text:p>
      <text:p text:style-name="P2">566265.742798 , 5117812.44489 , 1252.559</text:p>
      <text:p text:style-name="P2">566265.742798 , 5117913.49752 , 1241.708</text:p>
      <text:p text:style-name="P2">566265.742798 , 5118014.55015 , 1262.072</text:p>
      <text:p text:style-name="P2">566265.742798 , 5118115.60279 , 1230.93</text:p>
      <text:p text:style-name="P2">566265.742798 , 5118216.65542 , 1210.251</text:p>
      <text:p text:style-name="P2">566265.742798 , 5118317.70805 , 1243.289</text:p>
      <text:p text:style-name="P2">566265.742798 , 5118418.76068 , 1226.156</text:p>
      <text:p text:style-name="P2">566265.742798 , 5118519.81331 , 1208.856</text:p>
      <text:p text:style-name="P2">566265.742798 , 5118620.86594 , 1205.739</text:p>
      <text:p text:style-name="P2">566265.742798 , 5118721.91858 , 1170.984</text:p>
      <text:p text:style-name="P2">566265.742798 , 5118822.97121 , 1191.383</text:p>
      <text:p text:style-name="P2">566265.742798 , 5118924.02384 , 1172.222</text:p>
      <text:p text:style-name="P2">566265.742798 , 5119025.07647 , 1141.577</text:p>
      <text:p text:style-name="P2">566265.742798 , 5119126.1291 , 1138.24</text:p>
      <text:p text:style-name="P2">566265.742798 , 5119227.18173 , 1143.109</text:p>
      <text:p text:style-name="P2">566265.742798 , 5119328.23437 , 1132.526</text:p>
      <text:p text:style-name="P2">566265.742798 , 5119429.287 , 1105.525</text:p>
      <text:p text:style-name="P2">566265.742798 , 5119530.33963 , 1099.922</text:p>
      <text:p text:style-name="P2">566265.742798 , 5119631.39226 , 1096.798</text:p>
      <text:p text:style-name="P2"><text:soft-page-break/>566265.742798 , 5119732.44489 , 1094.244</text:p>
      <text:p text:style-name="P2">566265.742798 , 5119833.49752 , 1087.968</text:p>
      <text:p text:style-name="P2">566265.742798 , 5119934.55015 , 1081.189</text:p>
      <text:p text:style-name="P2">566265.742798 , 5120035.60279 , 1076.751</text:p>
      <text:p text:style-name="P2">566265.742798 , 5120136.65542 , 1070.05</text:p>
      <text:p text:style-name="P2">566265.742798 , 5120237.70805 , 1064.663</text:p>
      <text:p text:style-name="P2">566265.742798 , 5120338.76068 , 1058.413</text:p>
      <text:p text:style-name="P2">566265.742798 , 5120439.81331 , 1053.28</text:p>
      <text:p text:style-name="P2">566265.742798 , 5120540.86594 , 1044.355</text:p>
      <text:p text:style-name="P2">566265.742798 , 5120641.91858 , 1034.646</text:p>
      <text:p text:style-name="P2">566265.742798 , 5120742.97121 , 1026.897</text:p>
      <text:p text:style-name="P2">566265.742798 , 5120844.02384 , 1017.979</text:p>
      <text:p text:style-name="P2">566265.742798 , 5120945.07647 , 1007.785</text:p>
      <text:p text:style-name="P2">566265.742798 , 5121046.1291 , 999.3079</text:p>
      <text:p text:style-name="P2">566366.853909 , 5111446.1291 , 988.0012</text:p>
      <text:p text:style-name="P2">566366.853909 , 5111547.18173 , 993.1719</text:p>
      <text:p text:style-name="P2">566366.853909 , 5111648.23437 , 993.7575</text:p>
      <text:p text:style-name="P2">566366.853909 , 5111749.287 , 993.3195</text:p>
      <text:p text:style-name="P2">566366.853909 , 5111850.33963 , 997.4688</text:p>
      <text:p text:style-name="P2">566366.853909 , 5111951.39226 , 994.0145</text:p>
      <text:p text:style-name="P2">566366.853909 , 5112052.44489 , 997.563</text:p>
      <text:p text:style-name="P2">566366.853909 , 5112153.49752 , 989.1875</text:p>
      <text:p text:style-name="P2">566366.853909 , 5112254.55015 , 998.9138</text:p>
      <text:p text:style-name="P2">566366.853909 , 5112355.60279 , 1015.536</text:p>
      <text:p text:style-name="P2">566366.853909 , 5112456.65542 , 1041.672</text:p>
      <text:p text:style-name="P2">566366.853909 , 5112557.70805 , 1067.685</text:p>
      <text:p text:style-name="P2">566366.853909 , 5112658.76068 , 1090.921</text:p>
      <text:p text:style-name="P2">566366.853909 , 5112759.81331 , 1109.703</text:p>
      <text:p text:style-name="P2">566366.853909 , 5112860.86594 , 1129.167</text:p>
      <text:p text:style-name="P2">566366.853909 , 5112961.91858 , 1141.385</text:p>
      <text:p text:style-name="P2">566366.853909 , 5113062.97121 , 1130.719</text:p>
      <text:p text:style-name="P2">566366.853909 , 5113164.02384 , 1130.809</text:p>
      <text:p text:style-name="P2">566366.853909 , 5113265.07647 , 1137.657</text:p>
      <text:p text:style-name="P2">566366.853909 , 5113366.1291 , 1145.078</text:p>
      <text:p text:style-name="P2">566366.853909 , 5113467.18173 , 1160.878</text:p>
      <text:p text:style-name="P2">566366.853909 , 5113568.23437 , 1154.973</text:p>
      <text:p text:style-name="P2">566366.853909 , 5113669.287 , 1155.625</text:p>
      <text:p text:style-name="P2">566366.853909 , 5113770.33963 , 1167.439</text:p>
      <text:p text:style-name="P2">566366.853909 , 5113871.39226 , 1189.188</text:p>
      <text:p text:style-name="P2">566366.853909 , 5113972.44489 , 1180.766</text:p>
      <text:p text:style-name="P2">566366.853909 , 5114073.49752 , 1194.019</text:p>
      <text:p text:style-name="P2">566366.853909 , 5114174.55015 , 1200.273</text:p>
      <text:p text:style-name="P2">566366.853909 , 5114275.60279 , 1213.672</text:p>
      <text:p text:style-name="P2">566366.853909 , 5114376.65542 , 1214.066</text:p>
      <text:p text:style-name="P2">566366.853909 , 5114477.70805 , 1226.8</text:p>
      <text:p text:style-name="P2">566366.853909 , 5114578.76068 , 1238.078</text:p>
      <text:p text:style-name="P2">566366.853909 , 5114679.81331 , 1252.447</text:p>
      <text:p text:style-name="P2">566366.853909 , 5114780.86594 , 1264.831</text:p>
      <text:p text:style-name="P2">566366.853909 , 5114881.91858 , 1259.641</text:p>
      <text:p text:style-name="P2">566366.853909 , 5114982.97121 , 1278.562</text:p>
      <text:p text:style-name="P2">566366.853909 , 5115084.02384 , 1286.343</text:p>
      <text:p text:style-name="P2">566366.853909 , 5115185.07647 , 1295.469</text:p>
      <text:p text:style-name="P2"><text:soft-page-break/>566366.853909 , 5115286.1291 , 1302.359</text:p>
      <text:p text:style-name="P2">566366.853909 , 5115387.18173 , 1299.802</text:p>
      <text:p text:style-name="P2">566366.853909 , 5115488.23437 , 1339.781</text:p>
      <text:p text:style-name="P2">566366.853909 , 5115589.287 , 1399.651</text:p>
      <text:p text:style-name="P2">566366.853909 , 5115690.33963 , 1408.012</text:p>
      <text:p text:style-name="P2">566366.853909 , 5115791.39226 , 1387.563</text:p>
      <text:p text:style-name="P2">566366.853909 , 5115892.44489 , 1356.584</text:p>
      <text:p text:style-name="P2">566366.853909 , 5115993.49752 , 1326.015</text:p>
      <text:p text:style-name="P2">566366.853909 , 5116094.55015 , 1292.969</text:p>
      <text:p text:style-name="P2">566366.853909 , 5116195.60279 , 1246.165</text:p>
      <text:p text:style-name="P2">566366.853909 , 5116296.65542 , 1273.201</text:p>
      <text:p text:style-name="P2">566366.853909 , 5116397.70805 , 1305</text:p>
      <text:p text:style-name="P2">566366.853909 , 5116498.76068 , 1306.242</text:p>
      <text:p text:style-name="P2">566366.853909 , 5116599.81331 , 1302.434</text:p>
      <text:p text:style-name="P2">566366.853909 , 5116700.86594 , 1249</text:p>
      <text:p text:style-name="P2">566366.853909 , 5116801.91858 , 1197.037</text:p>
      <text:p text:style-name="P2">566366.853909 , 5116902.97121 , 1198.262</text:p>
      <text:p text:style-name="P2">566366.853909 , 5117004.02384 , 1185.563</text:p>
      <text:p text:style-name="P2">566366.853909 , 5117105.07647 , 1217.614</text:p>
      <text:p text:style-name="P2">566366.853909 , 5117206.1291 , 1224.444</text:p>
      <text:p text:style-name="P2">566366.853909 , 5117307.18173 , 1205.141</text:p>
      <text:p text:style-name="P2">566366.853909 , 5117408.23437 , 1212.373</text:p>
      <text:p text:style-name="P2">566366.853909 , 5117509.287 , 1211.49</text:p>
      <text:p text:style-name="P2">566366.853909 , 5117610.33963 , 1210.781</text:p>
      <text:p text:style-name="P2">566366.853909 , 5117711.39226 , 1216.839</text:p>
      <text:p text:style-name="P2">566366.853909 , 5117812.44489 , 1228.5</text:p>
      <text:p text:style-name="P2">566366.853909 , 5117913.49752 , 1232.625</text:p>
      <text:p text:style-name="P2">566366.853909 , 5118014.55015 , 1219.974</text:p>
      <text:p text:style-name="P2">566366.853909 , 5118115.60279 , 1218.222</text:p>
      <text:p text:style-name="P2">566366.853909 , 5118216.65542 , 1176.188</text:p>
      <text:p text:style-name="P2">566366.853909 , 5118317.70805 , 1227.244</text:p>
      <text:p text:style-name="P2">566366.853909 , 5118418.76068 , 1224.547</text:p>
      <text:p text:style-name="P2">566366.853909 , 5118519.81331 , 1195.078</text:p>
      <text:p text:style-name="P2">566366.853909 , 5118620.86594 , 1190.9</text:p>
      <text:p text:style-name="P2">566366.853909 , 5118721.91858 , 1188.413</text:p>
      <text:p text:style-name="P2">566366.853909 , 5118822.97121 , 1154.859</text:p>
      <text:p text:style-name="P2">566366.853909 , 5118924.02384 , 1142.552</text:p>
      <text:p text:style-name="P2">566366.853909 , 5119025.07647 , 1125.347</text:p>
      <text:p text:style-name="P2">566366.853909 , 5119126.1291 , 1109.359</text:p>
      <text:p text:style-name="P2">566366.853909 , 5119227.18173 , 1122.086</text:p>
      <text:p text:style-name="P2">566366.853909 , 5119328.23437 , 1107.019</text:p>
      <text:p text:style-name="P2">566366.853909 , 5119429.287 , 1094.906</text:p>
      <text:p text:style-name="P2">566366.853909 , 5119530.33963 , 1091.919</text:p>
      <text:p text:style-name="P2">566366.853909 , 5119631.39226 , 1080.803</text:p>
      <text:p text:style-name="P2">566366.853909 , 5119732.44489 , 1082.234</text:p>
      <text:p text:style-name="P2">566366.853909 , 5119833.49752 , 1077.058</text:p>
      <text:p text:style-name="P2">566366.853909 , 5119934.55015 , 1072.1</text:p>
      <text:p text:style-name="P2">566366.853909 , 5120035.60279 , 1066.719</text:p>
      <text:p text:style-name="P2">566366.853909 , 5120136.65542 , 1062.2</text:p>
      <text:p text:style-name="P2">566366.853909 , 5120237.70805 , 1056.226</text:p>
      <text:p text:style-name="P2">566366.853909 , 5120338.76068 , 1051.281</text:p>
      <text:p text:style-name="P2">566366.853909 , 5120439.81331 , 1047.233</text:p>
      <text:p text:style-name="P2"><text:soft-page-break/>566366.853909 , 5120540.86594 , 1042.62</text:p>
      <text:p text:style-name="P2">566366.853909 , 5120641.91858 , 1034.109</text:p>
      <text:p text:style-name="P2">566366.853909 , 5120742.97121 , 1024.828</text:p>
      <text:p text:style-name="P2">566366.853909 , 5120844.02384 , 1014.707</text:p>
      <text:p text:style-name="P2">566366.853909 , 5120945.07647 , 1007.516</text:p>
      <text:p text:style-name="P2">566366.853909 , 5121046.1291 , 997.8029</text:p>
      <text:p text:style-name="P2">566467.96502 , 5111446.1291 , 982.3129</text:p>
      <text:p text:style-name="P2">566467.96502 , 5111547.18173 , 977.5347</text:p>
      <text:p text:style-name="P2">566467.96502 , 5111648.23437 , 982.3557</text:p>
      <text:p text:style-name="P2">566467.96502 , 5111749.287 , 984.1921</text:p>
      <text:p text:style-name="P2">566467.96502 , 5111850.33963 , 987.9144</text:p>
      <text:p text:style-name="P2">566467.96502 , 5111951.39226 , 978.8875</text:p>
      <text:p text:style-name="P2">566467.96502 , 5112052.44489 , 996.1066</text:p>
      <text:p text:style-name="P2">566467.96502 , 5112153.49752 , 997.1331</text:p>
      <text:p text:style-name="P2">566467.96502 , 5112254.55015 , 1006.741</text:p>
      <text:p text:style-name="P2">566467.96502 , 5112355.60279 , 1016.391</text:p>
      <text:p text:style-name="P2">566467.96502 , 5112456.65542 , 1038.776</text:p>
      <text:p text:style-name="P2">566467.96502 , 5112557.70805 , 1042.379</text:p>
      <text:p text:style-name="P2">566467.96502 , 5112658.76068 , 1079.219</text:p>
      <text:p text:style-name="P2">566467.96502 , 5112759.81331 , 1096.393</text:p>
      <text:p text:style-name="P2">566467.96502 , 5112860.86594 , 1110.979</text:p>
      <text:p text:style-name="P2">566467.96502 , 5112961.91858 , 1123.908</text:p>
      <text:p text:style-name="P2">566467.96502 , 5113062.97121 , 1113.711</text:p>
      <text:p text:style-name="P2">566467.96502 , 5113164.02384 , 1097.369</text:p>
      <text:p text:style-name="P2">566467.96502 , 5113265.07647 , 1117.407</text:p>
      <text:p text:style-name="P2">566467.96502 , 5113366.1291 , 1123.98</text:p>
      <text:p text:style-name="P2">566467.96502 , 5113467.18173 , 1134.997</text:p>
      <text:p text:style-name="P2">566467.96502 , 5113568.23437 , 1142.979</text:p>
      <text:p text:style-name="P2">566467.96502 , 5113669.287 , 1144.716</text:p>
      <text:p text:style-name="P2">566467.96502 , 5113770.33963 , 1150.671</text:p>
      <text:p text:style-name="P2">566467.96502 , 5113871.39226 , 1170.046</text:p>
      <text:p text:style-name="P2">566467.96502 , 5113972.44489 , 1173.805</text:p>
      <text:p text:style-name="P2">566467.96502 , 5114073.49752 , 1179.747</text:p>
      <text:p text:style-name="P2">566467.96502 , 5114174.55015 , 1186.571</text:p>
      <text:p text:style-name="P2">566467.96502 , 5114275.60279 , 1195.325</text:p>
      <text:p text:style-name="P2">566467.96502 , 5114376.65542 , 1199.17</text:p>
      <text:p text:style-name="P2">566467.96502 , 5114477.70805 , 1207.475</text:p>
      <text:p text:style-name="P2">566467.96502 , 5114578.76068 , 1223.178</text:p>
      <text:p text:style-name="P2">566467.96502 , 5114679.81331 , 1232.149</text:p>
      <text:p text:style-name="P2">566467.96502 , 5114780.86594 , 1241.656</text:p>
      <text:p text:style-name="P2">566467.96502 , 5114881.91858 , 1245.905</text:p>
      <text:p text:style-name="P2">566467.96502 , 5114982.97121 , 1261.035</text:p>
      <text:p text:style-name="P2">566467.96502 , 5115084.02384 , 1259.033</text:p>
      <text:p text:style-name="P2">566467.96502 , 5115185.07647 , 1271.922</text:p>
      <text:p text:style-name="P2">566467.96502 , 5115286.1291 , 1283.444</text:p>
      <text:p text:style-name="P2">566467.96502 , 5115387.18173 , 1284.224</text:p>
      <text:p text:style-name="P2">566467.96502 , 5115488.23437 , 1321.488</text:p>
      <text:p text:style-name="P2">566467.96502 , 5115589.287 , 1388.874</text:p>
      <text:p text:style-name="P2">566467.96502 , 5115690.33963 , 1388.897</text:p>
      <text:p text:style-name="P2">566467.96502 , 5115791.39226 , 1356.805</text:p>
      <text:p text:style-name="P2">566467.96502 , 5115892.44489 , 1308.666</text:p>
      <text:p text:style-name="P2">566467.96502 , 5115993.49752 , 1322.112</text:p>
      <text:p text:style-name="P2"><text:soft-page-break/>566467.96502 , 5116094.55015 , 1269.007</text:p>
      <text:p text:style-name="P2">566467.96502 , 5116195.60279 , 1210.09</text:p>
      <text:p text:style-name="P2">566467.96502 , 5116296.65542 , 1239.183</text:p>
      <text:p text:style-name="P2">566467.96502 , 5116397.70805 , 1272.02</text:p>
      <text:p text:style-name="P2">566467.96502 , 5116498.76068 , 1279.425</text:p>
      <text:p text:style-name="P2">566467.96502 , 5116599.81331 , 1269.907</text:p>
      <text:p text:style-name="P2">566467.96502 , 5116700.86594 , 1222.494</text:p>
      <text:p text:style-name="P2">566467.96502 , 5116801.91858 , 1184.875</text:p>
      <text:p text:style-name="P2">566467.96502 , 5116902.97121 , 1168.272</text:p>
      <text:p text:style-name="P2">566467.96502 , 5117004.02384 , 1176.979</text:p>
      <text:p text:style-name="P2">566467.96502 , 5117105.07647 , 1202.077</text:p>
      <text:p text:style-name="P2">566467.96502 , 5117206.1291 , 1195.338</text:p>
      <text:p text:style-name="P2">566467.96502 , 5117307.18173 , 1183.345</text:p>
      <text:p text:style-name="P2">566467.96502 , 5117408.23437 , 1217.729</text:p>
      <text:p text:style-name="P2">566467.96502 , 5117509.287 , 1178.826</text:p>
      <text:p text:style-name="P2">566467.96502 , 5117610.33963 , 1185.23</text:p>
      <text:p text:style-name="P2">566467.96502 , 5117711.39226 , 1167.548</text:p>
      <text:p text:style-name="P2">566467.96502 , 5117812.44489 , 1197.997</text:p>
      <text:p text:style-name="P2">566467.96502 , 5117913.49752 , 1200.022</text:p>
      <text:p text:style-name="P2">566467.96502 , 5118014.55015 , 1203.321</text:p>
      <text:p text:style-name="P2">566467.96502 , 5118115.60279 , 1199.297</text:p>
      <text:p text:style-name="P2">566467.96502 , 5118216.65542 , 1166.215</text:p>
      <text:p text:style-name="P2">566467.96502 , 5118317.70805 , 1207.897</text:p>
      <text:p text:style-name="P2">566467.96502 , 5118418.76068 , 1209.768</text:p>
      <text:p text:style-name="P2">566467.96502 , 5118519.81331 , 1188.297</text:p>
      <text:p text:style-name="P2">566467.96502 , 5118620.86594 , 1175.623</text:p>
      <text:p text:style-name="P2">566467.96502 , 5118721.91858 , 1175.397</text:p>
      <text:p text:style-name="P2">566467.96502 , 5118822.97121 , 1135.545</text:p>
      <text:p text:style-name="P2">566467.96502 , 5118924.02384 , 1113.218</text:p>
      <text:p text:style-name="P2">566467.96502 , 5119025.07647 , 1115.185</text:p>
      <text:p text:style-name="P2">566467.96502 , 5119126.1291 , 1104.161</text:p>
      <text:p text:style-name="P2">566467.96502 , 5119227.18173 , 1103.328</text:p>
      <text:p text:style-name="P2">566467.96502 , 5119328.23437 , 1092.696</text:p>
      <text:p text:style-name="P2">566467.96502 , 5119429.287 , 1090.616</text:p>
      <text:p text:style-name="P2">566467.96502 , 5119530.33963 , 1084.618</text:p>
      <text:p text:style-name="P2">566467.96502 , 5119631.39226 , 1078.349</text:p>
      <text:p text:style-name="P2">566467.96502 , 5119732.44489 , 1067.859</text:p>
      <text:p text:style-name="P2">566467.96502 , 5119833.49752 , 1069.946</text:p>
      <text:p text:style-name="P2">566467.96502 , 5119934.55015 , 1066.96</text:p>
      <text:p text:style-name="P2">566467.96502 , 5120035.60279 , 1061.991</text:p>
      <text:p text:style-name="P2">566467.96502 , 5120136.65542 , 1056.587</text:p>
      <text:p text:style-name="P2">566467.96502 , 5120237.70805 , 1053.288</text:p>
      <text:p text:style-name="P2">566467.96502 , 5120338.76068 , 1046.714</text:p>
      <text:p text:style-name="P2">566467.96502 , 5120439.81331 , 1040.817</text:p>
      <text:p text:style-name="P2">566467.96502 , 5120540.86594 , 1036.679</text:p>
      <text:p text:style-name="P2">566467.96502 , 5120641.91858 , 1026.645</text:p>
      <text:p text:style-name="P2">566467.96502 , 5120742.97121 , 1018.821</text:p>
      <text:p text:style-name="P2">566467.96502 , 5120844.02384 , 1011.522</text:p>
      <text:p text:style-name="P2">566467.96502 , 5120945.07647 , 1006.619</text:p>
      <text:p text:style-name="P2">566467.96502 , 5121046.1291 , 997.53</text:p>
      <text:p text:style-name="P2">566569.076131 , 5111446.1291 , 975.5031</text:p>
      <text:p text:style-name="P2">566569.076131 , 5111547.18173 , 971.4305</text:p>
      <text:p text:style-name="P2"><text:soft-page-break/>566569.076131 , 5111648.23437 , 972.5159</text:p>
      <text:p text:style-name="P2">566569.076131 , 5111749.287 , 977.3866</text:p>
      <text:p text:style-name="P2">566569.076131 , 5111850.33963 , 969.0955</text:p>
      <text:p text:style-name="P2">566569.076131 , 5111951.39226 , 968.8639</text:p>
      <text:p text:style-name="P2">566569.076131 , 5112052.44489 , 978.6837</text:p>
      <text:p text:style-name="P2">566569.076131 , 5112153.49752 , 988.2465</text:p>
      <text:p text:style-name="P2">566569.076131 , 5112254.55015 , 1000.408</text:p>
      <text:p text:style-name="P2">566569.076131 , 5112355.60279 , 1013.592</text:p>
      <text:p text:style-name="P2">566569.076131 , 5112456.65542 , 1034.391</text:p>
      <text:p text:style-name="P2">566569.076131 , 5112557.70805 , 1047.699</text:p>
      <text:p text:style-name="P2">566569.076131 , 5112658.76068 , 1061.4</text:p>
      <text:p text:style-name="P2">566569.076131 , 5112759.81331 , 1080.871</text:p>
      <text:p text:style-name="P2">566569.076131 , 5112860.86594 , 1096.656</text:p>
      <text:p text:style-name="P2">566569.076131 , 5112961.91858 , 1094.092</text:p>
      <text:p text:style-name="P2">566569.076131 , 5113062.97121 , 1096.363</text:p>
      <text:p text:style-name="P2">566569.076131 , 5113164.02384 , 1088.772</text:p>
      <text:p text:style-name="P2">566569.076131 , 5113265.07647 , 1102.947</text:p>
      <text:p text:style-name="P2">566569.076131 , 5113366.1291 , 1107.488</text:p>
      <text:p text:style-name="P2">566569.076131 , 5113467.18173 , 1117.564</text:p>
      <text:p text:style-name="P2">566569.076131 , 5113568.23437 , 1126.198</text:p>
      <text:p text:style-name="P2">566569.076131 , 5113669.287 , 1135.569</text:p>
      <text:p text:style-name="P2">566569.076131 , 5113770.33963 , 1144.849</text:p>
      <text:p text:style-name="P2">566569.076131 , 5113871.39226 , 1157.138</text:p>
      <text:p text:style-name="P2">566569.076131 , 5113972.44489 , 1166.531</text:p>
      <text:p text:style-name="P2">566569.076131 , 5114073.49752 , 1168.836</text:p>
      <text:p text:style-name="P2">566569.076131 , 5114174.55015 , 1173.479</text:p>
      <text:p text:style-name="P2">566569.076131 , 5114275.60279 , 1178.024</text:p>
      <text:p text:style-name="P2">566569.076131 , 5114376.65542 , 1185.353</text:p>
      <text:p text:style-name="P2">566569.076131 , 5114477.70805 , 1194.06</text:p>
      <text:p text:style-name="P2">566569.076131 , 5114578.76068 , 1209.603</text:p>
      <text:p text:style-name="P2">566569.076131 , 5114679.81331 , 1225.335</text:p>
      <text:p text:style-name="P2">566569.076131 , 5114780.86594 , 1223.954</text:p>
      <text:p text:style-name="P2">566569.076131 , 5114881.91858 , 1228.863</text:p>
      <text:p text:style-name="P2">566569.076131 , 5114982.97121 , 1230.864</text:p>
      <text:p text:style-name="P2">566569.076131 , 5115084.02384 , 1236.92</text:p>
      <text:p text:style-name="P2">566569.076131 , 5115185.07647 , 1253.034</text:p>
      <text:p text:style-name="P2">566569.076131 , 5115286.1291 , 1262.721</text:p>
      <text:p text:style-name="P2">566569.076131 , 5115387.18173 , 1265.321</text:p>
      <text:p text:style-name="P2">566569.076131 , 5115488.23437 , 1319.477</text:p>
      <text:p text:style-name="P2">566569.076131 , 5115589.287 , 1370.176</text:p>
      <text:p text:style-name="P2">566569.076131 , 5115690.33963 , 1376.657</text:p>
      <text:p text:style-name="P2">566569.076131 , 5115791.39226 , 1339.133</text:p>
      <text:p text:style-name="P2">566569.076131 , 5115892.44489 , 1295.425</text:p>
      <text:p text:style-name="P2">566569.076131 , 5115993.49752 , 1302.995</text:p>
      <text:p text:style-name="P2">566569.076131 , 5116094.55015 , 1250.557</text:p>
      <text:p text:style-name="P2">566569.076131 , 5116195.60279 , 1200.284</text:p>
      <text:p text:style-name="P2">566569.076131 , 5116296.65542 , 1197.745</text:p>
      <text:p text:style-name="P2">566569.076131 , 5116397.70805 , 1209.936</text:p>
      <text:p text:style-name="P2">566569.076131 , 5116498.76068 , 1232.264</text:p>
      <text:p text:style-name="P2">566569.076131 , 5116599.81331 , 1243.247</text:p>
      <text:p text:style-name="P2">566569.076131 , 5116700.86594 , 1202.279</text:p>
      <text:p text:style-name="P2">566569.076131 , 5116801.91858 , 1163.313</text:p>
      <text:p text:style-name="P2"><text:soft-page-break/>566569.076131 , 5116902.97121 , 1156.526</text:p>
      <text:p text:style-name="P2">566569.076131 , 5117004.02384 , 1177.42</text:p>
      <text:p text:style-name="P2">566569.076131 , 5117105.07647 , 1191.608</text:p>
      <text:p text:style-name="P2">566569.076131 , 5117206.1291 , 1167.408</text:p>
      <text:p text:style-name="P2">566569.076131 , 5117307.18173 , 1169.587</text:p>
      <text:p text:style-name="P2">566569.076131 , 5117408.23437 , 1186.411</text:p>
      <text:p text:style-name="P2">566569.076131 , 5117509.287 , 1161.867</text:p>
      <text:p text:style-name="P2">566569.076131 , 5117610.33963 , 1160.935</text:p>
      <text:p text:style-name="P2">566569.076131 , 5117711.39226 , 1160.368</text:p>
      <text:p text:style-name="P2">566569.076131 , 5117812.44489 , 1148.803</text:p>
      <text:p text:style-name="P2">566569.076131 , 5117913.49752 , 1142.752</text:p>
      <text:p text:style-name="P2">566569.076131 , 5118014.55015 , 1171.344</text:p>
      <text:p text:style-name="P2">566569.076131 , 5118115.60279 , 1165.572</text:p>
      <text:p text:style-name="P2">566569.076131 , 5118216.65542 , 1156.234</text:p>
      <text:p text:style-name="P2">566569.076131 , 5118317.70805 , 1181.145</text:p>
      <text:p text:style-name="P2">566569.076131 , 5118418.76068 , 1183.988</text:p>
      <text:p text:style-name="P2">566569.076131 , 5118519.81331 , 1156.158</text:p>
      <text:p text:style-name="P2">566569.076131 , 5118620.86594 , 1170.068</text:p>
      <text:p text:style-name="P2">566569.076131 , 5118721.91858 , 1166.228</text:p>
      <text:p text:style-name="P2">566569.076131 , 5118822.97121 , 1157.84</text:p>
      <text:p text:style-name="P2">566569.076131 , 5118924.02384 , 1116.096</text:p>
      <text:p text:style-name="P2">566569.076131 , 5119025.07647 , 1098.127</text:p>
      <text:p text:style-name="P2">566569.076131 , 5119126.1291 , 1097.43</text:p>
      <text:p text:style-name="P2">566569.076131 , 5119227.18173 , 1093.606</text:p>
      <text:p text:style-name="P2">566569.076131 , 5119328.23437 , 1086.623</text:p>
      <text:p text:style-name="P2">566569.076131 , 5119429.287 , 1083</text:p>
      <text:p text:style-name="P2">566569.076131 , 5119530.33963 , 1075.984</text:p>
      <text:p text:style-name="P2">566569.076131 , 5119631.39226 , 1068.105</text:p>
      <text:p text:style-name="P2">566569.076131 , 5119732.44489 , 1063.541</text:p>
      <text:p text:style-name="P2">566569.076131 , 5119833.49752 , 1056.431</text:p>
      <text:p text:style-name="P2">566569.076131 , 5119934.55015 , 1056.55</text:p>
      <text:p text:style-name="P2">566569.076131 , 5120035.60279 , 1054.829</text:p>
      <text:p text:style-name="P2">566569.076131 , 5120136.65542 , 1050.648</text:p>
      <text:p text:style-name="P2">566569.076131 , 5120237.70805 , 1046.932</text:p>
      <text:p text:style-name="P2">566569.076131 , 5120338.76068 , 1038.253</text:p>
      <text:p text:style-name="P2">566569.076131 , 5120439.81331 , 1030.656</text:p>
      <text:p text:style-name="P2">566569.076131 , 5120540.86594 , 1027.107</text:p>
      <text:p text:style-name="P2">566569.076131 , 5120641.91858 , 1026.751</text:p>
      <text:p text:style-name="P2">566569.076131 , 5120742.97121 , 1019.775</text:p>
      <text:p text:style-name="P2">566569.076131 , 5120844.02384 , 1010.381</text:p>
      <text:p text:style-name="P2">566569.076131 , 5120945.07647 , 1005.799</text:p>
      <text:p text:style-name="P2">566569.076131 , 5121046.1291 , 1000.378</text:p>
      <text:p text:style-name="P2">566670.187243 , 5111446.1291 , 964.7309</text:p>
      <text:p text:style-name="P2">566670.187243 , 5111547.18173 , 963.1875</text:p>
      <text:p text:style-name="P2">566670.187243 , 5111648.23437 , 959.6788</text:p>
      <text:p text:style-name="P2">566670.187243 , 5111749.287 , 964.9728</text:p>
      <text:p text:style-name="P2">566670.187243 , 5111850.33963 , 963.75</text:p>
      <text:p text:style-name="P2">566670.187243 , 5111951.39226 , 965.4503</text:p>
      <text:p text:style-name="P2">566670.187243 , 5112052.44489 , 970.7535</text:p>
      <text:p text:style-name="P2">566670.187243 , 5112153.49752 , 990.7031</text:p>
      <text:p text:style-name="P2">566670.187243 , 5112254.55015 , 999.4537</text:p>
      <text:p text:style-name="P2">566670.187243 , 5112355.60279 , 1005.87</text:p>
      <text:p text:style-name="P2"><text:soft-page-break/>566670.187243 , 5112456.65542 , 1015.469</text:p>
      <text:p text:style-name="P2">566670.187243 , 5112557.70805 , 1030.845</text:p>
      <text:p text:style-name="P2">566670.187243 , 5112658.76068 , 1049.973</text:p>
      <text:p text:style-name="P2">566670.187243 , 5112759.81331 , 1063.5</text:p>
      <text:p text:style-name="P2">566670.187243 , 5112860.86594 , 1086.198</text:p>
      <text:p text:style-name="P2">566670.187243 , 5112961.91858 , 1080.689</text:p>
      <text:p text:style-name="P2">566670.187243 , 5113062.97121 , 1077.859</text:p>
      <text:p text:style-name="P2">566670.187243 , 5113164.02384 , 1084.454</text:p>
      <text:p text:style-name="P2">566670.187243 , 5113265.07647 , 1093.043</text:p>
      <text:p text:style-name="P2">566670.187243 , 5113366.1291 , 1100.781</text:p>
      <text:p text:style-name="P2">566670.187243 , 5113467.18173 , 1107.745</text:p>
      <text:p text:style-name="P2">566670.187243 , 5113568.23437 , 1113.649</text:p>
      <text:p text:style-name="P2">566670.187243 , 5113669.287 , 1121.891</text:p>
      <text:p text:style-name="P2">566670.187243 , 5113770.33963 , 1137.432</text:p>
      <text:p text:style-name="P2">566670.187243 , 5113871.39226 , 1148.427</text:p>
      <text:p text:style-name="P2">566670.187243 , 5113972.44489 , 1151.344</text:p>
      <text:p text:style-name="P2">566670.187243 , 5114073.49752 , 1155.987</text:p>
      <text:p text:style-name="P2">566670.187243 , 5114174.55015 , 1164.06</text:p>
      <text:p text:style-name="P2">566670.187243 , 5114275.60279 , 1174.969</text:p>
      <text:p text:style-name="P2">566670.187243 , 5114376.65542 , 1174.849</text:p>
      <text:p text:style-name="P2">566670.187243 , 5114477.70805 , 1191.414</text:p>
      <text:p text:style-name="P2">566670.187243 , 5114578.76068 , 1199.031</text:p>
      <text:p text:style-name="P2">566670.187243 , 5114679.81331 , 1206.533</text:p>
      <text:p text:style-name="P2">566670.187243 , 5114780.86594 , 1202.943</text:p>
      <text:p text:style-name="P2">566670.187243 , 5114881.91858 , 1201.203</text:p>
      <text:p text:style-name="P2">566670.187243 , 5114982.97121 , 1213.189</text:p>
      <text:p text:style-name="P2">566670.187243 , 5115084.02384 , 1218.536</text:p>
      <text:p text:style-name="P2">566670.187243 , 5115185.07647 , 1236.109</text:p>
      <text:p text:style-name="P2">566670.187243 , 5115286.1291 , 1239.291</text:p>
      <text:p text:style-name="P2">566670.187243 , 5115387.18173 , 1248.388</text:p>
      <text:p text:style-name="P2">566670.187243 , 5115488.23437 , 1297.219</text:p>
      <text:p text:style-name="P2">566670.187243 , 5115589.287 , 1335.47</text:p>
      <text:p text:style-name="P2">566670.187243 , 5115690.33963 , 1329.374</text:p>
      <text:p text:style-name="P2">566670.187243 , 5115791.39226 , 1311.547</text:p>
      <text:p text:style-name="P2">566670.187243 , 5115892.44489 , 1291.377</text:p>
      <text:p text:style-name="P2">566670.187243 , 5115993.49752 , 1292.649</text:p>
      <text:p text:style-name="P2">566670.187243 , 5116094.55015 , 1252.578</text:p>
      <text:p text:style-name="P2">566670.187243 , 5116195.60279 , 1211.729</text:p>
      <text:p text:style-name="P2">566670.187243 , 5116296.65542 , 1167.428</text:p>
      <text:p text:style-name="P2">566670.187243 , 5116397.70805 , 1184.953</text:p>
      <text:p text:style-name="P2">566670.187243 , 5116498.76068 , 1186.094</text:p>
      <text:p text:style-name="P2">566670.187243 , 5116599.81331 , 1191.326</text:p>
      <text:p text:style-name="P2">566670.187243 , 5116700.86594 , 1170.766</text:p>
      <text:p text:style-name="P2">566670.187243 , 5116801.91858 , 1143.262</text:p>
      <text:p text:style-name="P2">566670.187243 , 5116902.97121 , 1142.402</text:p>
      <text:p text:style-name="P2">566670.187243 , 5117004.02384 , 1170.844</text:p>
      <text:p text:style-name="P2">566670.187243 , 5117105.07647 , 1167.858</text:p>
      <text:p text:style-name="P2">566670.187243 , 5117206.1291 , 1159.608</text:p>
      <text:p text:style-name="P2">566670.187243 , 5117307.18173 , 1144.938</text:p>
      <text:p text:style-name="P2">566670.187243 , 5117408.23437 , 1150.731</text:p>
      <text:p text:style-name="P2">566670.187243 , 5117509.287 , 1138.83</text:p>
      <text:p text:style-name="P2">566670.187243 , 5117610.33963 , 1164.75</text:p>
      <text:p text:style-name="P2"><text:soft-page-break/>566670.187243 , 5117711.39226 , 1152.266</text:p>
      <text:p text:style-name="P2">566670.187243 , 5117812.44489 , 1149.796</text:p>
      <text:p text:style-name="P2">566670.187243 , 5117913.49752 , 1121.391</text:p>
      <text:p text:style-name="P2">566670.187243 , 5118014.55015 , 1151.528</text:p>
      <text:p text:style-name="P2">566670.187243 , 5118115.60279 , 1139.657</text:p>
      <text:p text:style-name="P2">566670.187243 , 5118216.65542 , 1149.203</text:p>
      <text:p text:style-name="P2">566670.187243 , 5118317.70805 , 1151.001</text:p>
      <text:p text:style-name="P2">566670.187243 , 5118418.76068 , 1152.859</text:p>
      <text:p text:style-name="P2">566670.187243 , 5118519.81331 , 1166.5</text:p>
      <text:p text:style-name="P2">566670.187243 , 5118620.86594 , 1164.208</text:p>
      <text:p text:style-name="P2">566670.187243 , 5118721.91858 , 1155.905</text:p>
      <text:p text:style-name="P2">566670.187243 , 5118822.97121 , 1150.469</text:p>
      <text:p text:style-name="P2">566670.187243 , 5118924.02384 , 1131.751</text:p>
      <text:p text:style-name="P2">566670.187243 , 5119025.07647 , 1093.414</text:p>
      <text:p text:style-name="P2">566670.187243 , 5119126.1291 , 1085.391</text:p>
      <text:p text:style-name="P2">566670.187243 , 5119227.18173 , 1076.903</text:p>
      <text:p text:style-name="P2">566670.187243 , 5119328.23437 , 1076.419</text:p>
      <text:p text:style-name="P2">566670.187243 , 5119429.287 , 1070.906</text:p>
      <text:p text:style-name="P2">566670.187243 , 5119530.33963 , 1068.233</text:p>
      <text:p text:style-name="P2">566670.187243 , 5119631.39226 , 1063.585</text:p>
      <text:p text:style-name="P2">566670.187243 , 5119732.44489 , 1058.406</text:p>
      <text:p text:style-name="P2">566670.187243 , 5119833.49752 , 1052.385</text:p>
      <text:p text:style-name="P2">566670.187243 , 5119934.55015 , 1049.403</text:p>
      <text:p text:style-name="P2">566670.187243 , 5120035.60279 , 1046.438</text:p>
      <text:p text:style-name="P2">566670.187243 , 5120136.65542 , 1041.411</text:p>
      <text:p text:style-name="P2">566670.187243 , 5120237.70805 , 1037.594</text:p>
      <text:p text:style-name="P2">566670.187243 , 5120338.76068 , 1030.5</text:p>
      <text:p text:style-name="P2">566670.187243 , 5120439.81331 , 1027.992</text:p>
      <text:p text:style-name="P2">566670.187243 , 5120540.86594 , 1021.45</text:p>
      <text:p text:style-name="P2">566670.187243 , 5120641.91858 , 1018.703</text:p>
      <text:p text:style-name="P2">566670.187243 , 5120742.97121 , 1012.525</text:p>
      <text:p text:style-name="P2">566670.187243 , 5120844.02384 , 1009.045</text:p>
      <text:p text:style-name="P2">566670.187243 , 5120945.07647 , 1001.125</text:p>
      <text:p text:style-name="P2">566670.187243 , 5121046.1291 , 995.2676</text:p>
      <text:p text:style-name="P2">566771.298354 , 5111446.1291 , 953.9989</text:p>
      <text:p text:style-name="P2">566771.298354 , 5111547.18173 , 952.2952</text:p>
      <text:p text:style-name="P2">566771.298354 , 5111648.23437 , 954.7628</text:p>
      <text:p text:style-name="P2">566771.298354 , 5111749.287 , 953.7357</text:p>
      <text:p text:style-name="P2">566771.298354 , 5111850.33963 , 951.4861</text:p>
      <text:p text:style-name="P2">566771.298354 , 5111951.39226 , 949.9002</text:p>
      <text:p text:style-name="P2">566771.298354 , 5112052.44489 , 960.775</text:p>
      <text:p text:style-name="P2">566771.298354 , 5112153.49752 , 982.5504</text:p>
      <text:p text:style-name="P2">566771.298354 , 5112254.55015 , 988.6034</text:p>
      <text:p text:style-name="P2">566771.298354 , 5112355.60279 , 1002.109</text:p>
      <text:p text:style-name="P2">566771.298354 , 5112456.65542 , 1005.673</text:p>
      <text:p text:style-name="P2">566771.298354 , 5112557.70805 , 1010.025</text:p>
      <text:p text:style-name="P2">566771.298354 , 5112658.76068 , 1023.647</text:p>
      <text:p text:style-name="P2">566771.298354 , 5112759.81331 , 1040.724</text:p>
      <text:p text:style-name="P2">566771.298354 , 5112860.86594 , 1066.482</text:p>
      <text:p text:style-name="P2">566771.298354 , 5112961.91858 , 1075.369</text:p>
      <text:p text:style-name="P2">566771.298354 , 5113062.97121 , 1073.516</text:p>
      <text:p text:style-name="P2">566771.298354 , 5113164.02384 , 1079.145</text:p>
      <text:p text:style-name="P2"><text:soft-page-break/>566771.298354 , 5113265.07647 , 1084.638</text:p>
      <text:p text:style-name="P2">566771.298354 , 5113366.1291 , 1091.551</text:p>
      <text:p text:style-name="P2">566771.298354 , 5113467.18173 , 1097.58</text:p>
      <text:p text:style-name="P2">566771.298354 , 5113568.23437 , 1107.299</text:p>
      <text:p text:style-name="P2">566771.298354 , 5113669.287 , 1117.458</text:p>
      <text:p text:style-name="P2">566771.298354 , 5113770.33963 , 1126.931</text:p>
      <text:p text:style-name="P2">566771.298354 , 5113871.39226 , 1138.928</text:p>
      <text:p text:style-name="P2">566771.298354 , 5113972.44489 , 1137.854</text:p>
      <text:p text:style-name="P2">566771.298354 , 5114073.49752 , 1149.28</text:p>
      <text:p text:style-name="P2">566771.298354 , 5114174.55015 , 1150.941</text:p>
      <text:p text:style-name="P2">566771.298354 , 5114275.60279 , 1158.994</text:p>
      <text:p text:style-name="P2">566771.298354 , 5114376.65542 , 1156.706</text:p>
      <text:p text:style-name="P2">566771.298354 , 5114477.70805 , 1165.64</text:p>
      <text:p text:style-name="P2">566771.298354 , 5114578.76068 , 1182.477</text:p>
      <text:p text:style-name="P2">566771.298354 , 5114679.81331 , 1189.596</text:p>
      <text:p text:style-name="P2">566771.298354 , 5114780.86594 , 1192.679</text:p>
      <text:p text:style-name="P2">566771.298354 , 5114881.91858 , 1185.013</text:p>
      <text:p text:style-name="P2">566771.298354 , 5114982.97121 , 1198.624</text:p>
      <text:p text:style-name="P2">566771.298354 , 5115084.02384 , 1205.97</text:p>
      <text:p text:style-name="P2">566771.298354 , 5115185.07647 , 1220.124</text:p>
      <text:p text:style-name="P2">566771.298354 , 5115286.1291 , 1224.965</text:p>
      <text:p text:style-name="P2">566771.298354 , 5115387.18173 , 1237.099</text:p>
      <text:p text:style-name="P2">566771.298354 , 5115488.23437 , 1294.668</text:p>
      <text:p text:style-name="P2">566771.298354 , 5115589.287 , 1324.749</text:p>
      <text:p text:style-name="P2">566771.298354 , 5115690.33963 , 1313.791</text:p>
      <text:p text:style-name="P2">566771.298354 , 5115791.39226 , 1285.891</text:p>
      <text:p text:style-name="P2">566771.298354 , 5115892.44489 , 1286.028</text:p>
      <text:p text:style-name="P2">566771.298354 , 5115993.49752 , 1282.586</text:p>
      <text:p text:style-name="P2">566771.298354 , 5116094.55015 , 1261.345</text:p>
      <text:p text:style-name="P2">566771.298354 , 5116195.60279 , 1222.44</text:p>
      <text:p text:style-name="P2">566771.298354 , 5116296.65542 , 1179.199</text:p>
      <text:p text:style-name="P2">566771.298354 , 5116397.70805 , 1148.115</text:p>
      <text:p text:style-name="P2">566771.298354 , 5116498.76068 , 1161.511</text:p>
      <text:p text:style-name="P2">566771.298354 , 5116599.81331 , 1159.199</text:p>
      <text:p text:style-name="P2">566771.298354 , 5116700.86594 , 1135.119</text:p>
      <text:p text:style-name="P2">566771.298354 , 5116801.91858 , 1135.655</text:p>
      <text:p text:style-name="P2">566771.298354 , 5116902.97121 , 1130.297</text:p>
      <text:p text:style-name="P2">566771.298354 , 5117004.02384 , 1155.046</text:p>
      <text:p text:style-name="P2">566771.298354 , 5117105.07647 , 1142.898</text:p>
      <text:p text:style-name="P2">566771.298354 , 5117206.1291 , 1154.083</text:p>
      <text:p text:style-name="P2">566771.298354 , 5117307.18173 , 1132.903</text:p>
      <text:p text:style-name="P2">566771.298354 , 5117408.23437 , 1117.387</text:p>
      <text:p text:style-name="P2">566771.298354 , 5117509.287 , 1137.514</text:p>
      <text:p text:style-name="P2">566771.298354 , 5117610.33963 , 1155.298</text:p>
      <text:p text:style-name="P2">566771.298354 , 5117711.39226 , 1135.656</text:p>
      <text:p text:style-name="P2">566771.298354 , 5117812.44489 , 1141.094</text:p>
      <text:p text:style-name="P2">566771.298354 , 5117913.49752 , 1118.315</text:p>
      <text:p text:style-name="P2">566771.298354 , 5118014.55015 , 1136.545</text:p>
      <text:p text:style-name="P2">566771.298354 , 5118115.60279 , 1129.163</text:p>
      <text:p text:style-name="P2">566771.298354 , 5118216.65542 , 1115.978</text:p>
      <text:p text:style-name="P2">566771.298354 , 5118317.70805 , 1143.774</text:p>
      <text:p text:style-name="P2">566771.298354 , 5118418.76068 , 1139.948</text:p>
      <text:p text:style-name="P2"><text:soft-page-break/>566771.298354 , 5118519.81331 , 1135.909</text:p>
      <text:p text:style-name="P2">566771.298354 , 5118620.86594 , 1152.647</text:p>
      <text:p text:style-name="P2">566771.298354 , 5118721.91858 , 1139.121</text:p>
      <text:p text:style-name="P2">566771.298354 , 5118822.97121 , 1143.667</text:p>
      <text:p text:style-name="P2">566771.298354 , 5118924.02384 , 1138.812</text:p>
      <text:p text:style-name="P2">566771.298354 , 5119025.07647 , 1098.186</text:p>
      <text:p text:style-name="P2">566771.298354 , 5119126.1291 , 1075.58</text:p>
      <text:p text:style-name="P2">566771.298354 , 5119227.18173 , 1070.374</text:p>
      <text:p text:style-name="P2">566771.298354 , 5119328.23437 , 1066.806</text:p>
      <text:p text:style-name="P2">566771.298354 , 5119429.287 , 1060.674</text:p>
      <text:p text:style-name="P2">566771.298354 , 5119530.33963 , 1059.097</text:p>
      <text:p text:style-name="P2">566771.298354 , 5119631.39226 , 1056.069</text:p>
      <text:p text:style-name="P2">566771.298354 , 5119732.44489 , 1050.53</text:p>
      <text:p text:style-name="P2">566771.298354 , 5119833.49752 , 1046.323</text:p>
      <text:p text:style-name="P2">566771.298354 , 5119934.55015 , 1041.418</text:p>
      <text:p text:style-name="P2">566771.298354 , 5120035.60279 , 1039.112</text:p>
      <text:p text:style-name="P2">566771.298354 , 5120136.65542 , 1033.929</text:p>
      <text:p text:style-name="P2">566771.298354 , 5120237.70805 , 1028.939</text:p>
      <text:p text:style-name="P2">566771.298354 , 5120338.76068 , 1025.458</text:p>
      <text:p text:style-name="P2">566771.298354 , 5120439.81331 , 1018.795</text:p>
      <text:p text:style-name="P2">566771.298354 , 5120540.86594 , 1013.895</text:p>
      <text:p text:style-name="P2">566771.298354 , 5120641.91858 , 1010.492</text:p>
      <text:p text:style-name="P2">566771.298354 , 5120742.97121 , 1005.787</text:p>
      <text:p text:style-name="P2">566771.298354 , 5120844.02384 , 1003.408</text:p>
      <text:p text:style-name="P2">566771.298354 , 5120945.07647 , 997.5955</text:p>
      <text:p text:style-name="P2">566771.298354 , 5121046.1291 , 990.0994</text:p>
      <text:p text:style-name="P2">566872.409465 , 5111446.1291 , 948.8622</text:p>
      <text:p text:style-name="P2">566872.409465 , 5111547.18173 , 945.0816</text:p>
      <text:p text:style-name="P2">566872.409465 , 5111648.23437 , 944.4256</text:p>
      <text:p text:style-name="P2">566872.409465 , 5111749.287 , 945.5358</text:p>
      <text:p text:style-name="P2">566872.409465 , 5111850.33963 , 947.0255</text:p>
      <text:p text:style-name="P2">566872.409465 , 5111951.39226 , 945.783</text:p>
      <text:p text:style-name="P2">566872.409465 , 5112052.44489 , 952.9277</text:p>
      <text:p text:style-name="P2">566872.409465 , 5112153.49752 , 956.4352</text:p>
      <text:p text:style-name="P2">566872.409465 , 5112254.55015 , 972.444</text:p>
      <text:p text:style-name="P2">566872.409465 , 5112355.60279 , 984.9744</text:p>
      <text:p text:style-name="P2">566872.409465 , 5112456.65542 , 992.0093</text:p>
      <text:p text:style-name="P2">566872.409465 , 5112557.70805 , 994.1207</text:p>
      <text:p text:style-name="P2">566872.409465 , 5112658.76068 , 1010.938</text:p>
      <text:p text:style-name="P2">566872.409465 , 5112759.81331 , 1030.666</text:p>
      <text:p text:style-name="P2">566872.409465 , 5112860.86594 , 1045.4</text:p>
      <text:p text:style-name="P2">566872.409465 , 5112961.91858 , 1055.158</text:p>
      <text:p text:style-name="P2">566872.409465 , 5113062.97121 , 1064.365</text:p>
      <text:p text:style-name="P2">566872.409465 , 5113164.02384 , 1074.873</text:p>
      <text:p text:style-name="P2">566872.409465 , 5113265.07647 , 1077.873</text:p>
      <text:p text:style-name="P2">566872.409465 , 5113366.1291 , 1083.411</text:p>
      <text:p text:style-name="P2">566872.409465 , 5113467.18173 , 1089.279</text:p>
      <text:p text:style-name="P2">566872.409465 , 5113568.23437 , 1095.979</text:p>
      <text:p text:style-name="P2">566872.409465 , 5113669.287 , 1102.548</text:p>
      <text:p text:style-name="P2">566872.409465 , 5113770.33963 , 1113.248</text:p>
      <text:p text:style-name="P2">566872.409465 , 5113871.39226 , 1123.398</text:p>
      <text:p text:style-name="P2">566872.409465 , 5113972.44489 , 1121.454</text:p>
      <text:p text:style-name="P2"><text:soft-page-break/>566872.409465 , 5114073.49752 , 1133.691</text:p>
      <text:p text:style-name="P2">566872.409465 , 5114174.55015 , 1140.37</text:p>
      <text:p text:style-name="P2">566872.409465 , 5114275.60279 , 1142.086</text:p>
      <text:p text:style-name="P2">566872.409465 , 5114376.65542 , 1140.638</text:p>
      <text:p text:style-name="P2">566872.409465 , 5114477.70805 , 1150.776</text:p>
      <text:p text:style-name="P2">566872.409465 , 5114578.76068 , 1153.914</text:p>
      <text:p text:style-name="P2">566872.409465 , 5114679.81331 , 1168.218</text:p>
      <text:p text:style-name="P2">566872.409465 , 5114780.86594 , 1172.847</text:p>
      <text:p text:style-name="P2">566872.409465 , 5114881.91858 , 1167.094</text:p>
      <text:p text:style-name="P2">566872.409465 , 5114982.97121 , 1178.736</text:p>
      <text:p text:style-name="P2">566872.409465 , 5115084.02384 , 1184.242</text:p>
      <text:p text:style-name="P2">566872.409465 , 5115185.07647 , 1191.726</text:p>
      <text:p text:style-name="P2">566872.409465 , 5115286.1291 , 1195.464</text:p>
      <text:p text:style-name="P2">566872.409465 , 5115387.18173 , 1212.271</text:p>
      <text:p text:style-name="P2">566872.409465 , 5115488.23437 , 1254.161</text:p>
      <text:p text:style-name="P2">566872.409465 , 5115589.287 , 1287.639</text:p>
      <text:p text:style-name="P2">566872.409465 , 5115690.33963 , 1279.532</text:p>
      <text:p text:style-name="P2">566872.409465 , 5115791.39226 , 1252.023</text:p>
      <text:p text:style-name="P2">566872.409465 , 5115892.44489 , 1278.344</text:p>
      <text:p text:style-name="P2">566872.409465 , 5115993.49752 , 1269.62</text:p>
      <text:p text:style-name="P2">566872.409465 , 5116094.55015 , 1253.872</text:p>
      <text:p text:style-name="P2">566872.409465 , 5116195.60279 , 1235.653</text:p>
      <text:p text:style-name="P2">566872.409465 , 5116296.65542 , 1210.456</text:p>
      <text:p text:style-name="P2">566872.409465 , 5116397.70805 , 1148.754</text:p>
      <text:p text:style-name="P2">566872.409465 , 5116498.76068 , 1119.921</text:p>
      <text:p text:style-name="P2">566872.409465 , 5116599.81331 , 1125.312</text:p>
      <text:p text:style-name="P2">566872.409465 , 5116700.86594 , 1128.337</text:p>
      <text:p text:style-name="P2">566872.409465 , 5116801.91858 , 1125.913</text:p>
      <text:p text:style-name="P2">566872.409465 , 5116902.97121 , 1122.103</text:p>
      <text:p text:style-name="P2">566872.409465 , 5117004.02384 , 1130.429</text:p>
      <text:p text:style-name="P2">566872.409465 , 5117105.07647 , 1139.394</text:p>
      <text:p text:style-name="P2">566872.409465 , 5117206.1291 , 1139.14</text:p>
      <text:p text:style-name="P2">566872.409465 , 5117307.18173 , 1129.007</text:p>
      <text:p text:style-name="P2">566872.409465 , 5117408.23437 , 1105.868</text:p>
      <text:p text:style-name="P2">566872.409465 , 5117509.287 , 1114.194</text:p>
      <text:p text:style-name="P2">566872.409465 , 5117610.33963 , 1126.065</text:p>
      <text:p text:style-name="P2">566872.409465 , 5117711.39226 , 1129.573</text:p>
      <text:p text:style-name="P2">566872.409465 , 5117812.44489 , 1128.025</text:p>
      <text:p text:style-name="P2">566872.409465 , 5117913.49752 , 1104.237</text:p>
      <text:p text:style-name="P2">566872.409465 , 5118014.55015 , 1127.991</text:p>
      <text:p text:style-name="P2">566872.409465 , 5118115.60279 , 1105.756</text:p>
      <text:p text:style-name="P2">566872.409465 , 5118216.65542 , 1116.97</text:p>
      <text:p text:style-name="P2">566872.409465 , 5118317.70805 , 1128.524</text:p>
      <text:p text:style-name="P2">566872.409465 , 5118418.76068 , 1121.042</text:p>
      <text:p text:style-name="P2">566872.409465 , 5118519.81331 , 1122.032</text:p>
      <text:p text:style-name="P2">566872.409465 , 5118620.86594 , 1142.695</text:p>
      <text:p text:style-name="P2">566872.409465 , 5118721.91858 , 1148.273</text:p>
      <text:p text:style-name="P2">566872.409465 , 5118822.97121 , 1136.159</text:p>
      <text:p text:style-name="P2">566872.409465 , 5118924.02384 , 1134.059</text:p>
      <text:p text:style-name="P2">566872.409465 , 5119025.07647 , 1083.665</text:p>
      <text:p text:style-name="P2">566872.409465 , 5119126.1291 , 1070.039</text:p>
      <text:p text:style-name="P2">566872.409465 , 5119227.18173 , 1059.004</text:p>
      <text:p text:style-name="P2"><text:soft-page-break/>566872.409465 , 5119328.23437 , 1053.335</text:p>
      <text:p text:style-name="P2">566872.409465 , 5119429.287 , 1052.38</text:p>
      <text:p text:style-name="P2">566872.409465 , 5119530.33963 , 1053.074</text:p>
      <text:p text:style-name="P2">566872.409465 , 5119631.39226 , 1046.265</text:p>
      <text:p text:style-name="P2">566872.409465 , 5119732.44489 , 1044.049</text:p>
      <text:p text:style-name="P2">566872.409465 , 5119833.49752 , 1039.588</text:p>
      <text:p text:style-name="P2">566872.409465 , 5119934.55015 , 1030.776</text:p>
      <text:p text:style-name="P2">566872.409465 , 5120035.60279 , 1022.905</text:p>
      <text:p text:style-name="P2">566872.409465 , 5120136.65542 , 1021.127</text:p>
      <text:p text:style-name="P2">566872.409465 , 5120237.70805 , 1020.346</text:p>
      <text:p text:style-name="P2">566872.409465 , 5120338.76068 , 1018.737</text:p>
      <text:p text:style-name="P2">566872.409465 , 5120439.81331 , 1016.046</text:p>
      <text:p text:style-name="P2">566872.409465 , 5120540.86594 , 1008.862</text:p>
      <text:p text:style-name="P2">566872.409465 , 5120641.91858 , 1005</text:p>
      <text:p text:style-name="P2">566872.409465 , 5120742.97121 , 1005.193</text:p>
      <text:p text:style-name="P2">566872.409465 , 5120844.02384 , 997.0734</text:p>
      <text:p text:style-name="P2">566872.409465 , 5120945.07647 , 991.2969</text:p>
      <text:p text:style-name="P2">566872.409465 , 5121046.1291 , 986.2249</text:p>
      <text:p text:style-name="P2">566973.520576 , 5111446.1291 , 943.886</text:p>
      <text:p text:style-name="P2">566973.520576 , 5111547.18173 , 932.5156</text:p>
      <text:p text:style-name="P2">566973.520576 , 5111648.23437 , 940.305</text:p>
      <text:p text:style-name="P2">566973.520576 , 5111749.287 , 940.1285</text:p>
      <text:p text:style-name="P2">566973.520576 , 5111850.33963 , 942.5156</text:p>
      <text:p text:style-name="P2">566973.520576 , 5111951.39226 , 938.3276</text:p>
      <text:p text:style-name="P2">566973.520576 , 5112052.44489 , 950.5364</text:p>
      <text:p text:style-name="P2">566973.520576 , 5112153.49752 , 952.9688</text:p>
      <text:p text:style-name="P2">566973.520576 , 5112254.55015 , 959.2714</text:p>
      <text:p text:style-name="P2">566973.520576 , 5112355.60279 , 968.3055</text:p>
      <text:p text:style-name="P2">566973.520576 , 5112456.65542 , 976.7031</text:p>
      <text:p text:style-name="P2">566973.520576 , 5112557.70805 , 987.8009</text:p>
      <text:p text:style-name="P2">566973.520576 , 5112658.76068 , 998.669</text:p>
      <text:p text:style-name="P2">566973.520576 , 5112759.81331 , 1016.813</text:p>
      <text:p text:style-name="P2">566973.520576 , 5112860.86594 , 1030.582</text:p>
      <text:p text:style-name="P2">566973.520576 , 5112961.91858 , 1043.626</text:p>
      <text:p text:style-name="P2">566973.520576 , 5113062.97121 , 1061.047</text:p>
      <text:p text:style-name="P2">566973.520576 , 5113164.02384 , 1066.405</text:p>
      <text:p text:style-name="P2">566973.520576 , 5113265.07647 , 1063.682</text:p>
      <text:p text:style-name="P2">566973.520576 , 5113366.1291 , 1071.031</text:p>
      <text:p text:style-name="P2">566973.520576 , 5113467.18173 , 1075.898</text:p>
      <text:p text:style-name="P2">566973.520576 , 5113568.23437 , 1087.258</text:p>
      <text:p text:style-name="P2">566973.520576 , 5113669.287 , 1094.719</text:p>
      <text:p text:style-name="P2">566973.520576 , 5113770.33963 , 1104.98</text:p>
      <text:p text:style-name="P2">566973.520576 , 5113871.39226 , 1112.149</text:p>
      <text:p text:style-name="P2">566973.520576 , 5113972.44489 , 1116.063</text:p>
      <text:p text:style-name="P2">566973.520576 , 5114073.49752 , 1117.854</text:p>
      <text:p text:style-name="P2">566973.520576 , 5114174.55015 , 1122.908</text:p>
      <text:p text:style-name="P2">566973.520576 , 5114275.60279 , 1137.266</text:p>
      <text:p text:style-name="P2">566973.520576 , 5114376.65542 , 1132.121</text:p>
      <text:p text:style-name="P2">566973.520576 , 5114477.70805 , 1143.425</text:p>
      <text:p text:style-name="P2">566973.520576 , 5114578.76068 , 1151.844</text:p>
      <text:p text:style-name="P2">566973.520576 , 5114679.81331 , 1153.153</text:p>
      <text:p text:style-name="P2">566973.520576 , 5114780.86594 , 1149.02</text:p>
      <text:p text:style-name="P2"><text:soft-page-break/>566973.520576 , 5114881.91858 , 1151.141</text:p>
      <text:p text:style-name="P2">566973.520576 , 5114982.97121 , 1165.123</text:p>
      <text:p text:style-name="P2">566973.520576 , 5115084.02384 , 1167.205</text:p>
      <text:p text:style-name="P2">566973.520576 , 5115185.07647 , 1178.328</text:p>
      <text:p text:style-name="P2">566973.520576 , 5115286.1291 , 1183.574</text:p>
      <text:p text:style-name="P2">566973.520576 , 5115387.18173 , 1200.093</text:p>
      <text:p text:style-name="P2">566973.520576 , 5115488.23437 , 1219.25</text:p>
      <text:p text:style-name="P2">566973.520576 , 5115589.287 , 1241.302</text:p>
      <text:p text:style-name="P2">566973.520576 , 5115690.33963 , 1231.109</text:p>
      <text:p text:style-name="P2">566973.520576 , 5115791.39226 , 1246.828</text:p>
      <text:p text:style-name="P2">566973.520576 , 5115892.44489 , 1262.314</text:p>
      <text:p text:style-name="P2">566973.520576 , 5115993.49752 , 1272.243</text:p>
      <text:p text:style-name="P2">566973.520576 , 5116094.55015 , 1253.125</text:p>
      <text:p text:style-name="P2">566973.520576 , 5116195.60279 , 1233.814</text:p>
      <text:p text:style-name="P2">566973.520576 , 5116296.65542 , 1221.834</text:p>
      <text:p text:style-name="P2">566973.520576 , 5116397.70805 , 1188.75</text:p>
      <text:p text:style-name="P2">566973.520576 , 5116498.76068 , 1141.078</text:p>
      <text:p text:style-name="P2">566973.520576 , 5116599.81331 , 1101.795</text:p>
      <text:p text:style-name="P2">566973.520576 , 5116700.86594 , 1109.578</text:p>
      <text:p text:style-name="P2">566973.520576 , 5116801.91858 , 1109.422</text:p>
      <text:p text:style-name="P2">566973.520576 , 5116902.97121 , 1105.087</text:p>
      <text:p text:style-name="P2">566973.520576 , 5117004.02384 , 1122.688</text:p>
      <text:p text:style-name="P2">566973.520576 , 5117105.07647 , 1126.106</text:p>
      <text:p text:style-name="P2">566973.520576 , 5117206.1291 , 1118.939</text:p>
      <text:p text:style-name="P2">566973.520576 , 5117307.18173 , 1123.453</text:p>
      <text:p text:style-name="P2">566973.520576 , 5117408.23437 , 1098.781</text:p>
      <text:p text:style-name="P2">566973.520576 , 5117509.287 , 1090.573</text:p>
      <text:p text:style-name="P2">566973.520576 , 5117610.33963 , 1089.438</text:p>
      <text:p text:style-name="P2">566973.520576 , 5117711.39226 , 1120.174</text:p>
      <text:p text:style-name="P2">566973.520576 , 5117812.44489 , 1096.508</text:p>
      <text:p text:style-name="P2">566973.520576 , 5117913.49752 , 1101.609</text:p>
      <text:p text:style-name="P2">566973.520576 , 5118014.55015 , 1093.778</text:p>
      <text:p text:style-name="P2">566973.520576 , 5118115.60279 , 1089.763</text:p>
      <text:p text:style-name="P2">566973.520576 , 5118216.65542 , 1072.906</text:p>
      <text:p text:style-name="P2">566973.520576 , 5118317.70805 , 1081.641</text:p>
      <text:p text:style-name="P2">566973.520576 , 5118418.76068 , 1110.606</text:p>
      <text:p text:style-name="P2">566973.520576 , 5118519.81331 , 1100.344</text:p>
      <text:p text:style-name="P2">566973.520576 , 5118620.86594 , 1088.207</text:p>
      <text:p text:style-name="P2">566973.520576 , 5118721.91858 , 1097.684</text:p>
      <text:p text:style-name="P2">566973.520576 , 5118822.97121 , 1095.313</text:p>
      <text:p text:style-name="P2">566973.520576 , 5118924.02384 , 1093.215</text:p>
      <text:p text:style-name="P2">566973.520576 , 5119025.07647 , 1055.06</text:p>
      <text:p text:style-name="P2">566973.520576 , 5119126.1291 , 1069.141</text:p>
      <text:p text:style-name="P2">566973.520576 , 5119227.18173 , 1057.874</text:p>
      <text:p text:style-name="P2">566973.520576 , 5119328.23437 , 1054.747</text:p>
      <text:p text:style-name="P2">566973.520576 , 5119429.287 , 1041.469</text:p>
      <text:p text:style-name="P2">566973.520576 , 5119530.33963 , 1034.393</text:p>
      <text:p text:style-name="P2">566973.520576 , 5119631.39226 , 1039.419</text:p>
      <text:p text:style-name="P2">566973.520576 , 5119732.44489 , 1032.578</text:p>
      <text:p text:style-name="P2">566973.520576 , 5119833.49752 , 1031.471</text:p>
      <text:p text:style-name="P2">566973.520576 , 5119934.55015 , 1030.372</text:p>
      <text:p text:style-name="P2">566973.520576 , 5120035.60279 , 1021.219</text:p>
      <text:p text:style-name="P2"><text:soft-page-break/>566973.520576 , 5120136.65542 , 1018.237</text:p>
      <text:p text:style-name="P2">566973.520576 , 5120237.70805 , 1015.113</text:p>
      <text:p text:style-name="P2">566973.520576 , 5120338.76068 , 1008.656</text:p>
      <text:p text:style-name="P2">566973.520576 , 5120439.81331 , 1004.259</text:p>
      <text:p text:style-name="P2">566973.520576 , 5120540.86594 , 998.2448</text:p>
      <text:p text:style-name="P2">566973.520576 , 5120641.91858 , 994.375</text:p>
      <text:p text:style-name="P2">566973.520576 , 5120742.97121 , 991.3258</text:p>
      <text:p text:style-name="P2">566973.520576 , 5120844.02384 , 987.868</text:p>
      <text:p text:style-name="P2">566973.520576 , 5120945.07647 , 984.0469</text:p>
      <text:p text:style-name="P2">566973.520576 , 5121046.1291 , 979.2116</text:p>
      <text:p text:style-name="P2">567074.631687 , 5111446.1291 , 938.3203</text:p>
      <text:p text:style-name="P2">567074.631687 , 5111547.18173 , 933.4647</text:p>
      <text:p text:style-name="P2">567074.631687 , 5111648.23437 , 937.59</text:p>
      <text:p text:style-name="P2">567074.631687 , 5111749.287 , 934.8219</text:p>
      <text:p text:style-name="P2">567074.631687 , 5111850.33963 , 936.022</text:p>
      <text:p text:style-name="P2">567074.631687 , 5111951.39226 , 937.6747</text:p>
      <text:p text:style-name="P2">567074.631687 , 5112052.44489 , 951.506</text:p>
      <text:p text:style-name="P2">567074.631687 , 5112153.49752 , 945.8964</text:p>
      <text:p text:style-name="P2">567074.631687 , 5112254.55015 , 951.0114</text:p>
      <text:p text:style-name="P2">567074.631687 , 5112355.60279 , 953.2651</text:p>
      <text:p text:style-name="P2">567074.631687 , 5112456.65542 , 964.0886</text:p>
      <text:p text:style-name="P2">567074.631687 , 5112557.70805 , 974.3685</text:p>
      <text:p text:style-name="P2">567074.631687 , 5112658.76068 , 992.8376</text:p>
      <text:p text:style-name="P2">567074.631687 , 5112759.81331 , 1014.433</text:p>
      <text:p text:style-name="P2">567074.631687 , 5112860.86594 , 1017.502</text:p>
      <text:p text:style-name="P2">567074.631687 , 5112961.91858 , 1027.368</text:p>
      <text:p text:style-name="P2">567074.631687 , 5113062.97121 , 1040.896</text:p>
      <text:p text:style-name="P2">567074.631687 , 5113164.02384 , 1050.627</text:p>
      <text:p text:style-name="P2">567074.631687 , 5113265.07647 , 1054.973</text:p>
      <text:p text:style-name="P2">567074.631687 , 5113366.1291 , 1065.98</text:p>
      <text:p text:style-name="P2">567074.631687 , 5113467.18173 , 1073.807</text:p>
      <text:p text:style-name="P2">567074.631687 , 5113568.23437 , 1080.047</text:p>
      <text:p text:style-name="P2">567074.631687 , 5113669.287 , 1081.933</text:p>
      <text:p text:style-name="P2">567074.631687 , 5113770.33963 , 1093.035</text:p>
      <text:p text:style-name="P2">567074.631687 , 5113871.39226 , 1100.251</text:p>
      <text:p text:style-name="P2">567074.631687 , 5113972.44489 , 1102.735</text:p>
      <text:p text:style-name="P2">567074.631687 , 5114073.49752 , 1115.13</text:p>
      <text:p text:style-name="P2">567074.631687 , 5114174.55015 , 1107.329</text:p>
      <text:p text:style-name="P2">567074.631687 , 5114275.60279 , 1120.678</text:p>
      <text:p text:style-name="P2">567074.631687 , 5114376.65542 , 1129.43</text:p>
      <text:p text:style-name="P2">567074.631687 , 5114477.70805 , 1119.916</text:p>
      <text:p text:style-name="P2">567074.631687 , 5114578.76068 , 1131.27</text:p>
      <text:p text:style-name="P2">567074.631687 , 5114679.81331 , 1125.233</text:p>
      <text:p text:style-name="P2">567074.631687 , 5114780.86594 , 1138.218</text:p>
      <text:p text:style-name="P2">567074.631687 , 5114881.91858 , 1139.907</text:p>
      <text:p text:style-name="P2">567074.631687 , 5114982.97121 , 1161.639</text:p>
      <text:p text:style-name="P2">567074.631687 , 5115084.02384 , 1155.349</text:p>
      <text:p text:style-name="P2">567074.631687 , 5115185.07647 , 1158.244</text:p>
      <text:p text:style-name="P2">567074.631687 , 5115286.1291 , 1167.213</text:p>
      <text:p text:style-name="P2">567074.631687 , 5115387.18173 , 1187.767</text:p>
      <text:p text:style-name="P2">567074.631687 , 5115488.23437 , 1200.891</text:p>
      <text:p text:style-name="P2">567074.631687 , 5115589.287 , 1211.741</text:p>
      <text:p text:style-name="P2"><text:soft-page-break/>567074.631687 , 5115690.33963 , 1210.734</text:p>
      <text:p text:style-name="P2">567074.631687 , 5115791.39226 , 1238.603</text:p>
      <text:p text:style-name="P2">567074.631687 , 5115892.44489 , 1260.054</text:p>
      <text:p text:style-name="P2">567074.631687 , 5115993.49752 , 1248.125</text:p>
      <text:p text:style-name="P2">567074.631687 , 5116094.55015 , 1258.829</text:p>
      <text:p text:style-name="P2">567074.631687 , 5116195.60279 , 1243.775</text:p>
      <text:p text:style-name="P2">567074.631687 , 5116296.65542 , 1220.761</text:p>
      <text:p text:style-name="P2">567074.631687 , 5116397.70805 , 1199.502</text:p>
      <text:p text:style-name="P2">567074.631687 , 5116498.76068 , 1170.177</text:p>
      <text:p text:style-name="P2">567074.631687 , 5116599.81331 , 1116.085</text:p>
      <text:p text:style-name="P2">567074.631687 , 5116700.86594 , 1099.574</text:p>
      <text:p text:style-name="P2">567074.631687 , 5116801.91858 , 1101.682</text:p>
      <text:p text:style-name="P2">567074.631687 , 5116902.97121 , 1101.938</text:p>
      <text:p text:style-name="P2">567074.631687 , 5117004.02384 , 1096.514</text:p>
      <text:p text:style-name="P2">567074.631687 , 5117105.07647 , 1101.214</text:p>
      <text:p text:style-name="P2">567074.631687 , 5117206.1291 , 1107.932</text:p>
      <text:p text:style-name="P2">567074.631687 , 5117307.18173 , 1102.205</text:p>
      <text:p text:style-name="P2">567074.631687 , 5117408.23437 , 1081.157</text:p>
      <text:p text:style-name="P2">567074.631687 , 5117509.287 , 1073.702</text:p>
      <text:p text:style-name="P2">567074.631687 , 5117610.33963 , 1074.132</text:p>
      <text:p text:style-name="P2">567074.631687 , 5117711.39226 , 1090.556</text:p>
      <text:p text:style-name="P2">567074.631687 , 5117812.44489 , 1082.951</text:p>
      <text:p text:style-name="P2">567074.631687 , 5117913.49752 , 1083.201</text:p>
      <text:p text:style-name="P2">567074.631687 , 5118014.55015 , 1056.477</text:p>
      <text:p text:style-name="P2">567074.631687 , 5118115.60279 , 1070.493</text:p>
      <text:p text:style-name="P2">567074.631687 , 5118216.65542 , 1044.605</text:p>
      <text:p text:style-name="P2">567074.631687 , 5118317.70805 , 1062.454</text:p>
      <text:p text:style-name="P2">567074.631687 , 5118418.76068 , 1089.156</text:p>
      <text:p text:style-name="P2">567074.631687 , 5118519.81331 , 1081.735</text:p>
      <text:p text:style-name="P2">567074.631687 , 5118620.86594 , 1075.522</text:p>
      <text:p text:style-name="P2">567074.631687 , 5118721.91858 , 1074.98</text:p>
      <text:p text:style-name="P2">567074.631687 , 5118822.97121 , 1066.599</text:p>
      <text:p text:style-name="P2">567074.631687 , 5118924.02384 , 1045.641</text:p>
      <text:p text:style-name="P2">567074.631687 , 5119025.07647 , 1063.379</text:p>
      <text:p text:style-name="P2">567074.631687 , 5119126.1291 , 1063.922</text:p>
      <text:p text:style-name="P2">567074.631687 , 5119227.18173 , 1058.037</text:p>
      <text:p text:style-name="P2">567074.631687 , 5119328.23437 , 1044.733</text:p>
      <text:p text:style-name="P2">567074.631687 , 5119429.287 , 1039.593</text:p>
      <text:p text:style-name="P2">567074.631687 , 5119530.33963 , 1013.234</text:p>
      <text:p text:style-name="P2">567074.631687 , 5119631.39226 , 1029.008</text:p>
      <text:p text:style-name="P2">567074.631687 , 5119732.44489 , 1025.189</text:p>
      <text:p text:style-name="P2">567074.631687 , 5119833.49752 , 1024.775</text:p>
      <text:p text:style-name="P2">567074.631687 , 5119934.55015 , 1020.574</text:p>
      <text:p text:style-name="P2">567074.631687 , 5120035.60279 , 1013.803</text:p>
      <text:p text:style-name="P2">567074.631687 , 5120136.65542 , 1008.362</text:p>
      <text:p text:style-name="P2">567074.631687 , 5120237.70805 , 1007.319</text:p>
      <text:p text:style-name="P2">567074.631687 , 5120338.76068 , 1004.037</text:p>
      <text:p text:style-name="P2">567074.631687 , 5120439.81331 , 998.0576</text:p>
      <text:p text:style-name="P2">567074.631687 , 5120540.86594 , 995.3268</text:p>
      <text:p text:style-name="P2">567074.631687 , 5120641.91858 , 988.0324</text:p>
      <text:p text:style-name="P2">567074.631687 , 5120742.97121 , 982.5593</text:p>
      <text:p text:style-name="P2">567074.631687 , 5120844.02384 , 979.8727</text:p>
      <text:p text:style-name="P2"><text:soft-page-break/>567074.631687 , 5120945.07647 , 978.2974</text:p>
      <text:p text:style-name="P2">567074.631687 , 5121046.1291 , 973.0836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4:52:21.346742699</meta:creation-date>
    <dc:date>2016-02-18T15:54:56.777972427</dc:date>
    <meta:editing-duration>PT1M26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69" meta:paragraph-count="8737" meta:word-count="43681" meta:character-count="345803" meta:non-whitespace-character-count="310859"/>
  </office:meta>
</office:document-meta>
</file>